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pad11" table:style-name="ta1">
        <table:shapes>
          <draw:frame draw:z-index="0" draw:style-name="gr1" draw:text-style-name="P1" svg:width="6.2961in" svg:height="3.5449in" svg:x="1.515in" svg:y="3.3256in">
            <draw:object draw:notify-on-update-of-ranges="flatDgaitpad11.A1:flatDgaitpad11.A1 flatDgaitpad11.B1:flatDgaitpad11.HB1 flatDgaitpad11.A13:flatDgaitpad11.A13 flatDgaitpad11.B13:flatDgaitpad11.AF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35" table:default-cell-style-name="Default"/>
        <table:table-column table:style-name="co9" table:number-columns-repeated="2" table:default-cell-style-name="Default"/>
        <table:table-column table:style-name="co8" table:number-columns-repeated="10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2" table:number-columns-repeated="63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76246643066" calcext:value-type="float">
            <text:p>0.066717624664307</text:p>
          </table:table-cell>
          <table:table-cell office:value-type="float" office:value="0.133434772491455" calcext:value-type="float">
            <text:p>0.133434772491455</text:p>
          </table:table-cell>
          <table:table-cell office:value-type="float" office:value="0.200152397155762" calcext:value-type="float">
            <text:p>0.200152397155762</text:p>
          </table:table-cell>
          <table:table-cell office:value-type="float" office:value="0.300228834152222" calcext:value-type="float">
            <text:p>0.300228834152222</text:p>
          </table:table-cell>
          <table:table-cell office:value-type="float" office:value="0.366946220397949" calcext:value-type="float">
            <text:p>0.366946220397949</text:p>
          </table:table-cell>
          <table:table-cell office:value-type="float" office:value="0.433663606643677" calcext:value-type="float">
            <text:p>0.433663606643677</text:p>
          </table:table-cell>
          <table:table-cell office:value-type="float" office:value="0.500381231307983" calcext:value-type="float">
            <text:p>0.500381231307983</text:p>
          </table:table-cell>
          <table:table-cell office:value-type="float" office:value="0.600457429885864" calcext:value-type="float">
            <text:p>0.600457429885864</text:p>
          </table:table-cell>
          <table:table-cell office:value-type="float" office:value="0.667175054550171" calcext:value-type="float">
            <text:p>0.667175054550171</text:p>
          </table:table-cell>
          <table:table-cell office:value-type="float" office:value="0.733892679214478" calcext:value-type="float">
            <text:p>0.733892679214478</text:p>
          </table:table-cell>
          <table:table-cell office:value-type="float" office:value="0.767251491546631" calcext:value-type="float">
            <text:p>0.767251491546631</text:p>
          </table:table-cell>
          <table:table-cell office:value-type="float" office:value="0.867322683334351" calcext:value-type="float">
            <text:p>0.867322683334351</text:p>
          </table:table-cell>
          <table:table-cell office:value-type="float" office:value="0.93403697013855" calcext:value-type="float">
            <text:p>0.93403697013855</text:p>
          </table:table-cell>
          <table:table-cell office:value-type="float" office:value="1.00075125694275" calcext:value-type="float">
            <text:p>1.00075125694275</text:p>
          </table:table-cell>
          <table:table-cell office:value-type="float" office:value="1.06746530532837" calcext:value-type="float">
            <text:p>1.06746530532837</text:p>
          </table:table-cell>
          <table:table-cell office:value-type="float" office:value="1.13417935371399" calcext:value-type="float">
            <text:p>1.13417935371399</text:p>
          </table:table-cell>
          <table:table-cell office:value-type="float" office:value="1.20089340209961" calcext:value-type="float">
            <text:p>1.20089340209961</text:p>
          </table:table-cell>
          <table:table-cell office:value-type="float" office:value="1.26760745048523" calcext:value-type="float">
            <text:p>1.26760745048523</text:p>
          </table:table-cell>
          <table:table-cell office:value-type="float" office:value="1.36767816543579" calcext:value-type="float">
            <text:p>1.36767816543579</text:p>
          </table:table-cell>
          <table:table-cell office:value-type="float" office:value="1.43439245223999" calcext:value-type="float">
            <text:p>1.43439245223999</text:p>
          </table:table-cell>
          <table:table-cell office:value-type="float" office:value="1.50110626220703" calcext:value-type="float">
            <text:p>1.50110626220703</text:p>
          </table:table-cell>
          <table:table-cell office:value-type="float" office:value="1.56781983375549" calcext:value-type="float">
            <text:p>1.56781983375549</text:p>
          </table:table-cell>
          <table:table-cell office:value-type="float" office:value="1.66789054870605" calcext:value-type="float">
            <text:p>1.66789054870605</text:p>
          </table:table-cell>
          <table:table-cell office:value-type="float" office:value="1.7346043586731" calcext:value-type="float">
            <text:p>1.7346043586731</text:p>
          </table:table-cell>
          <table:table-cell office:value-type="float" office:value="1.83468151092529" calcext:value-type="float">
            <text:p>1.83468151092529</text:p>
          </table:table-cell>
          <table:table-cell office:value-type="float" office:value="1.90140199661255" calcext:value-type="float">
            <text:p>1.90140199661255</text:p>
          </table:table-cell>
          <table:table-cell office:value-type="float" office:value="1.9681224822998" calcext:value-type="float">
            <text:p>1.9681224822998</text:p>
          </table:table-cell>
          <table:table-cell office:value-type="float" office:value="2.03484320640564" calcext:value-type="float">
            <text:p>2.03484320640564</text:p>
          </table:table-cell>
          <table:table-cell office:value-type="float" office:value="2.10156440734863" calcext:value-type="float">
            <text:p>2.10156440734863</text:p>
          </table:table-cell>
          <table:table-cell office:value-type="float" office:value="2.20164632797241" calcext:value-type="float">
            <text:p>2.20164632797241</text:p>
          </table:table-cell>
          <table:table-cell office:value-type="float" office:value="2.26836776733398" calcext:value-type="float">
            <text:p>2.26836776733398</text:p>
          </table:table-cell>
          <table:table-cell office:value-type="float" office:value="2.36845016479492" calcext:value-type="float">
            <text:p>2.36845016479492</text:p>
          </table:table-cell>
          <table:table-cell office:value-type="float" office:value="2.4685332775116" calcext:value-type="float">
            <text:p>2.4685332775116</text:p>
          </table:table-cell>
          <table:table-cell office:value-type="float" office:value="2.53525567054749" calcext:value-type="float">
            <text:p>2.53525567054749</text:p>
          </table:table-cell>
          <table:table-cell office:value-type="float" office:value="2.60197806358337" calcext:value-type="float">
            <text:p>2.60197806358337</text:p>
          </table:table-cell>
          <table:table-cell office:value-type="float" office:value="2.66870069503784" calcext:value-type="float">
            <text:p>2.66870069503784</text:p>
          </table:table-cell>
          <table:table-cell office:value-type="float" office:value="2.73542332649231" calcext:value-type="float">
            <text:p>2.73542332649231</text:p>
          </table:table-cell>
          <table:table-cell office:value-type="float" office:value="2.80213952064514" calcext:value-type="float">
            <text:p>2.80213952064514</text:p>
          </table:table-cell>
          <table:table-cell office:value-type="float" office:value="2.90220284461975" calcext:value-type="float">
            <text:p>2.90220284461975</text:p>
          </table:table-cell>
          <table:table-cell office:value-type="float" office:value="3.2691011428833" calcext:value-type="float">
            <text:p>3.2691011428833</text:p>
          </table:table-cell>
          <table:table-cell office:value-type="float" office:value="3.3358097076416" calcext:value-type="float">
            <text:p>3.3358097076416</text:p>
          </table:table-cell>
          <table:table-cell office:value-type="float" office:value="3.5692880153656" calcext:value-type="float">
            <text:p>3.5692880153656</text:p>
          </table:table-cell>
          <table:table-cell office:value-type="float" office:value="3.9361891746521" calcext:value-type="float">
            <text:p>3.9361891746521</text:p>
          </table:table-cell>
          <table:table-cell office:value-type="float" office:value="4.00289988517761" calcext:value-type="float">
            <text:p>4.00289988517761</text:p>
          </table:table-cell>
          <table:table-cell office:value-type="float" office:value="4.3364531993866" calcext:value-type="float">
            <text:p>4.3364531993866</text:p>
          </table:table-cell>
          <table:table-cell office:value-type="float" office:value="4.83678603172302" calcext:value-type="float">
            <text:p>4.83678603172302</text:p>
          </table:table-cell>
          <table:table-cell office:value-type="float" office:value="4.90350222587585" calcext:value-type="float">
            <text:p>4.90350222587585</text:p>
          </table:table-cell>
          <table:table-cell office:value-type="float" office:value="5.00357675552368" calcext:value-type="float">
            <text:p>5.00357675552368</text:p>
          </table:table-cell>
          <table:table-cell office:value-type="float" office:value="5.07029294967651" calcext:value-type="float">
            <text:p>5.07029294967651</text:p>
          </table:table-cell>
          <table:table-cell office:value-type="float" office:value="5.1370096206665" calcext:value-type="float">
            <text:p>5.1370096206665</text:p>
          </table:table-cell>
          <table:table-cell office:value-type="float" office:value="5.23708415031433" calcext:value-type="float">
            <text:p>5.23708415031433</text:p>
          </table:table-cell>
          <table:table-cell office:value-type="float" office:value="5.30380058288574" calcext:value-type="float">
            <text:p>5.30380058288574</text:p>
          </table:table-cell>
          <table:table-cell office:value-type="float" office:value="5.37051701545715" calcext:value-type="float">
            <text:p>5.37051701545715</text:p>
          </table:table-cell>
          <table:table-cell office:value-type="float" office:value="5.43723368644714" calcext:value-type="float">
            <text:p>5.43723368644714</text:p>
          </table:table-cell>
          <table:table-cell office:value-type="float" office:value="5.50395011901856" calcext:value-type="float">
            <text:p>5.50395011901856</text:p>
          </table:table-cell>
          <table:table-cell office:value-type="float" office:value="5.60402512550354" calcext:value-type="float">
            <text:p>5.60402512550354</text:p>
          </table:table-cell>
          <table:table-cell office:value-type="float" office:value="6.13772821426392" calcext:value-type="float">
            <text:p>6.13772821426392</text:p>
          </table:table-cell>
          <table:table-cell office:value-type="float" office:value="6.43792796134949" calcext:value-type="float">
            <text:p>6.43792796134949</text:p>
          </table:table-cell>
          <table:table-cell office:value-type="float" office:value="6.53799438476563" calcext:value-type="float">
            <text:p>6.53799438476563</text:p>
          </table:table-cell>
          <table:table-cell office:value-type="float" office:value="6.60470509529114" calcext:value-type="float">
            <text:p>6.60470509529114</text:p>
          </table:table-cell>
          <table:table-cell office:value-type="float" office:value="6.7047712802887" calcext:value-type="float">
            <text:p>6.7047712802887</text:p>
          </table:table-cell>
          <table:table-cell office:value-type="float" office:value="6.77148199081421" calcext:value-type="float">
            <text:p>6.77148199081421</text:p>
          </table:table-cell>
          <table:table-cell office:value-type="float" office:value="6.83819580078125" calcext:value-type="float">
            <text:p>6.83819580078125</text:p>
          </table:table-cell>
          <table:table-cell office:value-type="float" office:value="6.90490961074829" calcext:value-type="float">
            <text:p>6.90490961074829</text:p>
          </table:table-cell>
          <table:table-cell office:value-type="float" office:value="7.30519318580627" calcext:value-type="float">
            <text:p>7.30519318580627</text:p>
          </table:table-cell>
          <table:table-cell office:value-type="float" office:value="7.37190699577332" calcext:value-type="float">
            <text:p>7.37190699577332</text:p>
          </table:table-cell>
          <table:table-cell office:value-type="float" office:value="7.43862080574036" calcext:value-type="float">
            <text:p>7.43862080574036</text:p>
          </table:table-cell>
          <table:table-cell office:value-type="float" office:value="7.53869199752808" calcext:value-type="float">
            <text:p>7.53869199752808</text:p>
          </table:table-cell>
          <table:table-cell office:value-type="float" office:value="7.6054060459137" calcext:value-type="float">
            <text:p>7.6054060459137</text:p>
          </table:table-cell>
          <table:table-cell office:value-type="float" office:value="7.70547699928284" calcext:value-type="float">
            <text:p>7.70547699928284</text:p>
          </table:table-cell>
          <table:table-cell office:value-type="float" office:value="7.77219128608704" calcext:value-type="float">
            <text:p>7.77219128608704</text:p>
          </table:table-cell>
          <table:table-cell office:value-type="float" office:value="7.8389048576355" calcext:value-type="float">
            <text:p>7.8389048576355</text:p>
          </table:table-cell>
          <table:table-cell office:value-type="float" office:value="7.90561819076538" calcext:value-type="float">
            <text:p>7.90561819076538</text:p>
          </table:table-cell>
          <table:table-cell office:value-type="float" office:value="7.97233176231384" calcext:value-type="float">
            <text:p>7.97233176231384</text:p>
          </table:table-cell>
          <table:table-cell office:value-type="float" office:value="8.03904509544373" calcext:value-type="float">
            <text:p>8.03904509544373</text:p>
          </table:table-cell>
          <table:table-cell office:value-type="float" office:value="8.13911557197571" calcext:value-type="float">
            <text:p>8.13911557197571</text:p>
          </table:table-cell>
          <table:table-cell office:value-type="float" office:value="8.43932604789734" calcext:value-type="float">
            <text:p>8.43932604789734</text:p>
          </table:table-cell>
          <table:table-cell office:value-type="float" office:value="9.80690026283264" calcext:value-type="float">
            <text:p>9.80690026283264</text:p>
          </table:table-cell>
          <table:table-cell office:value-type="float" office:value="9.87361216545105" calcext:value-type="float">
            <text:p>9.87361216545105</text:p>
          </table:table-cell>
          <table:table-cell office:value-type="float" office:value="9.97368001937866" calcext:value-type="float">
            <text:p>9.97368001937866</text:p>
          </table:table-cell>
          <table:table-cell office:value-type="float" office:value="10.0403916835785" calcext:value-type="float">
            <text:p>10.0403916835785</text:p>
          </table:table-cell>
          <table:table-cell office:value-type="float" office:value="10.2405269145966" calcext:value-type="float">
            <text:p>10.2405269145966</text:p>
          </table:table-cell>
          <table:table-cell office:value-type="float" office:value="10.3072385787964" calcext:value-type="float">
            <text:p>10.3072385787964</text:p>
          </table:table-cell>
          <table:table-cell office:value-type="float" office:value="10.3739500045776" calcext:value-type="float">
            <text:p>10.3739500045776</text:p>
          </table:table-cell>
          <table:table-cell office:value-type="float" office:value="10.7742183208466" calcext:value-type="float">
            <text:p>10.7742183208466</text:p>
          </table:table-cell>
          <table:table-cell office:value-type="float" office:value="10.8409299850464" calcext:value-type="float">
            <text:p>10.8409299850464</text:p>
          </table:table-cell>
          <table:table-cell office:value-type="float" office:value="11.1411306858063" calcext:value-type="float">
            <text:p>11.1411306858063</text:p>
          </table:table-cell>
          <table:table-cell office:value-type="float" office:value="11.2078418731689" calcext:value-type="float">
            <text:p>11.2078418731689</text:p>
          </table:table-cell>
          <table:table-cell office:value-type="float" office:value="11.2745530605316" calcext:value-type="float">
            <text:p>11.2745530605316</text:p>
          </table:table-cell>
          <table:table-cell office:value-type="float" office:value="11.3412640094757" calcext:value-type="float">
            <text:p>11.3412640094757</text:p>
          </table:table-cell>
          <table:table-cell office:value-type="float" office:value="11.641462802887" calcext:value-type="float">
            <text:p>11.641462802887</text:p>
          </table:table-cell>
          <table:table-cell office:value-type="float" office:value="11.7081735134125" calcext:value-type="float">
            <text:p>11.7081735134125</text:p>
          </table:table-cell>
          <table:table-cell office:value-type="float" office:value="11.774884223938" calcext:value-type="float">
            <text:p>11.774884223938</text:p>
          </table:table-cell>
          <table:table-cell office:value-type="float" office:value="11.8415951728821" calcext:value-type="float">
            <text:p>11.8415951728821</text:p>
          </table:table-cell>
          <table:table-cell office:value-type="float" office:value="11.9083063602448" calcext:value-type="float">
            <text:p>11.9083063602448</text:p>
          </table:table-cell>
          <table:table-cell office:value-type="float" office:value="12.0083725452423" calcext:value-type="float">
            <text:p>12.0083725452423</text:p>
          </table:table-cell>
          <table:table-cell office:value-type="float" office:value="12.0750834941864" calcext:value-type="float">
            <text:p>12.0750834941864</text:p>
          </table:table-cell>
          <table:table-cell office:value-type="float" office:value="12.1417942047119" calcext:value-type="float">
            <text:p>12.1417942047119</text:p>
          </table:table-cell>
          <table:table-cell office:value-type="float" office:value="12.5420570373535" calcext:value-type="float">
            <text:p>12.5420570373535</text:p>
          </table:table-cell>
          <table:table-cell office:value-type="float" office:value="12.6087672710419" calcext:value-type="float">
            <text:p>12.6087672710419</text:p>
          </table:table-cell>
          <table:table-cell office:value-type="float" office:value="12.6754775047302" calcext:value-type="float">
            <text:p>12.6754775047302</text:p>
          </table:table-cell>
          <table:table-cell office:value-type="float" office:value="12.7421875" calcext:value-type="float">
            <text:p>12.7421875</text:p>
          </table:table-cell>
          <table:table-cell office:value-type="float" office:value="12.808899641037" calcext:value-type="float">
            <text:p>12.808899641037</text:p>
          </table:table-cell>
          <table:table-cell office:value-type="float" office:value="12.9089710712433" calcext:value-type="float">
            <text:p>12.9089710712433</text:p>
          </table:table-cell>
          <table:table-cell office:value-type="float" office:value="13.0090425014496" calcext:value-type="float">
            <text:p>13.0090425014496</text:p>
          </table:table-cell>
          <table:table-cell office:value-type="float" office:value="13.0757567882538" calcext:value-type="float">
            <text:p>13.0757567882538</text:p>
          </table:table-cell>
          <table:table-cell office:value-type="float" office:value="13.7429003715515" calcext:value-type="float">
            <text:p>13.7429003715515</text:p>
          </table:table-cell>
          <table:table-cell office:value-type="float" office:value="13.8096172809601" calcext:value-type="float">
            <text:p>13.8096172809601</text:p>
          </table:table-cell>
          <table:table-cell office:value-type="float" office:value="13.8763360977173" calcext:value-type="float">
            <text:p>13.8763360977173</text:p>
          </table:table-cell>
          <table:table-cell office:value-type="float" office:value="15.0105540752411" calcext:value-type="float">
            <text:p>15.0105540752411</text:p>
          </table:table-cell>
          <table:table-cell office:value-type="float" office:value="15.0772678852081" calcext:value-type="float">
            <text:p>15.0772678852081</text:p>
          </table:table-cell>
          <table:table-cell office:value-type="float" office:value="15.1773383617401" calcext:value-type="float">
            <text:p>15.1773383617401</text:p>
          </table:table-cell>
          <table:table-cell office:value-type="float" office:value="15.2440519332886" calcext:value-type="float">
            <text:p>15.2440519332886</text:p>
          </table:table-cell>
          <table:table-cell office:value-type="float" office:value="15.4441928863525" calcext:value-type="float">
            <text:p>15.4441928863525</text:p>
          </table:table-cell>
          <table:table-cell office:value-type="float" office:value="15.510906457901" calcext:value-type="float">
            <text:p>15.510906457901</text:p>
          </table:table-cell>
          <table:table-cell office:value-type="float" office:value="15.9112143516541" calcext:value-type="float">
            <text:p>15.9112143516541</text:p>
          </table:table-cell>
          <table:table-cell office:value-type="float" office:value="16.2782166004181" calcext:value-type="float">
            <text:p>16.2782166004181</text:p>
          </table:table-cell>
          <table:table-cell office:value-type="float" office:value="16.4116735458374" calcext:value-type="float">
            <text:p>16.4116735458374</text:p>
          </table:table-cell>
          <table:table-cell office:value-type="float" office:value="17.679473400116" calcext:value-type="float">
            <text:p>17.679473400116</text:p>
          </table:table-cell>
          <table:table-cell office:value-type="float" office:value="17.7461998462677" calcext:value-type="float">
            <text:p>17.7461998462677</text:p>
          </table:table-cell>
          <table:table-cell office:value-type="float" office:value="17.8129191398621" calcext:value-type="float">
            <text:p>17.8129191398621</text:p>
          </table:table-cell>
          <table:table-cell office:value-type="float" office:value="17.9129889011383" calcext:value-type="float">
            <text:p>17.9129889011383</text:p>
          </table:table-cell>
          <table:table-cell office:value-type="float" office:value="17.979701757431" calcext:value-type="float">
            <text:p>17.979701757431</text:p>
          </table:table-cell>
          <table:table-cell office:value-type="float" office:value="18.0464146137238" calcext:value-type="float">
            <text:p>18.0464146137238</text:p>
          </table:table-cell>
          <table:table-cell office:value-type="float" office:value="18.1464838981628" calcext:value-type="float">
            <text:p>18.1464838981628</text:p>
          </table:table-cell>
          <table:table-cell office:value-type="float" office:value="18.2131967544556" calcext:value-type="float">
            <text:p>18.2131967544556</text:p>
          </table:table-cell>
          <table:table-cell office:value-type="float" office:value="18.2799096107483" calcext:value-type="float">
            <text:p>18.2799096107483</text:p>
          </table:table-cell>
          <table:table-cell office:value-type="float" office:value="18.3799788951874" calcext:value-type="float">
            <text:p>18.3799788951874</text:p>
          </table:table-cell>
          <table:table-cell office:value-type="float" office:value="18.4466917514801" calcext:value-type="float">
            <text:p>18.4466917514801</text:p>
          </table:table-cell>
          <table:table-cell office:value-type="float" office:value="18.5134043693542" calcext:value-type="float">
            <text:p>18.5134043693542</text:p>
          </table:table-cell>
          <table:table-cell office:value-type="float" office:value="18.6134734153748" calcext:value-type="float">
            <text:p>18.6134734153748</text:p>
          </table:table-cell>
          <table:table-cell office:value-type="float" office:value="18.8469669818878" calcext:value-type="float">
            <text:p>18.8469669818878</text:p>
          </table:table-cell>
          <table:table-cell office:value-type="float" office:value="18.9136791229248" calcext:value-type="float">
            <text:p>18.9136791229248</text:p>
          </table:table-cell>
          <table:table-cell office:value-type="float" office:value="18.9803910255432" calcext:value-type="float">
            <text:p>18.9803910255432</text:p>
          </table:table-cell>
          <table:table-cell office:value-type="float" office:value="19.0471031665802" calcext:value-type="float">
            <text:p>19.0471031665802</text:p>
          </table:table-cell>
          <table:table-cell office:value-type="float" office:value="19.1138150691986" calcext:value-type="float">
            <text:p>19.1138150691986</text:p>
          </table:table-cell>
          <table:table-cell office:value-type="float" office:value="19.2472386360168" calcext:value-type="float">
            <text:p>19.2472386360168</text:p>
          </table:table-cell>
          <table:table-cell office:value-type="float" office:value="19.3139503002167" calcext:value-type="float">
            <text:p>19.3139503002167</text:p>
          </table:table-cell>
          <table:table-cell office:value-type="float" office:value="19.4140179157257" calcext:value-type="float">
            <text:p>19.4140179157257</text:p>
          </table:table-cell>
          <table:table-cell office:value-type="float" office:value="19.480729341507" calcext:value-type="float">
            <text:p>19.480729341507</text:p>
          </table:table-cell>
          <table:table-cell office:value-type="float" office:value="19.5807967185974" calcext:value-type="float">
            <text:p>19.5807967185974</text:p>
          </table:table-cell>
          <table:table-cell office:value-type="float" office:value="19.6475081443787" calcext:value-type="float">
            <text:p>19.6475081443787</text:p>
          </table:table-cell>
          <table:table-cell office:value-type="float" office:value="19.7142195701599" calcext:value-type="float">
            <text:p>19.7142195701599</text:p>
          </table:table-cell>
          <table:table-cell office:value-type="float" office:value="19.7809309959412" calcext:value-type="float">
            <text:p>19.7809309959412</text:p>
          </table:table-cell>
          <table:table-cell office:value-type="float" office:value="19.8810000419617" calcext:value-type="float">
            <text:p>19.8810000419617</text:p>
          </table:table-cell>
          <table:table-cell office:value-type="float" office:value="19.9477128982544" calcext:value-type="float">
            <text:p>19.9477128982544</text:p>
          </table:table-cell>
          <table:table-cell office:value-type="float" office:value="20.0144255161285" calcext:value-type="float">
            <text:p>20.0144255161285</text:p>
          </table:table-cell>
          <table:table-cell office:value-type="float" office:value="20.0811381340027" calcext:value-type="float">
            <text:p>20.0811381340027</text:p>
          </table:table-cell>
          <table:table-cell office:value-type="float" office:value="20.1478509902954" calcext:value-type="float">
            <text:p>20.1478509902954</text:p>
          </table:table-cell>
          <table:table-cell office:value-type="float" office:value="20.2145638465881" calcext:value-type="float">
            <text:p>20.2145638465881</text:p>
          </table:table-cell>
          <table:table-cell office:value-type="float" office:value="20.3146326541901" calcext:value-type="float">
            <text:p>20.3146326541901</text:p>
          </table:table-cell>
          <table:table-cell office:value-type="float" office:value="20.3813450336456" calcext:value-type="float">
            <text:p>20.3813450336456</text:p>
          </table:table-cell>
          <table:table-cell office:value-type="float" office:value="20.4480576515198" calcext:value-type="float">
            <text:p>20.4480576515198</text:p>
          </table:table-cell>
          <table:table-cell office:value-type="float" office:value="20.5147700309753" calcext:value-type="float">
            <text:p>20.5147700309753</text:p>
          </table:table-cell>
          <table:table-cell office:value-type="float" office:value="20.5814824104309" calcext:value-type="float">
            <text:p>20.5814824104309</text:p>
          </table:table-cell>
          <table:table-cell office:value-type="float" office:value="20.6481947898865" calcext:value-type="float">
            <text:p>20.6481947898865</text:p>
          </table:table-cell>
          <table:table-cell office:value-type="float" office:value="20.714907169342" calcext:value-type="float">
            <text:p>20.714907169342</text:p>
          </table:table-cell>
          <table:table-cell office:value-type="float" office:value="20.7816195487976" calcext:value-type="float">
            <text:p>20.7816195487976</text:p>
          </table:table-cell>
          <table:table-cell office:value-type="float" office:value="20.848335981369" calcext:value-type="float">
            <text:p>20.848335981369</text:p>
          </table:table-cell>
          <table:table-cell office:value-type="float" office:value="20.8816940784454" calcext:value-type="float">
            <text:p>20.8816940784454</text:p>
          </table:table-cell>
          <table:table-cell office:value-type="float" office:value="20.9484105110168" calcext:value-type="float">
            <text:p>20.9484105110168</text:p>
          </table:table-cell>
          <table:table-cell office:value-type="float" office:value="21.0151267051697" calcext:value-type="float">
            <text:p>21.0151267051697</text:p>
          </table:table-cell>
          <table:table-cell office:value-type="float" office:value="21.0818431377411" calcext:value-type="float">
            <text:p>21.0818431377411</text:p>
          </table:table-cell>
          <table:table-cell office:value-type="float" office:value="21.1485595703125" calcext:value-type="float">
            <text:p>21.1485595703125</text:p>
          </table:table-cell>
          <table:table-cell office:value-type="float" office:value="21.2152762413025" calcext:value-type="float">
            <text:p>21.2152762413025</text:p>
          </table:table-cell>
          <table:table-cell office:value-type="float" office:value="21.2819924354553" calcext:value-type="float">
            <text:p>21.2819924354553</text:p>
          </table:table-cell>
          <table:table-cell office:value-type="float" office:value="21.3487091064453" calcext:value-type="float">
            <text:p>21.3487091064453</text:p>
          </table:table-cell>
          <table:table-cell office:value-type="float" office:value="21.4154255390167" calcext:value-type="float">
            <text:p>21.4154255390167</text:p>
          </table:table-cell>
          <table:table-cell office:value-type="float" office:value="21.4821424484253" calcext:value-type="float">
            <text:p>21.4821424484253</text:p>
          </table:table-cell>
          <table:table-cell office:value-type="float" office:value="21.5488588809967" calcext:value-type="float">
            <text:p>21.5488588809967</text:p>
          </table:table-cell>
          <table:table-cell office:value-type="float" office:value="21.6155757904053" calcext:value-type="float">
            <text:p>21.6155757904053</text:p>
          </table:table-cell>
          <table:table-cell office:value-type="float" office:value="21.6822922229767" calcext:value-type="float">
            <text:p>21.6822922229767</text:p>
          </table:table-cell>
          <table:table-cell office:value-type="float" office:value="21.7490091323853" calcext:value-type="float">
            <text:p>21.7490091323853</text:p>
          </table:table-cell>
          <table:table-cell office:value-type="float" office:value="21.8157238960266" calcext:value-type="float">
            <text:p>21.8157238960266</text:p>
          </table:table-cell>
          <table:table-cell office:value-type="float" office:value="21.8824369907379" calcext:value-type="float">
            <text:p>21.8824369907379</text:p>
          </table:table-cell>
          <table:table-cell office:value-type="float" office:value="21.982506275177" calcext:value-type="float">
            <text:p>21.982506275177</text:p>
          </table:table-cell>
          <table:table-cell office:value-type="float" office:value="22.0492191314697" calcext:value-type="float">
            <text:p>22.0492191314697</text:p>
          </table:table-cell>
          <table:table-cell office:value-type="float" office:value="22.1159319877624" calcext:value-type="float">
            <text:p>22.1159319877624</text:p>
          </table:table-cell>
          <table:table-cell office:value-type="float" office:value="22.1826448440552" calcext:value-type="float">
            <text:p>22.1826448440552</text:p>
          </table:table-cell>
          <table:table-cell office:value-type="float" office:value="22.2827138900757" calcext:value-type="float">
            <text:p>22.2827138900757</text:p>
          </table:table-cell>
          <table:table-cell office:value-type="float" office:value="22.3494265079498" calcext:value-type="float">
            <text:p>22.3494265079498</text:p>
          </table:table-cell>
          <table:table-cell office:value-type="float" office:value="22.416139125824" calcext:value-type="float">
            <text:p>22.416139125824</text:p>
          </table:table-cell>
          <table:table-cell office:value-type="float" office:value="22.4828517436981" calcext:value-type="float">
            <text:p>22.4828517436981</text:p>
          </table:table-cell>
          <table:table-cell office:value-type="float" office:value="22.5829207897186" calcext:value-type="float">
            <text:p>22.5829207897186</text:p>
          </table:table-cell>
          <table:table-cell office:value-type="float" office:value="22.6496331691742" calcext:value-type="float">
            <text:p>22.6496331691742</text:p>
          </table:table-cell>
          <table:table-cell office:value-type="float" office:value="22.7163455486298" calcext:value-type="float">
            <text:p>22.7163455486298</text:p>
          </table:table-cell>
          <table:table-cell office:value-type="float" office:value="22.7830581665039" calcext:value-type="float">
            <text:p>22.7830581665039</text:p>
          </table:table-cell>
          <table:table-cell office:value-type="float" office:value="22.8497710227966" calcext:value-type="float">
            <text:p>22.8497710227966</text:p>
          </table:table-cell>
          <table:table-cell office:value-type="float" office:value="22.9498400688171" calcext:value-type="float">
            <text:p>22.9498400688171</text:p>
          </table:table-cell>
          <table:table-cell office:value-type="float" office:value="23.0165529251099" calcext:value-type="float">
            <text:p>23.0165529251099</text:p>
          </table:table-cell>
          <table:table-cell office:value-type="float" office:value="23.083265542984" calcext:value-type="float">
            <text:p>23.083265542984</text:p>
          </table:table-cell>
          <table:table-cell office:value-type="float" office:value="23.1833348274231" calcext:value-type="float">
            <text:p>23.1833348274231</text:p>
          </table:table-cell>
          <table:table-cell office:value-type="float" office:value="23.2500474452972" calcext:value-type="float">
            <text:p>23.2500474452972</text:p>
          </table:table-cell>
          <table:table-cell office:value-type="float" office:value="23.3167600631714" calcext:value-type="float">
            <text:p>23.3167600631714</text:p>
          </table:table-cell>
          <table:table-cell office:value-type="float" office:value="23.3834726810455" calcext:value-type="float">
            <text:p>23.3834726810455</text:p>
          </table:table-cell>
          <table:table-cell office:value-type="float" office:value="23.4501850605011" calcext:value-type="float">
            <text:p>23.4501850605011</text:p>
          </table:table-cell>
          <table:table-cell office:value-type="float" office:value="23.5168976783752" calcext:value-type="float">
            <text:p>23.5168976783752</text:p>
          </table:table-cell>
          <table:table-cell office:value-type="float" office:value="23.5836100578308" calcext:value-type="float">
            <text:p>23.5836100578308</text:p>
          </table:table-cell>
          <table:table-cell office:value-type="float" office:value="23.6503224372864" calcext:value-type="float">
            <text:p>23.6503224372864</text:p>
          </table:table-cell>
          <table:table-cell office:value-type="float" office:value="23.7170350551605" calcext:value-type="float">
            <text:p>23.7170350551605</text:p>
          </table:table-cell>
          <table:table-cell office:value-type="float" office:value="23.7837474346161" calcext:value-type="float">
            <text:p>23.7837474346161</text:p>
          </table:table-cell>
          <table:table-cell office:value-type="float" office:value="23.8504614830017" calcext:value-type="float">
            <text:p>23.8504614830017</text:p>
          </table:table-cell>
          <table:table-cell office:value-type="float" office:value="23.9505326747894" calcext:value-type="float">
            <text:p>23.9505326747894</text:p>
          </table:table-cell>
          <table:table-cell office:value-type="float" office:value="24.0172469615936" calcext:value-type="float">
            <text:p>24.0172469615936</text:p>
          </table:table-cell>
          <table:table-cell office:value-type="float" office:value="24.0839612483978" calcext:value-type="float">
            <text:p>24.0839612483978</text:p>
          </table:table-cell>
          <table:table-cell office:value-type="float" office:value="24.1506752967834" calcext:value-type="float">
            <text:p>24.1506752967834</text:p>
          </table:table-cell>
          <table:table-cell office:value-type="float" office:value="24.2507462501526" calcext:value-type="float">
            <text:p>24.2507462501526</text:p>
          </table:table-cell>
          <table:table-cell office:value-type="float" office:value="24.3174605369568" calcext:value-type="float">
            <text:p>24.3174605369568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8730581165324" calcext:value-type="float">
            <text:p>0.118730581165324</text:p>
          </table:table-cell>
          <table:table-cell office:value-type="float" office:value="0.118814034125586" calcext:value-type="float">
            <text:p>0.118814034125586</text:p>
          </table:table-cell>
          <table:table-cell office:value-type="float" office:value="0.119047171627361" calcext:value-type="float">
            <text:p>0.119047171627361</text:p>
          </table:table-cell>
          <table:table-cell office:value-type="float" office:value="0.118942742706705" calcext:value-type="float">
            <text:p>0.118942742706705</text:p>
          </table:table-cell>
          <table:table-cell office:value-type="float" office:value="0.118837367298477" calcext:value-type="float">
            <text:p>0.118837367298477</text:p>
          </table:table-cell>
          <table:table-cell office:value-type="float" office:value="0.118837436972153" calcext:value-type="float">
            <text:p>0.118837436972153</text:p>
          </table:table-cell>
          <table:table-cell office:value-type="float" office:value="0.118886181254727" calcext:value-type="float">
            <text:p>0.118886181254727</text:p>
          </table:table-cell>
          <table:table-cell office:value-type="float" office:value="0.118917208216707" calcext:value-type="float">
            <text:p>0.118917208216707</text:p>
          </table:table-cell>
          <table:table-cell office:value-type="float" office:value="0.118937160742905" calcext:value-type="float">
            <text:p>0.118937160742905</text:p>
          </table:table-cell>
          <table:table-cell office:value-type="float" office:value="0.118883903750785" calcext:value-type="float">
            <text:p>0.118883903750785</text:p>
          </table:table-cell>
          <table:table-cell office:value-type="float" office:value="0.118908127975334" calcext:value-type="float">
            <text:p>0.118908127975334</text:p>
          </table:table-cell>
          <table:table-cell office:value-type="float" office:value="0.118775705869157" calcext:value-type="float">
            <text:p>0.118775705869157</text:p>
          </table:table-cell>
          <table:table-cell office:value-type="float" office:value="0.118896815154888" calcext:value-type="float">
            <text:p>0.118896815154888</text:p>
          </table:table-cell>
          <table:table-cell office:value-type="float" office:value="0.118773833727486" calcext:value-type="float">
            <text:p>0.118773833727486</text:p>
          </table:table-cell>
          <table:table-cell office:value-type="float" office:value="0.118989699231956" calcext:value-type="float">
            <text:p>0.118989699231956</text:p>
          </table:table-cell>
          <table:table-cell office:value-type="float" office:value="0.118924140106625" calcext:value-type="float">
            <text:p>0.118924140106625</text:p>
          </table:table-cell>
          <table:table-cell office:value-type="float" office:value="0.118911871200632" calcext:value-type="float">
            <text:p>0.118911871200632</text:p>
          </table:table-cell>
          <table:table-cell office:value-type="float" office:value="0.11886654131271" calcext:value-type="float">
            <text:p>0.11886654131271</text:p>
          </table:table-cell>
          <table:table-cell office:value-type="float" office:value="0.11890408676365" calcext:value-type="float">
            <text:p>0.11890408676365</text:p>
          </table:table-cell>
          <table:table-cell office:value-type="float" office:value="0.118980329851257" calcext:value-type="float">
            <text:p>0.118980329851257</text:p>
          </table:table-cell>
          <table:table-cell office:value-type="float" office:value="0.118884981018555" calcext:value-type="float">
            <text:p>0.118884981018555</text:p>
          </table:table-cell>
          <table:table-cell office:value-type="float" office:value="0.118891984531469" calcext:value-type="float">
            <text:p>0.118891984531469</text:p>
          </table:table-cell>
          <table:table-cell office:value-type="float" office:value="0.118847451048713" calcext:value-type="float">
            <text:p>0.118847451048713</text:p>
          </table:table-cell>
          <table:table-cell office:value-type="float" office:value="0.118833162187259" calcext:value-type="float">
            <text:p>0.118833162187259</text:p>
          </table:table-cell>
          <table:table-cell office:value-type="float" office:value="0.118843928215039" calcext:value-type="float">
            <text:p>0.118843928215039</text:p>
          </table:table-cell>
          <table:table-cell office:value-type="float" office:value="0.118917664936068" calcext:value-type="float">
            <text:p>0.118917664936068</text:p>
          </table:table-cell>
          <table:table-cell office:value-type="float" office:value="0.118953427310302" calcext:value-type="float">
            <text:p>0.118953427310302</text:p>
          </table:table-cell>
          <table:table-cell office:value-type="float" office:value="0.119010147066674" calcext:value-type="float">
            <text:p>0.119010147066674</text:p>
          </table:table-cell>
          <table:table-cell office:value-type="float" office:value="0.118794345879341" calcext:value-type="float">
            <text:p>0.118794345879341</text:p>
          </table:table-cell>
          <table:table-cell office:value-type="float" office:value="0.119040317526506" calcext:value-type="float">
            <text:p>0.119040317526506</text:p>
          </table:table-cell>
          <table:table-cell office:value-type="float" office:value="0.118807110696539" calcext:value-type="float">
            <text:p>0.118807110696539</text:p>
          </table:table-cell>
          <table:table-cell office:value-type="float" office:value="0.11891173004916" calcext:value-type="float">
            <text:p>0.11891173004916</text:p>
          </table:table-cell>
          <table:table-cell office:value-type="float" office:value="0.119426715438757" calcext:value-type="float">
            <text:p>0.119426715438757</text:p>
          </table:table-cell>
          <table:table-cell office:value-type="float" office:value="0.119153445763982" calcext:value-type="float">
            <text:p>0.119153445763982</text:p>
          </table:table-cell>
          <table:table-cell office:value-type="float" office:value="0.120184758600741" calcext:value-type="float">
            <text:p>0.120184758600741</text:p>
          </table:table-cell>
          <table:table-cell office:value-type="float" office:value="0.122050682541443" calcext:value-type="float">
            <text:p>0.122050682541443</text:p>
          </table:table-cell>
          <table:table-cell office:value-type="float" office:value="0.122326580559062" calcext:value-type="float">
            <text:p>0.122326580559062</text:p>
          </table:table-cell>
          <table:table-cell office:value-type="float" office:value="0.121506032761809" calcext:value-type="float">
            <text:p>0.121506032761809</text:p>
          </table:table-cell>
          <table:table-cell office:value-type="float" office:value="0.116964752338902" calcext:value-type="float">
            <text:p>0.116964752338902</text:p>
          </table:table-cell>
          <table:table-cell office:value-type="float" office:value="0.101884561499496" calcext:value-type="float">
            <text:p>0.101884561499496</text:p>
          </table:table-cell>
          <table:table-cell office:value-type="float" office:value="0.19257705896447" calcext:value-type="float">
            <text:p>0.19257705896447</text:p>
          </table:table-cell>
          <table:table-cell office:value-type="float" office:value="0.199014308478179" calcext:value-type="float">
            <text:p>0.199014308478179</text:p>
          </table:table-cell>
          <table:table-cell office:value-type="float" office:value="0.191306664182927" calcext:value-type="float">
            <text:p>0.191306664182927</text:p>
          </table:table-cell>
          <table:table-cell office:value-type="float" office:value="0.215101915758611" calcext:value-type="float">
            <text:p>0.215101915758611</text:p>
          </table:table-cell>
          <table:table-cell office:value-type="float" office:value="0.210257778048052" calcext:value-type="float">
            <text:p>0.210257778048052</text:p>
          </table:table-cell>
          <table:table-cell office:value-type="float" office:value="0.214068926987255" calcext:value-type="float">
            <text:p>0.214068926987255</text:p>
          </table:table-cell>
          <table:table-cell office:value-type="float" office:value="0.102241909801999" calcext:value-type="float">
            <text:p>0.102241909801999</text:p>
          </table:table-cell>
          <table:table-cell office:value-type="float" office:value="0.0896189285943228" calcext:value-type="float">
            <text:p>0.089618928594323</text:p>
          </table:table-cell>
          <table:table-cell office:value-type="float" office:value="0.0917839882786746" calcext:value-type="float">
            <text:p>0.091783988278675</text:p>
          </table:table-cell>
          <table:table-cell office:value-type="float" office:value="0.0993205947265918" calcext:value-type="float">
            <text:p>0.099320594726592</text:p>
          </table:table-cell>
          <table:table-cell office:value-type="float" office:value="0.101889081463306" calcext:value-type="float">
            <text:p>0.101889081463306</text:p>
          </table:table-cell>
          <table:table-cell office:value-type="float" office:value="0.104447200933096" calcext:value-type="float">
            <text:p>0.104447200933096</text:p>
          </table:table-cell>
          <table:table-cell office:value-type="float" office:value="0.104362805321965" calcext:value-type="float">
            <text:p>0.104362805321965</text:p>
          </table:table-cell>
          <table:table-cell office:value-type="float" office:value="0.0979643402969659" calcext:value-type="float">
            <text:p>0.097964340296966</text:p>
          </table:table-cell>
          <table:table-cell office:value-type="float" office:value="0.0878065798826006" calcext:value-type="float">
            <text:p>0.087806579882601</text:p>
          </table:table-cell>
          <table:table-cell office:value-type="float" office:value="0.0829134987619124" calcext:value-type="float">
            <text:p>0.082913498761912</text:p>
          </table:table-cell>
          <table:table-cell office:value-type="float" office:value="0.0771462247733795" calcext:value-type="float">
            <text:p>0.07714622477338</text:p>
          </table:table-cell>
          <table:table-cell office:value-type="float" office:value="0.199462249739083" calcext:value-type="float">
            <text:p>0.199462249739083</text:p>
          </table:table-cell>
          <table:table-cell office:value-type="float" office:value="0.211093989903531" calcext:value-type="float">
            <text:p>0.211093989903531</text:p>
          </table:table-cell>
          <table:table-cell office:value-type="float" office:value="0.202938458678007" calcext:value-type="float">
            <text:p>0.202938458678007</text:p>
          </table:table-cell>
          <table:table-cell office:value-type="float" office:value="0.202978958192725" calcext:value-type="float">
            <text:p>0.202978958192725</text:p>
          </table:table-cell>
          <table:table-cell office:value-type="float" office:value="0.208864533549248" calcext:value-type="float">
            <text:p>0.208864533549248</text:p>
          </table:table-cell>
          <table:table-cell office:value-type="float" office:value="0.211899894139781" calcext:value-type="float">
            <text:p>0.211899894139781</text:p>
          </table:table-cell>
          <table:table-cell office:value-type="float" office:value="0.212119131043603" calcext:value-type="float">
            <text:p>0.212119131043603</text:p>
          </table:table-cell>
          <table:table-cell office:value-type="float" office:value="0.211979068222159" calcext:value-type="float">
            <text:p>0.211979068222159</text:p>
          </table:table-cell>
          <table:table-cell office:value-type="float" office:value="0.108912929248767" calcext:value-type="float">
            <text:p>0.108912929248767</text:p>
          </table:table-cell>
          <table:table-cell office:value-type="float" office:value="0.0948547999782099" calcext:value-type="float">
            <text:p>0.09485479997821</text:p>
          </table:table-cell>
          <table:table-cell office:value-type="float" office:value="0.102323411661156" calcext:value-type="float">
            <text:p>0.102323411661156</text:p>
          </table:table-cell>
          <table:table-cell office:value-type="float" office:value="0.107674111239052" calcext:value-type="float">
            <text:p>0.107674111239052</text:p>
          </table:table-cell>
          <table:table-cell office:value-type="float" office:value="0.111925832532893" calcext:value-type="float">
            <text:p>0.111925832532893</text:p>
          </table:table-cell>
          <table:table-cell office:value-type="float" office:value="0.127276378146341" calcext:value-type="float">
            <text:p>0.127276378146341</text:p>
          </table:table-cell>
          <table:table-cell office:value-type="float" office:value="0.134102331503085" calcext:value-type="float">
            <text:p>0.134102331503085</text:p>
          </table:table-cell>
          <table:table-cell office:value-type="float" office:value="0.138718360068861" calcext:value-type="float">
            <text:p>0.138718360068861</text:p>
          </table:table-cell>
          <table:table-cell office:value-type="float" office:value="0.13956945365732" calcext:value-type="float">
            <text:p>0.13956945365732</text:p>
          </table:table-cell>
          <table:table-cell office:value-type="float" office:value="0.1348625832191" calcext:value-type="float">
            <text:p>0.1348625832191</text:p>
          </table:table-cell>
          <table:table-cell office:value-type="float" office:value="0.122113294894243" calcext:value-type="float">
            <text:p>0.122113294894243</text:p>
          </table:table-cell>
          <table:table-cell office:value-type="float" office:value="0.0932668807357268" calcext:value-type="float">
            <text:p>0.093266880735727</text:p>
          </table:table-cell>
          <table:table-cell office:value-type="float" office:value="0.168590254478532" calcext:value-type="float">
            <text:p>0.168590254478532</text:p>
          </table:table-cell>
          <table:table-cell office:value-type="float" office:value="0.183796044706989" calcext:value-type="float">
            <text:p>0.183796044706989</text:p>
          </table:table-cell>
          <table:table-cell office:value-type="float" office:value="0.175082710320679" calcext:value-type="float">
            <text:p>0.175082710320679</text:p>
          </table:table-cell>
          <table:table-cell office:value-type="float" office:value="0.162576832577784" calcext:value-type="float">
            <text:p>0.162576832577784</text:p>
          </table:table-cell>
          <table:table-cell office:value-type="float" office:value="0.162952732180439" calcext:value-type="float">
            <text:p>0.162952732180439</text:p>
          </table:table-cell>
          <table:table-cell office:value-type="float" office:value="0.173859591916349" calcext:value-type="float">
            <text:p>0.173859591916349</text:p>
          </table:table-cell>
          <table:table-cell office:value-type="float" office:value="0.178790437627678" calcext:value-type="float">
            <text:p>0.178790437627678</text:p>
          </table:table-cell>
          <table:table-cell office:value-type="float" office:value="0.185078851005693" calcext:value-type="float">
            <text:p>0.185078851005693</text:p>
          </table:table-cell>
          <table:table-cell office:value-type="float" office:value="0.0978905836153266" calcext:value-type="float">
            <text:p>0.097890583615327</text:p>
          </table:table-cell>
          <table:table-cell office:value-type="float" office:value="0.104105375398309" calcext:value-type="float">
            <text:p>0.104105375398309</text:p>
          </table:table-cell>
          <table:table-cell office:value-type="float" office:value="0.195976455410165" calcext:value-type="float">
            <text:p>0.195976455410165</text:p>
          </table:table-cell>
          <table:table-cell office:value-type="float" office:value="0.206310978646336" calcext:value-type="float">
            <text:p>0.206310978646336</text:p>
          </table:table-cell>
          <table:table-cell office:value-type="float" office:value="0.199650666875443" calcext:value-type="float">
            <text:p>0.199650666875443</text:p>
          </table:table-cell>
          <table:table-cell office:value-type="float" office:value="0.201913028748723" calcext:value-type="float">
            <text:p>0.201913028748723</text:p>
          </table:table-cell>
          <table:table-cell office:value-type="float" office:value="0.2129580116673" calcext:value-type="float">
            <text:p>0.2129580116673</text:p>
          </table:table-cell>
          <table:table-cell office:value-type="float" office:value="0.213347002111039" calcext:value-type="float">
            <text:p>0.213347002111039</text:p>
          </table:table-cell>
          <table:table-cell office:value-type="float" office:value="0.213055541838249" calcext:value-type="float">
            <text:p>0.213055541838249</text:p>
          </table:table-cell>
          <table:table-cell office:value-type="float" office:value="0.215889745714441" calcext:value-type="float">
            <text:p>0.215889745714441</text:p>
          </table:table-cell>
          <table:table-cell office:value-type="float" office:value="0.22066267736666" calcext:value-type="float">
            <text:p>0.22066267736666</text:p>
          </table:table-cell>
          <table:table-cell office:value-type="float" office:value="0.225373277621823" calcext:value-type="float">
            <text:p>0.225373277621823</text:p>
          </table:table-cell>
          <table:table-cell office:value-type="float" office:value="0.218763582797659" calcext:value-type="float">
            <text:p>0.218763582797659</text:p>
          </table:table-cell>
          <table:table-cell office:value-type="float" office:value="0.222140589642401" calcext:value-type="float">
            <text:p>0.222140589642401</text:p>
          </table:table-cell>
          <table:table-cell office:value-type="float" office:value="0.148235093110305" calcext:value-type="float">
            <text:p>0.148235093110305</text:p>
          </table:table-cell>
          <table:table-cell office:value-type="float" office:value="0.140411749078903" calcext:value-type="float">
            <text:p>0.140411749078903</text:p>
          </table:table-cell>
          <table:table-cell office:value-type="float" office:value="0.132995137924933" calcext:value-type="float">
            <text:p>0.132995137924933</text:p>
          </table:table-cell>
          <table:table-cell office:value-type="float" office:value="0.136779370692322" calcext:value-type="float">
            <text:p>0.136779370692322</text:p>
          </table:table-cell>
          <table:table-cell office:value-type="float" office:value="0.150859276828245" calcext:value-type="float">
            <text:p>0.150859276828245</text:p>
          </table:table-cell>
          <table:table-cell office:value-type="float" office:value="0.15911201518835" calcext:value-type="float">
            <text:p>0.15911201518835</text:p>
          </table:table-cell>
          <table:table-cell office:value-type="float" office:value="0.163604568307697" calcext:value-type="float">
            <text:p>0.163604568307697</text:p>
          </table:table-cell>
          <table:table-cell office:value-type="float" office:value="0.157262694280147" calcext:value-type="float">
            <text:p>0.157262694280147</text:p>
          </table:table-cell>
          <table:table-cell office:value-type="float" office:value="0.206526461742014" calcext:value-type="float">
            <text:p>0.206526461742014</text:p>
          </table:table-cell>
          <table:table-cell office:value-type="float" office:value="0.204106231033248" calcext:value-type="float">
            <text:p>0.204106231033248</text:p>
          </table:table-cell>
          <table:table-cell office:value-type="float" office:value="0.202108640414663" calcext:value-type="float">
            <text:p>0.202108640414663</text:p>
          </table:table-cell>
          <table:table-cell office:value-type="float" office:value="0.164364467501422" calcext:value-type="float">
            <text:p>0.164364467501422</text:p>
          </table:table-cell>
          <table:table-cell office:value-type="float" office:value="0.153213574541413" calcext:value-type="float">
            <text:p>0.153213574541413</text:p>
          </table:table-cell>
          <table:table-cell office:value-type="float" office:value="0.147514498995106" calcext:value-type="float">
            <text:p>0.147514498995106</text:p>
          </table:table-cell>
          <table:table-cell office:value-type="float" office:value="0.1454267297337" calcext:value-type="float">
            <text:p>0.1454267297337</text:p>
          </table:table-cell>
          <table:table-cell office:value-type="float" office:value="0.166091487131164" calcext:value-type="float">
            <text:p>0.166091487131164</text:p>
          </table:table-cell>
          <table:table-cell office:value-type="float" office:value="0.17184443719343" calcext:value-type="float">
            <text:p>0.17184443719343</text:p>
          </table:table-cell>
          <table:table-cell office:value-type="float" office:value="0.0898097463664949" calcext:value-type="float">
            <text:p>0.089809746366495</text:p>
          </table:table-cell>
          <table:table-cell office:value-type="float" office:value="0.196320986191517" calcext:value-type="float">
            <text:p>0.196320986191517</text:p>
          </table:table-cell>
          <table:table-cell office:value-type="float" office:value="0.204475468328314" calcext:value-type="float">
            <text:p>0.204475468328314</text:p>
          </table:table-cell>
          <table:table-cell office:value-type="float" office:value="0.122110301846391" calcext:value-type="float">
            <text:p>0.122110301846391</text:p>
          </table:table-cell>
          <table:table-cell office:value-type="float" office:value="0.111309903470321" calcext:value-type="float">
            <text:p>0.111309903470321</text:p>
          </table:table-cell>
          <table:table-cell office:value-type="float" office:value="0.101975744540704" calcext:value-type="float">
            <text:p>0.101975744540704</text:p>
          </table:table-cell>
          <table:table-cell office:value-type="float" office:value="0.111970767466907" calcext:value-type="float">
            <text:p>0.111970767466907</text:p>
          </table:table-cell>
          <table:table-cell office:value-type="float" office:value="0.118051258031732" calcext:value-type="float">
            <text:p>0.118051258031732</text:p>
          </table:table-cell>
          <table:table-cell office:value-type="float" office:value="0.124773580354616" calcext:value-type="float">
            <text:p>0.124773580354616</text:p>
          </table:table-cell>
          <table:table-cell office:value-type="float" office:value="0.128610034597518" calcext:value-type="float">
            <text:p>0.128610034597518</text:p>
          </table:table-cell>
          <table:table-cell office:value-type="float" office:value="0.123964673667789" calcext:value-type="float">
            <text:p>0.123964673667789</text:p>
          </table:table-cell>
          <table:table-cell office:value-type="float" office:value="0.115014010878517" calcext:value-type="float">
            <text:p>0.115014010878517</text:p>
          </table:table-cell>
          <table:table-cell office:value-type="float" office:value="0.094955772411876" calcext:value-type="float">
            <text:p>0.094955772411876</text:p>
          </table:table-cell>
          <table:table-cell office:value-type="float" office:value="0.0895347794464546" calcext:value-type="float">
            <text:p>0.089534779446455</text:p>
          </table:table-cell>
          <table:table-cell office:value-type="float" office:value="0.101537098885035" calcext:value-type="float">
            <text:p>0.101537098885035</text:p>
          </table:table-cell>
          <table:table-cell office:value-type="float" office:value="0.114171551862606" calcext:value-type="float">
            <text:p>0.114171551862606</text:p>
          </table:table-cell>
          <table:table-cell office:value-type="float" office:value="0.171534215321621" calcext:value-type="float">
            <text:p>0.171534215321621</text:p>
          </table:table-cell>
          <table:table-cell office:value-type="float" office:value="0.175509088814846" calcext:value-type="float">
            <text:p>0.175509088814846</text:p>
          </table:table-cell>
          <table:table-cell office:value-type="float" office:value="0.168042102101711" calcext:value-type="float">
            <text:p>0.168042102101711</text:p>
          </table:table-cell>
          <table:table-cell office:value-type="float" office:value="0.160436298349925" calcext:value-type="float">
            <text:p>0.160436298349925</text:p>
          </table:table-cell>
          <table:table-cell office:value-type="float" office:value="0.163072540767395" calcext:value-type="float">
            <text:p>0.163072540767395</text:p>
          </table:table-cell>
          <table:table-cell office:value-type="float" office:value="0.174326916153798" calcext:value-type="float">
            <text:p>0.174326916153798</text:p>
          </table:table-cell>
          <table:table-cell office:value-type="float" office:value="0.1738729436146" calcext:value-type="float">
            <text:p>0.1738729436146</text:p>
          </table:table-cell>
          <table:table-cell office:value-type="float" office:value="0.178037023090739" calcext:value-type="float">
            <text:p>0.178037023090739</text:p>
          </table:table-cell>
          <table:table-cell office:value-type="float" office:value="0.176178972762956" calcext:value-type="float">
            <text:p>0.176178972762956</text:p>
          </table:table-cell>
          <table:table-cell office:value-type="float" office:value="0.167642286121805" calcext:value-type="float">
            <text:p>0.167642286121805</text:p>
          </table:table-cell>
          <table:table-cell office:value-type="float" office:value="0.166696244805304" calcext:value-type="float">
            <text:p>0.166696244805304</text:p>
          </table:table-cell>
          <table:table-cell office:value-type="float" office:value="0.169499882875439" calcext:value-type="float">
            <text:p>0.169499882875439</text:p>
          </table:table-cell>
          <table:table-cell office:value-type="float" office:value="0.171901292249319" calcext:value-type="float">
            <text:p>0.171901292249319</text:p>
          </table:table-cell>
          <table:table-cell office:value-type="float" office:value="0.16846219499822" calcext:value-type="float">
            <text:p>0.16846219499822</text:p>
          </table:table-cell>
          <table:table-cell office:value-type="float" office:value="0.169161539986825" calcext:value-type="float">
            <text:p>0.169161539986825</text:p>
          </table:table-cell>
          <table:table-cell office:value-type="float" office:value="0.169074992485739" calcext:value-type="float">
            <text:p>0.169074992485739</text:p>
          </table:table-cell>
          <table:table-cell office:value-type="float" office:value="0.168969446709329" calcext:value-type="float">
            <text:p>0.168969446709329</text:p>
          </table:table-cell>
          <table:table-cell office:value-type="float" office:value="0.168946143027957" calcext:value-type="float">
            <text:p>0.168946143027957</text:p>
          </table:table-cell>
          <table:table-cell office:value-type="float" office:value="0.169085856807129" calcext:value-type="float">
            <text:p>0.169085856807129</text:p>
          </table:table-cell>
          <table:table-cell office:value-type="float" office:value="0.170735045255182" calcext:value-type="float">
            <text:p>0.170735045255182</text:p>
          </table:table-cell>
          <table:table-cell office:value-type="float" office:value="0.170344986125009" calcext:value-type="float">
            <text:p>0.170344986125009</text:p>
          </table:table-cell>
          <table:table-cell office:value-type="float" office:value="0.170098338523581" calcext:value-type="float">
            <text:p>0.170098338523581</text:p>
          </table:table-cell>
          <table:table-cell office:value-type="float" office:value="0.17007433999876" calcext:value-type="float">
            <text:p>0.17007433999876</text:p>
          </table:table-cell>
          <table:table-cell office:value-type="float" office:value="0.170240670132082" calcext:value-type="float">
            <text:p>0.170240670132082</text:p>
          </table:table-cell>
          <table:table-cell office:value-type="float" office:value="0.170106308714682" calcext:value-type="float">
            <text:p>0.170106308714682</text:p>
          </table:table-cell>
          <table:table-cell office:value-type="float" office:value="0.169891545091682" calcext:value-type="float">
            <text:p>0.169891545091682</text:p>
          </table:table-cell>
          <table:table-cell office:value-type="float" office:value="0.170114913859741" calcext:value-type="float">
            <text:p>0.170114913859741</text:p>
          </table:table-cell>
          <table:table-cell office:value-type="float" office:value="0.170012863234704" calcext:value-type="float">
            <text:p>0.170012863234704</text:p>
          </table:table-cell>
          <table:table-cell office:value-type="float" office:value="0.169894867723652" calcext:value-type="float">
            <text:p>0.169894867723652</text:p>
          </table:table-cell>
          <table:table-cell office:value-type="float" office:value="0.16990046779219" calcext:value-type="float">
            <text:p>0.16990046779219</text:p>
          </table:table-cell>
          <table:table-cell office:value-type="float" office:value="0.170025110778249" calcext:value-type="float">
            <text:p>0.170025110778249</text:p>
          </table:table-cell>
          <table:table-cell office:value-type="float" office:value="0.170016620837042" calcext:value-type="float">
            <text:p>0.170016620837042</text:p>
          </table:table-cell>
          <table:table-cell office:value-type="float" office:value="0.169972506476165" calcext:value-type="float">
            <text:p>0.169972506476165</text:p>
          </table:table-cell>
          <table:table-cell office:value-type="float" office:value="0.169898004081473" calcext:value-type="float">
            <text:p>0.169898004081473</text:p>
          </table:table-cell>
          <table:table-cell office:value-type="float" office:value="0.169916741064754" calcext:value-type="float">
            <text:p>0.169916741064754</text:p>
          </table:table-cell>
          <table:table-cell office:value-type="float" office:value="0.169942329941232" calcext:value-type="float">
            <text:p>0.169942329941232</text:p>
          </table:table-cell>
          <table:table-cell office:value-type="float" office:value="0.169917895948047" calcext:value-type="float">
            <text:p>0.169917895948047</text:p>
          </table:table-cell>
          <table:table-cell office:value-type="float" office:value="0.170080490335857" calcext:value-type="float">
            <text:p>0.170080490335857</text:p>
          </table:table-cell>
          <table:table-cell office:value-type="float" office:value="0.170212922082891" calcext:value-type="float">
            <text:p>0.170212922082891</text:p>
          </table:table-cell>
          <table:table-cell office:value-type="float" office:value="0.17012131231887" calcext:value-type="float">
            <text:p>0.17012131231887</text:p>
          </table:table-cell>
          <table:table-cell office:value-type="float" office:value="0.170144443227962" calcext:value-type="float">
            <text:p>0.170144443227962</text:p>
          </table:table-cell>
          <table:table-cell office:value-type="float" office:value="0.169926736371082" calcext:value-type="float">
            <text:p>0.169926736371082</text:p>
          </table:table-cell>
          <table:table-cell office:value-type="float" office:value="0.170090662451047" calcext:value-type="float">
            <text:p>0.170090662451047</text:p>
          </table:table-cell>
          <table:table-cell office:value-type="float" office:value="0.169950284402549" calcext:value-type="float">
            <text:p>0.169950284402549</text:p>
          </table:table-cell>
          <table:table-cell office:value-type="float" office:value="0.170197792123054" calcext:value-type="float">
            <text:p>0.170197792123054</text:p>
          </table:table-cell>
          <table:table-cell office:value-type="float" office:value="0.170044457828467" calcext:value-type="float">
            <text:p>0.170044457828467</text:p>
          </table:table-cell>
          <table:table-cell office:value-type="float" office:value="0.170100728795469" calcext:value-type="float">
            <text:p>0.170100728795469</text:p>
          </table:table-cell>
          <table:table-cell office:value-type="float" office:value="0.17008444814973" calcext:value-type="float">
            <text:p>0.17008444814973</text:p>
          </table:table-cell>
          <table:table-cell office:value-type="float" office:value="0.169861951334099" calcext:value-type="float">
            <text:p>0.169861951334099</text:p>
          </table:table-cell>
          <table:table-cell office:value-type="float" office:value="0.169994132070746" calcext:value-type="float">
            <text:p>0.169994132070746</text:p>
          </table:table-cell>
          <table:table-cell office:value-type="float" office:value="0.170172519964484" calcext:value-type="float">
            <text:p>0.170172519964484</text:p>
          </table:table-cell>
          <table:table-cell office:value-type="float" office:value="0.169812041530516" calcext:value-type="float">
            <text:p>0.169812041530516</text:p>
          </table:table-cell>
          <table:table-cell office:value-type="float" office:value="0.170147204822498" calcext:value-type="float">
            <text:p>0.170147204822498</text:p>
          </table:table-cell>
          <table:table-cell office:value-type="float" office:value="0.170013787271924" calcext:value-type="float">
            <text:p>0.170013787271924</text:p>
          </table:table-cell>
          <table:table-cell office:value-type="float" office:value="0.169903877784533" calcext:value-type="float">
            <text:p>0.169903877784533</text:p>
          </table:table-cell>
          <table:table-cell office:value-type="float" office:value="0.16998559772766" calcext:value-type="float">
            <text:p>0.16998559772766</text:p>
          </table:table-cell>
          <table:table-cell office:value-type="float" office:value="0.169976431337007" calcext:value-type="float">
            <text:p>0.169976431337007</text:p>
          </table:table-cell>
          <table:table-cell office:value-type="float" office:value="0.169950470271682" calcext:value-type="float">
            <text:p>0.169950470271682</text:p>
          </table:table-cell>
          <table:table-cell office:value-type="float" office:value="0.169979514496923" calcext:value-type="float">
            <text:p>0.169979514496923</text:p>
          </table:table-cell>
          <table:table-cell office:value-type="float" office:value="0.170011943378096" calcext:value-type="float">
            <text:p>0.170011943378096</text:p>
          </table:table-cell>
          <table:table-cell office:value-type="float" office:value="0.170000271863041" calcext:value-type="float">
            <text:p>0.170000271863041</text:p>
          </table:table-cell>
          <table:table-cell office:value-type="float" office:value="0.169961164979834" calcext:value-type="float">
            <text:p>0.169961164979834</text:p>
          </table:table-cell>
          <table:table-cell office:value-type="float" office:value="0.169996787097861" calcext:value-type="float">
            <text:p>0.169996787097861</text:p>
          </table:table-cell>
          <table:table-cell office:value-type="float" office:value="0.170235839220645" calcext:value-type="float">
            <text:p>0.170235839220645</text:p>
          </table:table-cell>
          <table:table-cell office:value-type="float" office:value="0.169893570576986" calcext:value-type="float">
            <text:p>0.169893570576986</text:p>
          </table:table-cell>
          <table:table-cell office:value-type="float" office:value="0.169965014323749" calcext:value-type="float">
            <text:p>0.169965014323749</text:p>
          </table:table-cell>
          <table:table-cell office:value-type="float" office:value="0.169927256438562" calcext:value-type="float">
            <text:p>0.169927256438562</text:p>
          </table:table-cell>
          <table:table-cell office:value-type="float" office:value="0.169909612170533" calcext:value-type="float">
            <text:p>0.169909612170533</text:p>
          </table:table-cell>
          <table:table-cell office:value-type="float" office:value="0.170073500019526" calcext:value-type="float">
            <text:p>0.170073500019526</text:p>
          </table:table-cell>
          <table:table-cell office:value-type="float" office:value="0.169919103633017" calcext:value-type="float">
            <text:p>0.169919103633017</text:p>
          </table:table-cell>
          <table:table-cell office:value-type="float" office:value="0.169910127159277" calcext:value-type="float">
            <text:p>0.169910127159277</text:p>
          </table:table-cell>
          <table:table-cell office:value-type="float" office:value="0.170116266195127" calcext:value-type="float">
            <text:p>0.170116266195127</text:p>
          </table:table-cell>
          <table:table-cell office:value-type="float" office:value="0.170043907338045" calcext:value-type="float">
            <text:p>0.170043907338045</text:p>
          </table:table-cell>
          <table:table-cell office:value-type="float" office:value="0.17003378702986" calcext:value-type="float">
            <text:p>0.17003378702986</text:p>
          </table:table-cell>
          <table:table-cell office:value-type="float" office:value="0.170174453085056" calcext:value-type="float">
            <text:p>0.170174453085056</text:p>
          </table:table-cell>
          <table:table-cell office:value-type="float" office:value="0.16993419265947" calcext:value-type="float">
            <text:p>0.16993419265947</text:p>
          </table:table-cell>
          <table:table-cell office:value-type="float" office:value="0.170149893811482" calcext:value-type="float">
            <text:p>0.170149893811482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54144051358216" calcext:value-type="float">
            <text:p>-0.015414405135822</text:p>
          </table:table-cell>
          <table:table-cell office:value-type="float" office:value="-0.0154265502897323" calcext:value-type="float">
            <text:p>-0.015426550289732</text:p>
          </table:table-cell>
          <table:table-cell office:value-type="float" office:value="-0.0154328943903707" calcext:value-type="float">
            <text:p>-0.015432894390371</text:p>
          </table:table-cell>
          <table:table-cell office:value-type="float" office:value="-0.0154454331237643" calcext:value-type="float">
            <text:p>-0.015445433123764</text:p>
          </table:table-cell>
          <table:table-cell office:value-type="float" office:value="-0.0154294115629398" calcext:value-type="float">
            <text:p>-0.01542941156294</text:p>
          </table:table-cell>
          <table:table-cell office:value-type="float" office:value="-0.0154388576241192" calcext:value-type="float">
            <text:p>-0.015438857624119</text:p>
          </table:table-cell>
          <table:table-cell office:value-type="float" office:value="-0.0154216947895705" calcext:value-type="float">
            <text:p>-0.015421694789571</text:p>
          </table:table-cell>
          <table:table-cell office:value-type="float" office:value="-0.0154176007311908" calcext:value-type="float">
            <text:p>-0.015417600731191</text:p>
          </table:table-cell>
          <table:table-cell office:value-type="float" office:value="-0.0154235496865279" calcext:value-type="float">
            <text:p>-0.015423549686528</text:p>
          </table:table-cell>
          <table:table-cell office:value-type="float" office:value="-0.0154269768345119" calcext:value-type="float">
            <text:p>-0.015426976834512</text:p>
          </table:table-cell>
          <table:table-cell office:value-type="float" office:value="-0.0154389437419362" calcext:value-type="float">
            <text:p>-0.015438943741936</text:p>
          </table:table-cell>
          <table:table-cell office:value-type="float" office:value="-0.0154192914122481" calcext:value-type="float">
            <text:p>-0.015419291412248</text:p>
          </table:table-cell>
          <table:table-cell office:value-type="float" office:value="-0.015424423036118" calcext:value-type="float">
            <text:p>-0.015424423036118</text:p>
          </table:table-cell>
          <table:table-cell office:value-type="float" office:value="-0.0154210284574913" calcext:value-type="float">
            <text:p>-0.015421028457491</text:p>
          </table:table-cell>
          <table:table-cell office:value-type="float" office:value="-0.0154364825435914" calcext:value-type="float">
            <text:p>-0.015436482543591</text:p>
          </table:table-cell>
          <table:table-cell office:value-type="float" office:value="-0.0154257043615845" calcext:value-type="float">
            <text:p>-0.015425704361585</text:p>
          </table:table-cell>
          <table:table-cell office:value-type="float" office:value="-0.0154389721549572" calcext:value-type="float">
            <text:p>-0.015438972154957</text:p>
          </table:table-cell>
          <table:table-cell office:value-type="float" office:value="-0.0154456358030011" calcext:value-type="float">
            <text:p>-0.015445635803001</text:p>
          </table:table-cell>
          <table:table-cell office:value-type="float" office:value="-0.0154312897823691" calcext:value-type="float">
            <text:p>-0.015431289782369</text:p>
          </table:table-cell>
          <table:table-cell office:value-type="float" office:value="-0.0154325253747258" calcext:value-type="float">
            <text:p>-0.015432525374726</text:p>
          </table:table-cell>
          <table:table-cell office:value-type="float" office:value="-0.0154310253806527" calcext:value-type="float">
            <text:p>-0.015431025380653</text:p>
          </table:table-cell>
          <table:table-cell office:value-type="float" office:value="-0.0154435978159662" calcext:value-type="float">
            <text:p>-0.015443597815966</text:p>
          </table:table-cell>
          <table:table-cell office:value-type="float" office:value="-0.0154284048935204" calcext:value-type="float">
            <text:p>-0.01542840489352</text:p>
          </table:table-cell>
          <table:table-cell office:value-type="float" office:value="-0.0154345126934412" calcext:value-type="float">
            <text:p>-0.015434512693441</text:p>
          </table:table-cell>
          <table:table-cell office:value-type="float" office:value="-0.0154216700979725" calcext:value-type="float">
            <text:p>-0.015421670097973</text:p>
          </table:table-cell>
          <table:table-cell office:value-type="float" office:value="-0.0154338875107221" calcext:value-type="float">
            <text:p>-0.015433887510722</text:p>
          </table:table-cell>
          <table:table-cell office:value-type="float" office:value="-0.0154314474056521" calcext:value-type="float">
            <text:p>-0.015431447405652</text:p>
          </table:table-cell>
          <table:table-cell office:value-type="float" office:value="-0.0154401287628845" calcext:value-type="float">
            <text:p>-0.015440128762885</text:p>
          </table:table-cell>
          <table:table-cell office:value-type="float" office:value="-0.0154224726192871" calcext:value-type="float">
            <text:p>-0.015422472619287</text:p>
          </table:table-cell>
          <table:table-cell office:value-type="float" office:value="-0.0154476764957053" calcext:value-type="float">
            <text:p>-0.015447676495705</text:p>
          </table:table-cell>
          <table:table-cell office:value-type="float" office:value="-0.0154215279056528" calcext:value-type="float">
            <text:p>-0.015421527905653</text:p>
          </table:table-cell>
          <table:table-cell office:value-type="float" office:value="-0.015447989327134" calcext:value-type="float">
            <text:p>-0.015447989327134</text:p>
          </table:table-cell>
          <table:table-cell office:value-type="float" office:value="-0.0145748897654947" calcext:value-type="float">
            <text:p>-0.014574889765495</text:p>
          </table:table-cell>
          <table:table-cell office:value-type="float" office:value="-0.0144527524874308" calcext:value-type="float">
            <text:p>-0.014452752487431</text:p>
          </table:table-cell>
          <table:table-cell office:value-type="float" office:value="-0.0145409532952098" calcext:value-type="float">
            <text:p>-0.01454095329521</text:p>
          </table:table-cell>
          <table:table-cell office:value-type="float" office:value="-0.0151438500139962" calcext:value-type="float">
            <text:p>-0.015143850013996</text:p>
          </table:table-cell>
          <table:table-cell office:value-type="float" office:value="-0.0155373833869561" calcext:value-type="float">
            <text:p>-0.015537383386956</text:p>
          </table:table-cell>
          <table:table-cell office:value-type="float" office:value="-0.0159018036008005" calcext:value-type="float">
            <text:p>-0.015901803600801</text:p>
          </table:table-cell>
          <table:table-cell office:value-type="float" office:value="-0.0177185906659977" calcext:value-type="float">
            <text:p>-0.017718590665998</text:p>
          </table:table-cell>
          <table:table-cell office:value-type="float" office:value="-0.0208686112377837" calcext:value-type="float">
            <text:p>-0.020868611237784</text:p>
          </table:table-cell>
          <table:table-cell office:value-type="float" office:value="-0.0505834858271366" calcext:value-type="float">
            <text:p>-0.050583485827137</text:p>
          </table:table-cell>
          <table:table-cell office:value-type="float" office:value="-0.0530903250289783" calcext:value-type="float">
            <text:p>-0.053090325028978</text:p>
          </table:table-cell>
          <table:table-cell office:value-type="float" office:value="-0.0564309090937925" calcext:value-type="float">
            <text:p>-0.056430909093793</text:p>
          </table:table-cell>
          <table:table-cell office:value-type="float" office:value="-0.0231658181823575" calcext:value-type="float">
            <text:p>-0.023165818182358</text:p>
          </table:table-cell>
          <table:table-cell office:value-type="float" office:value="-0.0210549130158327" calcext:value-type="float">
            <text:p>-0.021054913015833</text:p>
          </table:table-cell>
          <table:table-cell office:value-type="float" office:value="-0.0241645329393941" calcext:value-type="float">
            <text:p>-0.024164532939394</text:p>
          </table:table-cell>
          <table:table-cell office:value-type="float" office:value="-0.032706525838184" calcext:value-type="float">
            <text:p>-0.032706525838184</text:p>
          </table:table-cell>
          <table:table-cell office:value-type="float" office:value="-0.0294049349352406" calcext:value-type="float">
            <text:p>-0.029404934935241</text:p>
          </table:table-cell>
          <table:table-cell office:value-type="float" office:value="-0.0220966239958306" calcext:value-type="float">
            <text:p>-0.022096623995831</text:p>
          </table:table-cell>
          <table:table-cell office:value-type="float" office:value="-0.0206655200693623" calcext:value-type="float">
            <text:p>-0.020665520069362</text:p>
          </table:table-cell>
          <table:table-cell office:value-type="float" office:value="-0.0192880061217327" calcext:value-type="float">
            <text:p>-0.019288006121733</text:p>
          </table:table-cell>
          <table:table-cell office:value-type="float" office:value="-0.0173075745110884" calcext:value-type="float">
            <text:p>-0.017307574511088</text:p>
          </table:table-cell>
          <table:table-cell office:value-type="float" office:value="-0.0182180359122228" calcext:value-type="float">
            <text:p>-0.018218035912223</text:p>
          </table:table-cell>
          <table:table-cell office:value-type="float" office:value="-0.0199076379999703" calcext:value-type="float">
            <text:p>-0.01990763799997</text:p>
          </table:table-cell>
          <table:table-cell office:value-type="float" office:value="-0.0269162449595723" calcext:value-type="float">
            <text:p>-0.026916244959572</text:p>
          </table:table-cell>
          <table:table-cell office:value-type="float" office:value="-0.037971690712588" calcext:value-type="float">
            <text:p>-0.037971690712588</text:p>
          </table:table-cell>
          <table:table-cell office:value-type="float" office:value="-0.0460100451191785" calcext:value-type="float">
            <text:p>-0.046010045119179</text:p>
          </table:table-cell>
          <table:table-cell office:value-type="float" office:value="-0.0513483715836303" calcext:value-type="float">
            <text:p>-0.05134837158363</text:p>
          </table:table-cell>
          <table:table-cell office:value-type="float" office:value="-0.0252721697482235" calcext:value-type="float">
            <text:p>-0.025272169748224</text:p>
          </table:table-cell>
          <table:table-cell office:value-type="float" office:value="-0.0211173467242439" calcext:value-type="float">
            <text:p>-0.021117346724244</text:p>
          </table:table-cell>
          <table:table-cell office:value-type="float" office:value="-0.0201547897100592" calcext:value-type="float">
            <text:p>-0.020154789710059</text:p>
          </table:table-cell>
          <table:table-cell office:value-type="float" office:value="-0.0202003230689763" calcext:value-type="float">
            <text:p>-0.020200323068976</text:p>
          </table:table-cell>
          <table:table-cell office:value-type="float" office:value="-0.0215423227872583" calcext:value-type="float">
            <text:p>-0.021542322787258</text:p>
          </table:table-cell>
          <table:table-cell office:value-type="float" office:value="-0.0228877499007366" calcext:value-type="float">
            <text:p>-0.022887749900737</text:p>
          </table:table-cell>
          <table:table-cell office:value-type="float" office:value="-0.0223691658912853" calcext:value-type="float">
            <text:p>-0.022369165891285</text:p>
          </table:table-cell>
          <table:table-cell office:value-type="float" office:value="-0.0397955645321792" calcext:value-type="float">
            <text:p>-0.039795564532179</text:p>
          </table:table-cell>
          <table:table-cell office:value-type="float" office:value="-0.0304986067253327" calcext:value-type="float">
            <text:p>-0.030498606725333</text:p>
          </table:table-cell>
          <table:table-cell office:value-type="float" office:value="-0.0280668744188173" calcext:value-type="float">
            <text:p>-0.028066874418817</text:p>
          </table:table-cell>
          <table:table-cell office:value-type="float" office:value="-0.0222432134059402" calcext:value-type="float">
            <text:p>-0.02224321340594</text:p>
          </table:table-cell>
          <table:table-cell office:value-type="float" office:value="-0.022030596725045" calcext:value-type="float">
            <text:p>-0.022030596725045</text:p>
          </table:table-cell>
          <table:table-cell office:value-type="float" office:value="-0.0227595939431221" calcext:value-type="float">
            <text:p>-0.022759593943122</text:p>
          </table:table-cell>
          <table:table-cell office:value-type="float" office:value="-0.0211131785961559" calcext:value-type="float">
            <text:p>-0.021113178596156</text:p>
          </table:table-cell>
          <table:table-cell office:value-type="float" office:value="-0.0212295992631487" calcext:value-type="float">
            <text:p>-0.021229599263149</text:p>
          </table:table-cell>
          <table:table-cell office:value-type="float" office:value="-0.0227700723888803" calcext:value-type="float">
            <text:p>-0.02277007238888</text:p>
          </table:table-cell>
          <table:table-cell office:value-type="float" office:value="-0.0276991742346976" calcext:value-type="float">
            <text:p>-0.027699174234698</text:p>
          </table:table-cell>
          <table:table-cell office:value-type="float" office:value="-0.0355363601270695" calcext:value-type="float">
            <text:p>-0.03553636012707</text:p>
          </table:table-cell>
          <table:table-cell office:value-type="float" office:value="-0.0400978540896826" calcext:value-type="float">
            <text:p>-0.040097854089683</text:p>
          </table:table-cell>
          <table:table-cell office:value-type="float" office:value="-0.0558051110285222" calcext:value-type="float">
            <text:p>-0.055805111028522</text:p>
          </table:table-cell>
          <table:table-cell office:value-type="float" office:value="-0.0570944938579971" calcext:value-type="float">
            <text:p>-0.057094493857997</text:p>
          </table:table-cell>
          <table:table-cell office:value-type="float" office:value="-0.0551310381262694" calcext:value-type="float">
            <text:p>-0.05513103812627</text:p>
          </table:table-cell>
          <table:table-cell office:value-type="float" office:value="-0.0483939374735614" calcext:value-type="float">
            <text:p>-0.048393937473561</text:p>
          </table:table-cell>
          <table:table-cell office:value-type="float" office:value="-0.0451420655359237" calcext:value-type="float">
            <text:p>-0.045142065535924</text:p>
          </table:table-cell>
          <table:table-cell office:value-type="float" office:value="-0.0240075769898297" calcext:value-type="float">
            <text:p>-0.02400757698983</text:p>
          </table:table-cell>
          <table:table-cell office:value-type="float" office:value="-0.0245334986186986" calcext:value-type="float">
            <text:p>-0.024533498618699</text:p>
          </table:table-cell>
          <table:table-cell office:value-type="float" office:value="-0.0235061588215064" calcext:value-type="float">
            <text:p>-0.023506158821507</text:p>
          </table:table-cell>
          <table:table-cell office:value-type="float" office:value="-0.0472699210559532" calcext:value-type="float">
            <text:p>-0.047269921055953</text:p>
          </table:table-cell>
          <table:table-cell office:value-type="float" office:value="-0.0483786152868622" calcext:value-type="float">
            <text:p>-0.048378615286862</text:p>
          </table:table-cell>
          <table:table-cell office:value-type="float" office:value="-0.0596420601979048" calcext:value-type="float">
            <text:p>-0.059642060197905</text:p>
          </table:table-cell>
          <table:table-cell office:value-type="float" office:value="-0.060006816635324" calcext:value-type="float">
            <text:p>-0.060006816635324</text:p>
          </table:table-cell>
          <table:table-cell office:value-type="float" office:value="-0.0616492228567014" calcext:value-type="float">
            <text:p>-0.061649222856701</text:p>
          </table:table-cell>
          <table:table-cell office:value-type="float" office:value="-0.0615112499218935" calcext:value-type="float">
            <text:p>-0.061511249921894</text:p>
          </table:table-cell>
          <table:table-cell office:value-type="float" office:value="-0.039316637631377" calcext:value-type="float">
            <text:p>-0.039316637631377</text:p>
          </table:table-cell>
          <table:table-cell office:value-type="float" office:value="-0.0335496828532113" calcext:value-type="float">
            <text:p>-0.033549682853211</text:p>
          </table:table-cell>
          <table:table-cell office:value-type="float" office:value="-0.0316871620264827" calcext:value-type="float">
            <text:p>-0.031687162026483</text:p>
          </table:table-cell>
          <table:table-cell office:value-type="float" office:value="-0.0350561978156253" calcext:value-type="float">
            <text:p>-0.035056197815625</text:p>
          </table:table-cell>
          <table:table-cell office:value-type="float" office:value="-0.0392820512121562" calcext:value-type="float">
            <text:p>-0.039282051212156</text:p>
          </table:table-cell>
          <table:table-cell office:value-type="float" office:value="-0.0454913106385442" calcext:value-type="float">
            <text:p>-0.045491310638544</text:p>
          </table:table-cell>
          <table:table-cell office:value-type="float" office:value="-0.0475705680505834" calcext:value-type="float">
            <text:p>-0.047570568050583</text:p>
          </table:table-cell>
          <table:table-cell office:value-type="float" office:value="-0.0454130673582449" calcext:value-type="float">
            <text:p>-0.045413067358245</text:p>
          </table:table-cell>
          <table:table-cell office:value-type="float" office:value="-0.0456978201907305" calcext:value-type="float">
            <text:p>-0.045697820190731</text:p>
          </table:table-cell>
          <table:table-cell office:value-type="float" office:value="-0.0407301010310632" calcext:value-type="float">
            <text:p>-0.040730101031063</text:p>
          </table:table-cell>
          <table:table-cell office:value-type="float" office:value="-0.0305253071686669" calcext:value-type="float">
            <text:p>-0.030525307168667</text:p>
          </table:table-cell>
          <table:table-cell office:value-type="float" office:value="-0.0194692450072072" calcext:value-type="float">
            <text:p>-0.019469245007207</text:p>
          </table:table-cell>
          <table:table-cell office:value-type="float" office:value="-0.0238145122454416" calcext:value-type="float">
            <text:p>-0.023814512245442</text:p>
          </table:table-cell>
          <table:table-cell office:value-type="float" office:value="-0.0222630389952783" calcext:value-type="float">
            <text:p>-0.022263038995278</text:p>
          </table:table-cell>
          <table:table-cell office:value-type="float" office:value="-0.0230769945850236" calcext:value-type="float">
            <text:p>-0.023076994585024</text:p>
          </table:table-cell>
          <table:table-cell office:value-type="float" office:value="-0.025666059379362" calcext:value-type="float">
            <text:p>-0.025666059379362</text:p>
          </table:table-cell>
          <table:table-cell office:value-type="float" office:value="-0.0556085235203158" calcext:value-type="float">
            <text:p>-0.055608523520316</text:p>
          </table:table-cell>
          <table:table-cell office:value-type="float" office:value="-0.0562896872567737" calcext:value-type="float">
            <text:p>-0.056289687256774</text:p>
          </table:table-cell>
          <table:table-cell office:value-type="float" office:value="-0.0566095325807513" calcext:value-type="float">
            <text:p>-0.056609532580751</text:p>
          </table:table-cell>
          <table:table-cell office:value-type="float" office:value="-0.0547627795048874" calcext:value-type="float">
            <text:p>-0.054762779504888</text:p>
          </table:table-cell>
          <table:table-cell office:value-type="float" office:value="-0.0490120650547278" calcext:value-type="float">
            <text:p>-0.049012065054728</text:p>
          </table:table-cell>
          <table:table-cell office:value-type="float" office:value="-0.0450518434229941" calcext:value-type="float">
            <text:p>-0.045051843422994</text:p>
          </table:table-cell>
          <table:table-cell office:value-type="float" office:value="-0.0370296372896174" calcext:value-type="float">
            <text:p>-0.037029637289617</text:p>
          </table:table-cell>
          <table:table-cell office:value-type="float" office:value="-0.0221764913908934" calcext:value-type="float">
            <text:p>-0.022176491390893</text:p>
          </table:table-cell>
          <table:table-cell office:value-type="float" office:value="-0.0205774628101373" calcext:value-type="float">
            <text:p>-0.020577462810137</text:p>
          </table:table-cell>
          <table:table-cell office:value-type="float" office:value="-0.0430816244025318" calcext:value-type="float">
            <text:p>-0.043081624402532</text:p>
          </table:table-cell>
          <table:table-cell office:value-type="float" office:value="-0.0535355187200259" calcext:value-type="float">
            <text:p>-0.053535518720026</text:p>
          </table:table-cell>
          <table:table-cell office:value-type="float" office:value="-0.0524057655003925" calcext:value-type="float">
            <text:p>-0.052405765500393</text:p>
          </table:table-cell>
          <table:table-cell office:value-type="float" office:value="-0.0360784364637316" calcext:value-type="float">
            <text:p>-0.036078436463732</text:p>
          </table:table-cell>
          <table:table-cell office:value-type="float" office:value="-0.0293165604921955" calcext:value-type="float">
            <text:p>-0.029316560492196</text:p>
          </table:table-cell>
          <table:table-cell office:value-type="float" office:value="-0.0236533773752931" calcext:value-type="float">
            <text:p>-0.023653377375293</text:p>
          </table:table-cell>
          <table:table-cell office:value-type="float" office:value="-0.0185634556907087" calcext:value-type="float">
            <text:p>-0.018563455690709</text:p>
          </table:table-cell>
          <table:table-cell office:value-type="float" office:value="-0.0197916040072536" calcext:value-type="float">
            <text:p>-0.019791604007254</text:p>
          </table:table-cell>
          <table:table-cell office:value-type="float" office:value="-0.0182725347608825" calcext:value-type="float">
            <text:p>-0.018272534760883</text:p>
          </table:table-cell>
          <table:table-cell office:value-type="float" office:value="-0.0171692212359252" calcext:value-type="float">
            <text:p>-0.017169221235925</text:p>
          </table:table-cell>
          <table:table-cell office:value-type="float" office:value="-0.0174870990852674" calcext:value-type="float">
            <text:p>-0.017487099085267</text:p>
          </table:table-cell>
          <table:table-cell office:value-type="float" office:value="-0.0194218864204589" calcext:value-type="float">
            <text:p>-0.019421886420459</text:p>
          </table:table-cell>
          <table:table-cell office:value-type="float" office:value="-0.0243041102812243" calcext:value-type="float">
            <text:p>-0.024304110281224</text:p>
          </table:table-cell>
          <table:table-cell office:value-type="float" office:value="-0.0343499890544112" calcext:value-type="float">
            <text:p>-0.034349989054411</text:p>
          </table:table-cell>
          <table:table-cell office:value-type="float" office:value="-0.0421877786866899" calcext:value-type="float">
            <text:p>-0.04218777868669</text:p>
          </table:table-cell>
          <table:table-cell office:value-type="float" office:value="-0.0383544730154914" calcext:value-type="float">
            <text:p>-0.038354473015491</text:p>
          </table:table-cell>
          <table:table-cell office:value-type="float" office:value="-0.0545141953449487" calcext:value-type="float">
            <text:p>-0.054514195344949</text:p>
          </table:table-cell>
          <table:table-cell office:value-type="float" office:value="-0.0562408792971618" calcext:value-type="float">
            <text:p>-0.056240879297162</text:p>
          </table:table-cell>
          <table:table-cell office:value-type="float" office:value="-0.0579929178301956" calcext:value-type="float">
            <text:p>-0.057992917830196</text:p>
          </table:table-cell>
          <table:table-cell office:value-type="float" office:value="-0.0555768319472092" calcext:value-type="float">
            <text:p>-0.055576831947209</text:p>
          </table:table-cell>
          <table:table-cell office:value-type="float" office:value="-0.0535560586212525" calcext:value-type="float">
            <text:p>-0.053556058621253</text:p>
          </table:table-cell>
          <table:table-cell office:value-type="float" office:value="-0.03584655796949" calcext:value-type="float">
            <text:p>-0.03584655796949</text:p>
          </table:table-cell>
          <table:table-cell office:value-type="float" office:value="-0.0273905877306006" calcext:value-type="float">
            <text:p>-0.027390587730601</text:p>
          </table:table-cell>
          <table:table-cell office:value-type="float" office:value="-0.0248760718828015" calcext:value-type="float">
            <text:p>-0.024876071882802</text:p>
          </table:table-cell>
          <table:table-cell office:value-type="float" office:value="-0.0248660636291658" calcext:value-type="float">
            <text:p>-0.024866063629166</text:p>
          </table:table-cell>
          <table:table-cell office:value-type="float" office:value="-0.0245939800913836" calcext:value-type="float">
            <text:p>-0.024593980091384</text:p>
          </table:table-cell>
          <table:table-cell office:value-type="float" office:value="-0.0246225349662599" calcext:value-type="float">
            <text:p>-0.02462253496626</text:p>
          </table:table-cell>
          <table:table-cell office:value-type="float" office:value="-0.0241753672960087" calcext:value-type="float">
            <text:p>-0.024175367296009</text:p>
          </table:table-cell>
          <table:table-cell office:value-type="float" office:value="-0.0246531519199252" calcext:value-type="float">
            <text:p>-0.024653151919925</text:p>
          </table:table-cell>
          <table:table-cell office:value-type="float" office:value="-0.0248536760473518" calcext:value-type="float">
            <text:p>-0.024853676047352</text:p>
          </table:table-cell>
          <table:table-cell office:value-type="float" office:value="-0.0249964632933452" calcext:value-type="float">
            <text:p>-0.024996463293345</text:p>
          </table:table-cell>
          <table:table-cell office:value-type="float" office:value="-0.0248885108998186" calcext:value-type="float">
            <text:p>-0.024888510899819</text:p>
          </table:table-cell>
          <table:table-cell office:value-type="float" office:value="-0.0250911569464932" calcext:value-type="float">
            <text:p>-0.025091156946493</text:p>
          </table:table-cell>
          <table:table-cell office:value-type="float" office:value="-0.0253637821894352" calcext:value-type="float">
            <text:p>-0.025363782189435</text:p>
          </table:table-cell>
          <table:table-cell office:value-type="float" office:value="-0.025445591981975" calcext:value-type="float">
            <text:p>-0.025445591981975</text:p>
          </table:table-cell>
          <table:table-cell office:value-type="float" office:value="-0.0255682134436255" calcext:value-type="float">
            <text:p>-0.025568213443626</text:p>
          </table:table-cell>
          <table:table-cell office:value-type="float" office:value="-0.0255200192213577" calcext:value-type="float">
            <text:p>-0.025520019221358</text:p>
          </table:table-cell>
          <table:table-cell office:value-type="float" office:value="-0.025436337312758" calcext:value-type="float">
            <text:p>-0.025436337312758</text:p>
          </table:table-cell>
          <table:table-cell office:value-type="float" office:value="-0.0254601363809228" calcext:value-type="float">
            <text:p>-0.025460136380923</text:p>
          </table:table-cell>
          <table:table-cell office:value-type="float" office:value="-0.0254543552483291" calcext:value-type="float">
            <text:p>-0.025454355248329</text:p>
          </table:table-cell>
          <table:table-cell office:value-type="float" office:value="-0.025452397462037" calcext:value-type="float">
            <text:p>-0.025452397462037</text:p>
          </table:table-cell>
          <table:table-cell office:value-type="float" office:value="-0.0253986841763455" calcext:value-type="float">
            <text:p>-0.025398684176346</text:p>
          </table:table-cell>
          <table:table-cell office:value-type="float" office:value="-0.025438250322458" calcext:value-type="float">
            <text:p>-0.025438250322458</text:p>
          </table:table-cell>
          <table:table-cell office:value-type="float" office:value="-0.0254325811639964" calcext:value-type="float">
            <text:p>-0.025432581163997</text:p>
          </table:table-cell>
          <table:table-cell office:value-type="float" office:value="-0.0253894576348016" calcext:value-type="float">
            <text:p>-0.025389457634802</text:p>
          </table:table-cell>
          <table:table-cell office:value-type="float" office:value="-0.0254086065930136" calcext:value-type="float">
            <text:p>-0.025408606593014</text:p>
          </table:table-cell>
          <table:table-cell office:value-type="float" office:value="-0.0254189131743448" calcext:value-type="float">
            <text:p>-0.025418913174345</text:p>
          </table:table-cell>
          <table:table-cell office:value-type="float" office:value="-0.0254227905113954" calcext:value-type="float">
            <text:p>-0.025422790511395</text:p>
          </table:table-cell>
          <table:table-cell office:value-type="float" office:value="-0.0254110235456429" calcext:value-type="float">
            <text:p>-0.025411023545643</text:p>
          </table:table-cell>
          <table:table-cell office:value-type="float" office:value="-0.0254037577627926" calcext:value-type="float">
            <text:p>-0.025403757762793</text:p>
          </table:table-cell>
          <table:table-cell office:value-type="float" office:value="-0.0254107920177741" calcext:value-type="float">
            <text:p>-0.025410792017774</text:p>
          </table:table-cell>
          <table:table-cell office:value-type="float" office:value="-0.0254164358321629" calcext:value-type="float">
            <text:p>-0.025416435832163</text:p>
          </table:table-cell>
          <table:table-cell office:value-type="float" office:value="-0.0253995438207139" calcext:value-type="float">
            <text:p>-0.025399543820714</text:p>
          </table:table-cell>
          <table:table-cell office:value-type="float" office:value="-0.0254239588472623" calcext:value-type="float">
            <text:p>-0.025423958847262</text:p>
          </table:table-cell>
          <table:table-cell office:value-type="float" office:value="-0.0254415569297056" calcext:value-type="float">
            <text:p>-0.025441556929706</text:p>
          </table:table-cell>
          <table:table-cell office:value-type="float" office:value="-0.0254346530343541" calcext:value-type="float">
            <text:p>-0.025434653034354</text:p>
          </table:table-cell>
          <table:table-cell office:value-type="float" office:value="-0.0254356686085737" calcext:value-type="float">
            <text:p>-0.025435668608574</text:p>
          </table:table-cell>
          <table:table-cell office:value-type="float" office:value="-0.0254130112074398" calcext:value-type="float">
            <text:p>-0.02541301120744</text:p>
          </table:table-cell>
          <table:table-cell office:value-type="float" office:value="-0.0254338724662795" calcext:value-type="float">
            <text:p>-0.02543387246628</text:p>
          </table:table-cell>
          <table:table-cell office:value-type="float" office:value="-0.0254079845481984" calcext:value-type="float">
            <text:p>-0.025407984548198</text:p>
          </table:table-cell>
          <table:table-cell office:value-type="float" office:value="-0.0254434438859156" calcext:value-type="float">
            <text:p>-0.025443443885916</text:p>
          </table:table-cell>
          <table:table-cell office:value-type="float" office:value="-0.0254255450399635" calcext:value-type="float">
            <text:p>-0.025425545039964</text:p>
          </table:table-cell>
          <table:table-cell office:value-type="float" office:value="-0.0254401119441913" calcext:value-type="float">
            <text:p>-0.025440111944191</text:p>
          </table:table-cell>
          <table:table-cell office:value-type="float" office:value="-0.0254313533322038" calcext:value-type="float">
            <text:p>-0.025431353332204</text:p>
          </table:table-cell>
          <table:table-cell office:value-type="float" office:value="-0.0253954452625525" calcext:value-type="float">
            <text:p>-0.025395445262553</text:p>
          </table:table-cell>
          <table:table-cell office:value-type="float" office:value="-0.0254144620162394" calcext:value-type="float">
            <text:p>-0.02541446201624</text:p>
          </table:table-cell>
          <table:table-cell office:value-type="float" office:value="-0.025444919890986" calcext:value-type="float">
            <text:p>-0.025444919890986</text:p>
          </table:table-cell>
          <table:table-cell office:value-type="float" office:value="-0.0253904123264566" calcext:value-type="float">
            <text:p>-0.025390412326457</text:p>
          </table:table-cell>
          <table:table-cell office:value-type="float" office:value="-0.025423740726409" calcext:value-type="float">
            <text:p>-0.025423740726409</text:p>
          </table:table-cell>
          <table:table-cell office:value-type="float" office:value="-0.0254085646025835" calcext:value-type="float">
            <text:p>-0.025408564602584</text:p>
          </table:table-cell>
          <table:table-cell office:value-type="float" office:value="-0.0253894387486258" calcext:value-type="float">
            <text:p>-0.025389438748626</text:p>
          </table:table-cell>
          <table:table-cell office:value-type="float" office:value="-0.0254098593030427" calcext:value-type="float">
            <text:p>-0.025409859303043</text:p>
          </table:table-cell>
          <table:table-cell office:value-type="float" office:value="-0.0254147796940097" calcext:value-type="float">
            <text:p>-0.02541477969401</text:p>
          </table:table-cell>
          <table:table-cell office:value-type="float" office:value="-0.025400226511634" calcext:value-type="float">
            <text:p>-0.025400226511634</text:p>
          </table:table-cell>
          <table:table-cell office:value-type="float" office:value="-0.0254027943833272" calcext:value-type="float">
            <text:p>-0.025402794383327</text:p>
          </table:table-cell>
          <table:table-cell office:value-type="float" office:value="-0.0254174295634251" calcext:value-type="float">
            <text:p>-0.025417429563425</text:p>
          </table:table-cell>
          <table:table-cell office:value-type="float" office:value="-0.0254062470262633" calcext:value-type="float">
            <text:p>-0.025406247026263</text:p>
          </table:table-cell>
          <table:table-cell office:value-type="float" office:value="-0.0254087085603497" calcext:value-type="float">
            <text:p>-0.02540870856035</text:p>
          </table:table-cell>
          <table:table-cell office:value-type="float" office:value="-0.025401198034337" calcext:value-type="float">
            <text:p>-0.025401198034337</text:p>
          </table:table-cell>
          <table:table-cell office:value-type="float" office:value="-0.025441005135709" calcext:value-type="float">
            <text:p>-0.025441005135709</text:p>
          </table:table-cell>
          <table:table-cell office:value-type="float" office:value="-0.0253939931572785" calcext:value-type="float">
            <text:p>-0.025393993157279</text:p>
          </table:table-cell>
          <table:table-cell office:value-type="float" office:value="-0.0254089816629705" calcext:value-type="float">
            <text:p>-0.025408981662971</text:p>
          </table:table-cell>
          <table:table-cell office:value-type="float" office:value="-0.0254084181176444" calcext:value-type="float">
            <text:p>-0.025408418117644</text:p>
          </table:table-cell>
          <table:table-cell office:value-type="float" office:value="-0.0254029804551198" calcext:value-type="float">
            <text:p>-0.02540298045512</text:p>
          </table:table-cell>
          <table:table-cell office:value-type="float" office:value="-0.0254148166726189" calcext:value-type="float">
            <text:p>-0.025414816672619</text:p>
          </table:table-cell>
          <table:table-cell office:value-type="float" office:value="-0.0253967633470616" calcext:value-type="float">
            <text:p>-0.025396763347062</text:p>
          </table:table-cell>
          <table:table-cell office:value-type="float" office:value="-0.0253976280436686" calcext:value-type="float">
            <text:p>-0.025397628043669</text:p>
          </table:table-cell>
          <table:table-cell office:value-type="float" office:value="-0.0254175487114266" calcext:value-type="float">
            <text:p>-0.025417548711427</text:p>
          </table:table-cell>
          <table:table-cell office:value-type="float" office:value="-0.0254131924524636" calcext:value-type="float">
            <text:p>-0.025413192452464</text:p>
          </table:table-cell>
          <table:table-cell office:value-type="float" office:value="-0.025417309357196" calcext:value-type="float">
            <text:p>-0.025417309357196</text:p>
          </table:table-cell>
          <table:table-cell office:value-type="float" office:value="-0.0254379632862624" calcext:value-type="float">
            <text:p>-0.025437963286262</text:p>
          </table:table-cell>
          <table:table-cell office:value-type="float" office:value="-0.0253973763262223" calcext:value-type="float">
            <text:p>-0.025397376326222</text:p>
          </table:table-cell>
          <table:table-cell office:value-type="float" office:value="-0.0254267900619039" calcext:value-type="float">
            <text:p>-0.025426790061904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54218267119313" calcext:value-type="float">
            <text:p>0.554218267119313</text:p>
          </table:table-cell>
          <table:table-cell office:value-type="float" office:value="0.55457504790427" calcext:value-type="float">
            <text:p>0.55457504790427</text:p>
          </table:table-cell>
          <table:table-cell office:value-type="float" office:value="0.555727192639025" calcext:value-type="float">
            <text:p>0.555727192639025</text:p>
          </table:table-cell>
          <table:table-cell office:value-type="float" office:value="0.555174603288627" calcext:value-type="float">
            <text:p>0.555174603288627</text:p>
          </table:table-cell>
          <table:table-cell office:value-type="float" office:value="0.554730655113354" calcext:value-type="float">
            <text:p>0.554730655113354</text:p>
          </table:table-cell>
          <table:table-cell office:value-type="float" office:value="0.554745495892879" calcext:value-type="float">
            <text:p>0.554745495892879</text:p>
          </table:table-cell>
          <table:table-cell office:value-type="float" office:value="0.554935256404438" calcext:value-type="float">
            <text:p>0.554935256404438</text:p>
          </table:table-cell>
          <table:table-cell office:value-type="float" office:value="0.55506109660547" calcext:value-type="float">
            <text:p>0.55506109660547</text:p>
          </table:table-cell>
          <table:table-cell office:value-type="float" office:value="0.555169872487158" calcext:value-type="float">
            <text:p>0.555169872487158</text:p>
          </table:table-cell>
          <table:table-cell office:value-type="float" office:value="0.554967517752451" calcext:value-type="float">
            <text:p>0.554967517752451</text:p>
          </table:table-cell>
          <table:table-cell office:value-type="float" office:value="0.555083637804853" calcext:value-type="float">
            <text:p>0.555083637804853</text:p>
          </table:table-cell>
          <table:table-cell office:value-type="float" office:value="0.554463874393745" calcext:value-type="float">
            <text:p>0.554463874393745</text:p>
          </table:table-cell>
          <table:table-cell office:value-type="float" office:value="0.554979624311122" calcext:value-type="float">
            <text:p>0.554979624311122</text:p>
          </table:table-cell>
          <table:table-cell office:value-type="float" office:value="0.554456214339434" calcext:value-type="float">
            <text:p>0.554456214339434</text:p>
          </table:table-cell>
          <table:table-cell office:value-type="float" office:value="0.555455072182385" calcext:value-type="float">
            <text:p>0.555455072182385</text:p>
          </table:table-cell>
          <table:table-cell office:value-type="float" office:value="0.555125546429669" calcext:value-type="float">
            <text:p>0.555125546429669</text:p>
          </table:table-cell>
          <table:table-cell office:value-type="float" office:value="0.555058310868959" calcext:value-type="float">
            <text:p>0.555058310868959</text:p>
          </table:table-cell>
          <table:table-cell office:value-type="float" office:value="0.554850052992309" calcext:value-type="float">
            <text:p>0.554850052992309</text:p>
          </table:table-cell>
          <table:table-cell office:value-type="float" office:value="0.5550605697827" calcext:value-type="float">
            <text:p>0.5550605697827</text:p>
          </table:table-cell>
          <table:table-cell office:value-type="float" office:value="0.555369633538619" calcext:value-type="float">
            <text:p>0.555369633538619</text:p>
          </table:table-cell>
          <table:table-cell office:value-type="float" office:value="0.554962709538424" calcext:value-type="float">
            <text:p>0.554962709538424</text:p>
          </table:table-cell>
          <table:table-cell office:value-type="float" office:value="0.55502385889268" calcext:value-type="float">
            <text:p>0.55502385889268</text:p>
          </table:table-cell>
          <table:table-cell office:value-type="float" office:value="0.554751890736974" calcext:value-type="float">
            <text:p>0.554751890736974</text:p>
          </table:table-cell>
          <table:table-cell office:value-type="float" office:value="0.554770318148481" calcext:value-type="float">
            <text:p>0.554770318148481</text:p>
          </table:table-cell>
          <table:table-cell office:value-type="float" office:value="0.554735875447116" calcext:value-type="float">
            <text:p>0.554735875447116</text:p>
          </table:table-cell>
          <table:table-cell office:value-type="float" office:value="0.555044738229993" calcext:value-type="float">
            <text:p>0.555044738229993</text:p>
          </table:table-cell>
          <table:table-cell office:value-type="float" office:value="0.555239835774867" calcext:value-type="float">
            <text:p>0.555239835774867</text:p>
          </table:table-cell>
          <table:table-cell office:value-type="float" office:value="0.555522491032006" calcext:value-type="float">
            <text:p>0.555522491032006</text:p>
          </table:table-cell>
          <table:table-cell office:value-type="float" office:value="0.554604444131558" calcext:value-type="float">
            <text:p>0.554604444131558</text:p>
          </table:table-cell>
          <table:table-cell office:value-type="float" office:value="0.555676351219639" calcext:value-type="float">
            <text:p>0.555676351219639</text:p>
          </table:table-cell>
          <table:table-cell office:value-type="float" office:value="0.554603805800227" calcext:value-type="float">
            <text:p>0.554603805800227</text:p>
          </table:table-cell>
          <table:table-cell office:value-type="float" office:value="0.555076486030278" calcext:value-type="float">
            <text:p>0.555076486030278</text:p>
          </table:table-cell>
          <table:table-cell office:value-type="float" office:value="0.556361219351988" calcext:value-type="float">
            <text:p>0.556361219351988</text:p>
          </table:table-cell>
          <table:table-cell office:value-type="float" office:value="0.556493992119647" calcext:value-type="float">
            <text:p>0.556493992119647</text:p>
          </table:table-cell>
          <table:table-cell office:value-type="float" office:value="0.558062054862009" calcext:value-type="float">
            <text:p>0.558062054862009</text:p>
          </table:table-cell>
          <table:table-cell office:value-type="float" office:value="0.562119823433516" calcext:value-type="float">
            <text:p>0.562119823433516</text:p>
          </table:table-cell>
          <table:table-cell office:value-type="float" office:value="0.565058413779083" calcext:value-type="float">
            <text:p>0.565058413779083</text:p>
          </table:table-cell>
          <table:table-cell office:value-type="float" office:value="0.565570930305903" calcext:value-type="float">
            <text:p>0.565570930305903</text:p>
          </table:table-cell>
          <table:table-cell office:value-type="float" office:value="0.565212548027504" calcext:value-type="float">
            <text:p>0.565212548027504</text:p>
          </table:table-cell>
          <table:table-cell office:value-type="float" office:value="0.552301724336254" calcext:value-type="float">
            <text:p>0.552301724336254</text:p>
          </table:table-cell>
          <table:table-cell office:value-type="float" office:value="0.579496646147421" calcext:value-type="float">
            <text:p>0.579496646147421</text:p>
          </table:table-cell>
          <table:table-cell office:value-type="float" office:value="0.59362958390132" calcext:value-type="float">
            <text:p>0.59362958390132</text:p>
          </table:table-cell>
          <table:table-cell office:value-type="float" office:value="0.617585327105182" calcext:value-type="float">
            <text:p>0.617585327105182</text:p>
          </table:table-cell>
          <table:table-cell office:value-type="float" office:value="0.566798517937184" calcext:value-type="float">
            <text:p>0.566798517937184</text:p>
          </table:table-cell>
          <table:table-cell office:value-type="float" office:value="0.558480401212754" calcext:value-type="float">
            <text:p>0.558480401212754</text:p>
          </table:table-cell>
          <table:table-cell office:value-type="float" office:value="0.535017949954819" calcext:value-type="float">
            <text:p>0.535017949954819</text:p>
          </table:table-cell>
          <table:table-cell office:value-type="float" office:value="0.527285334484374" calcext:value-type="float">
            <text:p>0.527285334484374</text:p>
          </table:table-cell>
          <table:table-cell office:value-type="float" office:value="0.497152474108705" calcext:value-type="float">
            <text:p>0.497152474108705</text:p>
          </table:table-cell>
          <table:table-cell office:value-type="float" office:value="0.497898918320446" calcext:value-type="float">
            <text:p>0.497898918320446</text:p>
          </table:table-cell>
          <table:table-cell office:value-type="float" office:value="0.494823338339637" calcext:value-type="float">
            <text:p>0.494823338339637</text:p>
          </table:table-cell>
          <table:table-cell office:value-type="float" office:value="0.487091928238014" calcext:value-type="float">
            <text:p>0.487091928238014</text:p>
          </table:table-cell>
          <table:table-cell office:value-type="float" office:value="0.501502854874487" calcext:value-type="float">
            <text:p>0.501502854874487</text:p>
          </table:table-cell>
          <table:table-cell office:value-type="float" office:value="0.517589397861424" calcext:value-type="float">
            <text:p>0.517589397861424</text:p>
          </table:table-cell>
          <table:table-cell office:value-type="float" office:value="0.531683697437299" calcext:value-type="float">
            <text:p>0.531683697437299</text:p>
          </table:table-cell>
          <table:table-cell office:value-type="float" office:value="0.528226910358668" calcext:value-type="float">
            <text:p>0.528226910358668</text:p>
          </table:table-cell>
          <table:table-cell office:value-type="float" office:value="0.521781202745779" calcext:value-type="float">
            <text:p>0.521781202745779</text:p>
          </table:table-cell>
          <table:table-cell office:value-type="float" office:value="0.528541996711685" calcext:value-type="float">
            <text:p>0.528541996711685</text:p>
          </table:table-cell>
          <table:table-cell office:value-type="float" office:value="0.604150016494528" calcext:value-type="float">
            <text:p>0.604150016494528</text:p>
          </table:table-cell>
          <table:table-cell office:value-type="float" office:value="0.532656831424528" calcext:value-type="float">
            <text:p>0.532656831424528</text:p>
          </table:table-cell>
          <table:table-cell office:value-type="float" office:value="0.518265418847063" calcext:value-type="float">
            <text:p>0.518265418847063</text:p>
          </table:table-cell>
          <table:table-cell office:value-type="float" office:value="0.517521069727082" calcext:value-type="float">
            <text:p>0.517521069727082</text:p>
          </table:table-cell>
          <table:table-cell office:value-type="float" office:value="0.519068550135392" calcext:value-type="float">
            <text:p>0.519068550135392</text:p>
          </table:table-cell>
          <table:table-cell office:value-type="float" office:value="0.519349844230396" calcext:value-type="float">
            <text:p>0.519349844230396</text:p>
          </table:table-cell>
          <table:table-cell office:value-type="float" office:value="0.512872354407299" calcext:value-type="float">
            <text:p>0.512872354407299</text:p>
          </table:table-cell>
          <table:table-cell office:value-type="float" office:value="0.509133657205322" calcext:value-type="float">
            <text:p>0.509133657205322</text:p>
          </table:table-cell>
          <table:table-cell office:value-type="float" office:value="0.542785765263072" calcext:value-type="float">
            <text:p>0.542785765263072</text:p>
          </table:table-cell>
          <table:table-cell office:value-type="float" office:value="0.503025167692832" calcext:value-type="float">
            <text:p>0.503025167692832</text:p>
          </table:table-cell>
          <table:table-cell office:value-type="float" office:value="0.509208614430897" calcext:value-type="float">
            <text:p>0.509208614430897</text:p>
          </table:table-cell>
          <table:table-cell office:value-type="float" office:value="0.468266138621157" calcext:value-type="float">
            <text:p>0.468266138621157</text:p>
          </table:table-cell>
          <table:table-cell office:value-type="float" office:value="0.469587091078548" calcext:value-type="float">
            <text:p>0.469587091078548</text:p>
          </table:table-cell>
          <table:table-cell office:value-type="float" office:value="0.493567276339758" calcext:value-type="float">
            <text:p>0.493567276339758</text:p>
          </table:table-cell>
          <table:table-cell office:value-type="float" office:value="0.499469938032157" calcext:value-type="float">
            <text:p>0.499469938032157</text:p>
          </table:table-cell>
          <table:table-cell office:value-type="float" office:value="0.506380151431281" calcext:value-type="float">
            <text:p>0.506380151431281</text:p>
          </table:table-cell>
          <table:table-cell office:value-type="float" office:value="0.515965019771302" calcext:value-type="float">
            <text:p>0.515965019771302</text:p>
          </table:table-cell>
          <table:table-cell office:value-type="float" office:value="0.533500858545559" calcext:value-type="float">
            <text:p>0.533500858545559</text:p>
          </table:table-cell>
          <table:table-cell office:value-type="float" office:value="0.540155626638912" calcext:value-type="float">
            <text:p>0.540155626638912</text:p>
          </table:table-cell>
          <table:table-cell office:value-type="float" office:value="0.515551037674999" calcext:value-type="float">
            <text:p>0.515551037674999</text:p>
          </table:table-cell>
          <table:table-cell office:value-type="float" office:value="0.52215235436049" calcext:value-type="float">
            <text:p>0.52215235436049</text:p>
          </table:table-cell>
          <table:table-cell office:value-type="float" office:value="0.611917523934725" calcext:value-type="float">
            <text:p>0.611917523934725</text:p>
          </table:table-cell>
          <table:table-cell office:value-type="float" office:value="0.613547047978592" calcext:value-type="float">
            <text:p>0.613547047978592</text:p>
          </table:table-cell>
          <table:table-cell office:value-type="float" office:value="0.576394293460583" calcext:value-type="float">
            <text:p>0.576394293460583</text:p>
          </table:table-cell>
          <table:table-cell office:value-type="float" office:value="0.554922145566943" calcext:value-type="float">
            <text:p>0.554922145566943</text:p>
          </table:table-cell>
          <table:table-cell office:value-type="float" office:value="0.491295170371873" calcext:value-type="float">
            <text:p>0.491295170371873</text:p>
          </table:table-cell>
          <table:table-cell office:value-type="float" office:value="0.495042833893481" calcext:value-type="float">
            <text:p>0.495042833893481</text:p>
          </table:table-cell>
          <table:table-cell office:value-type="float" office:value="0.524609180815941" calcext:value-type="float">
            <text:p>0.524609180815941</text:p>
          </table:table-cell>
          <table:table-cell office:value-type="float" office:value="0.545530360060965" calcext:value-type="float">
            <text:p>0.545530360060965</text:p>
          </table:table-cell>
          <table:table-cell office:value-type="float" office:value="0.557791618300187" calcext:value-type="float">
            <text:p>0.557791618300187</text:p>
          </table:table-cell>
          <table:table-cell office:value-type="float" office:value="0.61328869784175" calcext:value-type="float">
            <text:p>0.61328869784175</text:p>
          </table:table-cell>
          <table:table-cell office:value-type="float" office:value="0.637028507502966" calcext:value-type="float">
            <text:p>0.637028507502966</text:p>
          </table:table-cell>
          <table:table-cell office:value-type="float" office:value="0.631515827155977" calcext:value-type="float">
            <text:p>0.631515827155977</text:p>
          </table:table-cell>
          <table:table-cell office:value-type="float" office:value="0.629040923772356" calcext:value-type="float">
            <text:p>0.629040923772356</text:p>
          </table:table-cell>
          <table:table-cell office:value-type="float" office:value="0.546985179887" calcext:value-type="float">
            <text:p>0.546985179887</text:p>
          </table:table-cell>
          <table:table-cell office:value-type="float" office:value="0.536602334032469" calcext:value-type="float">
            <text:p>0.536602334032469</text:p>
          </table:table-cell>
          <table:table-cell office:value-type="float" office:value="0.528505928795977" calcext:value-type="float">
            <text:p>0.528505928795977</text:p>
          </table:table-cell>
          <table:table-cell office:value-type="float" office:value="0.533339024632056" calcext:value-type="float">
            <text:p>0.533339024632056</text:p>
          </table:table-cell>
          <table:table-cell office:value-type="float" office:value="0.536259123557372" calcext:value-type="float">
            <text:p>0.536259123557372</text:p>
          </table:table-cell>
          <table:table-cell office:value-type="float" office:value="0.543177996518368" calcext:value-type="float">
            <text:p>0.543177996518368</text:p>
          </table:table-cell>
          <table:table-cell office:value-type="float" office:value="0.538057544891358" calcext:value-type="float">
            <text:p>0.538057544891358</text:p>
          </table:table-cell>
          <table:table-cell office:value-type="float" office:value="0.548062566114345" calcext:value-type="float">
            <text:p>0.548062566114345</text:p>
          </table:table-cell>
          <table:table-cell office:value-type="float" office:value="0.554540702634083" calcext:value-type="float">
            <text:p>0.554540702634083</text:p>
          </table:table-cell>
          <table:table-cell office:value-type="float" office:value="0.532235443736589" calcext:value-type="float">
            <text:p>0.532235443736589</text:p>
          </table:table-cell>
          <table:table-cell office:value-type="float" office:value="0.499193547681281" calcext:value-type="float">
            <text:p>0.499193547681281</text:p>
          </table:table-cell>
          <table:table-cell office:value-type="float" office:value="0.491125957386837" calcext:value-type="float">
            <text:p>0.491125957386837</text:p>
          </table:table-cell>
          <table:table-cell office:value-type="float" office:value="0.488765416759698" calcext:value-type="float">
            <text:p>0.488765416759698</text:p>
          </table:table-cell>
          <table:table-cell office:value-type="float" office:value="0.500628994436172" calcext:value-type="float">
            <text:p>0.500628994436172</text:p>
          </table:table-cell>
          <table:table-cell office:value-type="float" office:value="0.544569942717526" calcext:value-type="float">
            <text:p>0.544569942717526</text:p>
          </table:table-cell>
          <table:table-cell office:value-type="float" office:value="0.565839798130666" calcext:value-type="float">
            <text:p>0.565839798130666</text:p>
          </table:table-cell>
          <table:table-cell office:value-type="float" office:value="0.593828010229075" calcext:value-type="float">
            <text:p>0.593828010229075</text:p>
          </table:table-cell>
          <table:table-cell office:value-type="float" office:value="0.609541816095676" calcext:value-type="float">
            <text:p>0.609541816095676</text:p>
          </table:table-cell>
          <table:table-cell office:value-type="float" office:value="0.609173989461187" calcext:value-type="float">
            <text:p>0.609173989461187</text:p>
          </table:table-cell>
          <table:table-cell office:value-type="float" office:value="0.599766963588008" calcext:value-type="float">
            <text:p>0.599766963588008</text:p>
          </table:table-cell>
          <table:table-cell office:value-type="float" office:value="0.578757814418153" calcext:value-type="float">
            <text:p>0.578757814418153</text:p>
          </table:table-cell>
          <table:table-cell office:value-type="float" office:value="0.545412483601107" calcext:value-type="float">
            <text:p>0.545412483601107</text:p>
          </table:table-cell>
          <table:table-cell office:value-type="float" office:value="0.514808096636357" calcext:value-type="float">
            <text:p>0.514808096636357</text:p>
          </table:table-cell>
          <table:table-cell office:value-type="float" office:value="0.482992569140699" calcext:value-type="float">
            <text:p>0.482992569140699</text:p>
          </table:table-cell>
          <table:table-cell office:value-type="float" office:value="0.50877532488989" calcext:value-type="float">
            <text:p>0.50877532488989</text:p>
          </table:table-cell>
          <table:table-cell office:value-type="float" office:value="0.548897783082197" calcext:value-type="float">
            <text:p>0.548897783082197</text:p>
          </table:table-cell>
          <table:table-cell office:value-type="float" office:value="0.572076801033668" calcext:value-type="float">
            <text:p>0.572076801033668</text:p>
          </table:table-cell>
          <table:table-cell office:value-type="float" office:value="0.605814664152258" calcext:value-type="float">
            <text:p>0.605814664152258</text:p>
          </table:table-cell>
          <table:table-cell office:value-type="float" office:value="0.549241622626079" calcext:value-type="float">
            <text:p>0.549241622626079</text:p>
          </table:table-cell>
          <table:table-cell office:value-type="float" office:value="0.52152728433613" calcext:value-type="float">
            <text:p>0.52152728433613</text:p>
          </table:table-cell>
          <table:table-cell office:value-type="float" office:value="0.49408217301879" calcext:value-type="float">
            <text:p>0.49408217301879</text:p>
          </table:table-cell>
          <table:table-cell office:value-type="float" office:value="0.498355341043106" calcext:value-type="float">
            <text:p>0.498355341043106</text:p>
          </table:table-cell>
          <table:table-cell office:value-type="float" office:value="0.496379580649585" calcext:value-type="float">
            <text:p>0.496379580649585</text:p>
          </table:table-cell>
          <table:table-cell office:value-type="float" office:value="0.514127672732464" calcext:value-type="float">
            <text:p>0.514127672732464</text:p>
          </table:table-cell>
          <table:table-cell office:value-type="float" office:value="0.541882462402358" calcext:value-type="float">
            <text:p>0.541882462402358</text:p>
          </table:table-cell>
          <table:table-cell office:value-type="float" office:value="0.560512079550103" calcext:value-type="float">
            <text:p>0.560512079550103</text:p>
          </table:table-cell>
          <table:table-cell office:value-type="float" office:value="0.57192720439123" calcext:value-type="float">
            <text:p>0.57192720439123</text:p>
          </table:table-cell>
          <table:table-cell office:value-type="float" office:value="0.551897275632447" calcext:value-type="float">
            <text:p>0.551897275632447</text:p>
          </table:table-cell>
          <table:table-cell office:value-type="float" office:value="0.545425260885849" calcext:value-type="float">
            <text:p>0.545425260885849</text:p>
          </table:table-cell>
          <table:table-cell office:value-type="float" office:value="0.550974746767121" calcext:value-type="float">
            <text:p>0.550974746767121</text:p>
          </table:table-cell>
          <table:table-cell office:value-type="float" office:value="0.534556130374548" calcext:value-type="float">
            <text:p>0.534556130374548</text:p>
          </table:table-cell>
          <table:table-cell office:value-type="float" office:value="0.580319403402296" calcext:value-type="float">
            <text:p>0.580319403402296</text:p>
          </table:table-cell>
          <table:table-cell office:value-type="float" office:value="0.604142890270493" calcext:value-type="float">
            <text:p>0.604142890270493</text:p>
          </table:table-cell>
          <table:table-cell office:value-type="float" office:value="0.599443171684335" calcext:value-type="float">
            <text:p>0.599443171684335</text:p>
          </table:table-cell>
          <table:table-cell office:value-type="float" office:value="0.574441424964474" calcext:value-type="float">
            <text:p>0.574441424964474</text:p>
          </table:table-cell>
          <table:table-cell office:value-type="float" office:value="0.56964747604155" calcext:value-type="float">
            <text:p>0.56964747604155</text:p>
          </table:table-cell>
          <table:table-cell office:value-type="float" office:value="0.520671384861534" calcext:value-type="float">
            <text:p>0.520671384861534</text:p>
          </table:table-cell>
          <table:table-cell office:value-type="float" office:value="0.495930688853634" calcext:value-type="float">
            <text:p>0.495930688853634</text:p>
          </table:table-cell>
          <table:table-cell office:value-type="float" office:value="0.496218298393522" calcext:value-type="float">
            <text:p>0.496218298393522</text:p>
          </table:table-cell>
          <table:table-cell office:value-type="float" office:value="0.507282539344917" calcext:value-type="float">
            <text:p>0.507282539344917</text:p>
          </table:table-cell>
          <table:table-cell office:value-type="float" office:value="0.512670605791633" calcext:value-type="float">
            <text:p>0.512670605791633</text:p>
          </table:table-cell>
          <table:table-cell office:value-type="float" office:value="0.51328052252553" calcext:value-type="float">
            <text:p>0.51328052252553</text:p>
          </table:table-cell>
          <table:table-cell office:value-type="float" office:value="0.515828331420326" calcext:value-type="float">
            <text:p>0.515828331420326</text:p>
          </table:table-cell>
          <table:table-cell office:value-type="float" office:value="0.521874794048882" calcext:value-type="float">
            <text:p>0.521874794048882</text:p>
          </table:table-cell>
          <table:table-cell office:value-type="float" office:value="0.516959422637003" calcext:value-type="float">
            <text:p>0.516959422637003</text:p>
          </table:table-cell>
          <table:table-cell office:value-type="float" office:value="0.519243321991695" calcext:value-type="float">
            <text:p>0.519243321991695</text:p>
          </table:table-cell>
          <table:table-cell office:value-type="float" office:value="0.517669686779438" calcext:value-type="float">
            <text:p>0.517669686779438</text:p>
          </table:table-cell>
          <table:table-cell office:value-type="float" office:value="0.519613516571127" calcext:value-type="float">
            <text:p>0.519613516571127</text:p>
          </table:table-cell>
          <table:table-cell office:value-type="float" office:value="0.522577184786568" calcext:value-type="float">
            <text:p>0.522577184786568</text:p>
          </table:table-cell>
          <table:table-cell office:value-type="float" office:value="0.522863970279618" calcext:value-type="float">
            <text:p>0.522863970279618</text:p>
          </table:table-cell>
          <table:table-cell office:value-type="float" office:value="0.525389904251365" calcext:value-type="float">
            <text:p>0.525389904251365</text:p>
          </table:table-cell>
          <table:table-cell office:value-type="float" office:value="0.523913959951709" calcext:value-type="float">
            <text:p>0.523913959951709</text:p>
          </table:table-cell>
          <table:table-cell office:value-type="float" office:value="0.522192116185075" calcext:value-type="float">
            <text:p>0.522192116185075</text:p>
          </table:table-cell>
          <table:table-cell office:value-type="float" office:value="0.521988027110692" calcext:value-type="float">
            <text:p>0.521988027110692</text:p>
          </table:table-cell>
          <table:table-cell office:value-type="float" office:value="0.522711695016861" calcext:value-type="float">
            <text:p>0.522711695016861</text:p>
          </table:table-cell>
          <table:table-cell office:value-type="float" office:value="0.522270729899553" calcext:value-type="float">
            <text:p>0.522270729899553</text:p>
          </table:table-cell>
          <table:table-cell office:value-type="float" office:value="0.521648878138093" calcext:value-type="float">
            <text:p>0.521648878138093</text:p>
          </table:table-cell>
          <table:table-cell office:value-type="float" office:value="0.522305194494661" calcext:value-type="float">
            <text:p>0.522305194494661</text:p>
          </table:table-cell>
          <table:table-cell office:value-type="float" office:value="0.522022640101927" calcext:value-type="float">
            <text:p>0.522022640101927</text:p>
          </table:table-cell>
          <table:table-cell office:value-type="float" office:value="0.52161691445164" calcext:value-type="float">
            <text:p>0.52161691445164</text:p>
          </table:table-cell>
          <table:table-cell office:value-type="float" office:value="0.521543621332599" calcext:value-type="float">
            <text:p>0.521543621332599</text:p>
          </table:table-cell>
          <table:table-cell office:value-type="float" office:value="0.521997613751597" calcext:value-type="float">
            <text:p>0.521997613751597</text:p>
          </table:table-cell>
          <table:table-cell office:value-type="float" office:value="0.521950028229954" calcext:value-type="float">
            <text:p>0.521950028229954</text:p>
          </table:table-cell>
          <table:table-cell office:value-type="float" office:value="0.521807023388518" calcext:value-type="float">
            <text:p>0.521807023388518</text:p>
          </table:table-cell>
          <table:table-cell office:value-type="float" office:value="0.521612142488275" calcext:value-type="float">
            <text:p>0.521612142488275</text:p>
          </table:table-cell>
          <table:table-cell office:value-type="float" office:value="0.521683289508427" calcext:value-type="float">
            <text:p>0.521683289508427</text:p>
          </table:table-cell>
          <table:table-cell office:value-type="float" office:value="0.52178894815145" calcext:value-type="float">
            <text:p>0.52178894815145</text:p>
          </table:table-cell>
          <table:table-cell office:value-type="float" office:value="0.521665476450159" calcext:value-type="float">
            <text:p>0.521665476450159</text:p>
          </table:table-cell>
          <table:table-cell office:value-type="float" office:value="0.52216687319515" calcext:value-type="float">
            <text:p>0.52216687319515</text:p>
          </table:table-cell>
          <table:table-cell office:value-type="float" office:value="0.522594094632532" calcext:value-type="float">
            <text:p>0.522594094632532</text:p>
          </table:table-cell>
          <table:table-cell office:value-type="float" office:value="0.522331794108274" calcext:value-type="float">
            <text:p>0.522331794108274</text:p>
          </table:table-cell>
          <table:table-cell office:value-type="float" office:value="0.522362047833169" calcext:value-type="float">
            <text:p>0.522362047833169</text:p>
          </table:table-cell>
          <table:table-cell office:value-type="float" office:value="0.521714239307958" calcext:value-type="float">
            <text:p>0.521714239307958</text:p>
          </table:table-cell>
          <table:table-cell office:value-type="float" office:value="0.522230938614197" calcext:value-type="float">
            <text:p>0.522230938614197</text:p>
          </table:table-cell>
          <table:table-cell office:value-type="float" office:value="0.521775968265571" calcext:value-type="float">
            <text:p>0.521775968265571</text:p>
          </table:table-cell>
          <table:table-cell office:value-type="float" office:value="0.522497084993058" calcext:value-type="float">
            <text:p>0.522497084993058</text:p>
          </table:table-cell>
          <table:table-cell office:value-type="float" office:value="0.522093264178676" calcext:value-type="float">
            <text:p>0.522093264178676</text:p>
          </table:table-cell>
          <table:table-cell office:value-type="float" office:value="0.522265540685116" calcext:value-type="float">
            <text:p>0.522265540685116</text:p>
          </table:table-cell>
          <table:table-cell office:value-type="float" office:value="0.522218865138721" calcext:value-type="float">
            <text:p>0.522218865138721</text:p>
          </table:table-cell>
          <table:table-cell office:value-type="float" office:value="0.521495704511008" calcext:value-type="float">
            <text:p>0.521495704511008</text:p>
          </table:table-cell>
          <table:table-cell office:value-type="float" office:value="0.521915400208827" calcext:value-type="float">
            <text:p>0.521915400208827</text:p>
          </table:table-cell>
          <table:table-cell office:value-type="float" office:value="0.522455004687569" calcext:value-type="float">
            <text:p>0.522455004687569</text:p>
          </table:table-cell>
          <table:table-cell office:value-type="float" office:value="0.521355223843995" calcext:value-type="float">
            <text:p>0.521355223843995</text:p>
          </table:table-cell>
          <table:table-cell office:value-type="float" office:value="0.522344040175522" calcext:value-type="float">
            <text:p>0.522344040175522</text:p>
          </table:table-cell>
          <table:table-cell office:value-type="float" office:value="0.521975956734119" calcext:value-type="float">
            <text:p>0.521975956734119</text:p>
          </table:table-cell>
          <table:table-cell office:value-type="float" office:value="0.521602417279498" calcext:value-type="float">
            <text:p>0.521602417279498</text:p>
          </table:table-cell>
          <table:table-cell office:value-type="float" office:value="0.521846900216024" calcext:value-type="float">
            <text:p>0.521846900216024</text:p>
          </table:table-cell>
          <table:table-cell office:value-type="float" office:value="0.521853702997223" calcext:value-type="float">
            <text:p>0.521853702997223</text:p>
          </table:table-cell>
          <table:table-cell office:value-type="float" office:value="0.521765180318508" calcext:value-type="float">
            <text:p>0.521765180318508</text:p>
          </table:table-cell>
          <table:table-cell office:value-type="float" office:value="0.521877926078892" calcext:value-type="float">
            <text:p>0.521877926078892</text:p>
          </table:table-cell>
          <table:table-cell office:value-type="float" office:value="0.521985096798177" calcext:value-type="float">
            <text:p>0.521985096798177</text:p>
          </table:table-cell>
          <table:table-cell office:value-type="float" office:value="0.521899587174621" calcext:value-type="float">
            <text:p>0.521899587174621</text:p>
          </table:table-cell>
          <table:table-cell office:value-type="float" office:value="0.521831866561584" calcext:value-type="float">
            <text:p>0.521831866561584</text:p>
          </table:table-cell>
          <table:table-cell office:value-type="float" office:value="0.521913409746781" calcext:value-type="float">
            <text:p>0.521913409746781</text:p>
          </table:table-cell>
          <table:table-cell office:value-type="float" office:value="0.522634252885154" calcext:value-type="float">
            <text:p>0.522634252885154</text:p>
          </table:table-cell>
          <table:table-cell office:value-type="float" office:value="0.521580386253934" calcext:value-type="float">
            <text:p>0.521580386253934</text:p>
          </table:table-cell>
          <table:table-cell office:value-type="float" office:value="0.521828536794366" calcext:value-type="float">
            <text:p>0.521828536794366</text:p>
          </table:table-cell>
          <table:table-cell office:value-type="float" office:value="0.521694637261853" calcext:value-type="float">
            <text:p>0.521694637261853</text:p>
          </table:table-cell>
          <table:table-cell office:value-type="float" office:value="0.521628307152154" calcext:value-type="float">
            <text:p>0.521628307152154</text:p>
          </table:table-cell>
          <table:table-cell office:value-type="float" office:value="0.522170909302002" calcext:value-type="float">
            <text:p>0.522170909302002</text:p>
          </table:table-cell>
          <table:table-cell office:value-type="float" office:value="0.521663648973797" calcext:value-type="float">
            <text:p>0.521663648973797</text:p>
          </table:table-cell>
          <table:table-cell office:value-type="float" office:value="0.521607063177693" calcext:value-type="float">
            <text:p>0.521607063177693</text:p>
          </table:table-cell>
          <table:table-cell office:value-type="float" office:value="0.522242078030164" calcext:value-type="float">
            <text:p>0.522242078030164</text:p>
          </table:table-cell>
          <table:table-cell office:value-type="float" office:value="0.522024351034261" calcext:value-type="float">
            <text:p>0.522024351034261</text:p>
          </table:table-cell>
          <table:table-cell office:value-type="float" office:value="0.522023399859209" calcext:value-type="float">
            <text:p>0.522023399859209</text:p>
          </table:table-cell>
          <table:table-cell office:value-type="float" office:value="0.522416844690573" calcext:value-type="float">
            <text:p>0.522416844690573</text:p>
          </table:table-cell>
          <table:table-cell office:value-type="float" office:value="0.521709721629454" calcext:value-type="float">
            <text:p>0.521709721629454</text:p>
          </table:table-cell>
          <table:table-cell office:value-type="float" office:value="0.522381681965769" calcext:value-type="float">
            <text:p>0.522381681965769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2306386535325" calcext:value-type="float">
            <text:p>-0.182306386535325</text:p>
          </table:table-cell>
          <table:table-cell office:value-type="float" office:value="-0.182396857574573" calcext:value-type="float">
            <text:p>-0.182396857574573</text:p>
          </table:table-cell>
          <table:table-cell office:value-type="float" office:value="-0.182637856088323" calcext:value-type="float">
            <text:p>-0.182637856088323</text:p>
          </table:table-cell>
          <table:table-cell office:value-type="float" office:value="-0.182523905458008" calcext:value-type="float">
            <text:p>-0.182523905458008</text:p>
          </table:table-cell>
          <table:table-cell office:value-type="float" office:value="-0.182409975654339" calcext:value-type="float">
            <text:p>-0.182409975654339</text:p>
          </table:table-cell>
          <table:table-cell office:value-type="float" office:value="-0.18242825803694" calcext:value-type="float">
            <text:p>-0.18242825803694</text:p>
          </table:table-cell>
          <table:table-cell office:value-type="float" office:value="-0.182463072053886" calcext:value-type="float">
            <text:p>-0.182463072053886</text:p>
          </table:table-cell>
          <table:table-cell office:value-type="float" office:value="-0.182505624814271" calcext:value-type="float">
            <text:p>-0.182505624814271</text:p>
          </table:table-cell>
          <table:table-cell office:value-type="float" office:value="-0.182523703628673" calcext:value-type="float">
            <text:p>-0.182523703628673</text:p>
          </table:table-cell>
          <table:table-cell office:value-type="float" office:value="-0.182452077866015" calcext:value-type="float">
            <text:p>-0.182452077866015</text:p>
          </table:table-cell>
          <table:table-cell office:value-type="float" office:value="-0.182500814149333" calcext:value-type="float">
            <text:p>-0.182500814149333</text:p>
          </table:table-cell>
          <table:table-cell office:value-type="float" office:value="-0.182365358888516" calcext:value-type="float">
            <text:p>-0.182365358888516</text:p>
          </table:table-cell>
          <table:table-cell office:value-type="float" office:value="-0.182487987605973" calcext:value-type="float">
            <text:p>-0.182487987605973</text:p>
          </table:table-cell>
          <table:table-cell office:value-type="float" office:value="-0.182359860555858" calcext:value-type="float">
            <text:p>-0.182359860555858</text:p>
          </table:table-cell>
          <table:table-cell office:value-type="float" office:value="-0.182576379166907" calcext:value-type="float">
            <text:p>-0.182576379166907</text:p>
          </table:table-cell>
          <table:table-cell office:value-type="float" office:value="-0.182492087871063" calcext:value-type="float">
            <text:p>-0.182492087871063</text:p>
          </table:table-cell>
          <table:table-cell office:value-type="float" office:value="-0.182483695182804" calcext:value-type="float">
            <text:p>-0.182483695182804</text:p>
          </table:table-cell>
          <table:table-cell office:value-type="float" office:value="-0.182439082577276" calcext:value-type="float">
            <text:p>-0.182439082577276</text:p>
          </table:table-cell>
          <table:table-cell office:value-type="float" office:value="-0.18248942356005" calcext:value-type="float">
            <text:p>-0.18248942356005</text:p>
          </table:table-cell>
          <table:table-cell office:value-type="float" office:value="-0.18254190535443" calcext:value-type="float">
            <text:p>-0.18254190535443</text:p>
          </table:table-cell>
          <table:table-cell office:value-type="float" office:value="-0.182468988810083" calcext:value-type="float">
            <text:p>-0.182468988810083</text:p>
          </table:table-cell>
          <table:table-cell office:value-type="float" office:value="-0.182468628299171" calcext:value-type="float">
            <text:p>-0.182468628299171</text:p>
          </table:table-cell>
          <table:table-cell office:value-type="float" office:value="-0.182430325924136" calcext:value-type="float">
            <text:p>-0.182430325924136</text:p>
          </table:table-cell>
          <table:table-cell office:value-type="float" office:value="-0.182399504939847" calcext:value-type="float">
            <text:p>-0.182399504939847</text:p>
          </table:table-cell>
          <table:table-cell office:value-type="float" office:value="-0.182442074670461" calcext:value-type="float">
            <text:p>-0.182442074670461</text:p>
          </table:table-cell>
          <table:table-cell office:value-type="float" office:value="-0.182508686203551" calcext:value-type="float">
            <text:p>-0.182508686203551</text:p>
          </table:table-cell>
          <table:table-cell office:value-type="float" office:value="-0.182539864362012" calcext:value-type="float">
            <text:p>-0.182539864362012</text:p>
          </table:table-cell>
          <table:table-cell office:value-type="float" office:value="-0.182580249841589" calcext:value-type="float">
            <text:p>-0.182580249841589</text:p>
          </table:table-cell>
          <table:table-cell office:value-type="float" office:value="-0.182378981062154" calcext:value-type="float">
            <text:p>-0.182378981062154</text:p>
          </table:table-cell>
          <table:table-cell office:value-type="float" office:value="-0.182634371018777" calcext:value-type="float">
            <text:p>-0.182634371018777</text:p>
          </table:table-cell>
          <table:table-cell office:value-type="float" office:value="-0.182391088117391" calcext:value-type="float">
            <text:p>-0.182391088117391</text:p>
          </table:table-cell>
          <table:table-cell office:value-type="float" office:value="-0.182498877593024" calcext:value-type="float">
            <text:p>-0.182498877593024</text:p>
          </table:table-cell>
          <table:table-cell office:value-type="float" office:value="-0.183006346584965" calcext:value-type="float">
            <text:p>-0.183006346584965</text:p>
          </table:table-cell>
          <table:table-cell office:value-type="float" office:value="-0.182740454844284" calcext:value-type="float">
            <text:p>-0.182740454844284</text:p>
          </table:table-cell>
          <table:table-cell office:value-type="float" office:value="-0.183755336887314" calcext:value-type="float">
            <text:p>-0.183755336887314</text:p>
          </table:table-cell>
          <table:table-cell office:value-type="float" office:value="-0.185637635297464" calcext:value-type="float">
            <text:p>-0.185637635297464</text:p>
          </table:table-cell>
          <table:table-cell office:value-type="float" office:value="-0.185911796401378" calcext:value-type="float">
            <text:p>-0.185911796401378</text:p>
          </table:table-cell>
          <table:table-cell office:value-type="float" office:value="-0.185077718132713" calcext:value-type="float">
            <text:p>-0.185077718132713</text:p>
          </table:table-cell>
          <table:table-cell office:value-type="float" office:value="-0.180552859359281" calcext:value-type="float">
            <text:p>-0.180552859359281</text:p>
          </table:table-cell>
          <table:table-cell office:value-type="float" office:value="-0.165462264424292" calcext:value-type="float">
            <text:p>-0.165462264424292</text:p>
          </table:table-cell>
          <table:table-cell office:value-type="float" office:value="-0.256158003505516" calcext:value-type="float">
            <text:p>-0.256158003505516</text:p>
          </table:table-cell>
          <table:table-cell office:value-type="float" office:value="-0.262620916894225" calcext:value-type="float">
            <text:p>-0.262620916894225</text:p>
          </table:table-cell>
          <table:table-cell office:value-type="float" office:value="-0.254913080750155" calcext:value-type="float">
            <text:p>-0.254913080750155</text:p>
          </table:table-cell>
          <table:table-cell office:value-type="float" office:value="-0.278667144069982" calcext:value-type="float">
            <text:p>-0.278667144069982</text:p>
          </table:table-cell>
          <table:table-cell office:value-type="float" office:value="-0.27382308551917" calcext:value-type="float">
            <text:p>-0.27382308551917</text:p>
          </table:table-cell>
          <table:table-cell office:value-type="float" office:value="-0.277643469805563" calcext:value-type="float">
            <text:p>-0.277643469805563</text:p>
          </table:table-cell>
          <table:table-cell office:value-type="float" office:value="-0.165802013144219" calcext:value-type="float">
            <text:p>-0.165802013144219</text:p>
          </table:table-cell>
          <table:table-cell office:value-type="float" office:value="-0.153185947994179" calcext:value-type="float">
            <text:p>-0.153185947994179</text:p>
          </table:table-cell>
          <table:table-cell office:value-type="float" office:value="-0.155358482312974" calcext:value-type="float">
            <text:p>-0.155358482312974</text:p>
          </table:table-cell>
          <table:table-cell office:value-type="float" office:value="-0.162886676965541" calcext:value-type="float">
            <text:p>-0.162886676965541</text:p>
          </table:table-cell>
          <table:table-cell office:value-type="float" office:value="-0.165477147668355" calcext:value-type="float">
            <text:p>-0.165477147668355</text:p>
          </table:table-cell>
          <table:table-cell office:value-type="float" office:value="-0.168057151397452" calcext:value-type="float">
            <text:p>-0.168057151397452</text:p>
          </table:table-cell>
          <table:table-cell office:value-type="float" office:value="-0.167936724044846" calcext:value-type="float">
            <text:p>-0.167936724044846</text:p>
          </table:table-cell>
          <table:table-cell office:value-type="float" office:value="-0.161533345335393" calcext:value-type="float">
            <text:p>-0.161533345335393</text:p>
          </table:table-cell>
          <table:table-cell office:value-type="float" office:value="-0.151383242119087" calcext:value-type="float">
            <text:p>-0.151383242119087</text:p>
          </table:table-cell>
          <table:table-cell office:value-type="float" office:value="-0.146494002880539" calcext:value-type="float">
            <text:p>-0.146494002880539</text:p>
          </table:table-cell>
          <table:table-cell office:value-type="float" office:value="-0.140717239322054" calcext:value-type="float">
            <text:p>-0.140717239322054</text:p>
          </table:table-cell>
          <table:table-cell office:value-type="float" office:value="-0.263064288658317" calcext:value-type="float">
            <text:p>-0.263064288658317</text:p>
          </table:table-cell>
          <table:table-cell office:value-type="float" office:value="-0.274697739821932" calcext:value-type="float">
            <text:p>-0.274697739821932</text:p>
          </table:table-cell>
          <table:table-cell office:value-type="float" office:value="-0.266527888443973" calcext:value-type="float">
            <text:p>-0.266527888443973</text:p>
          </table:table-cell>
          <table:table-cell office:value-type="float" office:value="-0.266585579258494" calcext:value-type="float">
            <text:p>-0.266585579258494</text:p>
          </table:table-cell>
          <table:table-cell office:value-type="float" office:value="-0.272445014573157" calcext:value-type="float">
            <text:p>-0.272445014573157</text:p>
          </table:table-cell>
          <table:table-cell office:value-type="float" office:value="-0.275486209771777" calcext:value-type="float">
            <text:p>-0.275486209771777</text:p>
          </table:table-cell>
          <table:table-cell office:value-type="float" office:value="-0.275710674002592" calcext:value-type="float">
            <text:p>-0.275710674002592</text:p>
          </table:table-cell>
          <table:table-cell office:value-type="float" office:value="-0.275581070101492" calcext:value-type="float">
            <text:p>-0.275581070101492</text:p>
          </table:table-cell>
          <table:table-cell office:value-type="float" office:value="-0.17246627835045" calcext:value-type="float">
            <text:p>-0.17246627835045</text:p>
          </table:table-cell>
          <table:table-cell office:value-type="float" office:value="-0.158412105871516" calcext:value-type="float">
            <text:p>-0.158412105871516</text:p>
          </table:table-cell>
          <table:table-cell office:value-type="float" office:value="-0.165894380530105" calcext:value-type="float">
            <text:p>-0.165894380530105</text:p>
          </table:table-cell>
          <table:table-cell office:value-type="float" office:value="-0.17122018394497" calcext:value-type="float">
            <text:p>-0.17122018394497</text:p>
          </table:table-cell>
          <table:table-cell office:value-type="float" office:value="-0.175507013925664" calcext:value-type="float">
            <text:p>-0.175507013925664</text:p>
          </table:table-cell>
          <table:table-cell office:value-type="float" office:value="-0.190851448039167" calcext:value-type="float">
            <text:p>-0.190851448039167</text:p>
          </table:table-cell>
          <table:table-cell office:value-type="float" office:value="-0.197664588967051" calcext:value-type="float">
            <text:p>-0.197664588967051</text:p>
          </table:table-cell>
          <table:table-cell office:value-type="float" office:value="-0.202287350790732" calcext:value-type="float">
            <text:p>-0.202287350790732</text:p>
          </table:table-cell>
          <table:table-cell office:value-type="float" office:value="-0.203140795297383" calcext:value-type="float">
            <text:p>-0.203140795297383</text:p>
          </table:table-cell>
          <table:table-cell office:value-type="float" office:value="-0.198434205624127" calcext:value-type="float">
            <text:p>-0.198434205624127</text:p>
          </table:table-cell>
          <table:table-cell office:value-type="float" office:value="-0.185670265869532" calcext:value-type="float">
            <text:p>-0.185670265869532</text:p>
          </table:table-cell>
          <table:table-cell office:value-type="float" office:value="-0.156836823755566" calcext:value-type="float">
            <text:p>-0.156836823755566</text:p>
          </table:table-cell>
          <table:table-cell office:value-type="float" office:value="-0.232141557184507" calcext:value-type="float">
            <text:p>-0.232141557184507</text:p>
          </table:table-cell>
          <table:table-cell office:value-type="float" office:value="-0.247356394158261" calcext:value-type="float">
            <text:p>-0.247356394158261</text:p>
          </table:table-cell>
          <table:table-cell office:value-type="float" office:value="-0.238650499250024" calcext:value-type="float">
            <text:p>-0.238650499250024</text:p>
          </table:table-cell>
          <table:table-cell office:value-type="float" office:value="-0.226167366294255" calcext:value-type="float">
            <text:p>-0.226167366294255</text:p>
          </table:table-cell>
          <table:table-cell office:value-type="float" office:value="-0.226541769564598" calcext:value-type="float">
            <text:p>-0.226541769564598</text:p>
          </table:table-cell>
          <table:table-cell office:value-type="float" office:value="-0.237448638919169" calcext:value-type="float">
            <text:p>-0.237448638919169</text:p>
          </table:table-cell>
          <table:table-cell office:value-type="float" office:value="-0.242398688133935" calcext:value-type="float">
            <text:p>-0.242398688133935</text:p>
          </table:table-cell>
          <table:table-cell office:value-type="float" office:value="-0.248678820608554" calcext:value-type="float">
            <text:p>-0.248678820608554</text:p>
          </table:table-cell>
          <table:table-cell office:value-type="float" office:value="-0.161476579869309" calcext:value-type="float">
            <text:p>-0.161476579869309</text:p>
          </table:table-cell>
          <table:table-cell office:value-type="float" office:value="-0.167694590563164" calcext:value-type="float">
            <text:p>-0.167694590563164</text:p>
          </table:table-cell>
          <table:table-cell office:value-type="float" office:value="-0.259572376734469" calcext:value-type="float">
            <text:p>-0.259572376734469</text:p>
          </table:table-cell>
          <table:table-cell office:value-type="float" office:value="-0.269917466171647" calcext:value-type="float">
            <text:p>-0.269917466171647</text:p>
          </table:table-cell>
          <table:table-cell office:value-type="float" office:value="-0.263240886125416" calcext:value-type="float">
            <text:p>-0.263240886125416</text:p>
          </table:table-cell>
          <table:table-cell office:value-type="float" office:value="-0.265505347590496" calcext:value-type="float">
            <text:p>-0.265505347590496</text:p>
          </table:table-cell>
          <table:table-cell office:value-type="float" office:value="-0.276551666769534" calcext:value-type="float">
            <text:p>-0.276551666769534</text:p>
          </table:table-cell>
          <table:table-cell office:value-type="float" office:value="-0.276954512552228" calcext:value-type="float">
            <text:p>-0.276954512552228</text:p>
          </table:table-cell>
          <table:table-cell office:value-type="float" office:value="-0.276664147831844" calcext:value-type="float">
            <text:p>-0.276664147831844</text:p>
          </table:table-cell>
          <table:table-cell office:value-type="float" office:value="-0.279498651927113" calcext:value-type="float">
            <text:p>-0.279498651927113</text:p>
          </table:table-cell>
          <table:table-cell office:value-type="float" office:value="-0.28426198373408" calcext:value-type="float">
            <text:p>-0.28426198373408</text:p>
          </table:table-cell>
          <table:table-cell office:value-type="float" office:value="-0.288979243251708" calcext:value-type="float">
            <text:p>-0.288979243251708</text:p>
          </table:table-cell>
          <table:table-cell office:value-type="float" office:value="-0.282360534884868" calcext:value-type="float">
            <text:p>-0.282360534884868</text:p>
          </table:table-cell>
          <table:table-cell office:value-type="float" office:value="-0.285746239726166" calcext:value-type="float">
            <text:p>-0.285746239726166</text:p>
          </table:table-cell>
          <table:table-cell office:value-type="float" office:value="-0.211823272515436" calcext:value-type="float">
            <text:p>-0.211823272515436</text:p>
          </table:table-cell>
          <table:table-cell office:value-type="float" office:value="-0.203979617571195" calcext:value-type="float">
            <text:p>-0.203979617571195</text:p>
          </table:table-cell>
          <table:table-cell office:value-type="float" office:value="-0.196565434185261" calcext:value-type="float">
            <text:p>-0.196565434185261</text:p>
          </table:table-cell>
          <table:table-cell office:value-type="float" office:value="-0.200357335027985" calcext:value-type="float">
            <text:p>-0.200357335027985</text:p>
          </table:table-cell>
          <table:table-cell office:value-type="float" office:value="-0.214417979097897" calcext:value-type="float">
            <text:p>-0.214417979097897</text:p>
          </table:table-cell>
          <table:table-cell office:value-type="float" office:value="-0.222697052244074" calcext:value-type="float">
            <text:p>-0.222697052244074</text:p>
          </table:table-cell>
          <table:table-cell office:value-type="float" office:value="-0.227185847426701" calcext:value-type="float">
            <text:p>-0.227185847426701</text:p>
          </table:table-cell>
          <table:table-cell office:value-type="float" office:value="-0.220829488114659" calcext:value-type="float">
            <text:p>-0.220829488114659</text:p>
          </table:table-cell>
          <table:table-cell office:value-type="float" office:value="-0.270080111511114" calcext:value-type="float">
            <text:p>-0.270080111511114</text:p>
          </table:table-cell>
          <table:table-cell office:value-type="float" office:value="-0.267675074735332" calcext:value-type="float">
            <text:p>-0.267675074735332</text:p>
          </table:table-cell>
          <table:table-cell office:value-type="float" office:value="-0.265661529414169" calcext:value-type="float">
            <text:p>-0.265661529414169</text:p>
          </table:table-cell>
          <table:table-cell office:value-type="float" office:value="-0.227970358646747" calcext:value-type="float">
            <text:p>-0.227970358646747</text:p>
          </table:table-cell>
          <table:table-cell office:value-type="float" office:value="-0.216819185748413" calcext:value-type="float">
            <text:p>-0.216819185748413</text:p>
          </table:table-cell>
          <table:table-cell office:value-type="float" office:value="-0.211106887239347" calcext:value-type="float">
            <text:p>-0.211106887239347</text:p>
          </table:table-cell>
          <table:table-cell office:value-type="float" office:value="-0.209010545878872" calcext:value-type="float">
            <text:p>-0.209010545878872</text:p>
          </table:table-cell>
          <table:table-cell office:value-type="float" office:value="-0.229680541196982" calcext:value-type="float">
            <text:p>-0.229680541196982</text:p>
          </table:table-cell>
          <table:table-cell office:value-type="float" office:value="-0.235422553114278" calcext:value-type="float">
            <text:p>-0.235422553114278</text:p>
          </table:table-cell>
          <table:table-cell office:value-type="float" office:value="-0.153373104566603" calcext:value-type="float">
            <text:p>-0.153373104566603</text:p>
          </table:table-cell>
          <table:table-cell office:value-type="float" office:value="-0.259907290951419" calcext:value-type="float">
            <text:p>-0.259907290951419</text:p>
          </table:table-cell>
          <table:table-cell office:value-type="float" office:value="-0.268064828927118" calcext:value-type="float">
            <text:p>-0.268064828927118</text:p>
          </table:table-cell>
          <table:table-cell office:value-type="float" office:value="-0.185656154268953" calcext:value-type="float">
            <text:p>-0.185656154268953</text:p>
          </table:table-cell>
          <table:table-cell office:value-type="float" office:value="-0.174855808885959" calcext:value-type="float">
            <text:p>-0.174855808885959</text:p>
          </table:table-cell>
          <table:table-cell office:value-type="float" office:value="-0.16553852846307" calcext:value-type="float">
            <text:p>-0.16553852846307</text:p>
          </table:table-cell>
          <table:table-cell office:value-type="float" office:value="-0.175534683209057" calcext:value-type="float">
            <text:p>-0.175534683209057</text:p>
          </table:table-cell>
          <table:table-cell office:value-type="float" office:value="-0.181606951822064" calcext:value-type="float">
            <text:p>-0.181606951822064</text:p>
          </table:table-cell>
          <table:table-cell office:value-type="float" office:value="-0.188310454725327" calcext:value-type="float">
            <text:p>-0.188310454725327</text:p>
          </table:table-cell>
          <table:table-cell office:value-type="float" office:value="-0.192166798112757" calcext:value-type="float">
            <text:p>-0.192166798112757</text:p>
          </table:table-cell>
          <table:table-cell office:value-type="float" office:value="-0.187522630008594" calcext:value-type="float">
            <text:p>-0.187522630008594</text:p>
          </table:table-cell>
          <table:table-cell office:value-type="float" office:value="-0.178564905046084" calcext:value-type="float">
            <text:p>-0.178564905046084</text:p>
          </table:table-cell>
          <table:table-cell office:value-type="float" office:value="-0.158509787190815" calcext:value-type="float">
            <text:p>-0.158509787190815</text:p>
          </table:table-cell>
          <table:table-cell office:value-type="float" office:value="-0.153085984558255" calcext:value-type="float">
            <text:p>-0.153085984558255</text:p>
          </table:table-cell>
          <table:table-cell office:value-type="float" office:value="-0.165098464352092" calcext:value-type="float">
            <text:p>-0.165098464352092</text:p>
          </table:table-cell>
          <table:table-cell office:value-type="float" office:value="-0.177742794086751" calcext:value-type="float">
            <text:p>-0.177742794086751</text:p>
          </table:table-cell>
          <table:table-cell office:value-type="float" office:value="-0.235118051990853" calcext:value-type="float">
            <text:p>-0.235118051990853</text:p>
          </table:table-cell>
          <table:table-cell office:value-type="float" office:value="-0.239061742124576" calcext:value-type="float">
            <text:p>-0.239061742124576</text:p>
          </table:table-cell>
          <table:table-cell office:value-type="float" office:value="-0.231602700728166" calcext:value-type="float">
            <text:p>-0.231602700728166</text:p>
          </table:table-cell>
          <table:table-cell office:value-type="float" office:value="-0.224006195424171" calcext:value-type="float">
            <text:p>-0.224006195424171</text:p>
          </table:table-cell>
          <table:table-cell office:value-type="float" office:value="-0.226642582917563" calcext:value-type="float">
            <text:p>-0.226642582917563</text:p>
          </table:table-cell>
          <table:table-cell office:value-type="float" office:value="-0.237877474878542" calcext:value-type="float">
            <text:p>-0.237877474878542</text:p>
          </table:table-cell>
          <table:table-cell office:value-type="float" office:value="-0.237418777220882" calcext:value-type="float">
            <text:p>-0.237418777220882</text:p>
          </table:table-cell>
          <table:table-cell office:value-type="float" office:value="-0.241586765067208" calcext:value-type="float">
            <text:p>-0.241586765067208</text:p>
          </table:table-cell>
          <table:table-cell office:value-type="float" office:value="-0.239749286346367" calcext:value-type="float">
            <text:p>-0.239749286346367</text:p>
          </table:table-cell>
          <table:table-cell office:value-type="float" office:value="-0.231211297979422" calcext:value-type="float">
            <text:p>-0.231211297979422</text:p>
          </table:table-cell>
          <table:table-cell office:value-type="float" office:value="-0.230267601479641" calcext:value-type="float">
            <text:p>-0.230267601479641</text:p>
          </table:table-cell>
          <table:table-cell office:value-type="float" office:value="-0.233078367282216" calcext:value-type="float">
            <text:p>-0.233078367282216</text:p>
          </table:table-cell>
          <table:table-cell office:value-type="float" office:value="-0.235456017140073" calcext:value-type="float">
            <text:p>-0.235456017140073</text:p>
          </table:table-cell>
          <table:table-cell office:value-type="float" office:value="-0.232031259765671" calcext:value-type="float">
            <text:p>-0.232031259765671</text:p>
          </table:table-cell>
          <table:table-cell office:value-type="float" office:value="-0.232725744120951" calcext:value-type="float">
            <text:p>-0.232725744120951</text:p>
          </table:table-cell>
          <table:table-cell office:value-type="float" office:value="-0.232645564910886" calcext:value-type="float">
            <text:p>-0.232645564910886</text:p>
          </table:table-cell>
          <table:table-cell office:value-type="float" office:value="-0.232536424814424" calcext:value-type="float">
            <text:p>-0.232536424814424</text:p>
          </table:table-cell>
          <table:table-cell office:value-type="float" office:value="-0.232519650005529" calcext:value-type="float">
            <text:p>-0.232519650005529</text:p>
          </table:table-cell>
          <table:table-cell office:value-type="float" office:value="-0.23266786856766" calcext:value-type="float">
            <text:p>-0.23266786856766</text:p>
          </table:table-cell>
          <table:table-cell office:value-type="float" office:value="-0.234300348837726" calcext:value-type="float">
            <text:p>-0.234300348837726</text:p>
          </table:table-cell>
          <table:table-cell office:value-type="float" office:value="-0.233913020182131" calcext:value-type="float">
            <text:p>-0.233913020182131</text:p>
          </table:table-cell>
          <table:table-cell office:value-type="float" office:value="-0.233655285757018" calcext:value-type="float">
            <text:p>-0.233655285757018</text:p>
          </table:table-cell>
          <table:table-cell office:value-type="float" office:value="-0.233625915128214" calcext:value-type="float">
            <text:p>-0.233625915128214</text:p>
          </table:table-cell>
          <table:table-cell office:value-type="float" office:value="-0.233791851208448" calcext:value-type="float">
            <text:p>-0.233791851208448</text:p>
          </table:table-cell>
          <table:table-cell office:value-type="float" office:value="-0.233664990402867" calcext:value-type="float">
            <text:p>-0.233664990402867</text:p>
          </table:table-cell>
          <table:table-cell office:value-type="float" office:value="-0.233457743710178" calcext:value-type="float">
            <text:p>-0.233457743710178</text:p>
          </table:table-cell>
          <table:table-cell office:value-type="float" office:value="-0.233683884891612" calcext:value-type="float">
            <text:p>-0.233683884891612</text:p>
          </table:table-cell>
          <table:table-cell office:value-type="float" office:value="-0.23356372360022" calcext:value-type="float">
            <text:p>-0.23356372360022</text:p>
          </table:table-cell>
          <table:table-cell office:value-type="float" office:value="-0.233462780487875" calcext:value-type="float">
            <text:p>-0.233462780487875</text:p>
          </table:table-cell>
          <table:table-cell office:value-type="float" office:value="-0.233472249192625" calcext:value-type="float">
            <text:p>-0.233472249192625</text:p>
          </table:table-cell>
          <table:table-cell office:value-type="float" office:value="-0.233596989731818" calcext:value-type="float">
            <text:p>-0.233596989731818</text:p>
          </table:table-cell>
          <table:table-cell office:value-type="float" office:value="-0.233568269903584" calcext:value-type="float">
            <text:p>-0.233568269903584</text:p>
          </table:table-cell>
          <table:table-cell office:value-type="float" office:value="-0.233530734922805" calcext:value-type="float">
            <text:p>-0.233530734922805</text:p>
          </table:table-cell>
          <table:table-cell office:value-type="float" office:value="-0.233457599646335" calcext:value-type="float">
            <text:p>-0.233457599646335</text:p>
          </table:table-cell>
          <table:table-cell office:value-type="float" office:value="-0.233461975863276" calcext:value-type="float">
            <text:p>-0.233461975863276</text:p>
          </table:table-cell>
          <table:table-cell office:value-type="float" office:value="-0.233506753180767" calcext:value-type="float">
            <text:p>-0.233506753180767</text:p>
          </table:table-cell>
          <table:table-cell office:value-type="float" office:value="-0.233487183312639" calcext:value-type="float">
            <text:p>-0.233487183312639</text:p>
          </table:table-cell>
          <table:table-cell office:value-type="float" office:value="-0.233653772705692" calcext:value-type="float">
            <text:p>-0.233653772705692</text:p>
          </table:table-cell>
          <table:table-cell office:value-type="float" office:value="-0.233765444206272" calcext:value-type="float">
            <text:p>-0.233765444206272</text:p>
          </table:table-cell>
          <table:table-cell office:value-type="float" office:value="-0.233712789554066" calcext:value-type="float">
            <text:p>-0.233712789554066</text:p>
          </table:table-cell>
          <table:table-cell office:value-type="float" office:value="-0.233701381739099" calcext:value-type="float">
            <text:p>-0.233701381739099</text:p>
          </table:table-cell>
          <table:table-cell office:value-type="float" office:value="-0.233499124712283" calcext:value-type="float">
            <text:p>-0.233499124712283</text:p>
          </table:table-cell>
          <table:table-cell office:value-type="float" office:value="-0.233682577683971" calcext:value-type="float">
            <text:p>-0.233682577683971</text:p>
          </table:table-cell>
          <table:table-cell office:value-type="float" office:value="-0.233505039295521" calcext:value-type="float">
            <text:p>-0.233505039295521</text:p>
          </table:table-cell>
          <table:table-cell office:value-type="float" office:value="-0.23377180610286" calcext:value-type="float">
            <text:p>-0.23377180610286</text:p>
          </table:table-cell>
          <table:table-cell office:value-type="float" office:value="-0.233602217658021" calcext:value-type="float">
            <text:p>-0.233602217658021</text:p>
          </table:table-cell>
          <table:table-cell office:value-type="float" office:value="-0.233669742729998" calcext:value-type="float">
            <text:p>-0.233669742729998</text:p>
          </table:table-cell>
          <table:table-cell office:value-type="float" office:value="-0.233639971629841" calcext:value-type="float">
            <text:p>-0.233639971629841</text:p>
          </table:table-cell>
          <table:table-cell office:value-type="float" office:value="-0.233435913409829" calcext:value-type="float">
            <text:p>-0.233435913409829</text:p>
          </table:table-cell>
          <table:table-cell office:value-type="float" office:value="-0.233557876433976" calcext:value-type="float">
            <text:p>-0.233557876433976</text:p>
          </table:table-cell>
          <table:table-cell office:value-type="float" office:value="-0.233736142806849" calcext:value-type="float">
            <text:p>-0.233736142806849</text:p>
          </table:table-cell>
          <table:table-cell office:value-type="float" office:value="-0.233371365446097" calcext:value-type="float">
            <text:p>-0.233371365446097</text:p>
          </table:table-cell>
          <table:table-cell office:value-type="float" office:value="-0.23369965139818" calcext:value-type="float">
            <text:p>-0.23369965139818</text:p>
          </table:table-cell>
          <table:table-cell office:value-type="float" office:value="-0.233584743789337" calcext:value-type="float">
            <text:p>-0.233584743789337</text:p>
          </table:table-cell>
          <table:table-cell office:value-type="float" office:value="-0.233475459815765" calcext:value-type="float">
            <text:p>-0.233475459815765</text:p>
          </table:table-cell>
          <table:table-cell office:value-type="float" office:value="-0.23356516411727" calcext:value-type="float">
            <text:p>-0.23356516411727</text:p>
          </table:table-cell>
          <table:table-cell office:value-type="float" office:value="-0.233531342067246" calcext:value-type="float">
            <text:p>-0.233531342067246</text:p>
          </table:table-cell>
          <table:table-cell office:value-type="float" office:value="-0.233520597990704" calcext:value-type="float">
            <text:p>-0.233520597990704</text:p>
          </table:table-cell>
          <table:table-cell office:value-type="float" office:value="-0.233558361409952" calcext:value-type="float">
            <text:p>-0.233558361409952</text:p>
          </table:table-cell>
          <table:table-cell office:value-type="float" office:value="-0.23356073507661" calcext:value-type="float">
            <text:p>-0.23356073507661</text:p>
          </table:table-cell>
          <table:table-cell office:value-type="float" office:value="-0.233577475863791" calcext:value-type="float">
            <text:p>-0.233577475863791</text:p>
          </table:table-cell>
          <table:table-cell office:value-type="float" office:value="-0.233528597197593" calcext:value-type="float">
            <text:p>-0.233528597197593</text:p>
          </table:table-cell>
          <table:table-cell office:value-type="float" office:value="-0.233572759027224" calcext:value-type="float">
            <text:p>-0.233572759027224</text:p>
          </table:table-cell>
          <table:table-cell office:value-type="float" office:value="-0.233788705934752" calcext:value-type="float">
            <text:p>-0.233788705934752</text:p>
          </table:table-cell>
          <table:table-cell office:value-type="float" office:value="-0.233453456676844" calcext:value-type="float">
            <text:p>-0.233453456676844</text:p>
          </table:table-cell>
          <table:table-cell office:value-type="float" office:value="-0.233522168894164" calcext:value-type="float">
            <text:p>-0.233522168894164</text:p>
          </table:table-cell>
          <table:table-cell office:value-type="float" office:value="-0.233476551506451" calcext:value-type="float">
            <text:p>-0.233476551506451</text:p>
          </table:table-cell>
          <table:table-cell office:value-type="float" office:value="-0.233467642843239" calcext:value-type="float">
            <text:p>-0.233467642843239</text:p>
          </table:table-cell>
          <table:table-cell office:value-type="float" office:value="-0.233642808510715" calcext:value-type="float">
            <text:p>-0.233642808510715</text:p>
          </table:table-cell>
          <table:table-cell office:value-type="float" office:value="-0.233472981286295" calcext:value-type="float">
            <text:p>-0.233472981286295</text:p>
          </table:table-cell>
          <table:table-cell office:value-type="float" office:value="-0.233485244629843" calcext:value-type="float">
            <text:p>-0.233485244629843</text:p>
          </table:table-cell>
          <table:table-cell office:value-type="float" office:value="-0.233687658679596" calcext:value-type="float">
            <text:p>-0.233687658679596</text:p>
          </table:table-cell>
          <table:table-cell office:value-type="float" office:value="-0.233621523332051" calcext:value-type="float">
            <text:p>-0.233621523332051</text:p>
          </table:table-cell>
          <table:table-cell office:value-type="float" office:value="-0.233598384741934" calcext:value-type="float">
            <text:p>-0.233598384741934</text:p>
          </table:table-cell>
          <table:table-cell office:value-type="float" office:value="-0.233741162259657" calcext:value-type="float">
            <text:p>-0.233741162259657</text:p>
          </table:table-cell>
          <table:table-cell office:value-type="float" office:value="-0.233503606007551" calcext:value-type="float">
            <text:p>-0.233503606007551</text:p>
          </table:table-cell>
          <table:table-cell office:value-type="float" office:value="-0.23370434779912" calcext:value-type="float">
            <text:p>-0.23370434779912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148620645105" calcext:value-type="float">
            <text:p>0.30148620645105</text:p>
          </table:table-cell>
          <table:table-cell office:value-type="float" office:value="0.3015068643016" calcext:value-type="float">
            <text:p>0.3015068643016</text:p>
          </table:table-cell>
          <table:table-cell office:value-type="float" office:value="0.30151890388797" calcext:value-type="float">
            <text:p>0.30151890388797</text:p>
          </table:table-cell>
          <table:table-cell office:value-type="float" office:value="0.301518567781211" calcext:value-type="float">
            <text:p>0.301518567781211</text:p>
          </table:table-cell>
          <table:table-cell office:value-type="float" office:value="0.301509720120662" calcext:value-type="float">
            <text:p>0.301509720120662</text:p>
          </table:table-cell>
          <table:table-cell office:value-type="float" office:value="0.301516873024297" calcext:value-type="float">
            <text:p>0.301516873024297</text:p>
          </table:table-cell>
          <table:table-cell office:value-type="float" office:value="0.301506505810176" calcext:value-type="float">
            <text:p>0.301506505810176</text:p>
          </table:table-cell>
          <table:table-cell office:value-type="float" office:value="0.301498293610292" calcext:value-type="float">
            <text:p>0.301498293610292</text:p>
          </table:table-cell>
          <table:table-cell office:value-type="float" office:value="0.301494432439933" calcext:value-type="float">
            <text:p>0.301494432439933</text:p>
          </table:table-cell>
          <table:table-cell office:value-type="float" office:value="0.301496491630451" calcext:value-type="float">
            <text:p>0.301496491630451</text:p>
          </table:table-cell>
          <table:table-cell office:value-type="float" office:value="0.30152988602748" calcext:value-type="float">
            <text:p>0.30152988602748</text:p>
          </table:table-cell>
          <table:table-cell office:value-type="float" office:value="0.301497843198185" calcext:value-type="float">
            <text:p>0.301497843198185</text:p>
          </table:table-cell>
          <table:table-cell office:value-type="float" office:value="0.30150497688561" calcext:value-type="float">
            <text:p>0.30150497688561</text:p>
          </table:table-cell>
          <table:table-cell office:value-type="float" office:value="0.301503529097134" calcext:value-type="float">
            <text:p>0.301503529097134</text:p>
          </table:table-cell>
          <table:table-cell office:value-type="float" office:value="0.301511654784073" calcext:value-type="float">
            <text:p>0.301511654784073</text:p>
          </table:table-cell>
          <table:table-cell office:value-type="float" office:value="0.301501173654098" calcext:value-type="float">
            <text:p>0.301501173654098</text:p>
          </table:table-cell>
          <table:table-cell office:value-type="float" office:value="0.301511709457702" calcext:value-type="float">
            <text:p>0.301511709457702</text:p>
          </table:table-cell>
          <table:table-cell office:value-type="float" office:value="0.301523391368945" calcext:value-type="float">
            <text:p>0.301523391368945</text:p>
          </table:table-cell>
          <table:table-cell office:value-type="float" office:value="0.301504969930107" calcext:value-type="float">
            <text:p>0.301504969930107</text:p>
          </table:table-cell>
          <table:table-cell office:value-type="float" office:value="0.301492990800647" calcext:value-type="float">
            <text:p>0.301492990800647</text:p>
          </table:table-cell>
          <table:table-cell office:value-type="float" office:value="0.301510820749747" calcext:value-type="float">
            <text:p>0.301510820749747</text:p>
          </table:table-cell>
          <table:table-cell office:value-type="float" office:value="0.301512757459965" calcext:value-type="float">
            <text:p>0.301512757459965</text:p>
          </table:table-cell>
          <table:table-cell office:value-type="float" office:value="0.301511722723326" calcext:value-type="float">
            <text:p>0.301511722723326</text:p>
          </table:table-cell>
          <table:table-cell office:value-type="float" office:value="0.301507993224741" calcext:value-type="float">
            <text:p>0.301507993224741</text:p>
          </table:table-cell>
          <table:table-cell office:value-type="float" office:value="0.301511944134355" calcext:value-type="float">
            <text:p>0.301511944134355</text:p>
          </table:table-cell>
          <table:table-cell office:value-type="float" office:value="0.30151730583308" calcext:value-type="float">
            <text:p>0.30151730583308</text:p>
          </table:table-cell>
          <table:table-cell office:value-type="float" office:value="0.301510018201578" calcext:value-type="float">
            <text:p>0.301510018201578</text:p>
          </table:table-cell>
          <table:table-cell office:value-type="float" office:value="0.301516494532629" calcext:value-type="float">
            <text:p>0.301516494532629</text:p>
          </table:table-cell>
          <table:table-cell office:value-type="float" office:value="0.301501038347668" calcext:value-type="float">
            <text:p>0.301501038347668</text:p>
          </table:table-cell>
          <table:table-cell office:value-type="float" office:value="0.301533673283154" calcext:value-type="float">
            <text:p>0.301533673283154</text:p>
          </table:table-cell>
          <table:table-cell office:value-type="float" office:value="0.301495307076205" calcext:value-type="float">
            <text:p>0.301495307076205</text:p>
          </table:table-cell>
          <table:table-cell office:value-type="float" office:value="0.301522106378767" calcext:value-type="float">
            <text:p>0.301522106378767</text:p>
          </table:table-cell>
          <table:table-cell office:value-type="float" office:value="0.300647275935505" calcext:value-type="float">
            <text:p>0.300647275935505</text:p>
          </table:table-cell>
          <table:table-cell office:value-type="float" office:value="0.300523494905803" calcext:value-type="float">
            <text:p>0.300523494905803</text:p>
          </table:table-cell>
          <table:table-cell office:value-type="float" office:value="0.300619239607004" calcext:value-type="float">
            <text:p>0.300619239607004</text:p>
          </table:table-cell>
          <table:table-cell office:value-type="float" office:value="0.301221245155219" calcext:value-type="float">
            <text:p>0.301221245155219</text:p>
          </table:table-cell>
          <table:table-cell office:value-type="float" office:value="0.301614865899372" calcext:value-type="float">
            <text:p>0.301614865899372</text:p>
          </table:table-cell>
          <table:table-cell office:value-type="float" office:value="0.301967847318317" calcext:value-type="float">
            <text:p>0.301967847318317</text:p>
          </table:table-cell>
          <table:table-cell office:value-type="float" office:value="0.303800761554039" calcext:value-type="float">
            <text:p>0.303800761554039</text:p>
          </table:table-cell>
          <table:table-cell office:value-type="float" office:value="0.306928404103932" calcext:value-type="float">
            <text:p>0.306928404103932</text:p>
          </table:table-cell>
          <table:table-cell office:value-type="float" office:value="0.336656356224015" calcext:value-type="float">
            <text:p>0.336656356224015</text:p>
          </table:table-cell>
          <table:table-cell office:value-type="float" office:value="0.339182056698775" calcext:value-type="float">
            <text:p>0.339182056698775</text:p>
          </table:table-cell>
          <table:table-cell office:value-type="float" office:value="0.342530384932544" calcext:value-type="float">
            <text:p>0.342530384932544</text:p>
          </table:table-cell>
          <table:table-cell office:value-type="float" office:value="0.309253318689285" calcext:value-type="float">
            <text:p>0.309253318689285</text:p>
          </table:table-cell>
          <table:table-cell office:value-type="float" office:value="0.307161409090963" calcext:value-type="float">
            <text:p>0.307161409090963</text:p>
          </table:table-cell>
          <table:table-cell office:value-type="float" office:value="0.310254554663393" calcext:value-type="float">
            <text:p>0.310254554663393</text:p>
          </table:table-cell>
          <table:table-cell office:value-type="float" office:value="0.318786428228165" calcext:value-type="float">
            <text:p>0.318786428228165</text:p>
          </table:table-cell>
          <table:table-cell office:value-type="float" office:value="0.31547574784774" calcext:value-type="float">
            <text:p>0.31547574784774</text:p>
          </table:table-cell>
          <table:table-cell office:value-type="float" office:value="0.308164399969356" calcext:value-type="float">
            <text:p>0.308164399969356</text:p>
          </table:table-cell>
          <table:table-cell office:value-type="float" office:value="0.306742683660217" calcext:value-type="float">
            <text:p>0.306742683660217</text:p>
          </table:table-cell>
          <table:table-cell office:value-type="float" office:value="0.305375580167943" calcext:value-type="float">
            <text:p>0.305375580167943</text:p>
          </table:table-cell>
          <table:table-cell office:value-type="float" office:value="0.303399105544569" calcext:value-type="float">
            <text:p>0.303399105544569</text:p>
          </table:table-cell>
          <table:table-cell office:value-type="float" office:value="0.30429657049131" calcext:value-type="float">
            <text:p>0.30429657049131</text:p>
          </table:table-cell>
          <table:table-cell office:value-type="float" office:value="0.305975740718841" calcext:value-type="float">
            <text:p>0.305975740718841</text:p>
          </table:table-cell>
          <table:table-cell office:value-type="float" office:value="0.312986211971837" calcext:value-type="float">
            <text:p>0.312986211971837</text:p>
          </table:table-cell>
          <table:table-cell office:value-type="float" office:value="0.324031088556964" calcext:value-type="float">
            <text:p>0.324031088556964</text:p>
          </table:table-cell>
          <table:table-cell office:value-type="float" office:value="0.332060457888301" calcext:value-type="float">
            <text:p>0.332060457888301</text:p>
          </table:table-cell>
          <table:table-cell office:value-type="float" office:value="0.3373942550934" calcext:value-type="float">
            <text:p>0.3373942550934</text:p>
          </table:table-cell>
          <table:table-cell office:value-type="float" office:value="0.31132704315341" calcext:value-type="float">
            <text:p>0.31132704315341</text:p>
          </table:table-cell>
          <table:table-cell office:value-type="float" office:value="0.307168882766753" calcext:value-type="float">
            <text:p>0.307168882766753</text:p>
          </table:table-cell>
          <table:table-cell office:value-type="float" office:value="0.306216342756082" calcext:value-type="float">
            <text:p>0.306216342756082</text:p>
          </table:table-cell>
          <table:table-cell office:value-type="float" office:value="0.306257395266088" calcext:value-type="float">
            <text:p>0.306257395266088</text:p>
          </table:table-cell>
          <table:table-cell office:value-type="float" office:value="0.307600689928953" calcext:value-type="float">
            <text:p>0.307600689928953</text:p>
          </table:table-cell>
          <table:table-cell office:value-type="float" office:value="0.308952927146038" calcext:value-type="float">
            <text:p>0.308952927146038</text:p>
          </table:table-cell>
          <table:table-cell office:value-type="float" office:value="0.308428844709403" calcext:value-type="float">
            <text:p>0.308428844709403</text:p>
          </table:table-cell>
          <table:table-cell office:value-type="float" office:value="0.325873004309794" calcext:value-type="float">
            <text:p>0.325873004309794</text:p>
          </table:table-cell>
          <table:table-cell office:value-type="float" office:value="0.316589654030976" calcext:value-type="float">
            <text:p>0.316589654030976</text:p>
          </table:table-cell>
          <table:table-cell office:value-type="float" office:value="0.314150725307517" calcext:value-type="float">
            <text:p>0.314150725307517</text:p>
          </table:table-cell>
          <table:table-cell office:value-type="float" office:value="0.308303462778639" calcext:value-type="float">
            <text:p>0.308303462778639</text:p>
          </table:table-cell>
          <table:table-cell office:value-type="float" office:value="0.308111820028186" calcext:value-type="float">
            <text:p>0.308111820028186</text:p>
          </table:table-cell>
          <table:table-cell office:value-type="float" office:value="0.308866877503048" calcext:value-type="float">
            <text:p>0.308866877503048</text:p>
          </table:table-cell>
          <table:table-cell office:value-type="float" office:value="0.307210898359811" calcext:value-type="float">
            <text:p>0.307210898359811</text:p>
          </table:table-cell>
          <table:table-cell office:value-type="float" office:value="0.307332751072079" calcext:value-type="float">
            <text:p>0.307332751072079</text:p>
          </table:table-cell>
          <table:table-cell office:value-type="float" office:value="0.308858830524962" calcext:value-type="float">
            <text:p>0.308858830524962</text:p>
          </table:table-cell>
          <table:table-cell office:value-type="float" office:value="0.313772822718431" calcext:value-type="float">
            <text:p>0.313772822718431</text:p>
          </table:table-cell>
          <table:table-cell office:value-type="float" office:value="0.321609666436683" calcext:value-type="float">
            <text:p>0.321609666436683</text:p>
          </table:table-cell>
          <table:table-cell office:value-type="float" office:value="0.326177057385146" calcext:value-type="float">
            <text:p>0.326177057385146</text:p>
          </table:table-cell>
          <table:table-cell office:value-type="float" office:value="0.341889542459251" calcext:value-type="float">
            <text:p>0.341889542459251</text:p>
          </table:table-cell>
          <table:table-cell office:value-type="float" office:value="0.343142066715176" calcext:value-type="float">
            <text:p>0.343142066715176</text:p>
          </table:table-cell>
          <table:table-cell office:value-type="float" office:value="0.341182960317851" calcext:value-type="float">
            <text:p>0.341182960317851</text:p>
          </table:table-cell>
          <table:table-cell office:value-type="float" office:value="0.334448712002399" calcext:value-type="float">
            <text:p>0.334448712002399</text:p>
          </table:table-cell>
          <table:table-cell office:value-type="float" office:value="0.331212356991994" calcext:value-type="float">
            <text:p>0.331212356991994</text:p>
          </table:table-cell>
          <table:table-cell office:value-type="float" office:value="0.310047695108989" calcext:value-type="float">
            <text:p>0.310047695108989</text:p>
          </table:table-cell>
          <table:table-cell office:value-type="float" office:value="0.310598648548398" calcext:value-type="float">
            <text:p>0.310598648548398</text:p>
          </table:table-cell>
          <table:table-cell office:value-type="float" office:value="0.309581292900427" calcext:value-type="float">
            <text:p>0.309581292900427</text:p>
          </table:table-cell>
          <table:table-cell office:value-type="float" office:value="0.333325796780907" calcext:value-type="float">
            <text:p>0.333325796780907</text:p>
          </table:table-cell>
          <table:table-cell office:value-type="float" office:value="0.334426760463885" calcext:value-type="float">
            <text:p>0.334426760463885</text:p>
          </table:table-cell>
          <table:table-cell office:value-type="float" office:value="0.345717834998263" calcext:value-type="float">
            <text:p>0.345717834998263</text:p>
          </table:table-cell>
          <table:table-cell office:value-type="float" office:value="0.346091473981135" calcext:value-type="float">
            <text:p>0.346091473981135</text:p>
          </table:table-cell>
          <table:table-cell office:value-type="float" office:value="0.347726620728521" calcext:value-type="float">
            <text:p>0.347726620728521</text:p>
          </table:table-cell>
          <table:table-cell office:value-type="float" office:value="0.347568952867223" calcext:value-type="float">
            <text:p>0.347568952867223</text:p>
          </table:table-cell>
          <table:table-cell office:value-type="float" office:value="0.325371143897944" calcext:value-type="float">
            <text:p>0.325371143897944</text:p>
          </table:table-cell>
          <table:table-cell office:value-type="float" office:value="0.319609782178534" calcext:value-type="float">
            <text:p>0.319609782178534</text:p>
          </table:table-cell>
          <table:table-cell office:value-type="float" office:value="0.317756900163571" calcext:value-type="float">
            <text:p>0.317756900163571</text:p>
          </table:table-cell>
          <table:table-cell office:value-type="float" office:value="0.321125927772879" calcext:value-type="float">
            <text:p>0.321125927772879</text:p>
          </table:table-cell>
          <table:table-cell office:value-type="float" office:value="0.325335379386862" calcext:value-type="float">
            <text:p>0.325335379386862</text:p>
          </table:table-cell>
          <table:table-cell office:value-type="float" office:value="0.331535429742863" calcext:value-type="float">
            <text:p>0.331535429742863</text:p>
          </table:table-cell>
          <table:table-cell office:value-type="float" office:value="0.333597969473142" calcext:value-type="float">
            <text:p>0.333597969473142</text:p>
          </table:table-cell>
          <table:table-cell office:value-type="float" office:value="0.331450286247742" calcext:value-type="float">
            <text:p>0.331450286247742</text:p>
          </table:table-cell>
          <table:table-cell office:value-type="float" office:value="0.331766194967464" calcext:value-type="float">
            <text:p>0.331766194967464</text:p>
          </table:table-cell>
          <table:table-cell office:value-type="float" office:value="0.326772017279752" calcext:value-type="float">
            <text:p>0.326772017279752</text:p>
          </table:table-cell>
          <table:table-cell office:value-type="float" office:value="0.31657874274438" calcext:value-type="float">
            <text:p>0.31657874274438</text:p>
          </table:table-cell>
          <table:table-cell office:value-type="float" office:value="0.305523868546672" calcext:value-type="float">
            <text:p>0.305523868546672</text:p>
          </table:table-cell>
          <table:table-cell office:value-type="float" office:value="0.309856615976567" calcext:value-type="float">
            <text:p>0.309856615976567</text:p>
          </table:table-cell>
          <table:table-cell office:value-type="float" office:value="0.308325206315638" calcext:value-type="float">
            <text:p>0.308325206315638</text:p>
          </table:table-cell>
          <table:table-cell office:value-type="float" office:value="0.309143438925195" calcext:value-type="float">
            <text:p>0.309143438925195</text:p>
          </table:table-cell>
          <table:table-cell office:value-type="float" office:value="0.311713076663922" calcext:value-type="float">
            <text:p>0.311713076663922</text:p>
          </table:table-cell>
          <table:table-cell office:value-type="float" office:value="0.341650868161528" calcext:value-type="float">
            <text:p>0.341650868161528</text:p>
          </table:table-cell>
          <table:table-cell office:value-type="float" office:value="0.342346600182972" calcext:value-type="float">
            <text:p>0.342346600182972</text:p>
          </table:table-cell>
          <table:table-cell office:value-type="float" office:value="0.342648206778693" calcext:value-type="float">
            <text:p>0.342648206778693</text:p>
          </table:table-cell>
          <table:table-cell office:value-type="float" office:value="0.340814834124031" calcext:value-type="float">
            <text:p>0.340814834124031</text:p>
          </table:table-cell>
          <table:table-cell office:value-type="float" office:value="0.33506549535927" calcext:value-type="float">
            <text:p>0.33506549535927</text:p>
          </table:table-cell>
          <table:table-cell office:value-type="float" office:value="0.331090625931855" calcext:value-type="float">
            <text:p>0.331090625931855</text:p>
          </table:table-cell>
          <table:table-cell office:value-type="float" office:value="0.323067774988629" calcext:value-type="float">
            <text:p>0.323067774988629</text:p>
          </table:table-cell>
          <table:table-cell office:value-type="float" office:value="0.308227854829267" calcext:value-type="float">
            <text:p>0.308227854829267</text:p>
          </table:table-cell>
          <table:table-cell office:value-type="float" office:value="0.306623768058647" calcext:value-type="float">
            <text:p>0.306623768058647</text:p>
          </table:table-cell>
          <table:table-cell office:value-type="float" office:value="0.329106869255385" calcext:value-type="float">
            <text:p>0.329106869255385</text:p>
          </table:table-cell>
          <table:table-cell office:value-type="float" office:value="0.339563360139972" calcext:value-type="float">
            <text:p>0.339563360139972</text:p>
          </table:table-cell>
          <table:table-cell office:value-type="float" office:value="0.338462466950596" calcext:value-type="float">
            <text:p>0.338462466950596</text:p>
          </table:table-cell>
          <table:table-cell office:value-type="float" office:value="0.322116055926279" calcext:value-type="float">
            <text:p>0.322116055926279</text:p>
          </table:table-cell>
          <table:table-cell office:value-type="float" office:value="0.315348209279056" calcext:value-type="float">
            <text:p>0.315348209279056</text:p>
          </table:table-cell>
          <table:table-cell office:value-type="float" office:value="0.309672755509619" calcext:value-type="float">
            <text:p>0.309672755509619</text:p>
          </table:table-cell>
          <table:table-cell office:value-type="float" office:value="0.304583096469435" calcext:value-type="float">
            <text:p>0.304583096469435</text:p>
          </table:table-cell>
          <table:table-cell office:value-type="float" office:value="0.305821294260358" calcext:value-type="float">
            <text:p>0.305821294260358</text:p>
          </table:table-cell>
          <table:table-cell office:value-type="float" office:value="0.304300843752997" calcext:value-type="float">
            <text:p>0.304300843752997</text:p>
          </table:table-cell>
          <table:table-cell office:value-type="float" office:value="0.303200640783788" calcext:value-type="float">
            <text:p>0.303200640783788</text:p>
          </table:table-cell>
          <table:table-cell office:value-type="float" office:value="0.303523320147172" calcext:value-type="float">
            <text:p>0.303523320147172</text:p>
          </table:table-cell>
          <table:table-cell office:value-type="float" office:value="0.30545257913092" calcext:value-type="float">
            <text:p>0.30545257913092</text:p>
          </table:table-cell>
          <table:table-cell office:value-type="float" office:value="0.310330344883559" calcext:value-type="float">
            <text:p>0.310330344883559</text:p>
          </table:table-cell>
          <table:table-cell office:value-type="float" office:value="0.320369725763388" calcext:value-type="float">
            <text:p>0.320369725763388</text:p>
          </table:table-cell>
          <table:table-cell office:value-type="float" office:value="0.328211766637043" calcext:value-type="float">
            <text:p>0.328211766637043</text:p>
          </table:table-cell>
          <table:table-cell office:value-type="float" office:value="0.324379432907402" calcext:value-type="float">
            <text:p>0.324379432907402</text:p>
          </table:table-cell>
          <table:table-cell office:value-type="float" office:value="0.340544659412978" calcext:value-type="float">
            <text:p>0.340544659412978</text:p>
          </table:table-cell>
          <table:table-cell office:value-type="float" office:value="0.342275632509637" calcext:value-type="float">
            <text:p>0.342275632509637</text:p>
          </table:table-cell>
          <table:table-cell office:value-type="float" office:value="0.344026898868305" calcext:value-type="float">
            <text:p>0.344026898868305</text:p>
          </table:table-cell>
          <table:table-cell office:value-type="float" office:value="0.341623875516357" calcext:value-type="float">
            <text:p>0.341623875516357</text:p>
          </table:table-cell>
          <table:table-cell office:value-type="float" office:value="0.339595353869184" calcext:value-type="float">
            <text:p>0.339595353869184</text:p>
          </table:table-cell>
          <table:table-cell office:value-type="float" office:value="0.321859191176908" calcext:value-type="float">
            <text:p>0.321859191176908</text:p>
          </table:table-cell>
          <table:table-cell office:value-type="float" office:value="0.313409144521072" calcext:value-type="float">
            <text:p>0.313409144521072</text:p>
          </table:table-cell>
          <table:table-cell office:value-type="float" office:value="0.310890060192729" calcext:value-type="float">
            <text:p>0.310890060192729</text:p>
          </table:table-cell>
          <table:table-cell office:value-type="float" office:value="0.310897687380296" calcext:value-type="float">
            <text:p>0.310897687380296</text:p>
          </table:table-cell>
          <table:table-cell office:value-type="float" office:value="0.310614239741387" calcext:value-type="float">
            <text:p>0.310614239741387</text:p>
          </table:table-cell>
          <table:table-cell office:value-type="float" office:value="0.310670241013832" calcext:value-type="float">
            <text:p>0.310670241013832</text:p>
          </table:table-cell>
          <table:table-cell office:value-type="float" office:value="0.310226994175867" calcext:value-type="float">
            <text:p>0.310226994175867</text:p>
          </table:table-cell>
          <table:table-cell office:value-type="float" office:value="0.310687639374397" calcext:value-type="float">
            <text:p>0.310687639374397</text:p>
          </table:table-cell>
          <table:table-cell office:value-type="float" office:value="0.310894577638904" calcext:value-type="float">
            <text:p>0.310894577638904</text:p>
          </table:table-cell>
          <table:table-cell office:value-type="float" office:value="0.311022991098193" calcext:value-type="float">
            <text:p>0.311022991098193</text:p>
          </table:table-cell>
          <table:table-cell office:value-type="float" office:value="0.310919907682653" calcext:value-type="float">
            <text:p>0.310919907682653</text:p>
          </table:table-cell>
          <table:table-cell office:value-type="float" office:value="0.311127045681231" calcext:value-type="float">
            <text:p>0.311127045681231</text:p>
          </table:table-cell>
          <table:table-cell office:value-type="float" office:value="0.311404111216172" calcext:value-type="float">
            <text:p>0.311404111216172</text:p>
          </table:table-cell>
          <table:table-cell office:value-type="float" office:value="0.311486418583379" calcext:value-type="float">
            <text:p>0.311486418583379</text:p>
          </table:table-cell>
          <table:table-cell office:value-type="float" office:value="0.311605941317445" calcext:value-type="float">
            <text:p>0.311605941317445</text:p>
          </table:table-cell>
          <table:table-cell office:value-type="float" office:value="0.311561901195201" calcext:value-type="float">
            <text:p>0.311561901195201</text:p>
          </table:table-cell>
          <table:table-cell office:value-type="float" office:value="0.311474396352168" calcext:value-type="float">
            <text:p>0.311474396352168</text:p>
          </table:table-cell>
          <table:table-cell office:value-type="float" office:value="0.311489334997786" calcext:value-type="float">
            <text:p>0.311489334997786</text:p>
          </table:table-cell>
          <table:table-cell office:value-type="float" office:value="0.311483931714353" calcext:value-type="float">
            <text:p>0.311483931714353</text:p>
          </table:table-cell>
          <table:table-cell office:value-type="float" office:value="0.31148781477226" calcext:value-type="float">
            <text:p>0.31148781477226</text:p>
          </table:table-cell>
          <table:table-cell office:value-type="float" office:value="0.311444968227225" calcext:value-type="float">
            <text:p>0.311444968227225</text:p>
          </table:table-cell>
          <table:table-cell office:value-type="float" office:value="0.311478858555056" calcext:value-type="float">
            <text:p>0.311478858555056</text:p>
          </table:table-cell>
          <table:table-cell office:value-type="float" office:value="0.311459492896517" calcext:value-type="float">
            <text:p>0.311459492896517</text:p>
          </table:table-cell>
          <table:table-cell office:value-type="float" office:value="0.311428257157318" calcext:value-type="float">
            <text:p>0.311428257157318</text:p>
          </table:table-cell>
          <table:table-cell office:value-type="float" office:value="0.311447323316526" calcext:value-type="float">
            <text:p>0.311447323316526</text:p>
          </table:table-cell>
          <table:table-cell office:value-type="float" office:value="0.311453485139557" calcext:value-type="float">
            <text:p>0.311453485139557</text:p>
          </table:table-cell>
          <table:table-cell office:value-type="float" office:value="0.311453250322855" calcext:value-type="float">
            <text:p>0.311453250322855</text:p>
          </table:table-cell>
          <table:table-cell office:value-type="float" office:value="0.311443738164072" calcext:value-type="float">
            <text:p>0.311443738164072</text:p>
          </table:table-cell>
          <table:table-cell office:value-type="float" office:value="0.311445127096638" calcext:value-type="float">
            <text:p>0.311445127096638</text:p>
          </table:table-cell>
          <table:table-cell office:value-type="float" office:value="0.311434335790086" calcext:value-type="float">
            <text:p>0.311434335790086</text:p>
          </table:table-cell>
          <table:table-cell office:value-type="float" office:value="0.311451064183913" calcext:value-type="float">
            <text:p>0.311451064183913</text:p>
          </table:table-cell>
          <table:table-cell office:value-type="float" office:value="0.311428775048763" calcext:value-type="float">
            <text:p>0.311428775048763</text:p>
          </table:table-cell>
          <table:table-cell office:value-type="float" office:value="0.311468795720348" calcext:value-type="float">
            <text:p>0.311468795720348</text:p>
          </table:table-cell>
          <table:table-cell office:value-type="float" office:value="0.311474899736368" calcext:value-type="float">
            <text:p>0.311474899736368</text:p>
          </table:table-cell>
          <table:table-cell office:value-type="float" office:value="0.311485135745021" calcext:value-type="float">
            <text:p>0.311485135745021</text:p>
          </table:table-cell>
          <table:table-cell office:value-type="float" office:value="0.311474583421125" calcext:value-type="float">
            <text:p>0.311474583421125</text:p>
          </table:table-cell>
          <table:table-cell office:value-type="float" office:value="0.311457061344979" calcext:value-type="float">
            <text:p>0.311457061344979</text:p>
          </table:table-cell>
          <table:table-cell office:value-type="float" office:value="0.311482229308328" calcext:value-type="float">
            <text:p>0.311482229308328</text:p>
          </table:table-cell>
          <table:table-cell office:value-type="float" office:value="0.311430300776383" calcext:value-type="float">
            <text:p>0.311430300776383</text:p>
          </table:table-cell>
          <table:table-cell office:value-type="float" office:value="0.31148221454635" calcext:value-type="float">
            <text:p>0.31148221454635</text:p>
          </table:table-cell>
          <table:table-cell office:value-type="float" office:value="0.311455837257944" calcext:value-type="float">
            <text:p>0.311455837257944</text:p>
          </table:table-cell>
          <table:table-cell office:value-type="float" office:value="0.311472436082845" calcext:value-type="float">
            <text:p>0.311472436082845</text:p>
          </table:table-cell>
          <table:table-cell office:value-type="float" office:value="0.311456983631235" calcext:value-type="float">
            <text:p>0.311456983631235</text:p>
          </table:table-cell>
          <table:table-cell office:value-type="float" office:value="0.31143344751976" calcext:value-type="float">
            <text:p>0.31143344751976</text:p>
          </table:table-cell>
          <table:table-cell office:value-type="float" office:value="0.311461106878775" calcext:value-type="float">
            <text:p>0.311461106878775</text:p>
          </table:table-cell>
          <table:table-cell office:value-type="float" office:value="0.311474676667628" calcext:value-type="float">
            <text:p>0.311474676667628</text:p>
          </table:table-cell>
          <table:table-cell office:value-type="float" office:value="0.311422449189336" calcext:value-type="float">
            <text:p>0.311422449189336</text:p>
          </table:table-cell>
          <table:table-cell office:value-type="float" office:value="0.311457730161764" calcext:value-type="float">
            <text:p>0.311457730161764</text:p>
          </table:table-cell>
          <table:table-cell office:value-type="float" office:value="0.311448274419582" calcext:value-type="float">
            <text:p>0.311448274419582</text:p>
          </table:table-cell>
          <table:table-cell office:value-type="float" office:value="0.311431275872964" calcext:value-type="float">
            <text:p>0.311431275872964</text:p>
          </table:table-cell>
          <table:table-cell office:value-type="float" office:value="0.311456154630809" calcext:value-type="float">
            <text:p>0.311456154630809</text:p>
          </table:table-cell>
          <table:table-cell office:value-type="float" office:value="0.311445236449967" calcext:value-type="float">
            <text:p>0.311445236449967</text:p>
          </table:table-cell>
          <table:table-cell office:value-type="float" office:value="0.311432925883843" calcext:value-type="float">
            <text:p>0.311432925883843</text:p>
          </table:table-cell>
          <table:table-cell office:value-type="float" office:value="0.311445205413695" calcext:value-type="float">
            <text:p>0.311445205413695</text:p>
          </table:table-cell>
          <table:table-cell office:value-type="float" office:value="0.311445637551353" calcext:value-type="float">
            <text:p>0.311445637551353</text:p>
          </table:table-cell>
          <table:table-cell office:value-type="float" office:value="0.311445146129155" calcext:value-type="float">
            <text:p>0.311445146129155</text:p>
          </table:table-cell>
          <table:table-cell office:value-type="float" office:value="0.311448700292316" calcext:value-type="float">
            <text:p>0.311448700292316</text:p>
          </table:table-cell>
          <table:table-cell office:value-type="float" office:value="0.311447436519731" calcext:value-type="float">
            <text:p>0.311447436519731</text:p>
          </table:table-cell>
          <table:table-cell office:value-type="float" office:value="0.311465859906437" calcext:value-type="float">
            <text:p>0.311465859906437</text:p>
          </table:table-cell>
          <table:table-cell office:value-type="float" office:value="0.311428100606168" calcext:value-type="float">
            <text:p>0.311428100606168</text:p>
          </table:table-cell>
          <table:table-cell office:value-type="float" office:value="0.311438808514196" calcext:value-type="float">
            <text:p>0.311438808514196</text:p>
          </table:table-cell>
          <table:table-cell office:value-type="float" office:value="0.311439588038809" calcext:value-type="float">
            <text:p>0.311439588038809</text:p>
          </table:table-cell>
          <table:table-cell office:value-type="float" office:value="0.311437761788948" calcext:value-type="float">
            <text:p>0.311437761788948</text:p>
          </table:table-cell>
          <table:table-cell office:value-type="float" office:value="0.31145257309352" calcext:value-type="float">
            <text:p>0.31145257309352</text:p>
          </table:table-cell>
          <table:table-cell office:value-type="float" office:value="0.311424285392101" calcext:value-type="float">
            <text:p>0.311424285392101</text:p>
          </table:table-cell>
          <table:table-cell office:value-type="float" office:value="0.311438481596634" calcext:value-type="float">
            <text:p>0.311438481596634</text:p>
          </table:table-cell>
          <table:table-cell office:value-type="float" office:value="0.311459987504367" calcext:value-type="float">
            <text:p>0.311459987504367</text:p>
          </table:table-cell>
          <table:table-cell office:value-type="float" office:value="0.311456502107966" calcext:value-type="float">
            <text:p>0.311456502107966</text:p>
          </table:table-cell>
          <table:table-cell office:value-type="float" office:value="0.311456569003051" calcext:value-type="float">
            <text:p>0.311456569003051</text:p>
          </table:table-cell>
          <table:table-cell office:value-type="float" office:value="0.311470847577064" calcext:value-type="float">
            <text:p>0.311470847577064</text:p>
          </table:table-cell>
          <table:table-cell office:value-type="float" office:value="0.311437457953625" calcext:value-type="float">
            <text:p>0.311437457953625</text:p>
          </table:table-cell>
          <table:table-cell office:value-type="float" office:value="0.311453011389746" calcext:value-type="float">
            <text:p>0.311453011389746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53290340523704" calcext:value-type="float">
            <text:p>-0.353290340523704</text:p>
          </table:table-cell>
          <table:table-cell office:value-type="float" office:value="-0.353626914896901" calcext:value-type="float">
            <text:p>-0.353626914896901</text:p>
          </table:table-cell>
          <table:table-cell office:value-type="float" office:value="-0.354752566969034" calcext:value-type="float">
            <text:p>-0.354752566969034</text:p>
          </table:table-cell>
          <table:table-cell office:value-type="float" office:value="-0.354241388146659" calcext:value-type="float">
            <text:p>-0.354241388146659</text:p>
          </table:table-cell>
          <table:table-cell office:value-type="float" office:value="-0.353790328322425" calcext:value-type="float">
            <text:p>-0.353790328322425</text:p>
          </table:table-cell>
          <table:table-cell office:value-type="float" office:value="-0.353769055157265" calcext:value-type="float">
            <text:p>-0.353769055157265</text:p>
          </table:table-cell>
          <table:table-cell office:value-type="float" office:value="-0.353976204093982" calcext:value-type="float">
            <text:p>-0.353976204093982</text:p>
          </table:table-cell>
          <table:table-cell office:value-type="float" office:value="-0.35410282162275" calcext:value-type="float">
            <text:p>-0.35410282162275</text:p>
          </table:table-cell>
          <table:table-cell office:value-type="float" office:value="-0.354223224663936" calcext:value-type="float">
            <text:p>-0.354223224663936</text:p>
          </table:table-cell>
          <table:table-cell office:value-type="float" office:value="-0.354078825259974" calcext:value-type="float">
            <text:p>-0.354078825259974</text:p>
          </table:table-cell>
          <table:table-cell office:value-type="float" office:value="-0.354103859653385" calcext:value-type="float">
            <text:p>-0.354103859653385</text:p>
          </table:table-cell>
          <table:table-cell office:value-type="float" office:value="-0.35349995237273" calcext:value-type="float">
            <text:p>-0.35349995237273</text:p>
          </table:table-cell>
          <table:table-cell office:value-type="float" office:value="-0.354019490898544" calcext:value-type="float">
            <text:p>-0.354019490898544</text:p>
          </table:table-cell>
          <table:table-cell office:value-type="float" office:value="-0.353481953268306" calcext:value-type="float">
            <text:p>-0.353481953268306</text:p>
          </table:table-cell>
          <table:table-cell office:value-type="float" office:value="-0.354480293737124" calcext:value-type="float">
            <text:p>-0.354480293737124</text:p>
          </table:table-cell>
          <table:table-cell office:value-type="float" office:value="-0.354215302002217" calcext:value-type="float">
            <text:p>-0.354215302002217</text:p>
          </table:table-cell>
          <table:table-cell office:value-type="float" office:value="-0.354142900929649" calcext:value-type="float">
            <text:p>-0.354142900929649</text:p>
          </table:table-cell>
          <table:table-cell office:value-type="float" office:value="-0.353912152308464" calcext:value-type="float">
            <text:p>-0.353912152308464</text:p>
          </table:table-cell>
          <table:table-cell office:value-type="float" office:value="-0.354109530373423" calcext:value-type="float">
            <text:p>-0.354109530373423</text:p>
          </table:table-cell>
          <table:table-cell office:value-type="float" office:value="-0.354482914916695" calcext:value-type="float">
            <text:p>-0.354482914916695</text:p>
          </table:table-cell>
          <table:table-cell office:value-type="float" office:value="-0.354016861809268" calcext:value-type="float">
            <text:p>-0.354016861809268</text:p>
          </table:table-cell>
          <table:table-cell office:value-type="float" office:value="-0.354084275141613" calcext:value-type="float">
            <text:p>-0.354084275141613</text:p>
          </table:table-cell>
          <table:table-cell office:value-type="float" office:value="-0.35379405033301" calcext:value-type="float">
            <text:p>-0.35379405033301</text:p>
          </table:table-cell>
          <table:table-cell office:value-type="float" office:value="-0.353854566236541" calcext:value-type="float">
            <text:p>-0.353854566236541</text:p>
          </table:table-cell>
          <table:table-cell office:value-type="float" office:value="-0.35372679393146" calcext:value-type="float">
            <text:p>-0.35372679393146</text:p>
          </table:table-cell>
          <table:table-cell office:value-type="float" office:value="-0.354056189584471" calcext:value-type="float">
            <text:p>-0.354056189584471</text:p>
          </table:table-cell>
          <table:table-cell office:value-type="float" office:value="-0.354288432636244" calcext:value-type="float">
            <text:p>-0.354288432636244</text:p>
          </table:table-cell>
          <table:table-cell office:value-type="float" office:value="-0.354592778941459" calcext:value-type="float">
            <text:p>-0.354592778941459</text:p>
          </table:table-cell>
          <table:table-cell office:value-type="float" office:value="-0.35366045012242" calcext:value-type="float">
            <text:p>-0.35366045012242</text:p>
          </table:table-cell>
          <table:table-cell office:value-type="float" office:value="-0.35467991515507" calcext:value-type="float">
            <text:p>-0.35467991515507</text:p>
          </table:table-cell>
          <table:table-cell office:value-type="float" office:value="-0.353641106957574" calcext:value-type="float">
            <text:p>-0.353641106957574</text:p>
          </table:table-cell>
          <table:table-cell office:value-type="float" office:value="-0.354119112257813" calcext:value-type="float">
            <text:p>-0.354119112257813</text:p>
          </table:table-cell>
          <table:table-cell office:value-type="float" office:value="-0.35542525410461" calcext:value-type="float">
            <text:p>-0.35542525410461</text:p>
          </table:table-cell>
          <table:table-cell office:value-type="float" office:value="-0.355542434691788" calcext:value-type="float">
            <text:p>-0.355542434691788</text:p>
          </table:table-cell>
          <table:table-cell office:value-type="float" office:value="-0.357131285859574" calcext:value-type="float">
            <text:p>-0.357131285859574</text:p>
          </table:table-cell>
          <table:table-cell office:value-type="float" office:value="-0.36113797756498" calcext:value-type="float">
            <text:p>-0.36113797756498</text:p>
          </table:table-cell>
          <table:table-cell office:value-type="float" office:value="-0.364104649907156" calcext:value-type="float">
            <text:p>-0.364104649907156</text:p>
          </table:table-cell>
          <table:table-cell office:value-type="float" office:value="-0.364644313459531" calcext:value-type="float">
            <text:p>-0.364644313459531</text:p>
          </table:table-cell>
          <table:table-cell office:value-type="float" office:value="-0.364288202283044" calcext:value-type="float">
            <text:p>-0.364288202283044</text:p>
          </table:table-cell>
          <table:table-cell office:value-type="float" office:value="-0.351333387751084" calcext:value-type="float">
            <text:p>-0.351333387751084</text:p>
          </table:table-cell>
          <table:table-cell office:value-type="float" office:value="-0.378589838678739" calcext:value-type="float">
            <text:p>-0.378589838678739</text:p>
          </table:table-cell>
          <table:table-cell office:value-type="float" office:value="-0.392699566283735" calcext:value-type="float">
            <text:p>-0.392699566283735</text:p>
          </table:table-cell>
          <table:table-cell office:value-type="float" office:value="-0.41664530718866" calcext:value-type="float">
            <text:p>-0.41664530718866</text:p>
          </table:table-cell>
          <table:table-cell office:value-type="float" office:value="-0.365894834445181" calcext:value-type="float">
            <text:p>-0.365894834445181</text:p>
          </table:table-cell>
          <table:table-cell office:value-type="float" office:value="-0.357599305852746" calcext:value-type="float">
            <text:p>-0.357599305852746</text:p>
          </table:table-cell>
          <table:table-cell office:value-type="float" office:value="-0.334076737610154" calcext:value-type="float">
            <text:p>-0.334076737610154</text:p>
          </table:table-cell>
          <table:table-cell office:value-type="float" office:value="-0.326393057475842" calcext:value-type="float">
            <text:p>-0.326393057475842</text:p>
          </table:table-cell>
          <table:table-cell office:value-type="float" office:value="-0.29622716392528" calcext:value-type="float">
            <text:p>-0.29622716392528</text:p>
          </table:table-cell>
          <table:table-cell office:value-type="float" office:value="-0.296969052351706" calcext:value-type="float">
            <text:p>-0.296969052351706</text:p>
          </table:table-cell>
          <table:table-cell office:value-type="float" office:value="-0.293984220156091" calcext:value-type="float">
            <text:p>-0.293984220156091</text:p>
          </table:table-cell>
          <table:table-cell office:value-type="float" office:value="-0.286196388590527" calcext:value-type="float">
            <text:p>-0.286196388590527</text:p>
          </table:table-cell>
          <table:table-cell office:value-type="float" office:value="-0.300573067199607" calcext:value-type="float">
            <text:p>-0.300573067199607</text:p>
          </table:table-cell>
          <table:table-cell office:value-type="float" office:value="-0.316747062204166" calcext:value-type="float">
            <text:p>-0.316747062204166</text:p>
          </table:table-cell>
          <table:table-cell office:value-type="float" office:value="-0.330813566884136" calcext:value-type="float">
            <text:p>-0.330813566884136</text:p>
          </table:table-cell>
          <table:table-cell office:value-type="float" office:value="-0.327310330471137" calcext:value-type="float">
            <text:p>-0.327310330471137</text:p>
          </table:table-cell>
          <table:table-cell office:value-type="float" office:value="-0.320885719700827" calcext:value-type="float">
            <text:p>-0.320885719700827</text:p>
          </table:table-cell>
          <table:table-cell office:value-type="float" office:value="-0.32766699736396" calcext:value-type="float">
            <text:p>-0.32766699736396</text:p>
          </table:table-cell>
          <table:table-cell office:value-type="float" office:value="-0.403226685519843" calcext:value-type="float">
            <text:p>-0.403226685519843</text:p>
          </table:table-cell>
          <table:table-cell office:value-type="float" office:value="-0.331735312089092" calcext:value-type="float">
            <text:p>-0.331735312089092</text:p>
          </table:table-cell>
          <table:table-cell office:value-type="float" office:value="-0.317420290743127" calcext:value-type="float">
            <text:p>-0.317420290743127</text:p>
          </table:table-cell>
          <table:table-cell office:value-type="float" office:value="-0.31662143079068" calcext:value-type="float">
            <text:p>-0.31662143079068</text:p>
          </table:table-cell>
          <table:table-cell office:value-type="float" office:value="-0.318218862482879" calcext:value-type="float">
            <text:p>-0.318218862482879</text:p>
          </table:table-cell>
          <table:table-cell office:value-type="float" office:value="-0.318496881562285" calcext:value-type="float">
            <text:p>-0.318496881562285</text:p>
          </table:table-cell>
          <table:table-cell office:value-type="float" office:value="-0.311971071141172" calcext:value-type="float">
            <text:p>-0.311971071141172</text:p>
          </table:table-cell>
          <table:table-cell office:value-type="float" office:value="-0.308219010218469" calcext:value-type="float">
            <text:p>-0.308219010218469</text:p>
          </table:table-cell>
          <table:table-cell office:value-type="float" office:value="-0.341972872762856" calcext:value-type="float">
            <text:p>-0.341972872762856</text:p>
          </table:table-cell>
          <table:table-cell office:value-type="float" office:value="-0.302211622512892" calcext:value-type="float">
            <text:p>-0.302211622512892</text:p>
          </table:table-cell>
          <table:table-cell office:value-type="float" office:value="-0.308307689904503" calcext:value-type="float">
            <text:p>-0.308307689904503</text:p>
          </table:table-cell>
          <table:table-cell office:value-type="float" office:value="-0.267375647900804" calcext:value-type="float">
            <text:p>-0.267375647900804</text:p>
          </table:table-cell>
          <table:table-cell office:value-type="float" office:value="-0.268673918939495" calcext:value-type="float">
            <text:p>-0.268673918939495</text:p>
          </table:table-cell>
          <table:table-cell office:value-type="float" office:value="-0.292707281386931" calcext:value-type="float">
            <text:p>-0.292707281386931</text:p>
          </table:table-cell>
          <table:table-cell office:value-type="float" office:value="-0.298635850928354" calcext:value-type="float">
            <text:p>-0.298635850928354</text:p>
          </table:table-cell>
          <table:table-cell office:value-type="float" office:value="-0.305505218760652" calcext:value-type="float">
            <text:p>-0.305505218760652</text:p>
          </table:table-cell>
          <table:table-cell office:value-type="float" office:value="-0.315053564259142" calcext:value-type="float">
            <text:p>-0.315053564259142</text:p>
          </table:table-cell>
          <table:table-cell office:value-type="float" office:value="-0.332624820381847" calcext:value-type="float">
            <text:p>-0.332624820381847</text:p>
          </table:table-cell>
          <table:table-cell office:value-type="float" office:value="-0.339278211237308" calcext:value-type="float">
            <text:p>-0.339278211237308</text:p>
          </table:table-cell>
          <table:table-cell office:value-type="float" office:value="-0.314658476889433" calcext:value-type="float">
            <text:p>-0.314658476889433</text:p>
          </table:table-cell>
          <table:table-cell office:value-type="float" office:value="-0.32127901433019" calcext:value-type="float">
            <text:p>-0.32127901433019</text:p>
          </table:table-cell>
          <table:table-cell office:value-type="float" office:value="-0.4110523106415" calcext:value-type="float">
            <text:p>-0.4110523106415</text:p>
          </table:table-cell>
          <table:table-cell office:value-type="float" office:value="-0.412691634293071" calcext:value-type="float">
            <text:p>-0.412691634293071</text:p>
          </table:table-cell>
          <table:table-cell office:value-type="float" office:value="-0.375502940862284" calcext:value-type="float">
            <text:p>-0.375502940862284</text:p>
          </table:table-cell>
          <table:table-cell office:value-type="float" office:value="-0.354027389964177" calcext:value-type="float">
            <text:p>-0.354027389964177</text:p>
          </table:table-cell>
          <table:table-cell office:value-type="float" office:value="-0.290374280255173" calcext:value-type="float">
            <text:p>-0.290374280255173</text:p>
          </table:table-cell>
          <table:table-cell office:value-type="float" office:value="-0.294109566452602" calcext:value-type="float">
            <text:p>-0.294109566452602</text:p>
          </table:table-cell>
          <table:table-cell office:value-type="float" office:value="-0.32372286456801" calcext:value-type="float">
            <text:p>-0.32372286456801</text:p>
          </table:table-cell>
          <table:table-cell office:value-type="float" office:value="-0.344641602723357" calcext:value-type="float">
            <text:p>-0.344641602723357</text:p>
          </table:table-cell>
          <table:table-cell office:value-type="float" office:value="-0.356895876530551" calcext:value-type="float">
            <text:p>-0.356895876530551</text:p>
          </table:table-cell>
          <table:table-cell office:value-type="float" office:value="-0.412406545015456" calcext:value-type="float">
            <text:p>-0.412406545015456</text:p>
          </table:table-cell>
          <table:table-cell office:value-type="float" office:value="-0.436154379507937" calcext:value-type="float">
            <text:p>-0.436154379507937</text:p>
          </table:table-cell>
          <table:table-cell office:value-type="float" office:value="-0.430618668329867" calcext:value-type="float">
            <text:p>-0.430618668329867</text:p>
          </table:table-cell>
          <table:table-cell office:value-type="float" office:value="-0.428151660161507" calcext:value-type="float">
            <text:p>-0.428151660161507</text:p>
          </table:table-cell>
          <table:table-cell office:value-type="float" office:value="-0.346058288826143" calcext:value-type="float">
            <text:p>-0.346058288826143</text:p>
          </table:table-cell>
          <table:table-cell office:value-type="float" office:value="-0.335694028059941" calcext:value-type="float">
            <text:p>-0.335694028059941</text:p>
          </table:table-cell>
          <table:table-cell office:value-type="float" office:value="-0.327578571915178" calcext:value-type="float">
            <text:p>-0.327578571915178</text:p>
          </table:table-cell>
          <table:table-cell office:value-type="float" office:value="-0.332419930827009" calcext:value-type="float">
            <text:p>-0.332419930827009</text:p>
          </table:table-cell>
          <table:table-cell office:value-type="float" office:value="-0.335353520738411" calcext:value-type="float">
            <text:p>-0.335353520738411</text:p>
          </table:table-cell>
          <table:table-cell office:value-type="float" office:value="-0.34227565907407" calcext:value-type="float">
            <text:p>-0.34227565907407</text:p>
          </table:table-cell>
          <table:table-cell office:value-type="float" office:value="-0.337156811321987" calcext:value-type="float">
            <text:p>-0.337156811321987</text:p>
          </table:table-cell>
          <table:table-cell office:value-type="float" office:value="-0.347151006228869" calcext:value-type="float">
            <text:p>-0.347151006228869</text:p>
          </table:table-cell>
          <table:table-cell office:value-type="float" office:value="-0.353604491446868" calcext:value-type="float">
            <text:p>-0.353604491446868</text:p>
          </table:table-cell>
          <table:table-cell office:value-type="float" office:value="-0.331374428719614" calcext:value-type="float">
            <text:p>-0.331374428719614</text:p>
          </table:table-cell>
          <table:table-cell office:value-type="float" office:value="-0.298285578169256" calcext:value-type="float">
            <text:p>-0.298285578169256</text:p>
          </table:table-cell>
          <table:table-cell office:value-type="float" office:value="-0.29019216427253" calcext:value-type="float">
            <text:p>-0.29019216427253</text:p>
          </table:table-cell>
          <table:table-cell office:value-type="float" office:value="-0.287901767355889" calcext:value-type="float">
            <text:p>-0.287901767355889</text:p>
          </table:table-cell>
          <table:table-cell office:value-type="float" office:value="-0.299713742603484" calcext:value-type="float">
            <text:p>-0.299713742603484</text:p>
          </table:table-cell>
          <table:table-cell office:value-type="float" office:value="-0.343678435468535" calcext:value-type="float">
            <text:p>-0.343678435468535</text:p>
          </table:table-cell>
          <table:table-cell office:value-type="float" office:value="-0.365007556067568" calcext:value-type="float">
            <text:p>-0.365007556067568</text:p>
          </table:table-cell>
          <table:table-cell office:value-type="float" office:value="-0.392974675036197" calcext:value-type="float">
            <text:p>-0.392974675036197</text:p>
          </table:table-cell>
          <table:table-cell office:value-type="float" office:value="-0.408686352051018" calcext:value-type="float">
            <text:p>-0.408686352051018</text:p>
          </table:table-cell>
          <table:table-cell office:value-type="float" office:value="-0.408347991465338" calcext:value-type="float">
            <text:p>-0.408347991465338</text:p>
          </table:table-cell>
          <table:table-cell office:value-type="float" office:value="-0.398842663675103" calcext:value-type="float">
            <text:p>-0.398842663675103</text:p>
          </table:table-cell>
          <table:table-cell office:value-type="float" office:value="-0.377834700085515" calcext:value-type="float">
            <text:p>-0.377834700085515</text:p>
          </table:table-cell>
          <table:table-cell office:value-type="float" office:value="-0.344496390215669" calcext:value-type="float">
            <text:p>-0.344496390215669</text:p>
          </table:table-cell>
          <table:table-cell office:value-type="float" office:value="-0.313894712005788" calcext:value-type="float">
            <text:p>-0.313894712005788</text:p>
          </table:table-cell>
          <table:table-cell office:value-type="float" office:value="-0.282095214798338" calcext:value-type="float">
            <text:p>-0.282095214798338</text:p>
          </table:table-cell>
          <table:table-cell office:value-type="float" office:value="-0.307946130326195" calcext:value-type="float">
            <text:p>-0.307946130326195</text:p>
          </table:table-cell>
          <table:table-cell office:value-type="float" office:value="-0.348050195536759" calcext:value-type="float">
            <text:p>-0.348050195536759</text:p>
          </table:table-cell>
          <table:table-cell office:value-type="float" office:value="-0.371181527515744" calcext:value-type="float">
            <text:p>-0.371181527515744</text:p>
          </table:table-cell>
          <table:table-cell office:value-type="float" office:value="-0.404940310608495" calcext:value-type="float">
            <text:p>-0.404940310608495</text:p>
          </table:table-cell>
          <table:table-cell office:value-type="float" office:value="-0.348458228526805" calcext:value-type="float">
            <text:p>-0.348458228526805</text:p>
          </table:table-cell>
          <table:table-cell office:value-type="float" office:value="-0.320791476613193" calcext:value-type="float">
            <text:p>-0.320791476613193</text:p>
          </table:table-cell>
          <table:table-cell office:value-type="float" office:value="-0.293279884262104" calcext:value-type="float">
            <text:p>-0.293279884262104</text:p>
          </table:table-cell>
          <table:table-cell office:value-type="float" office:value="-0.297506871428015" calcext:value-type="float">
            <text:p>-0.297506871428015</text:p>
          </table:table-cell>
          <table:table-cell office:value-type="float" office:value="-0.295589509232518" calcext:value-type="float">
            <text:p>-0.295589509232518</text:p>
          </table:table-cell>
          <table:table-cell office:value-type="float" office:value="-0.313424331771105" calcext:value-type="float">
            <text:p>-0.313424331771105</text:p>
          </table:table-cell>
          <table:table-cell office:value-type="float" office:value="-0.341111182605022" calcext:value-type="float">
            <text:p>-0.341111182605022</text:p>
          </table:table-cell>
          <table:table-cell office:value-type="float" office:value="-0.359701372555075" calcext:value-type="float">
            <text:p>-0.359701372555075</text:p>
          </table:table-cell>
          <table:table-cell office:value-type="float" office:value="-0.371135707783378" calcext:value-type="float">
            <text:p>-0.371135707783378</text:p>
          </table:table-cell>
          <table:table-cell office:value-type="float" office:value="-0.351119740944509" calcext:value-type="float">
            <text:p>-0.351119740944509</text:p>
          </table:table-cell>
          <table:table-cell office:value-type="float" office:value="-0.344625914010127" calcext:value-type="float">
            <text:p>-0.344625914010127</text:p>
          </table:table-cell>
          <table:table-cell office:value-type="float" office:value="-0.350169922739965" calcext:value-type="float">
            <text:p>-0.350169922739965</text:p>
          </table:table-cell>
          <table:table-cell office:value-type="float" office:value="-0.333697106606942" calcext:value-type="float">
            <text:p>-0.333697106606942</text:p>
          </table:table-cell>
          <table:table-cell office:value-type="float" office:value="-0.379477352218973" calcext:value-type="float">
            <text:p>-0.379477352218973</text:p>
          </table:table-cell>
          <table:table-cell office:value-type="float" office:value="-0.403399083947384" calcext:value-type="float">
            <text:p>-0.403399083947384</text:p>
          </table:table-cell>
          <table:table-cell office:value-type="float" office:value="-0.398677430714584" calcext:value-type="float">
            <text:p>-0.398677430714584</text:p>
          </table:table-cell>
          <table:table-cell office:value-type="float" office:value="-0.373616424946415" calcext:value-type="float">
            <text:p>-0.373616424946415</text:p>
          </table:table-cell>
          <table:table-cell office:value-type="float" office:value="-0.36880441339131" calcext:value-type="float">
            <text:p>-0.36880441339131</text:p>
          </table:table-cell>
          <table:table-cell office:value-type="float" office:value="-0.319867472136278" calcext:value-type="float">
            <text:p>-0.319867472136278</text:p>
          </table:table-cell>
          <table:table-cell office:value-type="float" office:value="-0.295107474901347" calcext:value-type="float">
            <text:p>-0.295107474901347</text:p>
          </table:table-cell>
          <table:table-cell office:value-type="float" office:value="-0.295421904001441" calcext:value-type="float">
            <text:p>-0.295421904001441</text:p>
          </table:table-cell>
          <table:table-cell office:value-type="float" office:value="-0.306467667169618" calcext:value-type="float">
            <text:p>-0.306467667169618</text:p>
          </table:table-cell>
          <table:table-cell office:value-type="float" office:value="-0.311879739196031" calcext:value-type="float">
            <text:p>-0.311879739196031</text:p>
          </table:table-cell>
          <table:table-cell office:value-type="float" office:value="-0.312498279356792" calcext:value-type="float">
            <text:p>-0.312498279356792</text:p>
          </table:table-cell>
          <table:table-cell office:value-type="float" office:value="-0.314983762129788" calcext:value-type="float">
            <text:p>-0.314983762129788</text:p>
          </table:table-cell>
          <table:table-cell office:value-type="float" office:value="-0.321111469225937" calcext:value-type="float">
            <text:p>-0.321111469225937</text:p>
          </table:table-cell>
          <table:table-cell office:value-type="float" office:value="-0.316132313131958" calcext:value-type="float">
            <text:p>-0.316132313131958</text:p>
          </table:table-cell>
          <table:table-cell office:value-type="float" office:value="-0.318437911228595" calcext:value-type="float">
            <text:p>-0.318437911228595</text:p>
          </table:table-cell>
          <table:table-cell office:value-type="float" office:value="-0.316848458823759" calcext:value-type="float">
            <text:p>-0.316848458823759</text:p>
          </table:table-cell>
          <table:table-cell office:value-type="float" office:value="-0.318799306847107" calcext:value-type="float">
            <text:p>-0.318799306847107</text:p>
          </table:table-cell>
          <table:table-cell office:value-type="float" office:value="-0.321766197439565" calcext:value-type="float">
            <text:p>-0.321766197439565</text:p>
          </table:table-cell>
          <table:table-cell office:value-type="float" office:value="-0.322015552138733" calcext:value-type="float">
            <text:p>-0.322015552138733</text:p>
          </table:table-cell>
          <table:table-cell office:value-type="float" office:value="-0.324564439635475" calcext:value-type="float">
            <text:p>-0.324564439635475</text:p>
          </table:table-cell>
          <table:table-cell office:value-type="float" office:value="-0.323098701544323" calcext:value-type="float">
            <text:p>-0.323098701544323</text:p>
          </table:table-cell>
          <table:table-cell office:value-type="float" office:value="-0.321402637483572" calcext:value-type="float">
            <text:p>-0.321402637483572</text:p>
          </table:table-cell>
          <table:table-cell office:value-type="float" office:value="-0.321195924307829" calcext:value-type="float">
            <text:p>-0.321195924307829</text:p>
          </table:table-cell>
          <table:table-cell office:value-type="float" office:value="-0.32194130461891" calcext:value-type="float">
            <text:p>-0.32194130461891</text:p>
          </table:table-cell>
          <table:table-cell office:value-type="float" office:value="-0.321467010049525" calcext:value-type="float">
            <text:p>-0.321467010049525</text:p>
          </table:table-cell>
          <table:table-cell office:value-type="float" office:value="-0.320822187343429" calcext:value-type="float">
            <text:p>-0.320822187343429</text:p>
          </table:table-cell>
          <table:table-cell office:value-type="float" office:value="-0.321469327692744" calcext:value-type="float">
            <text:p>-0.321469327692744</text:p>
          </table:table-cell>
          <table:table-cell office:value-type="float" office:value="-0.321260093488652" calcext:value-type="float">
            <text:p>-0.321260093488652</text:p>
          </table:table-cell>
          <table:table-cell office:value-type="float" office:value="-0.320798503103147" calcext:value-type="float">
            <text:p>-0.320798503103147</text:p>
          </table:table-cell>
          <table:table-cell office:value-type="float" office:value="-0.320703897102645" calcext:value-type="float">
            <text:p>-0.320703897102645</text:p>
          </table:table-cell>
          <table:table-cell office:value-type="float" office:value="-0.32115592475086" calcext:value-type="float">
            <text:p>-0.32115592475086</text:p>
          </table:table-cell>
          <table:table-cell office:value-type="float" office:value="-0.321172353984154" calcext:value-type="float">
            <text:p>-0.321172353984154</text:p>
          </table:table-cell>
          <table:table-cell office:value-type="float" office:value="-0.321007721356657" calcext:value-type="float">
            <text:p>-0.321007721356657</text:p>
          </table:table-cell>
          <table:table-cell office:value-type="float" office:value="-0.320803922879621" calcext:value-type="float">
            <text:p>-0.320803922879621</text:p>
          </table:table-cell>
          <table:table-cell office:value-type="float" office:value="-0.320923068205086" calcext:value-type="float">
            <text:p>-0.320923068205086</text:p>
          </table:table-cell>
          <table:table-cell office:value-type="float" office:value="-0.320985586227095" calcext:value-type="float">
            <text:p>-0.320985586227095</text:p>
          </table:table-cell>
          <table:table-cell office:value-type="float" office:value="-0.320854562275855" calcext:value-type="float">
            <text:p>-0.320854562275855</text:p>
          </table:table-cell>
          <table:table-cell office:value-type="float" office:value="-0.321320250857769" calcext:value-type="float">
            <text:p>-0.321320250857769</text:p>
          </table:table-cell>
          <table:table-cell office:value-type="float" office:value="-0.321804369235853" calcext:value-type="float">
            <text:p>-0.321804369235853</text:p>
          </table:table-cell>
          <table:table-cell office:value-type="float" office:value="-0.32144037707078" calcext:value-type="float">
            <text:p>-0.32144037707078</text:p>
          </table:table-cell>
          <table:table-cell office:value-type="float" office:value="-0.321567349549752" calcext:value-type="float">
            <text:p>-0.321567349549752</text:p>
          </table:table-cell>
          <table:table-cell office:value-type="float" office:value="-0.320877601899534" calcext:value-type="float">
            <text:p>-0.320877601899534</text:p>
          </table:table-cell>
          <table:table-cell office:value-type="float" office:value="-0.321337008970283" calcext:value-type="float">
            <text:p>-0.321337008970283</text:p>
          </table:table-cell>
          <table:table-cell office:value-type="float" office:value="-0.321005741313326" calcext:value-type="float">
            <text:p>-0.321005741313326</text:p>
          </table:table-cell>
          <table:table-cell office:value-type="float" office:value="-0.321654103576734" calcext:value-type="float">
            <text:p>-0.321654103576734</text:p>
          </table:table-cell>
          <table:table-cell office:value-type="float" office:value="-0.321314596927599" calcext:value-type="float">
            <text:p>-0.321314596927599</text:p>
          </table:table-cell>
          <table:table-cell office:value-type="float" office:value="-0.321450274595947" calcext:value-type="float">
            <text:p>-0.321450274595947</text:p>
          </table:table-cell>
          <table:table-cell office:value-type="float" office:value="-0.321454633840055" calcext:value-type="float">
            <text:p>-0.321454633840055</text:p>
          </table:table-cell>
          <table:table-cell office:value-type="float" office:value="-0.320663934942579" calcext:value-type="float">
            <text:p>-0.320663934942579</text:p>
          </table:table-cell>
          <table:table-cell office:value-type="float" office:value="-0.321073740958134" calcext:value-type="float">
            <text:p>-0.321073740958134</text:p>
          </table:table-cell>
          <table:table-cell office:value-type="float" office:value="-0.321637265239363" calcext:value-type="float">
            <text:p>-0.321637265239363</text:p>
          </table:table-cell>
          <table:table-cell office:value-type="float" office:value="-0.320555572284662" calcext:value-type="float">
            <text:p>-0.320555572284662</text:p>
          </table:table-cell>
          <table:table-cell office:value-type="float" office:value="-0.321560012987956" calcext:value-type="float">
            <text:p>-0.321560012987956</text:p>
          </table:table-cell>
          <table:table-cell office:value-type="float" office:value="-0.321148198851049" calcext:value-type="float">
            <text:p>-0.321148198851049</text:p>
          </table:table-cell>
          <table:table-cell office:value-type="float" office:value="-0.320753552995463" calcext:value-type="float">
            <text:p>-0.320753552995463</text:p>
          </table:table-cell>
          <table:table-cell office:value-type="float" office:value="-0.32098773344716" calcext:value-type="float">
            <text:p>-0.32098773344716</text:p>
          </table:table-cell>
          <table:table-cell office:value-type="float" office:value="-0.321078201175898" calcext:value-type="float">
            <text:p>-0.321078201175898</text:p>
          </table:table-cell>
          <table:table-cell office:value-type="float" office:value="-0.320958642478736" calcext:value-type="float">
            <text:p>-0.320958642478736</text:p>
          </table:table-cell>
          <table:table-cell office:value-type="float" office:value="-0.321028455524899" calcext:value-type="float">
            <text:p>-0.321028455524899</text:p>
          </table:table-cell>
          <table:table-cell office:value-type="float" office:value="-0.321214369765363" calcext:value-type="float">
            <text:p>-0.321214369765363</text:p>
          </table:table-cell>
          <table:table-cell office:value-type="float" office:value="-0.321052770316536" calcext:value-type="float">
            <text:p>-0.321052770316536</text:p>
          </table:table-cell>
          <table:table-cell office:value-type="float" office:value="-0.320985040960178" calcext:value-type="float">
            <text:p>-0.320985040960178</text:p>
          </table:table-cell>
          <table:table-cell office:value-type="float" office:value="-0.321054248609903" calcext:value-type="float">
            <text:p>-0.321054248609903</text:p>
          </table:table-cell>
          <table:table-cell office:value-type="float" office:value="-0.32186860404598" calcext:value-type="float">
            <text:p>-0.32186860404598</text:p>
          </table:table-cell>
          <table:table-cell office:value-type="float" office:value="-0.320760890025992" calcext:value-type="float">
            <text:p>-0.320760890025992</text:p>
          </table:table-cell>
          <table:table-cell office:value-type="float" office:value="-0.321050383348428" calcext:value-type="float">
            <text:p>-0.321050383348428</text:p>
          </table:table-cell>
          <table:table-cell office:value-type="float" office:value="-0.320921775154088" calcext:value-type="float">
            <text:p>-0.320921775154088</text:p>
          </table:table-cell>
          <table:table-cell office:value-type="float" office:value="-0.320852396904985" calcext:value-type="float">
            <text:p>-0.320852396904985</text:p>
          </table:table-cell>
          <table:table-cell office:value-type="float" office:value="-0.321343408028351" calcext:value-type="float">
            <text:p>-0.321343408028351</text:p>
          </table:table-cell>
          <table:table-cell office:value-type="float" office:value="-0.320897976653787" calcext:value-type="float">
            <text:p>-0.320897976653787</text:p>
          </table:table-cell>
          <table:table-cell office:value-type="float" office:value="-0.320766789067758" calcext:value-type="float">
            <text:p>-0.320766789067758</text:p>
          </table:table-cell>
          <table:table-cell office:value-type="float" office:value="-0.321407299958278" calcext:value-type="float">
            <text:p>-0.321407299958278</text:p>
          </table:table-cell>
          <table:table-cell office:value-type="float" office:value="-0.32117077898983" calcext:value-type="float">
            <text:p>-0.32117077898983</text:p>
          </table:table-cell>
          <table:table-cell office:value-type="float" office:value="-0.321218719517004" calcext:value-type="float">
            <text:p>-0.321218719517004</text:p>
          </table:table-cell>
          <table:table-cell office:value-type="float" office:value="-0.321611076264482" calcext:value-type="float">
            <text:p>-0.321611076264482</text:p>
          </table:table-cell>
          <table:table-cell office:value-type="float" office:value="-0.320885746454399" calcext:value-type="float">
            <text:p>-0.320885746454399</text:p>
          </table:table-cell>
          <table:table-cell office:value-type="float" office:value="-0.321612096629761" calcext:value-type="float">
            <text:p>-0.321612096629761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50655206857731" calcext:value-type="float">
            <text:p>-3.50655206857731E-05</text:p>
          </table:table-cell>
          <table:table-cell office:value-type="float" office:value="0.0000206578505498878" calcext:value-type="float">
            <text:p>2.06578505498878E-05</text:p>
          </table:table-cell>
          <table:table-cell office:value-type="float" office:value="0.0000120395863701939" calcext:value-type="float">
            <text:p>1.20395863701939E-05</text:p>
          </table:table-cell>
          <table:table-cell office:value-type="float" office:value="-0.000000336106759202259" calcext:value-type="float">
            <text:p>-3.36106759202259E-07</text:p>
          </table:table-cell>
          <table:table-cell office:value-type="float" office:value="-0.00000884766054820574" calcext:value-type="float">
            <text:p>-8.84766054820574E-06</text:p>
          </table:table-cell>
          <table:table-cell office:value-type="float" office:value="0.00000715290363451082" calcext:value-type="float">
            <text:p>7.15290363451082E-06</text:p>
          </table:table-cell>
          <table:table-cell office:value-type="float" office:value="-0.0000103672141203992" calcext:value-type="float">
            <text:p>-1.03672141203992E-05</text:p>
          </table:table-cell>
          <table:table-cell office:value-type="float" office:value="-0.00000821219988417221" calcext:value-type="float">
            <text:p>-8.21219988417221E-06</text:p>
          </table:table-cell>
          <table:table-cell office:value-type="float" office:value="-0.00000386117035905409" calcext:value-type="float">
            <text:p>-3.86117035905409E-06</text:p>
          </table:table-cell>
          <table:table-cell office:value-type="float" office:value="0.00000205919051776693" calcext:value-type="float">
            <text:p>2.05919051776693E-06</text:p>
          </table:table-cell>
          <table:table-cell office:value-type="float" office:value="0.0000333943970293182" calcext:value-type="float">
            <text:p>3.33943970293182E-05</text:p>
          </table:table-cell>
          <table:table-cell office:value-type="float" office:value="-0.0000320428292954755" calcext:value-type="float">
            <text:p>-3.20428292954755E-05</text:p>
          </table:table-cell>
          <table:table-cell office:value-type="float" office:value="0.00000713368742566445" calcext:value-type="float">
            <text:p>7.13368742566445E-06</text:p>
          </table:table-cell>
          <table:table-cell office:value-type="float" office:value="-0.00000144778847599447" calcext:value-type="float">
            <text:p>-1.44778847599447E-06</text:p>
          </table:table-cell>
          <table:table-cell office:value-type="float" office:value="0.00000812568693808746" calcext:value-type="float">
            <text:p>8.12568693808746E-06</text:p>
          </table:table-cell>
          <table:table-cell office:value-type="float" office:value="-0.0000104811299743157" calcext:value-type="float">
            <text:p>-1.04811299743157E-05</text:p>
          </table:table-cell>
          <table:table-cell office:value-type="float" office:value="0.0000105358036037728" calcext:value-type="float">
            <text:p>1.05358036037728E-05</text:p>
          </table:table-cell>
          <table:table-cell office:value-type="float" office:value="0.0000116819112429001" calcext:value-type="float">
            <text:p>1.16819112429001E-05</text:p>
          </table:table-cell>
          <table:table-cell office:value-type="float" office:value="-0.0000184214388384007" calcext:value-type="float">
            <text:p>-1.84214388384007E-05</text:p>
          </table:table-cell>
          <table:table-cell office:value-type="float" office:value="-0.000011979129459383" calcext:value-type="float">
            <text:p>-1.1979129459383E-05</text:p>
          </table:table-cell>
          <table:table-cell office:value-type="float" office:value="0.0000178299490994904" calcext:value-type="float">
            <text:p>1.78299490994904E-05</text:p>
          </table:table-cell>
          <table:table-cell office:value-type="float" office:value="0.00000193671021786468" calcext:value-type="float">
            <text:p>1.93671021786468E-06</text:p>
          </table:table-cell>
          <table:table-cell office:value-type="float" office:value="-0.00000103473663887188" calcext:value-type="float">
            <text:p>-1.03473663887188E-06</text:p>
          </table:table-cell>
          <table:table-cell office:value-type="float" office:value="-0.00000372949858423732" calcext:value-type="float">
            <text:p>-3.72949858423732E-06</text:p>
          </table:table-cell>
          <table:table-cell office:value-type="float" office:value="0.00000395090961363698" calcext:value-type="float">
            <text:p>3.95090961363698E-06</text:p>
          </table:table-cell>
          <table:table-cell office:value-type="float" office:value="0.00000536169872461523" calcext:value-type="float">
            <text:p>5.36169872461523E-06</text:p>
          </table:table-cell>
          <table:table-cell office:value-type="float" office:value="-0.00000728763150170675" calcext:value-type="float">
            <text:p>-7.28763150170675E-06</text:p>
          </table:table-cell>
          <table:table-cell office:value-type="float" office:value="0.0000064763310513305" calcext:value-type="float">
            <text:p>6.4763310513305E-06</text:p>
          </table:table-cell>
          <table:table-cell office:value-type="float" office:value="-0.0000154561849608492" calcext:value-type="float">
            <text:p>-1.54561849608492E-05</text:p>
          </table:table-cell>
          <table:table-cell office:value-type="float" office:value="0.0000326349354856648" calcext:value-type="float">
            <text:p>3.26349354856648E-05</text:p>
          </table:table-cell>
          <table:table-cell office:value-type="float" office:value="-0.0000383662069486923" calcext:value-type="float">
            <text:p>-3.83662069486923E-05</text:p>
          </table:table-cell>
          <table:table-cell office:value-type="float" office:value="0.0000267993025616642" calcext:value-type="float">
            <text:p>2.67993025616642E-05</text:p>
          </table:table-cell>
          <table:table-cell office:value-type="float" office:value="-0.000874830443261976" calcext:value-type="float">
            <text:p>-0.000874830443262</text:p>
          </table:table-cell>
          <table:table-cell office:value-type="float" office:value="-0.000123781029701786" calcext:value-type="float">
            <text:p>-0.000123781029702</text:p>
          </table:table-cell>
          <table:table-cell office:value-type="float" office:value="0.0000957447012009394" calcext:value-type="float">
            <text:p>9.57447012009394E-05</text:p>
          </table:table-cell>
          <table:table-cell office:value-type="float" office:value="0.000602005548214934" calcext:value-type="float">
            <text:p>0.000602005548215</text:p>
          </table:table-cell>
          <table:table-cell office:value-type="float" office:value="0.000393620744152723" calcext:value-type="float">
            <text:p>0.000393620744153</text:p>
          </table:table-cell>
          <table:table-cell office:value-type="float" office:value="0.000352981418944798" calcext:value-type="float">
            <text:p>0.000352981418945</text:p>
          </table:table-cell>
          <table:table-cell office:value-type="float" office:value="0.00183291423572218" calcext:value-type="float">
            <text:p>0.001832914235722</text:p>
          </table:table-cell>
          <table:table-cell office:value-type="float" office:value="0.00312764254989278" calcext:value-type="float">
            <text:p>0.003127642549893</text:p>
          </table:table-cell>
          <table:table-cell office:value-type="float" office:value="0.0297279521200835" calcext:value-type="float">
            <text:p>0.029727952120084</text:p>
          </table:table-cell>
          <table:table-cell office:value-type="float" office:value="0.00252570047475975" calcext:value-type="float">
            <text:p>0.00252570047476</text:p>
          </table:table-cell>
          <table:table-cell office:value-type="float" office:value="0.00334832823376952" calcext:value-type="float">
            <text:p>0.00334832823377</text:p>
          </table:table-cell>
          <table:table-cell office:value-type="float" office:value="-0.03327706624326" calcext:value-type="float">
            <text:p>-0.03327706624326</text:p>
          </table:table-cell>
          <table:table-cell office:value-type="float" office:value="-0.00209190959832162" calcext:value-type="float">
            <text:p>-0.002091909598322</text:p>
          </table:table-cell>
          <table:table-cell office:value-type="float" office:value="0.00309314557243068" calcext:value-type="float">
            <text:p>0.003093145572431</text:p>
          </table:table-cell>
          <table:table-cell office:value-type="float" office:value="0.00853187356477114" calcext:value-type="float">
            <text:p>0.008531873564771</text:p>
          </table:table-cell>
          <table:table-cell office:value-type="float" office:value="-0.00331068038042454" calcext:value-type="float">
            <text:p>-0.003310680380425</text:p>
          </table:table-cell>
          <table:table-cell office:value-type="float" office:value="-0.00731134787838439" calcext:value-type="float">
            <text:p>-0.007311347878384</text:p>
          </table:table-cell>
          <table:table-cell office:value-type="float" office:value="-0.00142171630913912" calcext:value-type="float">
            <text:p>-0.001421716309139</text:p>
          </table:table-cell>
          <table:table-cell office:value-type="float" office:value="-0.00136710349227326" calcext:value-type="float">
            <text:p>-0.001367103492273</text:p>
          </table:table-cell>
          <table:table-cell office:value-type="float" office:value="-0.00197647462337447" calcext:value-type="float">
            <text:p>-0.001976474623374</text:p>
          </table:table-cell>
          <table:table-cell office:value-type="float" office:value="0.000897464946741589" calcext:value-type="float">
            <text:p>0.000897464946742</text:p>
          </table:table-cell>
          <table:table-cell office:value-type="float" office:value="0.001679170227531" calcext:value-type="float">
            <text:p>0.001679170227531</text:p>
          </table:table-cell>
          <table:table-cell office:value-type="float" office:value="0.00701047125299498" calcext:value-type="float">
            <text:p>0.007010471252995</text:p>
          </table:table-cell>
          <table:table-cell office:value-type="float" office:value="0.0110448765851275" calcext:value-type="float">
            <text:p>0.011044876585128</text:p>
          </table:table-cell>
          <table:table-cell office:value-type="float" office:value="0.00802936933133691" calcext:value-type="float">
            <text:p>0.008029369331337</text:p>
          </table:table-cell>
          <table:table-cell office:value-type="float" office:value="0.00533379720509897" calcext:value-type="float">
            <text:p>0.005333797205099</text:p>
          </table:table-cell>
          <table:table-cell office:value-type="float" office:value="-0.0260672119399903" calcext:value-type="float">
            <text:p>-0.02606721193999</text:p>
          </table:table-cell>
          <table:table-cell office:value-type="float" office:value="-0.00415816038665662" calcext:value-type="float">
            <text:p>-0.004158160386657</text:p>
          </table:table-cell>
          <table:table-cell office:value-type="float" office:value="-0.00095254001067091" calcext:value-type="float">
            <text:p>-0.000952540010671</text:p>
          </table:table-cell>
          <table:table-cell office:value-type="float" office:value="0.0000410525100060788" calcext:value-type="float">
            <text:p>4.10525100060788E-05</text:p>
          </table:table-cell>
          <table:table-cell office:value-type="float" office:value="0.00134329466286454" calcext:value-type="float">
            <text:p>0.001343294662865</text:p>
          </table:table-cell>
          <table:table-cell office:value-type="float" office:value="0.00135223721708527" calcext:value-type="float">
            <text:p>0.001352237217085</text:p>
          </table:table-cell>
          <table:table-cell office:value-type="float" office:value="-0.000524082436634377" calcext:value-type="float">
            <text:p>-0.000524082436634</text:p>
          </table:table-cell>
          <table:table-cell office:value-type="float" office:value="0.0174441596003909" calcext:value-type="float">
            <text:p>0.017444159600391</text:p>
          </table:table-cell>
          <table:table-cell office:value-type="float" office:value="-0.00928335027881877" calcext:value-type="float">
            <text:p>-0.009283350278819</text:p>
          </table:table-cell>
          <table:table-cell office:value-type="float" office:value="-0.0024389287234583" calcext:value-type="float">
            <text:p>-0.002438928723458</text:p>
          </table:table-cell>
          <table:table-cell office:value-type="float" office:value="-0.00584726252887818" calcext:value-type="float">
            <text:p>-0.005847262528878</text:p>
          </table:table-cell>
          <table:table-cell office:value-type="float" office:value="-0.000191642750453247" calcext:value-type="float">
            <text:p>-0.000191642750453</text:p>
          </table:table-cell>
          <table:table-cell office:value-type="float" office:value="0.000755057474862375" calcext:value-type="float">
            <text:p>0.000755057474862</text:p>
          </table:table-cell>
          <table:table-cell office:value-type="float" office:value="-0.00165597914323756" calcext:value-type="float">
            <text:p>-0.001655979143238</text:p>
          </table:table-cell>
          <table:table-cell office:value-type="float" office:value="0.000121852712268611" calcext:value-type="float">
            <text:p>0.000121852712269</text:p>
          </table:table-cell>
          <table:table-cell office:value-type="float" office:value="0.00152607945288274" calcext:value-type="float">
            <text:p>0.001526079452883</text:p>
          </table:table-cell>
          <table:table-cell office:value-type="float" office:value="0.00491399219346905" calcext:value-type="float">
            <text:p>0.004913992193469</text:p>
          </table:table-cell>
          <table:table-cell office:value-type="float" office:value="0.00783684371825155" calcext:value-type="float">
            <text:p>0.007836843718252</text:p>
          </table:table-cell>
          <table:table-cell office:value-type="float" office:value="0.00456739094846331" calcext:value-type="float">
            <text:p>0.004567390948463</text:p>
          </table:table-cell>
          <table:table-cell office:value-type="float" office:value="0.0157124850741049" calcext:value-type="float">
            <text:p>0.015712485074105</text:p>
          </table:table-cell>
          <table:table-cell office:value-type="float" office:value="0.00125252425592531" calcext:value-type="float">
            <text:p>0.001252524255925</text:p>
          </table:table-cell>
          <table:table-cell office:value-type="float" office:value="-0.00195910639732472" calcext:value-type="float">
            <text:p>-0.001959106397325</text:p>
          </table:table-cell>
          <table:table-cell office:value-type="float" office:value="-0.00673424831545222" calcext:value-type="float">
            <text:p>-0.006734248315452</text:p>
          </table:table-cell>
          <table:table-cell office:value-type="float" office:value="-0.0032363550104057" calcext:value-type="float">
            <text:p>-0.003236355010406</text:p>
          </table:table-cell>
          <table:table-cell office:value-type="float" office:value="-0.0211646618830049" calcext:value-type="float">
            <text:p>-0.021164661883005</text:p>
          </table:table-cell>
          <table:table-cell office:value-type="float" office:value="0.000550953439409641" calcext:value-type="float">
            <text:p>0.00055095343941</text:p>
          </table:table-cell>
          <table:table-cell office:value-type="float" office:value="-0.00101735564797134" calcext:value-type="float">
            <text:p>-0.001017355647971</text:p>
          </table:table-cell>
          <table:table-cell office:value-type="float" office:value="0.0237445038804802" calcext:value-type="float">
            <text:p>0.02374450388048</text:p>
          </table:table-cell>
          <table:table-cell office:value-type="float" office:value="0.00110096368297757" calcext:value-type="float">
            <text:p>0.001100963682978</text:p>
          </table:table-cell>
          <table:table-cell office:value-type="float" office:value="0.0112910745343783" calcext:value-type="float">
            <text:p>0.011291074534378</text:p>
          </table:table-cell>
          <table:table-cell office:value-type="float" office:value="0.000373638982871849" calcext:value-type="float">
            <text:p>0.000373638982872</text:p>
          </table:table-cell>
          <table:table-cell office:value-type="float" office:value="0.00163514674738635" calcext:value-type="float">
            <text:p>0.001635146747386</text:p>
          </table:table-cell>
          <table:table-cell office:value-type="float" office:value="-0.000157667861298505" calcext:value-type="float">
            <text:p>-0.000157667861299</text:p>
          </table:table-cell>
          <table:table-cell office:value-type="float" office:value="-0.0221978089692791" calcext:value-type="float">
            <text:p>-0.022197808969279</text:p>
          </table:table-cell>
          <table:table-cell office:value-type="float" office:value="-0.00576136171940922" calcext:value-type="float">
            <text:p>-0.005761361719409</text:p>
          </table:table-cell>
          <table:table-cell office:value-type="float" office:value="-0.00185288201496381" calcext:value-type="float">
            <text:p>-0.001852882014964</text:p>
          </table:table-cell>
          <table:table-cell office:value-type="float" office:value="0.00336902760930835" calcext:value-type="float">
            <text:p>0.003369027609308</text:p>
          </table:table-cell>
          <table:table-cell office:value-type="float" office:value="0.00420945161398273" calcext:value-type="float">
            <text:p>0.004209451613983</text:p>
          </table:table-cell>
          <table:table-cell office:value-type="float" office:value="0.00620005035600107" calcext:value-type="float">
            <text:p>0.006200050356001</text:p>
          </table:table-cell>
          <table:table-cell office:value-type="float" office:value="0.00206253973027976" calcext:value-type="float">
            <text:p>0.00206253973028</text:p>
          </table:table-cell>
          <table:table-cell office:value-type="float" office:value="-0.00214768322540099" calcext:value-type="float">
            <text:p>-0.002147683225401</text:p>
          </table:table-cell>
          <table:table-cell office:value-type="float" office:value="0.000315908719722868" calcext:value-type="float">
            <text:p>0.000315908719723</text:p>
          </table:table-cell>
          <table:table-cell office:value-type="float" office:value="-0.00499417768771204" calcext:value-type="float">
            <text:p>-0.004994177687712</text:p>
          </table:table-cell>
          <table:table-cell office:value-type="float" office:value="-0.0101932745353722" calcext:value-type="float">
            <text:p>-0.010193274535372</text:p>
          </table:table-cell>
          <table:table-cell office:value-type="float" office:value="-0.0110548741977076" calcext:value-type="float">
            <text:p>-0.011054874197708</text:p>
          </table:table-cell>
          <table:table-cell office:value-type="float" office:value="0.00433274742989409" calcext:value-type="float">
            <text:p>0.004332747429894</text:p>
          </table:table-cell>
          <table:table-cell office:value-type="float" office:value="-0.00153140966092857" calcext:value-type="float">
            <text:p>-0.001531409660929</text:p>
          </table:table-cell>
          <table:table-cell office:value-type="float" office:value="0.000818232609557212" calcext:value-type="float">
            <text:p>0.000818232609557</text:p>
          </table:table-cell>
          <table:table-cell office:value-type="float" office:value="0.00256963773872726" calcext:value-type="float">
            <text:p>0.002569637738727</text:p>
          </table:table-cell>
          <table:table-cell office:value-type="float" office:value="0.0299377914976051" calcext:value-type="float">
            <text:p>0.029937791497605</text:p>
          </table:table-cell>
          <table:table-cell office:value-type="float" office:value="0.000695732021444739" calcext:value-type="float">
            <text:p>0.000695732021445</text:p>
          </table:table-cell>
          <table:table-cell office:value-type="float" office:value="0.000301606595720594" calcext:value-type="float">
            <text:p>0.000301606595721</text:p>
          </table:table-cell>
          <table:table-cell office:value-type="float" office:value="-0.00183337265466232" calcext:value-type="float">
            <text:p>-0.001833372654662</text:p>
          </table:table-cell>
          <table:table-cell office:value-type="float" office:value="-0.00574933876476047" calcext:value-type="float">
            <text:p>-0.00574933876476</text:p>
          </table:table-cell>
          <table:table-cell office:value-type="float" office:value="-0.00397486942741554" calcext:value-type="float">
            <text:p>-0.003974869427416</text:p>
          </table:table-cell>
          <table:table-cell office:value-type="float" office:value="-0.00802285094322514" calcext:value-type="float">
            <text:p>-0.008022850943225</text:p>
          </table:table-cell>
          <table:table-cell office:value-type="float" office:value="-0.014839920159362" calcext:value-type="float">
            <text:p>-0.014839920159362</text:p>
          </table:table-cell>
          <table:table-cell office:value-type="float" office:value="-0.00160408677062068" calcext:value-type="float">
            <text:p>-0.001604086770621</text:p>
          </table:table-cell>
          <table:table-cell office:value-type="float" office:value="0.0224831011967386" calcext:value-type="float">
            <text:p>0.022483101196739</text:p>
          </table:table-cell>
          <table:table-cell office:value-type="float" office:value="0.0104564908845867" calcext:value-type="float">
            <text:p>0.010456490884587</text:p>
          </table:table-cell>
          <table:table-cell office:value-type="float" office:value="-0.00110089318937623" calcext:value-type="float">
            <text:p>-0.001100893189376</text:p>
          </table:table-cell>
          <table:table-cell office:value-type="float" office:value="-0.0163464110243171" calcext:value-type="float">
            <text:p>-0.016346411024317</text:p>
          </table:table-cell>
          <table:table-cell office:value-type="float" office:value="-0.00676784664722291" calcext:value-type="float">
            <text:p>-0.006767846647223</text:p>
          </table:table-cell>
          <table:table-cell office:value-type="float" office:value="-0.00567545376943679" calcext:value-type="float">
            <text:p>-0.005675453769437</text:p>
          </table:table-cell>
          <table:table-cell office:value-type="float" office:value="-0.00508965904018449" calcext:value-type="float">
            <text:p>-0.005089659040184</text:p>
          </table:table-cell>
          <table:table-cell office:value-type="float" office:value="0.00123819779092382" calcext:value-type="float">
            <text:p>0.001238197790924</text:p>
          </table:table-cell>
          <table:table-cell office:value-type="float" office:value="-0.00152045050736094" calcext:value-type="float">
            <text:p>-0.001520450507361</text:p>
          </table:table-cell>
          <table:table-cell office:value-type="float" office:value="-0.00110020296920987" calcext:value-type="float">
            <text:p>-0.00110020296921</text:p>
          </table:table-cell>
          <table:table-cell office:value-type="float" office:value="0.000322679363384315" calcext:value-type="float">
            <text:p>0.000322679363384</text:p>
          </table:table-cell>
          <table:table-cell office:value-type="float" office:value="0.00192925898374796" calcext:value-type="float">
            <text:p>0.001929258983748</text:p>
          </table:table-cell>
          <table:table-cell office:value-type="float" office:value="0.00487776575263899" calcext:value-type="float">
            <text:p>0.004877765752639</text:p>
          </table:table-cell>
          <table:table-cell office:value-type="float" office:value="0.0100393808798296" calcext:value-type="float">
            <text:p>0.01003938087983</text:p>
          </table:table-cell>
          <table:table-cell office:value-type="float" office:value="0.00784204087365475" calcext:value-type="float">
            <text:p>0.007842040873655</text:p>
          </table:table-cell>
          <table:table-cell office:value-type="float" office:value="-0.00383233372964098" calcext:value-type="float">
            <text:p>-0.003832333729641</text:p>
          </table:table-cell>
          <table:table-cell office:value-type="float" office:value="0.016165226505576" calcext:value-type="float">
            <text:p>0.016165226505576</text:p>
          </table:table-cell>
          <table:table-cell office:value-type="float" office:value="0.00173097309665904" calcext:value-type="float">
            <text:p>0.001730973096659</text:p>
          </table:table-cell>
          <table:table-cell office:value-type="float" office:value="0.00175126635866757" calcext:value-type="float">
            <text:p>0.001751266358668</text:p>
          </table:table-cell>
          <table:table-cell office:value-type="float" office:value="-0.00240302335194775" calcext:value-type="float">
            <text:p>-0.002403023351948</text:p>
          </table:table-cell>
          <table:table-cell office:value-type="float" office:value="-0.00202852164717343" calcext:value-type="float">
            <text:p>-0.002028521647173</text:p>
          </table:table-cell>
          <table:table-cell office:value-type="float" office:value="-0.0177361626922751" calcext:value-type="float">
            <text:p>-0.017736162692275</text:p>
          </table:table-cell>
          <table:table-cell office:value-type="float" office:value="-0.00845004665583637" calcext:value-type="float">
            <text:p>-0.008450046655836</text:p>
          </table:table-cell>
          <table:table-cell office:value-type="float" office:value="-0.00251908432834341" calcext:value-type="float">
            <text:p>-0.002519084328343</text:p>
          </table:table-cell>
          <table:table-cell office:value-type="float" office:value="0.00000762718756736058" calcext:value-type="float">
            <text:p>7.62718756736058E-06</text:p>
          </table:table-cell>
          <table:table-cell office:value-type="float" office:value="-0.000283447638908974" calcext:value-type="float">
            <text:p>-0.000283447638909</text:p>
          </table:table-cell>
          <table:table-cell office:value-type="float" office:value="0.0000560012724449832" calcext:value-type="float">
            <text:p>5.60012724449832E-05</text:p>
          </table:table-cell>
          <table:table-cell office:value-type="float" office:value="-0.000443246837965372" calcext:value-type="float">
            <text:p>-0.000443246837965</text:p>
          </table:table-cell>
          <table:table-cell office:value-type="float" office:value="0.000460645198530507" calcext:value-type="float">
            <text:p>0.000460645198531</text:p>
          </table:table-cell>
          <table:table-cell office:value-type="float" office:value="0.000206938264506351" calcext:value-type="float">
            <text:p>0.000206938264506</text:p>
          </table:table-cell>
          <table:table-cell office:value-type="float" office:value="0.000128413459289545" calcext:value-type="float">
            <text:p>0.00012841345929</text:p>
          </table:table-cell>
          <table:table-cell office:value-type="float" office:value="-0.000103083415540217" calcext:value-type="float">
            <text:p>-0.00010308341554</text:p>
          </table:table-cell>
          <table:table-cell office:value-type="float" office:value="0.000207137998578022" calcext:value-type="float">
            <text:p>0.000207137998578</text:p>
          </table:table-cell>
          <table:table-cell office:value-type="float" office:value="0.000277065534941501" calcext:value-type="float">
            <text:p>0.000277065534942</text:p>
          </table:table-cell>
          <table:table-cell office:value-type="float" office:value="0.0000823073672063801" calcext:value-type="float">
            <text:p>8.23073672063801E-05</text:p>
          </table:table-cell>
          <table:table-cell office:value-type="float" office:value="0.000119522734066402" calcext:value-type="float">
            <text:p>0.000119522734066</text:p>
          </table:table-cell>
          <table:table-cell office:value-type="float" office:value="-0.0000440401222445153" calcext:value-type="float">
            <text:p>-4.40401222445153E-05</text:p>
          </table:table-cell>
          <table:table-cell office:value-type="float" office:value="-0.0000875048430328818" calcext:value-type="float">
            <text:p>-8.75048430328818E-05</text:p>
          </table:table-cell>
          <table:table-cell office:value-type="float" office:value="0.0000149386456186895" calcext:value-type="float">
            <text:p>1.49386456186895E-05</text:p>
          </table:table-cell>
          <table:table-cell office:value-type="float" office:value="-0.00000540328343334728" calcext:value-type="float">
            <text:p>-5.40328343334728E-06</text:p>
          </table:table-cell>
          <table:table-cell office:value-type="float" office:value="0.00000388305790699484" calcext:value-type="float">
            <text:p>3.88305790699484E-06</text:p>
          </table:table-cell>
          <table:table-cell office:value-type="float" office:value="-0.000042846545035391" calcext:value-type="float">
            <text:p>-4.2846545035391E-05</text:p>
          </table:table-cell>
          <table:table-cell office:value-type="float" office:value="0.0000338903278309655" calcext:value-type="float">
            <text:p>3.38903278309655E-05</text:p>
          </table:table-cell>
          <table:table-cell office:value-type="float" office:value="-0.000019365658538717" calcext:value-type="float">
            <text:p>-1.9365658538717E-05</text:p>
          </table:table-cell>
          <table:table-cell office:value-type="float" office:value="-0.0000312357391989426" calcext:value-type="float">
            <text:p>-3.12357391989426E-05</text:p>
          </table:table-cell>
          <table:table-cell office:value-type="float" office:value="0.0000190661592080477" calcext:value-type="float">
            <text:p>1.90661592080477E-05</text:p>
          </table:table-cell>
          <table:table-cell office:value-type="float" office:value="0.00000616182303092572" calcext:value-type="float">
            <text:p>6.16182303092572E-06</text:p>
          </table:table-cell>
          <table:table-cell office:value-type="float" office:value="-0.000000234816702471274" calcext:value-type="float">
            <text:p>-2.34816702471274E-07</text:p>
          </table:table-cell>
          <table:table-cell office:value-type="float" office:value="-0.00000951215878269851" calcext:value-type="float">
            <text:p>-9.51215878269851E-06</text:p>
          </table:table-cell>
          <table:table-cell office:value-type="float" office:value="0.00000138893256584893" calcext:value-type="float">
            <text:p>1.38893256584893E-06</text:p>
          </table:table-cell>
          <table:table-cell office:value-type="float" office:value="-0.0000107913065513499" calcext:value-type="float">
            <text:p>-1.07913065513499E-05</text:p>
          </table:table-cell>
          <table:table-cell office:value-type="float" office:value="0.0000167283938262153" calcext:value-type="float">
            <text:p>1.67283938262153E-05</text:p>
          </table:table-cell>
          <table:table-cell office:value-type="float" office:value="-0.0000222891351494003" calcext:value-type="float">
            <text:p>-2.22891351494003E-05</text:p>
          </table:table-cell>
          <table:table-cell office:value-type="float" office:value="0.0000400206715853169" calcext:value-type="float">
            <text:p>4.00206715853169E-05</text:p>
          </table:table-cell>
          <table:table-cell office:value-type="float" office:value="0.00000610401601913724" calcext:value-type="float">
            <text:p>6.10401601913724E-06</text:p>
          </table:table-cell>
          <table:table-cell office:value-type="float" office:value="0.0000102360086537967" calcext:value-type="float">
            <text:p>1.02360086537967E-05</text:p>
          </table:table-cell>
          <table:table-cell office:value-type="float" office:value="-0.0000105523238967953" calcext:value-type="float">
            <text:p>-1.05523238967953E-05</text:p>
          </table:table-cell>
          <table:table-cell office:value-type="float" office:value="-0.0000175220761453043" calcext:value-type="float">
            <text:p>-1.75220761453043E-05</text:p>
          </table:table-cell>
          <table:table-cell office:value-type="float" office:value="0.0000251679633485602" calcext:value-type="float">
            <text:p>2.51679633485602E-05</text:p>
          </table:table-cell>
          <table:table-cell office:value-type="float" office:value="-0.0000519285319450225" calcext:value-type="float">
            <text:p>-5.19285319450225E-05</text:p>
          </table:table-cell>
          <table:table-cell office:value-type="float" office:value="0.0000519137699674932" calcext:value-type="float">
            <text:p>5.19137699674932E-05</text:p>
          </table:table-cell>
          <table:table-cell office:value-type="float" office:value="-0.0000263772884060431" calcext:value-type="float">
            <text:p>-2.63772884060431E-05</text:p>
          </table:table-cell>
          <table:table-cell office:value-type="float" office:value="0.000016598824900349" calcext:value-type="float">
            <text:p>1.6598824900349E-05</text:p>
          </table:table-cell>
          <table:table-cell office:value-type="float" office:value="-0.0000154524516094434" calcext:value-type="float">
            <text:p>-1.54524516094434E-05</text:p>
          </table:table-cell>
          <table:table-cell office:value-type="float" office:value="-0.0000235361114749866" calcext:value-type="float">
            <text:p>-2.35361114749866E-05</text:p>
          </table:table-cell>
          <table:table-cell office:value-type="float" office:value="0.0000276593590147756" calcext:value-type="float">
            <text:p>2.76593590147756E-05</text:p>
          </table:table-cell>
          <table:table-cell office:value-type="float" office:value="0.000013569788852752" calcext:value-type="float">
            <text:p>1.3569788852752E-05</text:p>
          </table:table-cell>
          <table:table-cell office:value-type="float" office:value="-0.0000522274782919774" calcext:value-type="float">
            <text:p>-5.22274782919774E-05</text:p>
          </table:table-cell>
          <table:table-cell office:value-type="float" office:value="0.000035280972428442" calcext:value-type="float">
            <text:p>3.5280972428442E-05</text:p>
          </table:table-cell>
          <table:table-cell office:value-type="float" office:value="-0.00000945574218269574" calcext:value-type="float">
            <text:p>-9.45574218269574E-06</text:p>
          </table:table-cell>
          <table:table-cell office:value-type="float" office:value="-0.0000169985466174083" calcext:value-type="float">
            <text:p>-1.69985466174083E-05</text:p>
          </table:table-cell>
          <table:table-cell office:value-type="float" office:value="0.0000248787578444043" calcext:value-type="float">
            <text:p>2.48787578444043E-05</text:p>
          </table:table-cell>
          <table:table-cell office:value-type="float" office:value="-0.0000109181808414238" calcext:value-type="float">
            <text:p>-1.09181808414238E-05</text:p>
          </table:table-cell>
          <table:table-cell office:value-type="float" office:value="-0.0000123105661239409" calcext:value-type="float">
            <text:p>-1.23105661239409E-05</text:p>
          </table:table-cell>
          <table:table-cell office:value-type="float" office:value="0.0000122795298514999" calcext:value-type="float">
            <text:p>1.22795298514999E-05</text:p>
          </table:table-cell>
          <table:table-cell office:value-type="float" office:value="0.000000432137657935261" calcext:value-type="float">
            <text:p>4.32137657935261E-07</text:p>
          </table:table-cell>
          <table:table-cell office:value-type="float" office:value="-0.000000491422197490543" calcext:value-type="float">
            <text:p>-4.91422197490543E-07</text:p>
          </table:table-cell>
          <table:table-cell office:value-type="float" office:value="0.00000355416316072388" calcext:value-type="float">
            <text:p>3.55416316072388E-06</text:p>
          </table:table-cell>
          <table:table-cell office:value-type="float" office:value="-0.00000126377258469201" calcext:value-type="float">
            <text:p>-1.26377258469201E-06</text:p>
          </table:table-cell>
          <table:table-cell office:value-type="float" office:value="0.0000184233867059902" calcext:value-type="float">
            <text:p>1.84233867059902E-05</text:p>
          </table:table-cell>
          <table:table-cell office:value-type="float" office:value="-0.000037759300269391" calcext:value-type="float">
            <text:p>-3.7759300269391E-05</text:p>
          </table:table-cell>
          <table:table-cell office:value-type="float" office:value="0.0000107079080279293" calcext:value-type="float">
            <text:p>1.07079080279293E-05</text:p>
          </table:table-cell>
          <table:table-cell office:value-type="float" office:value="0.000000779524612970484" calcext:value-type="float">
            <text:p>7.79524612970484E-07</text:p>
          </table:table-cell>
          <table:table-cell office:value-type="float" office:value="-0.00000182624986017066" calcext:value-type="float">
            <text:p>-1.82624986017066E-06</text:p>
          </table:table-cell>
          <table:table-cell office:value-type="float" office:value="0.0000148113045715381" calcext:value-type="float">
            <text:p>1.48113045715381E-05</text:p>
          </table:table-cell>
          <table:table-cell office:value-type="float" office:value="-0.0000282877014193827" calcext:value-type="float">
            <text:p>-2.82877014193827E-05</text:p>
          </table:table-cell>
          <table:table-cell office:value-type="float" office:value="0.000014196204533079" calcext:value-type="float">
            <text:p>1.4196204533079E-05</text:p>
          </table:table-cell>
          <table:table-cell office:value-type="float" office:value="0.0000215059077328106" calcext:value-type="float">
            <text:p>2.15059077328106E-05</text:p>
          </table:table-cell>
          <table:table-cell office:value-type="float" office:value="-0.00000348539640038226" calcext:value-type="float">
            <text:p>-3.48539640038226E-06</text:p>
          </table:table-cell>
          <table:table-cell office:value-type="float" office:value="0.0000000668950845272853" calcext:value-type="float">
            <text:p>6.68950845272853E-08</text:p>
          </table:table-cell>
          <table:table-cell office:value-type="float" office:value="0.00001427857401326" calcext:value-type="float">
            <text:p>1.427857401326E-05</text:p>
          </table:table-cell>
          <table:table-cell office:value-type="float" office:value="-0.000033389623439295" calcext:value-type="float">
            <text:p>-3.3389623439295E-05</text:p>
          </table:table-cell>
          <table:table-cell office:value-type="float" office:value="0.0000155534361209186" calcext:value-type="float">
            <text:p>1.55534361209186E-05</text:p>
          </table:table-cell>
          <table:table-cell table:number-columns-repeated="63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628202108032744" calcext:value-type="float">
            <text:p>0.628202108032744</text:p>
          </table:table-cell>
          <table:table-cell table:formula="of:=[.B9]*9.8" office:value-type="float" office:value="6.15638065872089" calcext:value-type="float">
            <text:p>6.1563806587208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321792601910476" calcext:value-type="float">
            <text:p>3.21792601910476E-06</text:p>
          </table:table-cell>
          <table:table-cell table:formula="of:=0.5*[.D12]*(([.D5]-[.C5])/([.D1]-[.C1]))^2" office:value-type="float" office:value="0.0000228345171984155" calcext:value-type="float">
            <text:p>2.28345171984155E-05</text:p>
          </table:table-cell>
          <table:table-cell table:formula="of:=0.5*[.E12]*(([.E5]-[.D5])/([.E1]-[.D1]))^2" office:value-type="float" office:value="0.00000510493669298808" calcext:value-type="float">
            <text:p>5.10493669298808E-06</text:p>
          </table:table-cell>
          <table:table-cell table:formula="of:=0.5*[.F12]*(([.F5]-[.E5])/([.F1]-[.E1]))^2" office:value-type="float" office:value="0.00000226803147334714" calcext:value-type="float">
            <text:p>2.26803147334714E-06</text:p>
          </table:table-cell>
          <table:table-cell table:formula="of:=0.5*[.G12]*(([.G5]-[.F5])/([.G1]-[.F1]))^2" office:value-type="float" office:value="0.000000131409144424496" calcext:value-type="float">
            <text:p>1.31409144424496E-07</text:p>
          </table:table-cell>
          <table:table-cell table:formula="of:=0.5*[.H12]*(([.H5]-[.G5])/([.H1]-[.G1]))^2" office:value-type="float" office:value="0.000000476505890605555" calcext:value-type="float">
            <text:p>4.76505890605555E-07</text:p>
          </table:table-cell>
          <table:table-cell table:formula="of:=0.5*[.I12]*(([.I5]-[.H5])/([.I1]-[.H1]))^2" office:value-type="float" office:value="0.000000711889148420251" calcext:value-type="float">
            <text:p>7.11889148420251E-07</text:p>
          </table:table-cell>
          <table:table-cell table:formula="of:=0.5*[.J12]*(([.J5]-[.I5])/([.J1]-[.I1]))^2" office:value-type="float" office:value="0.0000000571105497646309" calcext:value-type="float">
            <text:p>5.71105497646309E-08</text:p>
          </table:table-cell>
          <table:table-cell table:formula="of:=0.5*[.K12]*(([.K5]-[.J5])/([.K1]-[.J1]))^2" office:value-type="float" office:value="0.00000201695131633418" calcext:value-type="float">
            <text:p>2.01695131633418E-06</text:p>
          </table:table-cell>
          <table:table-cell table:formula="of:=0.5*[.L12]*(([.L5]-[.K5])/([.L1]-[.K1]))^2" office:value-type="float" office:value="0.00000093381685775299" calcext:value-type="float">
            <text:p>9.3381685775299E-07</text:p>
          </table:table-cell>
          <table:table-cell table:formula="of:=0.5*[.M12]*(([.M5]-[.L5])/([.M1]-[.L1]))^2" office:value-type="float" office:value="0.0000288541737148818" calcext:value-type="float">
            <text:p>2.88541737148818E-05</text:p>
          </table:table-cell>
          <table:table-cell table:formula="of:=0.5*[.N12]*(([.N5]-[.M5])/([.N1]-[.M1]))^2" office:value-type="float" office:value="0.0000026278724198016" calcext:value-type="float">
            <text:p>2.6278724198016E-06</text:p>
          </table:table-cell>
          <table:table-cell table:formula="of:=0.5*[.O12]*(([.O5]-[.N5])/([.O1]-[.N1]))^2" office:value-type="float" office:value="0.00000645478837668441" calcext:value-type="float">
            <text:p>6.45478837668441E-06</text:p>
          </table:table-cell>
          <table:table-cell table:formula="of:=0.5*[.P12]*(([.P5]-[.O5])/([.P1]-[.O1]))^2" office:value-type="float" office:value="0.0000184327790922714" calcext:value-type="float">
            <text:p>1.84327790922714E-05</text:p>
          </table:table-cell>
          <table:table-cell table:formula="of:=0.5*[.Q12]*(([.Q5]-[.P5])/([.Q1]-[.P1]))^2" office:value-type="float" office:value="0.0000027936302098618" calcext:value-type="float">
            <text:p>2.7936302098618E-06</text:p>
          </table:table-cell>
          <table:table-cell table:formula="of:=0.5*[.R12]*(([.R5]-[.Q5])/([.R1]-[.Q1]))^2" office:value-type="float" office:value="0.0000000276952724102126" calcext:value-type="float">
            <text:p>2.76952724102126E-08</text:p>
          </table:table-cell>
          <table:table-cell table:formula="of:=0.5*[.S12]*(([.S5]-[.R5])/([.S1]-[.R1]))^2" office:value-type="float" office:value="0.000000782561781251667" calcext:value-type="float">
            <text:p>7.82561781251667E-07</text:p>
          </table:table-cell>
          <table:table-cell table:formula="of:=0.5*[.T12]*(([.T5]-[.S5])/([.T1]-[.S1]))^2" office:value-type="float" office:value="0.000000996430097312927" calcext:value-type="float">
            <text:p>9.96430097312927E-07</text:p>
          </table:table-cell>
          <table:table-cell table:formula="of:=0.5*[.U12]*(([.U5]-[.T5])/([.U1]-[.T1]))^2" office:value-type="float" office:value="0.000000481328296896467" calcext:value-type="float">
            <text:p>4.81328296896467E-07</text:p>
          </table:table-cell>
          <table:table-cell table:formula="of:=0.5*[.V12]*(([.V5]-[.U5])/([.V1]-[.U1]))^2" office:value-type="float" office:value="0.00000209051125591393" calcext:value-type="float">
            <text:p>2.09051125591393E-06</text:p>
          </table:table-cell>
          <table:table-cell table:formula="of:=0.5*[.W12]*(([.W5]-[.V5])/([.W1]-[.V1]))^2" office:value-type="float" office:value="0.0000000000511026461236851" calcext:value-type="float">
            <text:p>5.11026461236851E-11</text:p>
          </table:table-cell>
          <table:table-cell table:formula="of:=0.5*[.X12]*(([.X5]-[.W5])/([.X1]-[.W1]))^2" office:value-type="float" office:value="0.000000576847579193168" calcext:value-type="float">
            <text:p>5.76847579193168E-07</text:p>
          </table:table-cell>
          <table:table-cell table:formula="of:=0.5*[.Y12]*(([.Y5]-[.X5])/([.Y1]-[.X1]))^2" office:value-type="float" office:value="0.000000166003426197802" calcext:value-type="float">
            <text:p>1.66003426197802E-07</text:p>
          </table:table-cell>
          <table:table-cell table:formula="of:=0.5*[.Z12]*(([.Z5]-[.Y5])/([.Z1]-[.Y1]))^2" office:value-type="float" office:value="0.000000712538549657031" calcext:value-type="float">
            <text:p>7.12538549657031E-07</text:p>
          </table:table-cell>
          <table:table-cell table:formula="of:=0.5*[.AA12]*(([.AA5]-[.Z5])/([.AA1]-[.Z1]))^2" office:value-type="float" office:value="0.000000775295082872162" calcext:value-type="float">
            <text:p>7.75295082872162E-07</text:p>
          </table:table-cell>
          <table:table-cell table:formula="of:=0.5*[.AB12]*(([.AB5]-[.AA5])/([.AB1]-[.AA1]))^2" office:value-type="float" office:value="0.000000382138302907734" calcext:value-type="float">
            <text:p>3.82138302907734E-07</text:p>
          </table:table-cell>
          <table:table-cell table:formula="of:=0.5*[.AC12]*(([.AC5]-[.AB5])/([.AC1]-[.AB1]))^2" office:value-type="float" office:value="0.000000641165490970467" calcext:value-type="float">
            <text:p>6.41165490970467E-07</text:p>
          </table:table-cell>
          <table:table-cell table:formula="of:=0.5*[.AD12]*(([.AD5]-[.AC5])/([.AD1]-[.AC1]))^2" office:value-type="float" office:value="0.0000159246308070367" calcext:value-type="float">
            <text:p>1.59246308070367E-05</text:p>
          </table:table-cell>
          <table:table-cell table:formula="of:=0.5*[.AE12]*(([.AE5]-[.AD5])/([.AE1]-[.AD1]))^2" office:value-type="float" office:value="0.0000256399968731324" calcext:value-type="float">
            <text:p>2.56399968731324E-05</text:p>
          </table:table-cell>
          <table:table-cell table:formula="of:=0.5*[.AF12]*(([.AF5]-[.AE5])/([.AF1]-[.AE1]))^2" office:value-type="float" office:value="0.0000103407004963498" calcext:value-type="float">
            <text:p>1.03407004963498E-05</text:p>
          </table:table-cell>
          <table:table-cell table:formula="of:=0.5*[.AG12]*(([.AG5]-[.AF5])/([.AG1]-[.AF1]))^2" office:value-type="float" office:value="0.0000045673043637396" calcext:value-type="float">
            <text:p>4.5673043637396E-06</text:p>
          </table:table-cell>
          <table:table-cell table:formula="of:=0.5*[.AH12]*(([.AH5]-[.AG5])/([.AH1]-[.AG1]))^2" office:value-type="float" office:value="0.000044992659946037" calcext:value-type="float">
            <text:p>4.4992659946037E-05</text:p>
          </table:table-cell>
          <table:table-cell table:formula="of:=0.5*[.AI12]*(([.AI5]-[.AH5])/([.AI1]-[.AH1]))^2" office:value-type="float" office:value="0.0000123516829377614" calcext:value-type="float">
            <text:p>1.23516829377614E-05</text:p>
          </table:table-cell>
          <table:table-cell table:formula="of:=0.5*[.AJ12]*(([.AJ5]-[.AI5])/([.AJ1]-[.AI1]))^2" office:value-type="float" office:value="0.000404879657650922" calcext:value-type="float">
            <text:p>0.000404879657651</text:p>
          </table:table-cell>
          <table:table-cell table:formula="of:=0.5*[.AK12]*(([.AK5]-[.AJ5])/([.AK1]-[.AJ1]))^2" office:value-type="float" office:value="0.00139274552360712" calcext:value-type="float">
            <text:p>0.001392745523607</text:p>
          </table:table-cell>
          <table:table-cell table:formula="of:=0.5*[.AL12]*(([.AL5]-[.AK5])/([.AL1]-[.AK1]))^2" office:value-type="float" office:value="0.0000295463199889407" calcext:value-type="float">
            <text:p>2.95463199889407E-05</text:p>
          </table:table-cell>
          <table:table-cell table:formula="of:=0.5*[.AM12]*(([.AM5]-[.AL5])/([.AM1]-[.AL1]))^2" office:value-type="float" office:value="0.00027346725349415" calcext:value-type="float">
            <text:p>0.000273467253494</text:p>
          </table:table-cell>
          <table:table-cell table:formula="of:=0.5*[.AN12]*(([.AN5]-[.AM5])/([.AN1]-[.AM1]))^2" office:value-type="float" office:value="0.00804980905252071" calcext:value-type="float">
            <text:p>0.008049809052521</text:p>
          </table:table-cell>
          <table:table-cell table:formula="of:=0.5*[.AO12]*(([.AO5]-[.AN5])/([.AO1]-[.AN1]))^2" office:value-type="float" office:value="0.03980163579543" calcext:value-type="float">
            <text:p>0.03980163579543</text:p>
          </table:table-cell>
          <table:table-cell table:formula="of:=0.5*[.AP12]*(([.AP5]-[.AO5])/([.AP1]-[.AO1]))^2" office:value-type="float" office:value="0.106935135058689" calcext:value-type="float">
            <text:p>0.106935135058689</text:p>
          </table:table-cell>
          <table:table-cell table:formula="of:=0.5*[.AQ12]*(([.AQ5]-[.AP5])/([.AQ1]-[.AP1]))^2" office:value-type="float" office:value="0.0164259889631959" calcext:value-type="float">
            <text:p>0.016425988963196</text:p>
          </table:table-cell>
          <table:table-cell table:formula="of:=0.5*[.AR12]*(([.AR5]-[.AQ5])/([.AR1]-[.AQ1]))^2" office:value-type="float" office:value="0.00190726009560545" calcext:value-type="float">
            <text:p>0.001907260095605</text:p>
          </table:table-cell>
          <table:table-cell table:formula="of:=0.5*[.AS12]*(([.AS5]-[.AR5])/([.AS1]-[.AR1]))^2" office:value-type="float" office:value="0.00733526317898852" calcext:value-type="float">
            <text:p>0.007335263178989</text:p>
          </table:table-cell>
          <table:table-cell table:formula="of:=0.5*[.AT12]*(([.AT5]-[.AS5])/([.AT1]-[.AS1]))^2" office:value-type="float" office:value="0.00922710969934538" calcext:value-type="float">
            <text:p>0.009227109699345</text:p>
          </table:table-cell>
          <table:table-cell table:formula="of:=0.5*[.AU12]*(([.AU5]-[.AT5])/([.AU1]-[.AT1]))^2" office:value-type="float" office:value="0.000229573432933971" calcext:value-type="float">
            <text:p>0.000229573432934</text:p>
          </table:table-cell>
          <table:table-cell table:formula="of:=0.5*[.AV12]*(([.AV5]-[.AU5])/([.AV1]-[.AU1]))^2" office:value-type="float" office:value="0.0874431256507851" calcext:value-type="float">
            <text:p>0.087443125650785</text:p>
          </table:table-cell>
          <table:table-cell table:formula="of:=0.5*[.AW12]*(([.AW5]-[.AV5])/([.AW1]-[.AV1]))^2" office:value-type="float" office:value="0.0625782432434317" calcext:value-type="float">
            <text:p>0.062578243243432</text:p>
          </table:table-cell>
          <table:table-cell table:formula="of:=0.5*[.AX12]*(([.AX5]-[.AW5])/([.AX1]-[.AW1]))^2" office:value-type="float" office:value="0.000824753609065511" calcext:value-type="float">
            <text:p>0.000824753609066</text:p>
          </table:table-cell>
          <table:table-cell table:formula="of:=0.5*[.AY12]*(([.AY5]-[.AX5])/([.AY1]-[.AX1]))^2" office:value-type="float" office:value="0.0222821555013472" calcext:value-type="float">
            <text:p>0.022282155501347</text:p>
          </table:table-cell>
          <table:table-cell table:formula="of:=0.5*[.AZ12]*(([.AZ5]-[.AY5])/([.AZ1]-[.AY1]))^2" office:value-type="float" office:value="0.00263831522013783" calcext:value-type="float">
            <text:p>0.002638315220138</text:p>
          </table:table-cell>
          <table:table-cell table:formula="of:=0.5*[.BA12]*(([.BA5]-[.AZ5])/([.BA1]-[.AZ1]))^2" office:value-type="float" office:value="0.00116313895455901" calcext:value-type="float">
            <text:p>0.001163138954559</text:p>
          </table:table-cell>
          <table:table-cell table:formula="of:=0.5*[.BB12]*(([.BB5]-[.BA5])/([.BB1]-[.BA1]))^2" office:value-type="float" office:value="0.00000570194068747298" calcext:value-type="float">
            <text:p>5.70194068747298E-06</text:p>
          </table:table-cell>
          <table:table-cell table:formula="of:=0.5*[.BC12]*(([.BC5]-[.BB5])/([.BC1]-[.BB1]))^2" office:value-type="float" office:value="0.0161209559884355" calcext:value-type="float">
            <text:p>0.016120955988436</text:p>
          </table:table-cell>
          <table:table-cell table:formula="of:=0.5*[.BD12]*(([.BD5]-[.BC5])/([.BD1]-[.BC1]))^2" office:value-type="float" office:value="0.0405051486354863" calcext:value-type="float">
            <text:p>0.040505148635486</text:p>
          </table:table-cell>
          <table:table-cell table:formula="of:=0.5*[.BE12]*(([.BE5]-[.BD5])/([.BE1]-[.BD1]))^2" office:value-type="float" office:value="0.00939842313748295" calcext:value-type="float">
            <text:p>0.009398423137483</text:p>
          </table:table-cell>
          <table:table-cell table:formula="of:=0.5*[.BF12]*(([.BF5]-[.BE5])/([.BF1]-[.BE1]))^2" office:value-type="float" office:value="0.00583117371438738" calcext:value-type="float">
            <text:p>0.005831173714387</text:p>
          </table:table-cell>
          <table:table-cell table:formula="of:=0.5*[.BG12]*(([.BG5]-[.BF5])/([.BG1]-[.BF1]))^2" office:value-type="float" office:value="0.0919656438977509" calcext:value-type="float">
            <text:p>0.091965643897751</text:p>
          </table:table-cell>
          <table:table-cell table:formula="of:=0.5*[.BH12]*(([.BH5]-[.BG5])/([.BH1]-[.BG1]))^2" office:value-type="float" office:value="0.0026280555859495" calcext:value-type="float">
            <text:p>0.00262805558595</text:p>
          </table:table-cell>
          <table:table-cell table:formula="of:=0.5*[.BI12]*(([.BI5]-[.BH5])/([.BI1]-[.BH1]))^2" office:value-type="float" office:value="0.0116651306158966" calcext:value-type="float">
            <text:p>0.011665130615897</text:p>
          </table:table-cell>
          <table:table-cell table:formula="of:=0.5*[.BJ12]*(([.BJ5]-[.BI5])/([.BJ1]-[.BI1]))^2" office:value-type="float" office:value="0.00000130876073658535" calcext:value-type="float">
            <text:p>1.30876073658535E-06</text:p>
          </table:table-cell>
          <table:table-cell table:formula="of:=0.5*[.BK12]*(([.BK5]-[.BJ5])/([.BK1]-[.BJ1]))^2" office:value-type="float" office:value="0.00600032662569942" calcext:value-type="float">
            <text:p>0.006000326625699</text:p>
          </table:table-cell>
          <table:table-cell table:formula="of:=0.5*[.BL12]*(([.BL5]-[.BK5])/([.BL1]-[.BK1]))^2" office:value-type="float" office:value="0.00363693474134891" calcext:value-type="float">
            <text:p>0.003636934741349</text:p>
          </table:table-cell>
          <table:table-cell table:formula="of:=0.5*[.BM12]*(([.BM5]-[.BL5])/([.BM1]-[.BL1]))^2" office:value-type="float" office:value="0.0000198107469464816" calcext:value-type="float">
            <text:p>1.98107469464816E-05</text:p>
          </table:table-cell>
          <table:table-cell table:formula="of:=0.5*[.BN12]*(([.BN5]-[.BM5])/([.BN1]-[.BM1]))^2" office:value-type="float" office:value="0.00000660454205230597" calcext:value-type="float">
            <text:p>6.60454205230597E-06</text:p>
          </table:table-cell>
          <table:table-cell table:formula="of:=0.5*[.BO12]*(([.BO5]-[.BN5])/([.BO1]-[.BN1]))^2" office:value-type="float" office:value="0.116130005557725" calcext:value-type="float">
            <text:p>0.116130005557725</text:p>
          </table:table-cell>
          <table:table-cell table:formula="of:=0.5*[.BP12]*(([.BP5]-[.BO5])/([.BP1]-[.BO1]))^2" office:value-type="float" office:value="0.0776635288131539" calcext:value-type="float">
            <text:p>0.077663528813154</text:p>
          </table:table-cell>
          <table:table-cell table:formula="of:=0.5*[.BQ12]*(([.BQ5]-[.BP5])/([.BQ1]-[.BP1]))^2" office:value-type="float" office:value="0.0220127273275227" calcext:value-type="float">
            <text:p>0.022012727327523</text:p>
          </table:table-cell>
          <table:table-cell table:formula="of:=0.5*[.BR12]*(([.BR5]-[.BQ5])/([.BR1]-[.BQ1]))^2" office:value-type="float" office:value="0.00495667185362903" calcext:value-type="float">
            <text:p>0.004956671853629</text:p>
          </table:table-cell>
          <table:table-cell table:formula="of:=0.5*[.BS12]*(([.BS5]-[.BR5])/([.BS1]-[.BR1]))^2" office:value-type="float" office:value="0.00722563427875668" calcext:value-type="float">
            <text:p>0.007225634278757</text:p>
          </table:table-cell>
          <table:table-cell table:formula="of:=0.5*[.BT12]*(([.BT5]-[.BS5])/([.BT1]-[.BS1]))^2" office:value-type="float" office:value="0.0411456310588763" calcext:value-type="float">
            <text:p>0.041145631058876</text:p>
          </table:table-cell>
          <table:table-cell table:formula="of:=0.5*[.BU12]*(([.BU5]-[.BT5])/([.BU1]-[.BT1]))^2" office:value-type="float" office:value="0.0182513543906101" calcext:value-type="float">
            <text:p>0.01825135439061</text:p>
          </table:table-cell>
          <table:table-cell table:formula="of:=0.5*[.BV12]*(([.BV5]-[.BU5])/([.BV1]-[.BU1]))^2" office:value-type="float" office:value="0.00840258088709813" calcext:value-type="float">
            <text:p>0.008402580887098</text:p>
          </table:table-cell>
          <table:table-cell table:formula="of:=0.5*[.BW12]*(([.BW5]-[.BV5])/([.BW1]-[.BV1]))^2" office:value-type="float" office:value="0.000286393623679368" calcext:value-type="float">
            <text:p>0.000286393623679</text:p>
          </table:table-cell>
          <table:table-cell table:formula="of:=0.5*[.BX12]*(([.BX5]-[.BW5])/([.BX1]-[.BW1]))^2" office:value-type="float" office:value="0.00871008395088951" calcext:value-type="float">
            <text:p>0.00871008395089</text:p>
          </table:table-cell>
          <table:table-cell table:formula="of:=0.5*[.BY12]*(([.BY5]-[.BX5])/([.BY1]-[.BX1]))^2" office:value-type="float" office:value="0.064059310702913" calcext:value-type="float">
            <text:p>0.064059310702913</text:p>
          </table:table-cell>
          <table:table-cell table:formula="of:=0.5*[.BZ12]*(([.BZ5]-[.BY5])/([.BZ1]-[.BY1]))^2" office:value-type="float" office:value="0.14528443719678" calcext:value-type="float">
            <text:p>0.14528443719678</text:p>
          </table:table-cell>
          <table:table-cell table:formula="of:=0.5*[.CA12]*(([.CA5]-[.BZ5])/([.CA1]-[.BZ1]))^2" office:value-type="float" office:value="0.110111052459174" calcext:value-type="float">
            <text:p>0.110111052459174</text:p>
          </table:table-cell>
          <table:table-cell table:formula="of:=0.5*[.CB12]*(([.CB5]-[.CA5])/([.CB1]-[.CA1]))^2" office:value-type="float" office:value="0.000216606182189234" calcext:value-type="float">
            <text:p>0.000216606182189</text:p>
          </table:table-cell>
          <table:table-cell table:formula="of:=0.5*[.CC12]*(([.CC5]-[.CB5])/([.CC1]-[.CB1]))^2" office:value-type="float" office:value="0.0298028801017635" calcext:value-type="float">
            <text:p>0.029802880101764</text:p>
          </table:table-cell>
          <table:table-cell table:formula="of:=0.5*[.CD12]*(([.CD5]-[.CC5])/([.CD1]-[.CC1]))^2" office:value-type="float" office:value="0.0272330365601506" calcext:value-type="float">
            <text:p>0.027233036560151</text:p>
          </table:table-cell>
          <table:table-cell table:formula="of:=0.5*[.CE12]*(([.CE5]-[.CD5])/([.CE1]-[.CD1]))^2" office:value-type="float" office:value="0.0000551205784186984" calcext:value-type="float">
            <text:p>5.51205784186984E-05</text:p>
          </table:table-cell>
          <table:table-cell table:formula="of:=0.5*[.CF12]*(([.CF5]-[.CE5])/([.CF1]-[.CE1]))^2" office:value-type="float" office:value="0.00519746025677515" calcext:value-type="float">
            <text:p>0.005197460256775</text:p>
          </table:table-cell>
          <table:table-cell table:formula="of:=0.5*[.CG12]*(([.CG5]-[.CF5])/([.CG1]-[.CF1]))^2" office:value-type="float" office:value="0.00963504024049772" calcext:value-type="float">
            <text:p>0.009635040240498</text:p>
          </table:table-cell>
          <table:table-cell table:formula="of:=0.5*[.CH12]*(([.CH5]-[.CG5])/([.CH1]-[.CG1]))^2" office:value-type="float" office:value="0.0155086935077462" calcext:value-type="float">
            <text:p>0.015508693507746</text:p>
          </table:table-cell>
          <table:table-cell table:formula="of:=0.5*[.CI12]*(([.CI5]-[.CH5])/([.CI1]-[.CH1]))^2" office:value-type="float" office:value="0.0830598054060069" calcext:value-type="float">
            <text:p>0.083059805406007</text:p>
          </table:table-cell>
          <table:table-cell table:formula="of:=0.5*[.CJ12]*(([.CJ5]-[.CI5])/([.CJ1]-[.CI1]))^2" office:value-type="float" office:value="0.0152032847039114" calcext:value-type="float">
            <text:p>0.015203284703912</text:p>
          </table:table-cell>
          <table:table-cell table:formula="of:=0.5*[.CK12]*(([.CK5]-[.CJ5])/([.CK1]-[.CJ1]))^2" office:value-type="float" office:value="0.163921413237122" calcext:value-type="float">
            <text:p>0.163921413237122</text:p>
          </table:table-cell>
          <table:table-cell table:formula="of:=0.5*[.CL12]*(([.CL5]-[.CK5])/([.CL1]-[.CK1]))^2" office:value-type="float" office:value="0.0420832436867781" calcext:value-type="float">
            <text:p>0.042083243686778</text:p>
          </table:table-cell>
          <table:table-cell table:formula="of:=0.5*[.CM12]*(([.CM5]-[.CL5])/([.CM1]-[.CL1]))^2" office:value-type="float" office:value="0.017528664470994" calcext:value-type="float">
            <text:p>0.017528664470994</text:p>
          </table:table-cell>
          <table:table-cell table:formula="of:=0.5*[.CN12]*(([.CN5]-[.CM5])/([.CN1]-[.CM1]))^2" office:value-type="float" office:value="0.0020163860353225" calcext:value-type="float">
            <text:p>0.002016386035323</text:p>
          </table:table-cell>
          <table:table-cell table:formula="of:=0.5*[.CO12]*(([.CO5]-[.CN5])/([.CO1]-[.CN1]))^2" office:value-type="float" office:value="0.00236949250689454" calcext:value-type="float">
            <text:p>0.002369492506895</text:p>
          </table:table-cell>
          <table:table-cell table:formula="of:=0.5*[.CP12]*(([.CP5]-[.CO5])/([.CP1]-[.CO1]))^2" office:value-type="float" office:value="0.0000638152623590853" calcext:value-type="float">
            <text:p>6.38152623590853E-05</text:p>
          </table:table-cell>
          <table:table-cell table:formula="of:=0.5*[.CQ12]*(([.CQ5]-[.CP5])/([.CQ1]-[.CP1]))^2" office:value-type="float" office:value="0.0000331538991544981" calcext:value-type="float">
            <text:p>3.31538991544981E-05</text:p>
          </table:table-cell>
          <table:table-cell table:formula="of:=0.5*[.CR12]*(([.CR5]-[.CQ5])/([.CR1]-[.CQ1]))^2" office:value-type="float" office:value="0.00315935180954828" calcext:value-type="float">
            <text:p>0.003159351809548</text:p>
          </table:table-cell>
          <table:table-cell table:formula="of:=0.5*[.CS12]*(([.CS5]-[.CR5])/([.CS1]-[.CR1]))^2" office:value-type="float" office:value="0.00892200325661441" calcext:value-type="float">
            <text:p>0.008922003256614</text:p>
          </table:table-cell>
          <table:table-cell table:formula="of:=0.5*[.CT12]*(([.CT5]-[.CS5])/([.CT1]-[.CS1]))^2" office:value-type="float" office:value="0.0038890444059459" calcext:value-type="float">
            <text:p>0.003889044405946</text:p>
          </table:table-cell>
          <table:table-cell table:formula="of:=0.5*[.CU12]*(([.CU5]-[.CT5])/([.CU1]-[.CT1]))^2" office:value-type="float" office:value="0.0172262324458666" calcext:value-type="float">
            <text:p>0.017226232445867</text:p>
          </table:table-cell>
          <table:table-cell table:formula="of:=0.5*[.CV12]*(([.CV5]-[.CU5])/([.CV1]-[.CU1]))^2" office:value-type="float" office:value="0.00450759724926823" calcext:value-type="float">
            <text:p>0.004507597249268</text:p>
          </table:table-cell>
          <table:table-cell table:formula="of:=0.5*[.CW12]*(([.CW5]-[.CV5])/([.CW1]-[.CV1]))^2" office:value-type="float" office:value="0.0596906490493957" calcext:value-type="float">
            <text:p>0.059690649049396</text:p>
          </table:table-cell>
          <table:table-cell table:formula="of:=0.5*[.CX12]*(([.CX5]-[.CW5])/([.CX1]-[.CW1]))^2" office:value-type="float" office:value="0.0241930200187678" calcext:value-type="float">
            <text:p>0.024193020018768</text:p>
          </table:table-cell>
          <table:table-cell table:formula="of:=0.5*[.CY12]*(([.CY5]-[.CX5])/([.CY1]-[.CX1]))^2" office:value-type="float" office:value="0.0216162210288685" calcext:value-type="float">
            <text:p>0.021616221028869</text:p>
          </table:table-cell>
          <table:table-cell table:formula="of:=0.5*[.CZ12]*(([.CZ5]-[.CY5])/([.CZ1]-[.CY1]))^2" office:value-type="float" office:value="0.0056541870712151" calcext:value-type="float">
            <text:p>0.005654187071215</text:p>
          </table:table-cell>
          <table:table-cell table:formula="of:=0.5*[.DA12]*(([.DA5]-[.CZ5])/([.DA1]-[.CZ1]))^2" office:value-type="float" office:value="0.0777389588897572" calcext:value-type="float">
            <text:p>0.077738958889757</text:p>
          </table:table-cell>
          <table:table-cell table:formula="of:=0.5*[.DB12]*(([.DB5]-[.DA5])/([.DB1]-[.DA1]))^2" office:value-type="float" office:value="0.0119779163158274" calcext:value-type="float">
            <text:p>0.011977916315828</text:p>
          </table:table-cell>
          <table:table-cell table:formula="of:=0.5*[.DC12]*(([.DC5]-[.DB5])/([.DC1]-[.DB1]))^2" office:value-type="float" office:value="0.00352109233992203" calcext:value-type="float">
            <text:p>0.003521092339922</text:p>
          </table:table-cell>
          <table:table-cell table:formula="of:=0.5*[.DD12]*(([.DD5]-[.DC5])/([.DD1]-[.DC1]))^2" office:value-type="float" office:value="0.0158860977830007" calcext:value-type="float">
            <text:p>0.015886097783001</text:p>
          </table:table-cell>
          <table:table-cell table:formula="of:=0.5*[.DE12]*(([.DE5]-[.DD5])/([.DE1]-[.DD1]))^2" office:value-type="float" office:value="0.00953724383430918" calcext:value-type="float">
            <text:p>0.009537243834309</text:p>
          </table:table-cell>
          <table:table-cell table:formula="of:=0.5*[.DF12]*(([.DF5]-[.DE5])/([.DF1]-[.DE1]))^2" office:value-type="float" office:value="0.00227410049235897" calcext:value-type="float">
            <text:p>0.002274100492359</text:p>
          </table:table-cell>
          <table:table-cell table:formula="of:=0.5*[.DG12]*(([.DG5]-[.DF5])/([.DG1]-[.DF1]))^2" office:value-type="float" office:value="0.00159391147023365" calcext:value-type="float">
            <text:p>0.001593911470234</text:p>
          </table:table-cell>
          <table:table-cell table:formula="of:=0.5*[.DH12]*(([.DH5]-[.DG5])/([.DH1]-[.DG1]))^2" office:value-type="float" office:value="0.00193252112906389" calcext:value-type="float">
            <text:p>0.001932521129064</text:p>
          </table:table-cell>
          <table:table-cell table:formula="of:=0.5*[.DI12]*(([.DI5]-[.DH5])/([.DI1]-[.DH1]))^2" office:value-type="float" office:value="0.0488931097707913" calcext:value-type="float">
            <text:p>0.048893109770791</text:p>
          </table:table-cell>
          <table:table-cell table:formula="of:=0.5*[.DJ12]*(([.DJ5]-[.DI5])/([.DJ1]-[.DI1]))^2" office:value-type="float" office:value="0.00570227163604879" calcext:value-type="float">
            <text:p>0.005702271636049</text:p>
          </table:table-cell>
          <table:table-cell table:formula="of:=0.5*[.DK12]*(([.DK5]-[.DJ5])/([.DK1]-[.DJ1]))^2" office:value-type="float" office:value="0.00172795994740302" calcext:value-type="float">
            <text:p>0.001727959947403</text:p>
          </table:table-cell>
          <table:table-cell table:formula="of:=0.5*[.DL12]*(([.DL5]-[.DK5])/([.DL1]-[.DK1]))^2" office:value-type="float" office:value="0.018665811602651" calcext:value-type="float">
            <text:p>0.018665811602651</text:p>
          </table:table-cell>
          <table:table-cell table:formula="of:=0.5*[.DM12]*(([.DM5]-[.DL5])/([.DM1]-[.DL1]))^2" office:value-type="float" office:value="0.0129639648484567" calcext:value-type="float">
            <text:p>0.012963964848457</text:p>
          </table:table-cell>
          <table:table-cell table:formula="of:=0.5*[.DN12]*(([.DN5]-[.DM5])/([.DN1]-[.DM1]))^2" office:value-type="float" office:value="0.0735192509263757" calcext:value-type="float">
            <text:p>0.073519250926376</text:p>
          </table:table-cell>
          <table:table-cell table:formula="of:=0.5*[.DO12]*(([.DO5]-[.DN5])/([.DO1]-[.DN1]))^2" office:value-type="float" office:value="0.147461478818459" calcext:value-type="float">
            <text:p>0.147461478818459</text:p>
          </table:table-cell>
          <table:table-cell table:formula="of:=0.5*[.DP12]*(([.DP5]-[.DO5])/([.DP1]-[.DO1]))^2" office:value-type="float" office:value="0.00653843628864907" calcext:value-type="float">
            <text:p>0.006538436288649</text:p>
          </table:table-cell>
          <table:table-cell table:formula="of:=0.5*[.DQ12]*(([.DQ5]-[.DP5])/([.DQ1]-[.DP1]))^2" office:value-type="float" office:value="0.00739405221134833" calcext:value-type="float">
            <text:p>0.007394052211348</text:p>
          </table:table-cell>
          <table:table-cell table:formula="of:=0.5*[.DR12]*(([.DR5]-[.DQ5])/([.DR1]-[.DQ1]))^2" office:value-type="float" office:value="0.0458476781474552" calcext:value-type="float">
            <text:p>0.045847678147455</text:p>
          </table:table-cell>
          <table:table-cell table:formula="of:=0.5*[.DS12]*(([.DS5]-[.DR5])/([.DS1]-[.DR1]))^2" office:value-type="float" office:value="0.0341282094244323" calcext:value-type="float">
            <text:p>0.034128209424432</text:p>
          </table:table-cell>
          <table:table-cell table:formula="of:=0.5*[.DT12]*(([.DT5]-[.DS5])/([.DT1]-[.DS1]))^2" office:value-type="float" office:value="0.0174621720321579" calcext:value-type="float">
            <text:p>0.017462172032158</text:p>
          </table:table-cell>
          <table:table-cell table:formula="of:=0.5*[.DU12]*(([.DU5]-[.DT5])/([.DU1]-[.DT1]))^2" office:value-type="float" office:value="0.0144984283859321" calcext:value-type="float">
            <text:p>0.014498428385932</text:p>
          </table:table-cell>
          <table:table-cell table:formula="of:=0.5*[.DV12]*(([.DV5]-[.DU5])/([.DV1]-[.DU1]))^2" office:value-type="float" office:value="0.0176694317095654" calcext:value-type="float">
            <text:p>0.017669431709565</text:p>
          </table:table-cell>
          <table:table-cell table:formula="of:=0.5*[.DW12]*(([.DW5]-[.DV5])/([.DW1]-[.DV1]))^2" office:value-type="float" office:value="0.00259888975637734" calcext:value-type="float">
            <text:p>0.002598889756377</text:p>
          </table:table-cell>
          <table:table-cell table:formula="of:=0.5*[.DX12]*(([.DX5]-[.DW5])/([.DX1]-[.DW1]))^2" office:value-type="float" office:value="0.00848076132639004" calcext:value-type="float">
            <text:p>0.00848076132639</text:p>
          </table:table-cell>
          <table:table-cell table:formula="of:=0.5*[.DY12]*(([.DY5]-[.DX5])/([.DY1]-[.DX1]))^2" office:value-type="float" office:value="0.0315510942305322" calcext:value-type="float">
            <text:p>0.031551094230532</text:p>
          </table:table-cell>
          <table:table-cell table:formula="of:=0.5*[.DZ12]*(([.DZ5]-[.DY5])/([.DZ1]-[.DY1]))^2" office:value-type="float" office:value="0.0702889243180895" calcext:value-type="float">
            <text:p>0.07028892431809</text:p>
          </table:table-cell>
          <table:table-cell table:formula="of:=0.5*[.EA12]*(([.EA5]-[.DZ5])/([.EA1]-[.DZ1]))^2" office:value-type="float" office:value="0.0115671597439396" calcext:value-type="float">
            <text:p>0.01156715974394</text:p>
          </table:table-cell>
          <table:table-cell table:formula="of:=0.5*[.EB12]*(([.EB5]-[.EA5])/([.EB1]-[.EA1]))^2" office:value-type="float" office:value="0.0567397506183429" calcext:value-type="float">
            <text:p>0.056739750618343</text:p>
          </table:table-cell>
          <table:table-cell table:formula="of:=0.5*[.EC12]*(([.EC5]-[.EB5])/([.EC1]-[.EB1]))^2" office:value-type="float" office:value="0.0279402414569951" calcext:value-type="float">
            <text:p>0.027940241456995</text:p>
          </table:table-cell>
          <table:table-cell table:formula="of:=0.5*[.ED12]*(([.ED5]-[.EC5])/([.ED1]-[.EC1]))^2" office:value-type="float" office:value="0.105666546198833" calcext:value-type="float">
            <text:p>0.105666546198833</text:p>
          </table:table-cell>
          <table:table-cell table:formula="of:=0.5*[.EE12]*(([.EE5]-[.ED5])/([.EE1]-[.ED1]))^2" office:value-type="float" office:value="0.00611552658707279" calcext:value-type="float">
            <text:p>0.006115526587073</text:p>
          </table:table-cell>
          <table:table-cell table:formula="of:=0.5*[.EF12]*(([.EF5]-[.EE5])/([.EF1]-[.EE1]))^2" office:value-type="float" office:value="0.0218774867645799" calcext:value-type="float">
            <text:p>0.02187748676458</text:p>
          </table:table-cell>
          <table:table-cell table:formula="of:=0.5*[.EG12]*(([.EG5]-[.EF5])/([.EG1]-[.EF1]))^2" office:value-type="float" office:value="0.0226911225601699" calcext:value-type="float">
            <text:p>0.02269112256017</text:p>
          </table:table-cell>
          <table:table-cell table:formula="of:=0.5*[.EH12]*(([.EH5]-[.EG5])/([.EH1]-[.EG1]))^2" office:value-type="float" office:value="0.00273306449572485" calcext:value-type="float">
            <text:p>0.002733064495725</text:p>
          </table:table-cell>
          <table:table-cell table:formula="of:=0.5*[.EI12]*(([.EI5]-[.EH5])/([.EI1]-[.EH1]))^2" office:value-type="float" office:value="0.0124082563305523" calcext:value-type="float">
            <text:p>0.012408256330552</text:p>
          </table:table-cell>
          <table:table-cell table:formula="of:=0.5*[.EJ12]*(([.EJ5]-[.EI5])/([.EJ1]-[.EI1]))^2" office:value-type="float" office:value="0.0000827346709504081" calcext:value-type="float">
            <text:p>8.27346709504081E-05</text:p>
          </table:table-cell>
          <table:table-cell table:formula="of:=0.5*[.EK12]*(([.EK5]-[.EJ5])/([.EK1]-[.EJ1]))^2" office:value-type="float" office:value="0.00303601444897706" calcext:value-type="float">
            <text:p>0.003036014448977</text:p>
          </table:table-cell>
          <table:table-cell table:formula="of:=0.5*[.EL12]*(([.EL5]-[.EK5])/([.EL1]-[.EK1]))^2" office:value-type="float" office:value="0.00132764584348554" calcext:value-type="float">
            <text:p>0.001327645843486</text:p>
          </table:table-cell>
          <table:table-cell table:formula="of:=0.5*[.EM12]*(([.EM5]-[.EL5])/([.EM1]-[.EL1]))^2" office:value-type="float" office:value="0.0127398446801454" calcext:value-type="float">
            <text:p>0.012739844680145</text:p>
          </table:table-cell>
          <table:table-cell table:formula="of:=0.5*[.EN12]*(([.EN5]-[.EM5])/([.EN1]-[.EM1]))^2" office:value-type="float" office:value="0.000350188832093596" calcext:value-type="float">
            <text:p>0.000350188832094</text:p>
          </table:table-cell>
          <table:table-cell table:formula="of:=0.5*[.EO12]*(([.EO5]-[.EN5])/([.EO1]-[.EN1]))^2" office:value-type="float" office:value="0.0031066113557447" calcext:value-type="float">
            <text:p>0.003106611355745</text:p>
          </table:table-cell>
          <table:table-cell table:formula="of:=0.5*[.EP12]*(([.EP5]-[.EO5])/([.EP1]-[.EO1]))^2" office:value-type="float" office:value="0.00222296897511774" calcext:value-type="float">
            <text:p>0.002222968975118</text:p>
          </table:table-cell>
          <table:table-cell table:formula="of:=0.5*[.EQ12]*(([.EQ5]-[.EP5])/([.EQ1]-[.EP1]))^2" office:value-type="float" office:value="0.00204973703697446" calcext:value-type="float">
            <text:p>0.002049737036974</text:p>
          </table:table-cell>
          <table:table-cell table:formula="of:=0.5*[.ER12]*(([.ER5]-[.EQ5])/([.ER1]-[.EQ1]))^2" office:value-type="float" office:value="0.000189646098135949" calcext:value-type="float">
            <text:p>0.000189646098136</text:p>
          </table:table-cell>
          <table:table-cell table:formula="of:=0.5*[.ES12]*(([.ES5]-[.ER5])/([.ES1]-[.ER1]))^2" office:value-type="float" office:value="0.00000252781699162739" calcext:value-type="float">
            <text:p>2.52781699162739E-06</text:p>
          </table:table-cell>
          <table:table-cell table:formula="of:=0.5*[.ET12]*(([.ET5]-[.ES5])/([.ET1]-[.ES1]))^2" office:value-type="float" office:value="0.00000468371810791093" calcext:value-type="float">
            <text:p>4.68371810791093E-06</text:p>
          </table:table-cell>
          <table:table-cell table:formula="of:=0.5*[.EU12]*(([.EU5]-[.ET5])/([.EU1]-[.ET1]))^2" office:value-type="float" office:value="0.000000110645598081155" calcext:value-type="float">
            <text:p>1.10645598081155E-07</text:p>
          </table:table-cell>
          <table:table-cell table:formula="of:=0.5*[.EV12]*(([.EV5]-[.EU5])/([.EV1]-[.EU1]))^2" office:value-type="float" office:value="0.00000863821819690666" calcext:value-type="float">
            <text:p>8.63821819690666E-06</text:p>
          </table:table-cell>
          <table:table-cell table:formula="of:=0.5*[.EW12]*(([.EW5]-[.EV5])/([.EW1]-[.EV1]))^2" office:value-type="float" office:value="0.000465732431491646" calcext:value-type="float">
            <text:p>0.000465732431492</text:p>
          </table:table-cell>
          <table:table-cell table:formula="of:=0.5*[.EX12]*(([.EX5]-[.EW5])/([.EX1]-[.EW1]))^2" office:value-type="float" office:value="0.0000589908213964756" calcext:value-type="float">
            <text:p>5.89908213964756E-05</text:p>
          </table:table-cell>
          <table:table-cell table:formula="of:=0.5*[.EY12]*(([.EY5]-[.EX5])/([.EY1]-[.EX1]))^2" office:value-type="float" office:value="0.0000261196253346203" calcext:value-type="float">
            <text:p>2.61196253346203E-05</text:p>
          </table:table-cell>
          <table:table-cell table:formula="of:=0.5*[.EZ12]*(([.EZ5]-[.EY5])/([.EZ1]-[.EY1]))^2" office:value-type="float" office:value="0.000000339196744724349" calcext:value-type="float">
            <text:p>3.39196744724349E-07</text:p>
          </table:table-cell>
          <table:table-cell table:formula="of:=0.5*[.FA12]*(([.FA5]-[.EZ5])/([.FA1]-[.EZ1]))^2" office:value-type="float" office:value="0.0000108269676802327" calcext:value-type="float">
            <text:p>1.08269676802327E-05</text:p>
          </table:table-cell>
          <table:table-cell table:formula="of:=0.5*[.FB12]*(([.FB5]-[.FA5])/([.FB1]-[.FA1]))^2" office:value-type="float" office:value="0.00000632819883327425" calcext:value-type="float">
            <text:p>6.32819883327425E-06</text:p>
          </table:table-cell>
          <table:table-cell table:formula="of:=0.5*[.FC12]*(([.FC5]-[.FB5])/([.FC1]-[.FB1]))^2" office:value-type="float" office:value="0.000016888862653447" calcext:value-type="float">
            <text:p>1.6888862653447E-05</text:p>
          </table:table-cell>
          <table:table-cell table:formula="of:=0.5*[.FD12]*(([.FD5]-[.FC5])/([.FD1]-[.FC1]))^2" office:value-type="float" office:value="0.0000201087233846487" calcext:value-type="float">
            <text:p>2.01087233846487E-05</text:p>
          </table:table-cell>
          <table:table-cell table:formula="of:=0.5*[.FE12]*(([.FE5]-[.FD5])/([.FE1]-[.FD1]))^2" office:value-type="float" office:value="0.00000567677382297512" calcext:value-type="float">
            <text:p>5.67677382297512E-06</text:p>
          </table:table-cell>
          <table:table-cell table:formula="of:=0.5*[.FF12]*(([.FF5]-[.FE5])/([.FF1]-[.FE1]))^2" office:value-type="float" office:value="0.0000160246626075053" calcext:value-type="float">
            <text:p>1.60246626075053E-05</text:p>
          </table:table-cell>
          <table:table-cell table:formula="of:=0.5*[.FG12]*(([.FG5]-[.FF5])/([.FG1]-[.FF1]))^2" office:value-type="float" office:value="0.0000000352495491300827" calcext:value-type="float">
            <text:p>3.52495491300827E-08</text:p>
          </table:table-cell>
          <table:table-cell table:formula="of:=0.5*[.FH12]*(([.FH5]-[.FG5])/([.FH1]-[.FG1]))^2" office:value-type="float" office:value="0.0000061177363244683" calcext:value-type="float">
            <text:p>6.1177363244683E-06</text:p>
          </table:table-cell>
          <table:table-cell table:formula="of:=0.5*[.FI12]*(([.FI5]-[.FH5])/([.FI1]-[.FH1]))^2" office:value-type="float" office:value="0.000000324291894081266" calcext:value-type="float">
            <text:p>3.24291894081266E-07</text:p>
          </table:table-cell>
          <table:table-cell table:formula="of:=0.5*[.FJ12]*(([.FJ5]-[.FI5])/([.FJ1]-[.FI1]))^2" office:value-type="float" office:value="0.000000553917151114275" calcext:value-type="float">
            <text:p>5.53917151114275E-07</text:p>
          </table:table-cell>
          <table:table-cell table:formula="of:=0.5*[.FK12]*(([.FK5]-[.FJ5])/([.FK1]-[.FJ1]))^2" office:value-type="float" office:value="0.00000210292182300513" calcext:value-type="float">
            <text:p>2.10292182300513E-06</text:p>
          </table:table-cell>
          <table:table-cell table:formula="of:=0.5*[.FL12]*(([.FL5]-[.FK5])/([.FL1]-[.FK1]))^2" office:value-type="float" office:value="0.00000000752962256492223" calcext:value-type="float">
            <text:p>7.52962256492223E-09</text:p>
          </table:table-cell>
          <table:table-cell table:formula="of:=0.5*[.FM12]*(([.FM5]-[.FL5])/([.FM1]-[.FL1]))^2" office:value-type="float" office:value="0.000000788288984436166" calcext:value-type="float">
            <text:p>7.88288984436166E-07</text:p>
          </table:table-cell>
          <table:table-cell table:formula="of:=0.5*[.FN12]*(([.FN5]-[.FM5])/([.FN1]-[.FM1]))^2" office:value-type="float" office:value="0.000000150573385515505" calcext:value-type="float">
            <text:p>1.50573385515505E-07</text:p>
          </table:table-cell>
          <table:table-cell table:formula="of:=0.5*[.FO12]*(([.FO5]-[.FN5])/([.FO1]-[.FN1]))^2" office:value-type="float" office:value="0.0000109109081739274" calcext:value-type="float">
            <text:p>1.09109081739274E-05</text:p>
          </table:table-cell>
          <table:table-cell table:formula="of:=0.5*[.FP12]*(([.FP5]-[.FO5])/([.FP1]-[.FO1]))^2" office:value-type="float" office:value="0.00000490294612281021" calcext:value-type="float">
            <text:p>4.90294612281021E-06</text:p>
          </table:table-cell>
          <table:table-cell table:formula="of:=0.5*[.FQ12]*(([.FQ5]-[.FP5])/([.FQ1]-[.FP1]))^2" office:value-type="float" office:value="0.00000109003315033834" calcext:value-type="float">
            <text:p>1.09003315033834E-06</text:p>
          </table:table-cell>
          <table:table-cell table:formula="of:=0.5*[.FR12]*(([.FR5]-[.FQ5])/([.FR1]-[.FQ1]))^2" office:value-type="float" office:value="0.0000000511655154559945" calcext:value-type="float">
            <text:p>5.11655154559945E-08</text:p>
          </table:table-cell>
          <table:table-cell table:formula="of:=0.5*[.FS12]*(([.FS5]-[.FR5])/([.FS1]-[.FR1]))^2" office:value-type="float" office:value="0.000016083236441182" calcext:value-type="float">
            <text:p>1.6083236441182E-05</text:p>
          </table:table-cell>
          <table:table-cell table:formula="of:=0.5*[.FT12]*(([.FT5]-[.FS5])/([.FT1]-[.FS1]))^2" office:value-type="float" office:value="0.0000132325531625023" calcext:value-type="float">
            <text:p>1.32325531625023E-05</text:p>
          </table:table-cell>
          <table:table-cell table:formula="of:=0.5*[.FU12]*(([.FU5]-[.FT5])/([.FU1]-[.FT1]))^2" office:value-type="float" office:value="0.0000123936840567743" calcext:value-type="float">
            <text:p>1.23936840567743E-05</text:p>
          </table:table-cell>
          <table:table-cell table:formula="of:=0.5*[.FV12]*(([.FV5]-[.FU5])/([.FV1]-[.FU1]))^2" office:value-type="float" office:value="0.0000124365534995283" calcext:value-type="float">
            <text:p>1.24365534995283E-05</text:p>
          </table:table-cell>
          <table:table-cell table:formula="of:=0.5*[.FW12]*(([.FW5]-[.FV5])/([.FW1]-[.FV1]))^2" office:value-type="float" office:value="0.0000113086690209818" calcext:value-type="float">
            <text:p>1.13086690209818E-05</text:p>
          </table:table-cell>
          <table:table-cell table:formula="of:=0.5*[.FX12]*(([.FX5]-[.FW5])/([.FX1]-[.FW1]))^2" office:value-type="float" office:value="0.00000179287119517325" calcext:value-type="float">
            <text:p>1.79287119517325E-06</text:p>
          </table:table-cell>
          <table:table-cell table:formula="of:=0.5*[.FY12]*(([.FY5]-[.FX5])/([.FY1]-[.FX1]))^2" office:value-type="float" office:value="0.000000348504785330209" calcext:value-type="float">
            <text:p>3.48504785330209E-07</text:p>
          </table:table-cell>
          <table:table-cell table:formula="of:=0.5*[.FZ12]*(([.FZ5]-[.FY5])/([.FZ1]-[.FY1]))^2" office:value-type="float" office:value="0.00000727690520601477" calcext:value-type="float">
            <text:p>7.27690520601477E-06</text:p>
          </table:table-cell>
          <table:table-cell table:formula="of:=0.5*[.GA12]*(([.GA5]-[.FZ5])/([.GA1]-[.FZ1]))^2" office:value-type="float" office:value="0.00000584895730501741" calcext:value-type="float">
            <text:p>5.84895730501741E-06</text:p>
          </table:table-cell>
          <table:table-cell table:formula="of:=0.5*[.GB12]*(([.GB5]-[.GA5])/([.GB1]-[.GA1]))^2" office:value-type="float" office:value="0.0000124957100303169" calcext:value-type="float">
            <text:p>1.24957100303169E-05</text:p>
          </table:table-cell>
          <table:table-cell table:formula="of:=0.5*[.GC12]*(([.GC5]-[.GB5])/([.GC1]-[.GB1]))^2" office:value-type="float" office:value="0.000052321216848696" calcext:value-type="float">
            <text:p>5.2321216848696E-05</text:p>
          </table:table-cell>
          <table:table-cell table:formula="of:=0.5*[.GD12]*(([.GD5]-[.GC5])/([.GD1]-[.GC1]))^2" office:value-type="float" office:value="0.0000188340243411518" calcext:value-type="float">
            <text:p>1.88340243411518E-05</text:p>
          </table:table-cell>
          <table:table-cell table:formula="of:=0.5*[.GE12]*(([.GE5]-[.GD5])/([.GE1]-[.GD1]))^2" office:value-type="float" office:value="0.0000051918574673391" calcext:value-type="float">
            <text:p>5.1918574673391E-06</text:p>
          </table:table-cell>
          <table:table-cell table:formula="of:=0.5*[.GF12]*(([.GF5]-[.GE5])/([.GF1]-[.GE1]))^2" office:value-type="float" office:value="0.00000469610870909393" calcext:value-type="float">
            <text:p>4.69610870909393E-06</text:p>
          </table:table-cell>
          <table:table-cell table:formula="of:=0.5*[.GG12]*(([.GG5]-[.GF5])/([.GG1]-[.GF1]))^2" office:value-type="float" office:value="0.00000316408848390007" calcext:value-type="float">
            <text:p>3.16408848390007E-06</text:p>
          </table:table-cell>
          <table:table-cell table:formula="of:=0.5*[.GH12]*(([.GH5]-[.GG5])/([.GH1]-[.GG1]))^2" office:value-type="float" office:value="0.000000449799360098671" calcext:value-type="float">
            <text:p>4.49799360098671E-07</text:p>
          </table:table-cell>
          <table:table-cell table:formula="of:=0.5*[.GI12]*(([.GI5]-[.GH5])/([.GI1]-[.GH1]))^2" office:value-type="float" office:value="0.0000000201732893070805" calcext:value-type="float">
            <text:p>2.01732893070805E-08</text:p>
          </table:table-cell>
          <table:table-cell table:formula="of:=0.5*[.GJ12]*(([.GJ5]-[.GI5])/([.GJ1]-[.GI1]))^2" office:value-type="float" office:value="0.00000056074007893942" calcext:value-type="float">
            <text:p>5.6074007893942E-07</text:p>
          </table:table-cell>
          <table:table-cell table:formula="of:=0.5*[.GK12]*(([.GK5]-[.GJ5])/([.GK1]-[.GJ1]))^2" office:value-type="float" office:value="0.00000000221544790087672" calcext:value-type="float">
            <text:p>2.21544790087672E-09</text:p>
          </table:table-cell>
          <table:table-cell table:formula="of:=0.5*[.GL12]*(([.GL5]-[.GK5])/([.GL1]-[.GK1]))^2" office:value-type="float" office:value="0.0000000489765524330908" calcext:value-type="float">
            <text:p>4.89765524330908E-08</text:p>
          </table:table-cell>
          <table:table-cell table:formula="of:=0.5*[.GM12]*(([.GM5]-[.GL5])/([.GM1]-[.GL1]))^2" office:value-type="float" office:value="0.000000939422104967725" calcext:value-type="float">
            <text:p>9.39422104967725E-07</text:p>
          </table:table-cell>
          <table:table-cell table:formula="of:=0.5*[.GN12]*(([.GN5]-[.GM5])/([.GN1]-[.GM1]))^2" office:value-type="float" office:value="0.000000766860199697205" calcext:value-type="float">
            <text:p>7.66860199697205E-07</text:p>
          </table:table-cell>
          <table:table-cell table:formula="of:=0.5*[.GO12]*(([.GO5]-[.GN5])/([.GO1]-[.GN1]))^2" office:value-type="float" office:value="0.0000183364838615796" calcext:value-type="float">
            <text:p>1.83364838615796E-05</text:p>
          </table:table-cell>
          <table:table-cell table:formula="of:=0.5*[.GP12]*(([.GP5]-[.GO5])/([.GP1]-[.GO1]))^2" office:value-type="float" office:value="0.0000441937482021837" calcext:value-type="float">
            <text:p>4.41937482021837E-05</text:p>
          </table:table-cell>
          <table:table-cell table:formula="of:=0.5*[.GQ12]*(([.GQ5]-[.GP5])/([.GQ1]-[.GP1]))^2" office:value-type="float" office:value="0.00000185647886321537" calcext:value-type="float">
            <text:p>1.85647886321537E-06</text:p>
          </table:table-cell>
          <table:table-cell table:formula="of:=0.5*[.GR12]*(([.GR5]-[.GQ5])/([.GR1]-[.GQ1]))^2" office:value-type="float" office:value="0.000000818249992419815" calcext:value-type="float">
            <text:p>8.18249992419815E-07</text:p>
          </table:table-cell>
          <table:table-cell table:formula="of:=0.5*[.GS12]*(([.GS5]-[.GR5])/([.GS1]-[.GR1]))^2" office:value-type="float" office:value="0.0000000312068740664636" calcext:value-type="float">
            <text:p>3.12068740664636E-08</text:p>
          </table:table-cell>
          <table:table-cell table:formula="of:=0.5*[.GT12]*(([.GT5]-[.GS5])/([.GT1]-[.GS1]))^2" office:value-type="float" office:value="0.0000120647981125916" calcext:value-type="float">
            <text:p>1.20647981125916E-05</text:p>
          </table:table-cell>
          <table:table-cell table:formula="of:=0.5*[.GU12]*(([.GU5]-[.GT5])/([.GU1]-[.GT1]))^2" office:value-type="float" office:value="0.000011340698642143" calcext:value-type="float">
            <text:p>1.1340698642143E-05</text:p>
          </table:table-cell>
          <table:table-cell table:formula="of:=0.5*[.GV12]*(([.GV5]-[.GU5])/([.GV1]-[.GU1]))^2" office:value-type="float" office:value="0.0000000591318201341766" calcext:value-type="float">
            <text:p>5.91318201341766E-08</text:p>
          </table:table-cell>
          <table:table-cell table:formula="of:=0.5*[.GW12]*(([.GW5]-[.GV5])/([.GW1]-[.GV1]))^2" office:value-type="float" office:value="0.00000715980530341853" calcext:value-type="float">
            <text:p>7.15980530341853E-06</text:p>
          </table:table-cell>
          <table:table-cell table:formula="of:=0.5*[.GX12]*(([.GX5]-[.GW5])/([.GX1]-[.GW1]))^2" office:value-type="float" office:value="0.00000171975916920561" calcext:value-type="float">
            <text:p>1.71975916920561E-06</text:p>
          </table:table-cell>
          <table:table-cell table:formula="of:=0.5*[.GY12]*(([.GY5]-[.GX5])/([.GY1]-[.GX1]))^2" office:value-type="float" office:value="0.000000210510682492573" calcext:value-type="float">
            <text:p>2.10510682492573E-07</text:p>
          </table:table-cell>
          <table:table-cell table:formula="of:=0.5*[.GZ12]*(([.GZ5]-[.GY5])/([.GZ1]-[.GY1]))^2" office:value-type="float" office:value="0.00000801536145755075" calcext:value-type="float">
            <text:p>8.01536145755075E-06</text:p>
          </table:table-cell>
          <table:table-cell table:formula="of:=0.5*[.HA12]*(([.HA5]-[.GZ5])/([.HA1]-[.GZ1]))^2" office:value-type="float" office:value="0.00000986177077801143" calcext:value-type="float">
            <text:p>9.86177077801143E-06</text:p>
          </table:table-cell>
          <table:table-cell table:formula="of:=0.5*[.HB12]*(([.HB5]-[.HA5])/([.HB1]-[.HA1]))^2" office:value-type="float" office:value="0.0000158444053677609" calcext:value-type="float">
            <text:p>1.58444053677609E-05</text:p>
          </table:table-cell>
          <table:table-cell table:formula="of:=0.5*[.HC12]*(([.HC5]-[.HB5])/([.HC1]-[.HB1]))^2" office:value-type="float" office:value="0.000161634920215882" calcext:value-type="float">
            <text:p>0.000161634920216</text:p>
          </table:table-cell>
          <table:table-cell table:formula="of:=0.5*[.HD12]*(([.HD5]-[.HC5])/([.HD1]-[.HC1]))^2" office:value-type="string" office:string-value="" calcext:value-type="error">
            <text:p>#DIV/0!</text:p>
          </table:table-cell>
          <table:table-cell table:formula="of:=0.5*[.HE12]*(([.HE5]-[.HD5])/([.HE1]-[.HD1]))^2" office:value-type="string" office:string-value="" calcext:value-type="error">
            <text:p>#DIV/0!</text:p>
          </table:table-cell>
          <table:table-cell table:formula="of:=0.5*[.HF12]*(([.HF5]-[.HE5])/([.HF1]-[.HE1]))^2" office:value-type="string" office:string-value="" calcext:value-type="error">
            <text:p>#DIV/0!</text:p>
          </table:table-cell>
          <table:table-cell table:formula="of:=0.5*[.HG12]*(([.HG5]-[.HF5])/([.HG1]-[.HF1]))^2" office:value-type="string" office:string-value="" calcext:value-type="error">
            <text:p>#DIV/0!</text:p>
          </table:table-cell>
          <table:table-cell table:formula="of:=0.5*[.HH12]*(([.HH5]-[.HG5])/([.HH1]-[.HG1]))^2" office:value-type="string" office:string-value="" calcext:value-type="error">
            <text:p>#DIV/0!</text:p>
          </table:table-cell>
          <table:table-cell table:formula="of:=0.5*[.HI12]*(([.HI5]-[.HH5])/([.HI1]-[.HH1]))^2" office:value-type="string" office:string-value="" calcext:value-type="error">
            <text:p>#DIV/0!</text:p>
          </table:table-cell>
          <table:table-cell table:formula="of:=0.5*[.HJ12]*(([.HJ5]-[.HI5])/([.HJ1]-[.HI1]))^2" office:value-type="string" office:string-value="" calcext:value-type="error">
            <text:p>#DIV/0!</text:p>
          </table:table-cell>
          <table:table-cell table:formula="of:=0.5*[.HK12]*(([.HK5]-[.HJ5])/([.HK1]-[.HJ1]))^2" office:value-type="string" office:string-value="" calcext:value-type="error">
            <text:p>#DIV/0!</text:p>
          </table:table-cell>
          <table:table-cell table:formula="of:=0.5*[.HL12]*(([.HL5]-[.HK5])/([.HL1]-[.HK1]))^2" office:value-type="string" office:string-value="" calcext:value-type="error">
            <text:p>#DIV/0!</text:p>
          </table:table-cell>
          <table:table-cell table:formula="of:=0.5*[.HM12]*(([.HM5]-[.HL5])/([.HM1]-[.HL1]))^2" office:value-type="string" office:string-value="" calcext:value-type="error">
            <text:p>#DIV/0!</text:p>
          </table:table-cell>
          <table:table-cell table:formula="of:=0.5*[.HN12]*(([.HN5]-[.HM5])/([.HN1]-[.HM1]))^2" office:value-type="string" office:string-value="" calcext:value-type="error">
            <text:p>#DIV/0!</text:p>
          </table:table-cell>
          <table:table-cell table:formula="of:=0.5*[.HO12]*(([.HO5]-[.HN5])/([.HO1]-[.HN1]))^2" office:value-type="string" office:string-value="" calcext:value-type="error">
            <text:p>#DIV/0!</text:p>
          </table:table-cell>
          <table:table-cell table:formula="of:=0.5*[.HP12]*(([.HP5]-[.HO5])/([.HP1]-[.HO1]))^2" office:value-type="string" office:string-value="" calcext:value-type="error">
            <text:p>#DIV/0!</text:p>
          </table:table-cell>
          <table:table-cell table:formula="of:=0.5*[.HQ12]*(([.HQ5]-[.HP5])/([.HQ1]-[.HP1]))^2" office:value-type="string" office:string-value="" calcext:value-type="error">
            <text:p>#DIV/0!</text:p>
          </table:table-cell>
          <table:table-cell table:formula="of:=0.5*[.HR12]*(([.HR5]-[.HQ5])/([.HR1]-[.HQ1]))^2" office:value-type="string" office:string-value="" calcext:value-type="error">
            <text:p>#DIV/0!</text:p>
          </table:table-cell>
          <table:table-cell table:formula="of:=0.5*[.HS12]*(([.HS5]-[.HR5])/([.HS1]-[.HR1]))^2" office:value-type="string" office:string-value="" calcext:value-type="error">
            <text:p>#DIV/0!</text:p>
          </table:table-cell>
          <table:table-cell table:formula="of:=0.5*[.HT12]*(([.HT5]-[.HS5])/([.HT1]-[.HS1]))^2" office:value-type="string" office:string-value="" calcext:value-type="error">
            <text:p>#DIV/0!</text:p>
          </table:table-cell>
          <table:table-cell table:formula="of:=0.5*[.HU12]*(([.HU5]-[.HT5])/([.HU1]-[.HT1]))^2" office:value-type="string" office:string-value="" calcext:value-type="error">
            <text:p>#DIV/0!</text:p>
          </table:table-cell>
          <table:table-cell table:formula="of:=0.5*[.HV12]*(([.HV5]-[.HU5])/([.HV1]-[.HU1]))^2" office:value-type="string" office:string-value="" calcext:value-type="error">
            <text:p>#DIV/0!</text:p>
          </table:table-cell>
          <table:table-cell table:formula="of:=0.5*[.HW12]*(([.HW5]-[.HV5])/([.HW1]-[.HV1]))^2" office:value-type="string" office:string-value="" calcext:value-type="error">
            <text:p>#DIV/0!</text:p>
          </table:table-cell>
          <table:table-cell table:formula="of:=0.5*[.HX12]*(([.HX5]-[.HW5])/([.HX1]-[.HW1]))^2" office:value-type="string" office:string-value="" calcext:value-type="error">
            <text:p>#DIV/0!</text:p>
          </table:table-cell>
          <table:table-cell table:formula="of:=0.5*[.HY12]*(([.HY5]-[.HX5])/([.HY1]-[.HX1]))^2" office:value-type="string" office:string-value="" calcext:value-type="error">
            <text:p>#DIV/0!</text:p>
          </table:table-cell>
          <table:table-cell table:formula="of:=0.5*[.HZ12]*(([.HZ5]-[.HY5])/([.HZ1]-[.HY1]))^2" office:value-type="string" office:string-value="" calcext:value-type="error">
            <text:p>#DIV/0!</text:p>
          </table:table-cell>
          <table:table-cell table:formula="of:=0.5*[.IA12]*(([.IA5]-[.HZ5])/([.IA1]-[.HZ1]))^2" office:value-type="string" office:string-value="" calcext:value-type="error">
            <text:p>#DIV/0!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67774965990046" calcext:value-type="float">
            <text:p>1.67774965990046E-07</text:p>
          </table:table-cell>
          <table:table-cell table:formula="of:=0.5*[.D12]*(([.D6]-[.C6])/([.D1]-[.C1]))^2" office:value-type="float" office:value="0.0000000569883703878098" calcext:value-type="float">
            <text:p>5.69883703878098E-08</text:p>
          </table:table-cell>
          <table:table-cell table:formula="of:=0.5*[.E12]*(([.E6]-[.D6])/([.E1]-[.D1]))^2" office:value-type="float" office:value="0.0000000000444131308972309" calcext:value-type="float">
            <text:p>4.44131308972309E-11</text:p>
          </table:table-cell>
          <table:table-cell table:formula="of:=0.5*[.F12]*(([.F6]-[.E6])/([.F1]-[.E1]))^2" office:value-type="float" office:value="0.0000000136782734911402" calcext:value-type="float">
            <text:p>1.36782734911402E-08</text:p>
          </table:table-cell>
          <table:table-cell table:formula="of:=0.5*[.G12]*(([.G6]-[.F6])/([.G1]-[.F1]))^2" office:value-type="float" office:value="0.0000000201152182668843" calcext:value-type="float">
            <text:p>2.01152182668843E-08</text:p>
          </table:table-cell>
          <table:table-cell table:formula="of:=0.5*[.H12]*(([.H6]-[.G6])/([.H1]-[.G1]))^2" office:value-type="float" office:value="0.0000000422555868682194" calcext:value-type="float">
            <text:p>4.22555868682194E-08</text:p>
          </table:table-cell>
          <table:table-cell table:formula="of:=0.5*[.I12]*(([.I6]-[.H6])/([.I1]-[.H1]))^2" office:value-type="float" office:value="0.0000000265140407930618" calcext:value-type="float">
            <text:p>2.65140407930618E-08</text:p>
          </table:table-cell>
          <table:table-cell table:formula="of:=0.5*[.J12]*(([.J6]-[.I6])/([.J1]-[.I1]))^2" office:value-type="float" office:value="0.00000000260503987556549" calcext:value-type="float">
            <text:p>2.60503987556549E-09</text:p>
          </table:table-cell>
          <table:table-cell table:formula="of:=0.5*[.K12]*(([.K6]-[.J6])/([.K1]-[.J1]))^2" office:value-type="float" office:value="0.00000000166705510775319" calcext:value-type="float">
            <text:p>1.66705510775319E-09</text:p>
          </table:table-cell>
          <table:table-cell table:formula="of:=0.5*[.L12]*(([.L6]-[.K6])/([.L1]-[.K1]))^2" office:value-type="float" office:value="0.000000438433882681965" calcext:value-type="float">
            <text:p>4.38433882681965E-07</text:p>
          </table:table-cell>
          <table:table-cell table:formula="of:=0.5*[.M12]*(([.M6]-[.L6])/([.M1]-[.L1]))^2" office:value-type="float" office:value="0.00000161465075761983" calcext:value-type="float">
            <text:p>1.61465075761983E-06</text:p>
          </table:table-cell>
          <table:table-cell table:formula="of:=0.5*[.N12]*(([.N6]-[.M6])/([.N1]-[.M1]))^2" office:value-type="float" office:value="0.00000000889299517853005" calcext:value-type="float">
            <text:p>8.89299517853005E-09</text:p>
          </table:table-cell>
          <table:table-cell table:formula="of:=0.5*[.O12]*(([.O6]-[.N6])/([.O1]-[.N1]))^2" office:value-type="float" office:value="0.000000000824158200480028" calcext:value-type="float">
            <text:p>8.24158200480028E-10</text:p>
          </table:table-cell>
          <table:table-cell table:formula="of:=0.5*[.P12]*(([.P6]-[.O6])/([.P1]-[.O1]))^2" office:value-type="float" office:value="0.0000000259609466984184" calcext:value-type="float">
            <text:p>2.59609466984184E-08</text:p>
          </table:table-cell>
          <table:table-cell table:formula="of:=0.5*[.Q12]*(([.Q6]-[.P6])/([.Q1]-[.P1]))^2" office:value-type="float" office:value="0.0000000431936267138921" calcext:value-type="float">
            <text:p>4.31936267138921E-08</text:p>
          </table:table-cell>
          <table:table-cell table:formula="of:=0.5*[.R12]*(([.R6]-[.Q6])/([.R1]-[.Q1]))^2" office:value-type="float" office:value="0.0000000436454313829434" calcext:value-type="float">
            <text:p>4.36454313829434E-08</text:p>
          </table:table-cell>
          <table:table-cell table:formula="of:=0.5*[.S12]*(([.S6]-[.R6])/([.S1]-[.R1]))^2" office:value-type="float" office:value="0.0000000536576022629637" calcext:value-type="float">
            <text:p>5.36576022629637E-08</text:p>
          </table:table-cell>
          <table:table-cell table:formula="of:=0.5*[.T12]*(([.T6]-[.S6])/([.T1]-[.S1]))^2" office:value-type="float" office:value="0.000000133429099343543" calcext:value-type="float">
            <text:p>1.33429099343543E-07</text:p>
          </table:table-cell>
          <table:table-cell table:formula="of:=0.5*[.U12]*(([.U6]-[.T6])/([.U1]-[.T1]))^2" office:value-type="float" office:value="0.0000000250769411227944" calcext:value-type="float">
            <text:p>2.50769411227944E-08</text:p>
          </table:table-cell>
          <table:table-cell table:formula="of:=0.5*[.V12]*(([.V6]-[.U6])/([.V1]-[.U1]))^2" office:value-type="float" office:value="0.000000124997279270439" calcext:value-type="float">
            <text:p>1.24997279270439E-07</text:p>
          </table:table-cell>
          <table:table-cell table:formula="of:=0.5*[.W12]*(([.W6]-[.V6])/([.W1]-[.V1]))^2" office:value-type="float" office:value="0.00000000147480923794233" calcext:value-type="float">
            <text:p>1.47480923794233E-09</text:p>
          </table:table-cell>
          <table:table-cell table:formula="of:=0.5*[.X12]*(([.X6]-[.W6])/([.X1]-[.W1]))^2" office:value-type="float" office:value="0.00000000042098761560969" calcext:value-type="float">
            <text:p>4.2098761560969E-10</text:p>
          </table:table-cell>
          <table:table-cell table:formula="of:=0.5*[.Y12]*(([.Y6]-[.X6])/([.Y1]-[.X1]))^2" office:value-type="float" office:value="0.00000000243066404463101" calcext:value-type="float">
            <text:p>2.43066404463101E-09</text:p>
          </table:table-cell>
          <table:table-cell table:formula="of:=0.5*[.Z12]*(([.Z6]-[.Y6])/([.Z1]-[.Y1]))^2" office:value-type="float" office:value="0.00000000613763065372874" calcext:value-type="float">
            <text:p>6.13763065372874E-09</text:p>
          </table:table-cell>
          <table:table-cell table:formula="of:=0.5*[.AA12]*(([.AA6]-[.Z6])/([.AA1]-[.Z1]))^2" office:value-type="float" office:value="0.00000000502311343208982" calcext:value-type="float">
            <text:p>5.02311343208982E-09</text:p>
          </table:table-cell>
          <table:table-cell table:formula="of:=0.5*[.AB12]*(([.AB6]-[.AA6])/([.AB1]-[.AA1]))^2" office:value-type="float" office:value="0.0000000208781714422291" calcext:value-type="float">
            <text:p>2.08781714422291E-08</text:p>
          </table:table-cell>
          <table:table-cell table:formula="of:=0.5*[.AC12]*(([.AC6]-[.AB6])/([.AC1]-[.AB1]))^2" office:value-type="float" office:value="0.0000000164883702711958" calcext:value-type="float">
            <text:p>1.64883702711958E-08</text:p>
          </table:table-cell>
          <table:table-cell table:formula="of:=0.5*[.AD12]*(([.AD6]-[.AC6])/([.AD1]-[.AC1]))^2" office:value-type="float" office:value="0.0000000939120150449064" calcext:value-type="float">
            <text:p>9.39120150449064E-08</text:p>
          </table:table-cell>
          <table:table-cell table:formula="of:=0.5*[.AE12]*(([.AE6]-[.AD6])/([.AE1]-[.AD1]))^2" office:value-type="float" office:value="0.000000418673869374024" calcext:value-type="float">
            <text:p>4.18673869374024E-07</text:p>
          </table:table-cell>
          <table:table-cell table:formula="of:=0.5*[.AF12]*(([.AF6]-[.AE6])/([.AF1]-[.AE1]))^2" office:value-type="float" office:value="0.000000257172494024475" calcext:value-type="float">
            <text:p>2.57172494024475E-07</text:p>
          </table:table-cell>
          <table:table-cell table:formula="of:=0.5*[.AG12]*(([.AG6]-[.AF6])/([.AG1]-[.AF1]))^2" office:value-type="float" office:value="0.000000282328173932855" calcext:value-type="float">
            <text:p>2.82328173932855E-07</text:p>
          </table:table-cell>
          <table:table-cell table:formula="of:=0.5*[.AH12]*(([.AH6]-[.AG6])/([.AH1]-[.AG1]))^2" office:value-type="float" office:value="0.000133712011892952" calcext:value-type="float">
            <text:p>0.000133712011893</text:p>
          </table:table-cell>
          <table:table-cell table:formula="of:=0.5*[.AI12]*(([.AI6]-[.AH6])/([.AI1]-[.AH1]))^2" office:value-type="float" office:value="0.00000267685361933305" calcext:value-type="float">
            <text:p>2.67685361933305E-06</text:p>
          </table:table-cell>
          <table:table-cell table:formula="of:=0.5*[.AJ12]*(([.AJ6]-[.AI6])/([.AJ1]-[.AI1]))^2" office:value-type="float" office:value="0.00000360349826034911" calcext:value-type="float">
            <text:p>3.60349826034911E-06</text:p>
          </table:table-cell>
          <table:table-cell table:formula="of:=0.5*[.AK12]*(([.AK6]-[.AJ6])/([.AK1]-[.AJ1]))^2" office:value-type="float" office:value="0.000142460940811993" calcext:value-type="float">
            <text:p>0.000142460940812</text:p>
          </table:table-cell>
          <table:table-cell table:formula="of:=0.5*[.AL12]*(([.AL6]-[.AK6])/([.AL1]-[.AK1]))^2" office:value-type="float" office:value="0.0000609042602869024" calcext:value-type="float">
            <text:p>6.09042602869024E-05</text:p>
          </table:table-cell>
          <table:table-cell table:formula="of:=0.5*[.AM12]*(([.AM6]-[.AL6])/([.AM1]-[.AL1]))^2" office:value-type="float" office:value="0.0000489773638366544" calcext:value-type="float">
            <text:p>4.89773638366544E-05</text:p>
          </table:table-cell>
          <table:table-cell table:formula="of:=0.5*[.AN12]*(([.AN6]-[.AM6])/([.AN1]-[.AM1]))^2" office:value-type="float" office:value="0.00132086918805775" calcext:value-type="float">
            <text:p>0.001320869188058</text:p>
          </table:table-cell>
          <table:table-cell table:formula="of:=0.5*[.AO12]*(([.AO6]-[.AN6])/([.AO1]-[.AN1]))^2" office:value-type="float" office:value="0.00170970988789089" calcext:value-type="float">
            <text:p>0.001709709887891</text:p>
          </table:table-cell>
          <table:table-cell table:formula="of:=0.5*[.AP12]*(([.AP6]-[.AO6])/([.AP1]-[.AO1]))^2" office:value-type="float" office:value="0.0114888521226018" calcext:value-type="float">
            <text:p>0.011488852122602</text:p>
          </table:table-cell>
          <table:table-cell table:formula="of:=0.5*[.AQ12]*(([.AQ6]-[.AP6])/([.AQ1]-[.AP1]))^2" office:value-type="float" office:value="0.00250864117803703" calcext:value-type="float">
            <text:p>0.002508641178037</text:p>
          </table:table-cell>
          <table:table-cell table:formula="of:=0.5*[.AR12]*(([.AR6]-[.AQ6])/([.AR1]-[.AQ1]))^2" office:value-type="float" office:value="0.000359915893344602" calcext:value-type="float">
            <text:p>0.000359915893345</text:p>
          </table:table-cell>
          <table:table-cell table:formula="of:=0.5*[.AS12]*(([.AS6]-[.AR6])/([.AS1]-[.AR1]))^2" office:value-type="float" office:value="0.0143956057171973" calcext:value-type="float">
            <text:p>0.014395605717197</text:p>
          </table:table-cell>
          <table:table-cell table:formula="of:=0.5*[.AT12]*(([.AT6]-[.AS6])/([.AT1]-[.AS1]))^2" office:value-type="float" office:value="0.00172080928745259" calcext:value-type="float">
            <text:p>0.001720809287453</text:p>
          </table:table-cell>
          <table:table-cell table:formula="of:=0.5*[.AU12]*(([.AU6]-[.AT6])/([.AU1]-[.AT1]))^2" office:value-type="float" office:value="0.000150490209782005" calcext:value-type="float">
            <text:p>0.000150490209782</text:p>
          </table:table-cell>
          <table:table-cell table:formula="of:=0.5*[.AV12]*(([.AV6]-[.AU6])/([.AV1]-[.AU1]))^2" office:value-type="float" office:value="0.000508872363479817" calcext:value-type="float">
            <text:p>0.00050887236348</text:p>
          </table:table-cell>
          <table:table-cell table:formula="of:=0.5*[.AW12]*(([.AW6]-[.AV6])/([.AW1]-[.AV1]))^2" office:value-type="float" office:value="0.00430933276293271" calcext:value-type="float">
            <text:p>0.004309332762933</text:p>
          </table:table-cell>
          <table:table-cell table:formula="of:=0.5*[.AX12]*(([.AX6]-[.AW6])/([.AX1]-[.AW1]))^2" office:value-type="float" office:value="0.00934083778923978" calcext:value-type="float">
            <text:p>0.00934083778924</text:p>
          </table:table-cell>
          <table:table-cell table:formula="of:=0.5*[.AY12]*(([.AY6]-[.AX6])/([.AY1]-[.AX1]))^2" office:value-type="float" office:value="0.000794696704062479" calcext:value-type="float">
            <text:p>0.000794696704062</text:p>
          </table:table-cell>
          <table:table-cell table:formula="of:=0.5*[.AZ12]*(([.AZ6]-[.AY6])/([.AZ1]-[.AY1]))^2" office:value-type="float" office:value="0.000734804992501102" calcext:value-type="float">
            <text:p>0.000734804992501</text:p>
          </table:table-cell>
          <table:table-cell table:formula="of:=0.5*[.BA12]*(([.BA6]-[.AZ6])/([.BA1]-[.AZ1]))^2" office:value-type="float" office:value="0.000682611214311564" calcext:value-type="float">
            <text:p>0.000682611214312</text:p>
          </table:table-cell>
          <table:table-cell table:formula="of:=0.5*[.BB12]*(([.BB6]-[.BA6])/([.BB1]-[.BA1]))^2" office:value-type="float" office:value="0.000316670353373245" calcext:value-type="float">
            <text:p>0.000316670353373</text:p>
          </table:table-cell>
          <table:table-cell table:formula="of:=0.5*[.BC12]*(([.BC6]-[.BB6])/([.BC1]-[.BB1]))^2" office:value-type="float" office:value="0.00110856679949328" calcext:value-type="float">
            <text:p>0.001108566799493</text:p>
          </table:table-cell>
          <table:table-cell table:formula="of:=0.5*[.BD12]*(([.BD6]-[.BC6])/([.BD1]-[.BC1]))^2" office:value-type="float" office:value="0.0193225188005738" calcext:value-type="float">
            <text:p>0.019322518800574</text:p>
          </table:table-cell>
          <table:table-cell table:formula="of:=0.5*[.BE12]*(([.BE6]-[.BD6])/([.BE1]-[.BD1]))^2" office:value-type="float" office:value="0.0479616540153453" calcext:value-type="float">
            <text:p>0.047961654015345</text:p>
          </table:table-cell>
          <table:table-cell table:formula="of:=0.5*[.BF12]*(([.BF6]-[.BE6])/([.BF1]-[.BE1]))^2" office:value-type="float" office:value="0.0112654790576835" calcext:value-type="float">
            <text:p>0.011265479057684</text:p>
          </table:table-cell>
          <table:table-cell table:formula="of:=0.5*[.BG12]*(([.BG6]-[.BF6])/([.BG1]-[.BF1]))^2" office:value-type="float" office:value="0.000174788000851473" calcext:value-type="float">
            <text:p>0.000174788000851</text:p>
          </table:table-cell>
          <table:table-cell table:formula="of:=0.5*[.BH12]*(([.BH6]-[.BG6])/([.BH1]-[.BG1]))^2" office:value-type="float" office:value="0.0131949142023482" calcext:value-type="float">
            <text:p>0.013194914202348</text:p>
          </table:table-cell>
          <table:table-cell table:formula="of:=0.5*[.BI12]*(([.BI6]-[.BH6])/([.BI1]-[.BH1]))^2" office:value-type="float" office:value="0.0030217864344135" calcext:value-type="float">
            <text:p>0.003021786434414</text:p>
          </table:table-cell>
          <table:table-cell table:formula="of:=0.5*[.BJ12]*(([.BJ6]-[.BI6])/([.BJ1]-[.BI1]))^2" office:value-type="float" office:value="0.000356790572086216" calcext:value-type="float">
            <text:p>0.000356790572086</text:p>
          </table:table-cell>
          <table:table-cell table:formula="of:=0.5*[.BK12]*(([.BK6]-[.BJ6])/([.BK1]-[.BJ1]))^2" office:value-type="float" office:value="0.000000294538990845612" calcext:value-type="float">
            <text:p>2.94538990845612E-07</text:p>
          </table:table-cell>
          <table:table-cell table:formula="of:=0.5*[.BL12]*(([.BL6]-[.BK6])/([.BL1]-[.BK1]))^2" office:value-type="float" office:value="0.000709560603753312" calcext:value-type="float">
            <text:p>0.000709560603753</text:p>
          </table:table-cell>
          <table:table-cell table:formula="of:=0.5*[.BM12]*(([.BM6]-[.BL6])/([.BM1]-[.BL1]))^2" office:value-type="float" office:value="0.000718972585441341" calcext:value-type="float">
            <text:p>0.000718972585441</text:p>
          </table:table-cell>
          <table:table-cell table:formula="of:=0.5*[.BN12]*(([.BN6]-[.BM6])/([.BN1]-[.BM1]))^2" office:value-type="float" office:value="0.000107995528180009" calcext:value-type="float">
            <text:p>0.00010799552818</text:p>
          </table:table-cell>
          <table:table-cell table:formula="of:=0.5*[.BO12]*(([.BO6]-[.BN6])/([.BO1]-[.BN1]))^2" office:value-type="float" office:value="0.00332355302269404" calcext:value-type="float">
            <text:p>0.003323553022694</text:p>
          </table:table-cell>
          <table:table-cell table:formula="of:=0.5*[.BP12]*(([.BP6]-[.BO6])/([.BP1]-[.BO1]))^2" office:value-type="float" office:value="0.0338856668472047" calcext:value-type="float">
            <text:p>0.033885666847205</text:p>
          </table:table-cell>
          <table:table-cell table:formula="of:=0.5*[.BQ12]*(([.BQ6]-[.BP6])/([.BQ1]-[.BP1]))^2" office:value-type="float" office:value="0.00233886297284308" calcext:value-type="float">
            <text:p>0.002338862972843</text:p>
          </table:table-cell>
          <table:table-cell table:formula="of:=0.5*[.BR12]*(([.BR6]-[.BQ6])/([.BR1]-[.BQ1]))^2" office:value-type="float" office:value="0.0059748236435519" calcext:value-type="float">
            <text:p>0.005974823643552</text:p>
          </table:table-cell>
          <table:table-cell table:formula="of:=0.5*[.BS12]*(([.BS6]-[.BR6])/([.BS1]-[.BR1]))^2" office:value-type="float" office:value="0.0000144407000715321" calcext:value-type="float">
            <text:p>1.44407000715321E-05</text:p>
          </table:table-cell>
          <table:table-cell table:formula="of:=0.5*[.BT12]*(([.BT6]-[.BS6])/([.BT1]-[.BS1]))^2" office:value-type="float" office:value="0.0000996281341183383" calcext:value-type="float">
            <text:p>9.96281341183383E-05</text:p>
          </table:table-cell>
          <table:table-cell table:formula="of:=0.5*[.BU12]*(([.BU6]-[.BT6])/([.BU1]-[.BT1]))^2" office:value-type="float" office:value="0.00107822669162615" calcext:value-type="float">
            <text:p>0.001078226691626</text:p>
          </table:table-cell>
          <table:table-cell table:formula="of:=0.5*[.BV12]*(([.BV6]-[.BU6])/([.BV1]-[.BU1]))^2" office:value-type="float" office:value="0.00000583821475988986" calcext:value-type="float">
            <text:p>5.83821475988986E-06</text:p>
          </table:table-cell>
          <table:table-cell table:formula="of:=0.5*[.BW12]*(([.BW6]-[.BV6])/([.BW1]-[.BV1]))^2" office:value-type="float" office:value="0.000915729194015319" calcext:value-type="float">
            <text:p>0.000915729194015</text:p>
          </table:table-cell>
          <table:table-cell table:formula="of:=0.5*[.BX12]*(([.BX6]-[.BW6])/([.BX1]-[.BW1]))^2" office:value-type="float" office:value="0.00949464191381315" calcext:value-type="float">
            <text:p>0.009494641913813</text:p>
          </table:table-cell>
          <table:table-cell table:formula="of:=0.5*[.BY12]*(([.BY6]-[.BX6])/([.BY1]-[.BX1]))^2" office:value-type="float" office:value="0.0241487770657704" calcext:value-type="float">
            <text:p>0.024148777065771</text:p>
          </table:table-cell>
          <table:table-cell table:formula="of:=0.5*[.BZ12]*(([.BZ6]-[.BY6])/([.BZ1]-[.BY1]))^2" office:value-type="float" office:value="0.0036455451949469" calcext:value-type="float">
            <text:p>0.003645545194947</text:p>
          </table:table-cell>
          <table:table-cell table:formula="of:=0.5*[.CA12]*(([.CA6]-[.BZ6])/([.CA1]-[.BZ1]))^2" office:value-type="float" office:value="0.00479375814272237" calcext:value-type="float">
            <text:p>0.004793758142722</text:p>
          </table:table-cell>
          <table:table-cell table:formula="of:=0.5*[.CB12]*(([.CB6]-[.CA6])/([.CB1]-[.CA1]))^2" office:value-type="float" office:value="0.00000146794076536434" calcext:value-type="float">
            <text:p>1.46794076536434E-06</text:p>
          </table:table-cell>
          <table:table-cell table:formula="of:=0.5*[.CC12]*(([.CC6]-[.CB6])/([.CC1]-[.CB1]))^2" office:value-type="float" office:value="0.00150920223784206" calcext:value-type="float">
            <text:p>0.001509202237842</text:p>
          </table:table-cell>
          <table:table-cell table:formula="of:=0.5*[.CD12]*(([.CD6]-[.CC6])/([.CD1]-[.CC1]))^2" office:value-type="float" office:value="0.0079255083790157" calcext:value-type="float">
            <text:p>0.007925508379016</text:p>
          </table:table-cell>
          <table:table-cell table:formula="of:=0.5*[.CE12]*(([.CE6]-[.CD6])/([.CE1]-[.CD1]))^2" office:value-type="float" office:value="0.00411857339478593" calcext:value-type="float">
            <text:p>0.004118573394786</text:p>
          </table:table-cell>
          <table:table-cell table:formula="of:=0.5*[.CF12]*(([.CF6]-[.CE6])/([.CF1]-[.CE1]))^2" office:value-type="float" office:value="0.0195710273800431" calcext:value-type="float">
            <text:p>0.019571027380043</text:p>
          </table:table-cell>
          <table:table-cell table:formula="of:=0.5*[.CG12]*(([.CG6]-[.CF6])/([.CG1]-[.CF1]))^2" office:value-type="float" office:value="0.000119361507801149" calcext:value-type="float">
            <text:p>0.000119361507801</text:p>
          </table:table-cell>
          <table:table-cell table:formula="of:=0.5*[.CH12]*(([.CH6]-[.CG6])/([.CH1]-[.CG1]))^2" office:value-type="float" office:value="0.000406989499424498" calcext:value-type="float">
            <text:p>0.000406989499424</text:p>
          </table:table-cell>
          <table:table-cell table:formula="of:=0.5*[.CI12]*(([.CI6]-[.CH6])/([.CI1]-[.CH1]))^2" office:value-type="float" office:value="0.00615831386830276" calcext:value-type="float">
            <text:p>0.006158313868303</text:p>
          </table:table-cell>
          <table:table-cell table:formula="of:=0.5*[.CJ12]*(([.CJ6]-[.CI6])/([.CJ1]-[.CI1]))^2" office:value-type="float" office:value="0.000476629024997997" calcext:value-type="float">
            <text:p>0.000476629024998</text:p>
          </table:table-cell>
          <table:table-cell table:formula="of:=0.5*[.CK12]*(([.CK6]-[.CJ6])/([.CK1]-[.CJ1]))^2" office:value-type="float" office:value="0.0024756269045086" calcext:value-type="float">
            <text:p>0.002475626904509</text:p>
          </table:table-cell>
          <table:table-cell table:formula="of:=0.5*[.CL12]*(([.CL6]-[.CK6])/([.CL1]-[.CK1]))^2" office:value-type="float" office:value="0.0000548965522853404" calcext:value-type="float">
            <text:p>5.48965522853404E-05</text:p>
          </table:table-cell>
          <table:table-cell table:formula="of:=0.5*[.CM12]*(([.CM6]-[.CL6])/([.CM1]-[.CL1]))^2" office:value-type="float" office:value="0.00105136660259515" calcext:value-type="float">
            <text:p>0.001051366602595</text:p>
          </table:table-cell>
          <table:table-cell table:formula="of:=0.5*[.CN12]*(([.CN6]-[.CM6])/([.CN1]-[.CM1]))^2" office:value-type="float" office:value="0.00000977530158761514" calcext:value-type="float">
            <text:p>9.77530158761514E-06</text:p>
          </table:table-cell>
          <table:table-cell table:formula="of:=0.5*[.CO12]*(([.CO6]-[.CN6])/([.CO1]-[.CN1]))^2" office:value-type="float" office:value="0.00956842337186444" calcext:value-type="float">
            <text:p>0.009568423371864</text:p>
          </table:table-cell>
          <table:table-cell table:formula="of:=0.5*[.CP12]*(([.CP6]-[.CO6])/([.CP1]-[.CO1]))^2" office:value-type="float" office:value="0.0130526051793048" calcext:value-type="float">
            <text:p>0.013052605179305</text:p>
          </table:table-cell>
          <table:table-cell table:formula="of:=0.5*[.CQ12]*(([.CQ6]-[.CP6])/([.CQ1]-[.CP1]))^2" office:value-type="float" office:value="0.00135002697986504" calcext:value-type="float">
            <text:p>0.001350026979865</text:p>
          </table:table-cell>
          <table:table-cell table:formula="of:=0.5*[.CR12]*(([.CR6]-[.CQ6])/([.CR1]-[.CQ1]))^2" office:value-type="float" office:value="0.00446326786476159" calcext:value-type="float">
            <text:p>0.004463267864762</text:p>
          </table:table-cell>
          <table:table-cell table:formula="of:=0.5*[.CS12]*(([.CS6]-[.CR6])/([.CS1]-[.CR1]))^2" office:value-type="float" office:value="0.00696773702565349" calcext:value-type="float">
            <text:p>0.006967737025654</text:p>
          </table:table-cell>
          <table:table-cell table:formula="of:=0.5*[.CT12]*(([.CT6]-[.CS6])/([.CT1]-[.CS1]))^2" office:value-type="float" office:value="0.00671821343129282" calcext:value-type="float">
            <text:p>0.006718213431293</text:p>
          </table:table-cell>
          <table:table-cell table:formula="of:=0.5*[.CU12]*(([.CU6]-[.CT6])/([.CU1]-[.CT1]))^2" office:value-type="float" office:value="0.00167281709464562" calcext:value-type="float">
            <text:p>0.001672817094646</text:p>
          </table:table-cell>
          <table:table-cell table:formula="of:=0.5*[.CV12]*(([.CV6]-[.CU6])/([.CV1]-[.CU1]))^2" office:value-type="float" office:value="0.00181379151644897" calcext:value-type="float">
            <text:p>0.001813791516449</text:p>
          </table:table-cell>
          <table:table-cell table:formula="of:=0.5*[.CW12]*(([.CW6]-[.CV6])/([.CW1]-[.CV1]))^2" office:value-type="float" office:value="0.00000109011106170399" calcext:value-type="float">
            <text:p>1.09011106170399E-06</text:p>
          </table:table-cell>
          <table:table-cell table:formula="of:=0.5*[.CX12]*(([.CX6]-[.CW6])/([.CX1]-[.CW1]))^2" office:value-type="float" office:value="0.0098080146249459" calcext:value-type="float">
            <text:p>0.009808014624946</text:p>
          </table:table-cell>
          <table:table-cell table:formula="of:=0.5*[.CY12]*(([.CY6]-[.CX6])/([.CY1]-[.CX1]))^2" office:value-type="float" office:value="0.0408583257991089" calcext:value-type="float">
            <text:p>0.040858325799109</text:p>
          </table:table-cell>
          <table:table-cell table:formula="of:=0.5*[.CZ12]*(([.CZ6]-[.CY6])/([.CZ1]-[.CY1]))^2" office:value-type="float" office:value="0.0480577947753433" calcext:value-type="float">
            <text:p>0.048057794775343</text:p>
          </table:table-cell>
          <table:table-cell table:formula="of:=0.5*[.DA12]*(([.DA6]-[.CZ6])/([.DA1]-[.CZ1]))^2" office:value-type="float" office:value="0.00738167699172922" calcext:value-type="float">
            <text:p>0.007381676991729</text:p>
          </table:table-cell>
          <table:table-cell table:formula="of:=0.5*[.DB12]*(([.DB6]-[.DA6])/([.DB1]-[.DA1]))^2" office:value-type="float" office:value="0.000409827031484299" calcext:value-type="float">
            <text:p>0.000409827031484</text:p>
          </table:table-cell>
          <table:table-cell table:formula="of:=0.5*[.DC12]*(([.DC6]-[.DB6])/([.DC1]-[.DB1]))^2" office:value-type="float" office:value="0.000116996104772351" calcext:value-type="float">
            <text:p>0.000116996104772</text:p>
          </table:table-cell>
          <table:table-cell table:formula="of:=0.5*[.DD12]*(([.DD6]-[.DC6])/([.DD1]-[.DC1]))^2" office:value-type="float" office:value="0.00259623593709716" calcext:value-type="float">
            <text:p>0.002596235937097</text:p>
          </table:table-cell>
          <table:table-cell table:formula="of:=0.5*[.DE12]*(([.DE6]-[.DD6])/([.DE1]-[.DD1]))^2" office:value-type="float" office:value="0.00352402467764105" calcext:value-type="float">
            <text:p>0.003524024677641</text:p>
          </table:table-cell>
          <table:table-cell table:formula="of:=0.5*[.DF12]*(([.DF6]-[.DE6])/([.DF1]-[.DE1]))^2" office:value-type="float" office:value="0.000190304997794924" calcext:value-type="float">
            <text:p>0.000190304997795</text:p>
          </table:table-cell>
          <table:table-cell table:formula="of:=0.5*[.DG12]*(([.DG6]-[.DF6])/([.DG1]-[.DF1]))^2" office:value-type="float" office:value="0.0000357621027763566" calcext:value-type="float">
            <text:p>3.57621027763566E-05</text:p>
          </table:table-cell>
          <table:table-cell table:formula="of:=0.5*[.DH12]*(([.DH6]-[.DG6])/([.DH1]-[.DG1]))^2" office:value-type="float" office:value="0.00000457242398548903" calcext:value-type="float">
            <text:p>4.57242398548903E-06</text:p>
          </table:table-cell>
          <table:table-cell table:formula="of:=0.5*[.DI12]*(([.DI6]-[.DH6])/([.DI1]-[.DH1]))^2" office:value-type="float" office:value="0.0129969772799511" calcext:value-type="float">
            <text:p>0.012996977279951</text:p>
          </table:table-cell>
          <table:table-cell table:formula="of:=0.5*[.DJ12]*(([.DJ6]-[.DI6])/([.DJ1]-[.DI1]))^2" office:value-type="float" office:value="0.00276103458464155" calcext:value-type="float">
            <text:p>0.002761034584642</text:p>
          </table:table-cell>
          <table:table-cell table:formula="of:=0.5*[.DK12]*(([.DK6]-[.DJ6])/([.DK1]-[.DJ1]))^2" office:value-type="float" office:value="0.0253085411929188" calcext:value-type="float">
            <text:p>0.025308541192919</text:p>
          </table:table-cell>
          <table:table-cell table:formula="of:=0.5*[.DL12]*(([.DL6]-[.DK6])/([.DL1]-[.DK1]))^2" office:value-type="float" office:value="0.00962120017198398" calcext:value-type="float">
            <text:p>0.009621200171984</text:p>
          </table:table-cell>
          <table:table-cell table:formula="of:=0.5*[.DM12]*(([.DM6]-[.DL6])/([.DM1]-[.DL1]))^2" office:value-type="float" office:value="0.00101173175170477" calcext:value-type="float">
            <text:p>0.001011731751705</text:p>
          </table:table-cell>
          <table:table-cell table:formula="of:=0.5*[.DN12]*(([.DN6]-[.DM6])/([.DN1]-[.DM1]))^2" office:value-type="float" office:value="0.00552029352850024" calcext:value-type="float">
            <text:p>0.0055202935285</text:p>
          </table:table-cell>
          <table:table-cell table:formula="of:=0.5*[.DO12]*(([.DO6]-[.DN6])/([.DO1]-[.DN1]))^2" office:value-type="float" office:value="0.00142060233568332" calcext:value-type="float">
            <text:p>0.001420602335683</text:p>
          </table:table-cell>
          <table:table-cell table:formula="of:=0.5*[.DP12]*(([.DP6]-[.DO6])/([.DP1]-[.DO1]))^2" office:value-type="float" office:value="0.000119081982921177" calcext:value-type="float">
            <text:p>0.000119081982921</text:p>
          </table:table-cell>
          <table:table-cell table:formula="of:=0.5*[.DQ12]*(([.DQ6]-[.DP6])/([.DQ1]-[.DP1]))^2" office:value-type="float" office:value="0.00029092529504152" calcext:value-type="float">
            <text:p>0.000290925295042</text:p>
          </table:table-cell>
          <table:table-cell table:formula="of:=0.5*[.DR12]*(([.DR6]-[.DQ6])/([.DR1]-[.DQ1]))^2" office:value-type="float" office:value="0.0180029252262582" calcext:value-type="float">
            <text:p>0.018002925226258</text:p>
          </table:table-cell>
          <table:table-cell table:formula="of:=0.5*[.DS12]*(([.DS6]-[.DR6])/([.DS1]-[.DR1]))^2" office:value-type="float" office:value="0.0126629925259859" calcext:value-type="float">
            <text:p>0.012662992525986</text:p>
          </table:table-cell>
          <table:table-cell table:formula="of:=0.5*[.DT12]*(([.DT6]-[.DS6])/([.DT1]-[.DS1]))^2" office:value-type="float" office:value="0.00452699172290829" calcext:value-type="float">
            <text:p>0.004526991722908</text:p>
          </table:table-cell>
          <table:table-cell table:formula="of:=0.5*[.DU12]*(([.DU6]-[.DT6])/([.DU1]-[.DT1]))^2" office:value-type="float" office:value="0.000602835789548255" calcext:value-type="float">
            <text:p>0.000602835789548</text:p>
          </table:table-cell>
          <table:table-cell table:formula="of:=0.5*[.DV12]*(([.DV6]-[.DU6])/([.DV1]-[.DU1]))^2" office:value-type="float" office:value="0.000908999310727781" calcext:value-type="float">
            <text:p>0.000908999310728</text:p>
          </table:table-cell>
          <table:table-cell table:formula="of:=0.5*[.DW12]*(([.DW6]-[.DV6])/([.DW1]-[.DV1]))^2" office:value-type="float" office:value="0.000211534927235753" calcext:value-type="float">
            <text:p>0.000211534927236</text:p>
          </table:table-cell>
          <table:table-cell table:formula="of:=0.5*[.DX12]*(([.DX6]-[.DW6])/([.DX1]-[.DW1]))^2" office:value-type="float" office:value="0.000040941274781064" calcext:value-type="float">
            <text:p>4.0941274781064E-05</text:p>
          </table:table-cell>
          <table:table-cell table:formula="of:=0.5*[.DY12]*(([.DY6]-[.DX6])/([.DY1]-[.DX1]))^2" office:value-type="float" office:value="0.00146352464690849" calcext:value-type="float">
            <text:p>0.001463524646908</text:p>
          </table:table-cell>
          <table:table-cell table:formula="of:=0.5*[.DZ12]*(([.DZ6]-[.DY6])/([.DZ1]-[.DY1]))^2" office:value-type="float" office:value="0.00415794117069732" calcext:value-type="float">
            <text:p>0.004157941170697</text:p>
          </table:table-cell>
          <table:table-cell table:formula="of:=0.5*[.EA12]*(([.EA6]-[.DZ6])/([.EA1]-[.DZ1]))^2" office:value-type="float" office:value="0.0396308000980883" calcext:value-type="float">
            <text:p>0.039630800098088</text:p>
          </table:table-cell>
          <table:table-cell table:formula="of:=0.5*[.EB12]*(([.EB6]-[.EA6])/([.EB1]-[.EA1]))^2" office:value-type="float" office:value="0.0241813356584956" calcext:value-type="float">
            <text:p>0.024181335658496</text:p>
          </table:table-cell>
          <table:table-cell table:formula="of:=0.5*[.EC12]*(([.EC6]-[.EB6])/([.EC1]-[.EB1]))^2" office:value-type="float" office:value="0.00256664126676581" calcext:value-type="float">
            <text:p>0.002566641266766</text:p>
          </table:table-cell>
          <table:table-cell table:formula="of:=0.5*[.ED12]*(([.ED6]-[.EC6])/([.ED1]-[.EC1]))^2" office:value-type="float" office:value="0.00838787209729711" calcext:value-type="float">
            <text:p>0.008387872097297</text:p>
          </table:table-cell>
          <table:table-cell table:formula="of:=0.5*[.EE12]*(([.EE6]-[.ED6])/([.EE1]-[.ED1]))^2" office:value-type="float" office:value="0.0011781726224833" calcext:value-type="float">
            <text:p>0.001178172622483</text:p>
          </table:table-cell>
          <table:table-cell table:formula="of:=0.5*[.EF12]*(([.EF6]-[.EE6])/([.EF1]-[.EE1]))^2" office:value-type="float" office:value="0.00120596805834843" calcext:value-type="float">
            <text:p>0.001205968058348</text:p>
          </table:table-cell>
          <table:table-cell table:formula="of:=0.5*[.EG12]*(([.EG6]-[.EF6])/([.EG1]-[.EF1]))^2" office:value-type="float" office:value="0.00227061902872044" calcext:value-type="float">
            <text:p>0.00227061902872</text:p>
          </table:table-cell>
          <table:table-cell table:formula="of:=0.5*[.EH12]*(([.EH6]-[.EG6])/([.EH1]-[.EG1]))^2" office:value-type="float" office:value="0.00161804534415765" calcext:value-type="float">
            <text:p>0.001618045344158</text:p>
          </table:table-cell>
          <table:table-cell table:formula="of:=0.5*[.EI12]*(([.EI6]-[.EH6])/([.EI1]-[.EH1]))^2" office:value-type="float" office:value="0.0309237592461402" calcext:value-type="float">
            <text:p>0.03092375924614</text:p>
          </table:table-cell>
          <table:table-cell table:formula="of:=0.5*[.EJ12]*(([.EJ6]-[.EI6])/([.EJ1]-[.EI1]))^2" office:value-type="float" office:value="0.0280771300023968" calcext:value-type="float">
            <text:p>0.028077130002397</text:p>
          </table:table-cell>
          <table:table-cell table:formula="of:=0.5*[.EK12]*(([.EK6]-[.EJ6])/([.EK1]-[.EJ1]))^2" office:value-type="float" office:value="0.00110901228869534" calcext:value-type="float">
            <text:p>0.001109012288695</text:p>
          </table:table-cell>
          <table:table-cell table:formula="of:=0.5*[.EL12]*(([.EL6]-[.EK6])/([.EL1]-[.EK1]))^2" office:value-type="float" office:value="0.0000000228752820037584" calcext:value-type="float">
            <text:p>2.28752820037584E-08</text:p>
          </table:table-cell>
          <table:table-cell table:formula="of:=0.5*[.EM12]*(([.EM6]-[.EL6])/([.EM1]-[.EL1]))^2" office:value-type="float" office:value="0.0000140410214629049" calcext:value-type="float">
            <text:p>1.40410214629049E-05</text:p>
          </table:table-cell>
          <table:table-cell table:formula="of:=0.5*[.EN12]*(([.EN6]-[.EM6])/([.EN1]-[.EM1]))^2" office:value-type="float" office:value="0.00000123319965184598" calcext:value-type="float">
            <text:p>1.23319965184598E-06</text:p>
          </table:table-cell>
          <table:table-cell table:formula="of:=0.5*[.EO12]*(([.EO6]-[.EN6])/([.EO1]-[.EN1]))^2" office:value-type="float" office:value="0.0000772554089158083" calcext:value-type="float">
            <text:p>7.72554089158083E-05</text:p>
          </table:table-cell>
          <table:table-cell table:formula="of:=0.5*[.EP12]*(([.EP6]-[.EO6])/([.EP1]-[.EO1]))^2" office:value-type="float" office:value="0.0000834393093789654" calcext:value-type="float">
            <text:p>8.34393093789654E-05</text:p>
          </table:table-cell>
          <table:table-cell table:formula="of:=0.5*[.EQ12]*(([.EQ6]-[.EP6])/([.EQ1]-[.EP1]))^2" office:value-type="float" office:value="0.0000074837648790165" calcext:value-type="float">
            <text:p>7.4837648790165E-06</text:p>
          </table:table-cell>
          <table:table-cell table:formula="of:=0.5*[.ER12]*(([.ER6]-[.EQ6])/([.ER1]-[.EQ1]))^2" office:value-type="float" office:value="0.00000648395614958376" calcext:value-type="float">
            <text:p>6.48395614958376E-06</text:p>
          </table:table-cell>
          <table:table-cell table:formula="of:=0.5*[.ES12]*(([.ES6]-[.ER6])/([.ES1]-[.ER1]))^2" office:value-type="float" office:value="0.00000417830060896606" calcext:value-type="float">
            <text:p>4.17830060896606E-06</text:p>
          </table:table-cell>
          <table:table-cell table:formula="of:=0.5*[.ET12]*(([.ET6]-[.ES6])/([.ET1]-[.ES1]))^2" office:value-type="float" office:value="0.0000168710313984279" calcext:value-type="float">
            <text:p>1.68710313984279E-05</text:p>
          </table:table-cell>
          <table:table-cell table:formula="of:=0.5*[.EU12]*(([.EU6]-[.ET6])/([.EU1]-[.ET1]))^2" office:value-type="float" office:value="0.0000301845002564359" calcext:value-type="float">
            <text:p>3.01845002564359E-05</text:p>
          </table:table-cell>
          <table:table-cell table:formula="of:=0.5*[.EV12]*(([.EV6]-[.EU6])/([.EV1]-[.EU1]))^2" office:value-type="float" office:value="0.00000266376800459058" calcext:value-type="float">
            <text:p>2.66376800459058E-06</text:p>
          </table:table-cell>
          <table:table-cell table:formula="of:=0.5*[.EW12]*(([.EW6]-[.EV6])/([.EW1]-[.EV1]))^2" office:value-type="float" office:value="0.00000249655786758312" calcext:value-type="float">
            <text:p>2.49655786758312E-06</text:p>
          </table:table-cell>
          <table:table-cell table:formula="of:=0.5*[.EX12]*(([.EX6]-[.EW6])/([.EX1]-[.EW1]))^2" office:value-type="float" office:value="0.000000762644632662876" calcext:value-type="float">
            <text:p>7.62644632662876E-07</text:p>
          </table:table-cell>
          <table:table-cell table:formula="of:=0.5*[.EY12]*(([.EY6]-[.EX6])/([.EY1]-[.EX1]))^2" office:value-type="float" office:value="0.00000301083019306643" calcext:value-type="float">
            <text:p>3.01083019306643E-06</text:p>
          </table:table-cell>
          <table:table-cell table:formula="of:=0.5*[.EZ12]*(([.EZ6]-[.EY6])/([.EZ1]-[.EY1]))^2" office:value-type="float" office:value="0.0000000877501032707514" calcext:value-type="float">
            <text:p>8.77501032707514E-08</text:p>
          </table:table-cell>
          <table:table-cell table:formula="of:=0.5*[.FA12]*(([.FA6]-[.EZ6])/([.FA1]-[.EZ1]))^2" office:value-type="float" office:value="0.0000000114799682065956" calcext:value-type="float">
            <text:p>1.14799682065956E-08</text:p>
          </table:table-cell>
          <table:table-cell table:formula="of:=0.5*[.FB12]*(([.FB6]-[.FA6])/([.FB1]-[.FA1]))^2" office:value-type="float" office:value="0.00000000592888355502478" calcext:value-type="float">
            <text:p>5.92888355502478E-09</text:p>
          </table:table-cell>
          <table:table-cell table:formula="of:=0.5*[.FC12]*(([.FC6]-[.FB6])/([.FC1]-[.FB1]))^2" office:value-type="float" office:value="0.0000007218663583179" calcext:value-type="float">
            <text:p>7.218663583179E-07</text:p>
          </table:table-cell>
          <table:table-cell table:formula="of:=0.5*[.FD12]*(([.FD6]-[.FC6])/([.FD1]-[.FC1]))^2" office:value-type="float" office:value="0.000000451623701983132" calcext:value-type="float">
            <text:p>4.51623701983132E-07</text:p>
          </table:table-cell>
          <table:table-cell table:formula="of:=0.5*[.FE12]*(([.FE6]-[.FD6])/([.FE1]-[.FD1]))^2" office:value-type="float" office:value="0.00000014744734500782" calcext:value-type="float">
            <text:p>1.4744734500782E-07</text:p>
          </table:table-cell>
          <table:table-cell table:formula="of:=0.5*[.FF12]*(([.FF6]-[.FE6])/([.FF1]-[.FE1]))^2" office:value-type="float" office:value="0.00000153440176148442" calcext:value-type="float">
            <text:p>1.53440176148442E-06</text:p>
          </table:table-cell>
          <table:table-cell table:formula="of:=0.5*[.FG12]*(([.FG6]-[.FF6])/([.FG1]-[.FF1]))^2" office:value-type="float" office:value="0.000000142921921805285" calcext:value-type="float">
            <text:p>1.42921921805285E-07</text:p>
          </table:table-cell>
          <table:table-cell table:formula="of:=0.5*[.FH12]*(([.FH6]-[.FG6])/([.FH1]-[.FG1]))^2" office:value-type="float" office:value="0.000000014927736594699" calcext:value-type="float">
            <text:p>1.4927736594699E-08</text:p>
          </table:table-cell>
          <table:table-cell table:formula="of:=0.5*[.FI12]*(([.FI6]-[.FH6])/([.FI1]-[.FH1]))^2" office:value-type="float" office:value="0.0000000000216785578087372" calcext:value-type="float">
            <text:p>2.16785578087372E-11</text:p>
          </table:table-cell>
          <table:table-cell table:formula="of:=0.5*[.FJ12]*(([.FJ6]-[.FI6])/([.FJ1]-[.FI1]))^2" office:value-type="float" office:value="0.0000000355738278682699" calcext:value-type="float">
            <text:p>3.55738278682699E-08</text:p>
          </table:table-cell>
          <table:table-cell table:formula="of:=0.5*[.FK12]*(([.FK6]-[.FJ6])/([.FK1]-[.FJ1]))^2" office:value-type="float" office:value="0.000000000758458171202197" calcext:value-type="float">
            <text:p>7.58458171202197E-10</text:p>
          </table:table-cell>
          <table:table-cell table:formula="of:=0.5*[.FL12]*(([.FL6]-[.FK6])/([.FL1]-[.FK1]))^2" office:value-type="float" office:value="0.0000000457850381723426" calcext:value-type="float">
            <text:p>4.57850381723426E-08</text:p>
          </table:table-cell>
          <table:table-cell table:formula="of:=0.5*[.FM12]*(([.FM6]-[.FL6])/([.FM1]-[.FL1]))^2" office:value-type="float" office:value="0.000000110021560743242" calcext:value-type="float">
            <text:p>1.10021560743242E-07</text:p>
          </table:table-cell>
          <table:table-cell table:formula="of:=0.5*[.FN12]*(([.FN6]-[.FM6])/([.FN1]-[.FM1]))^2" office:value-type="float" office:value="0.000000195325458333837" calcext:value-type="float">
            <text:p>1.95325458333837E-07</text:p>
          </table:table-cell>
          <table:table-cell table:formula="of:=0.5*[.FO12]*(([.FO6]-[.FN6])/([.FO1]-[.FN1]))^2" office:value-type="float" office:value="0.000000629701827144622" calcext:value-type="float">
            <text:p>6.29701827144622E-07</text:p>
          </table:table-cell>
          <table:table-cell table:formula="of:=0.5*[.FP12]*(([.FP6]-[.FO6])/([.FP1]-[.FO1]))^2" office:value-type="float" office:value="0.0000000146488572310131" calcext:value-type="float">
            <text:p>1.46488572310131E-08</text:p>
          </table:table-cell>
          <table:table-cell table:formula="of:=0.5*[.FQ12]*(([.FQ6]-[.FP6])/([.FQ1]-[.FP1]))^2" office:value-type="float" office:value="0.0000000411933865989978" calcext:value-type="float">
            <text:p>4.11933865989978E-08</text:p>
          </table:table-cell>
          <table:table-cell table:formula="of:=0.5*[.FR12]*(([.FR6]-[.FQ6])/([.FR1]-[.FQ1]))^2" office:value-type="float" office:value="0.0000000437792828620922" calcext:value-type="float">
            <text:p>4.37792828620922E-08</text:p>
          </table:table-cell>
          <table:table-cell table:formula="of:=0.5*[.FS12]*(([.FS6]-[.FR6])/([.FS1]-[.FR1]))^2" office:value-type="float" office:value="0.000000120708356151145" calcext:value-type="float">
            <text:p>1.20708356151145E-07</text:p>
          </table:table-cell>
          <table:table-cell table:formula="of:=0.5*[.FT12]*(([.FT6]-[.FS6])/([.FT1]-[.FS1]))^2" office:value-type="float" office:value="0.000000249052147500434" calcext:value-type="float">
            <text:p>2.49052147500434E-07</text:p>
          </table:table-cell>
          <table:table-cell table:formula="of:=0.5*[.FU12]*(([.FU6]-[.FT6])/([.FU1]-[.FT1]))^2" office:value-type="float" office:value="0.00000106029805309227" calcext:value-type="float">
            <text:p>1.06029805309227E-06</text:p>
          </table:table-cell>
          <table:table-cell table:formula="of:=0.5*[.FV12]*(([.FV6]-[.FU6])/([.FV1]-[.FU1]))^2" office:value-type="float" office:value="0.000000470979058158636" calcext:value-type="float">
            <text:p>4.70979058158636E-07</text:p>
          </table:table-cell>
          <table:table-cell table:formula="of:=0.5*[.FW12]*(([.FW6]-[.FV6])/([.FW1]-[.FV1]))^2" office:value-type="float" office:value="0.000000273576805427016" calcext:value-type="float">
            <text:p>2.73576805427016E-07</text:p>
          </table:table-cell>
          <table:table-cell table:formula="of:=0.5*[.FX12]*(([.FX6]-[.FW6])/([.FX1]-[.FW1]))^2" office:value-type="float" office:value="0.000000108336216767573" calcext:value-type="float">
            <text:p>1.08336216767573E-07</text:p>
          </table:table-cell>
          <table:table-cell table:formula="of:=0.5*[.FY12]*(([.FY6]-[.FX6])/([.FY1]-[.FX1]))^2" office:value-type="float" office:value="0.0000000938887944482871" calcext:value-type="float">
            <text:p>9.38887944482871E-08</text:p>
          </table:table-cell>
          <table:table-cell table:formula="of:=0.5*[.FZ12]*(([.FZ6]-[.FY6])/([.FZ1]-[.FY1]))^2" office:value-type="float" office:value="0.0000000968072658078782" calcext:value-type="float">
            <text:p>9.68072658078782E-08</text:p>
          </table:table-cell>
          <table:table-cell table:formula="of:=0.5*[.GA12]*(([.GA6]-[.FZ6])/([.GA1]-[.FZ1]))^2" office:value-type="float" office:value="0.000000300819721761319" calcext:value-type="float">
            <text:p>3.00819721761319E-07</text:p>
          </table:table-cell>
          <table:table-cell table:formula="of:=0.5*[.GB12]*(([.GB6]-[.GA6])/([.GB1]-[.GA1]))^2" office:value-type="float" office:value="0.0000000724049507475464" calcext:value-type="float">
            <text:p>7.24049507475464E-08</text:p>
          </table:table-cell>
          <table:table-cell table:formula="of:=0.5*[.GC12]*(([.GC6]-[.GB6])/([.GC1]-[.GB1]))^2" office:value-type="float" office:value="0.0000010725565435815" calcext:value-type="float">
            <text:p>1.0725565435815E-06</text:p>
          </table:table-cell>
          <table:table-cell table:formula="of:=0.5*[.GD12]*(([.GD6]-[.GC6])/([.GD1]-[.GC1]))^2" office:value-type="float" office:value="0.000000217530232070253" calcext:value-type="float">
            <text:p>2.17530232070253E-07</text:p>
          </table:table-cell>
          <table:table-cell table:formula="of:=0.5*[.GE12]*(([.GE6]-[.GD6])/([.GE1]-[.GD1]))^2" office:value-type="float" office:value="0.0000000351573741846317" calcext:value-type="float">
            <text:p>3.51573741846317E-08</text:p>
          </table:table-cell>
          <table:table-cell table:formula="of:=0.5*[.GF12]*(([.GF6]-[.GE6])/([.GF1]-[.GE1]))^2" office:value-type="float" office:value="0.000000113618425799263" calcext:value-type="float">
            <text:p>1.13618425799263E-07</text:p>
          </table:table-cell>
          <table:table-cell table:formula="of:=0.5*[.GG12]*(([.GG6]-[.GF6])/([.GG1]-[.GF1]))^2" office:value-type="float" office:value="0.000000243376963466545" calcext:value-type="float">
            <text:p>2.43376963466545E-07</text:p>
          </table:table-cell>
          <table:table-cell table:formula="of:=0.5*[.GH12]*(([.GH6]-[.GG6])/([.GH1]-[.GG1]))^2" office:value-type="float" office:value="0.000000046872654037092" calcext:value-type="float">
            <text:p>4.6872654037092E-08</text:p>
          </table:table-cell>
          <table:table-cell table:formula="of:=0.5*[.GI12]*(([.GI6]-[.GH6])/([.GI1]-[.GH1]))^2" office:value-type="float" office:value="0.0000000264846708526113" calcext:value-type="float">
            <text:p>2.64846708526113E-08</text:p>
          </table:table-cell>
          <table:table-cell table:formula="of:=0.5*[.GJ12]*(([.GJ6]-[.GI6])/([.GJ1]-[.GI1]))^2" office:value-type="float" office:value="0.0000000592901373764909" calcext:value-type="float">
            <text:p>5.92901373764909E-08</text:p>
          </table:table-cell>
          <table:table-cell table:formula="of:=0.5*[.GK12]*(([.GK6]-[.GJ6])/([.GK1]-[.GJ1]))^2" office:value-type="float" office:value="0.0000000000734287795542877" calcext:value-type="float">
            <text:p>7.34287795542877E-11</text:p>
          </table:table-cell>
          <table:table-cell table:formula="of:=0.5*[.GL12]*(([.GL6]-[.GK6])/([.GL1]-[.GK1]))^2" office:value-type="float" office:value="0.000000000042203259970664" calcext:value-type="float">
            <text:p>4.2203259970664E-11</text:p>
          </table:table-cell>
          <table:table-cell table:formula="of:=0.5*[.GM12]*(([.GM6]-[.GL6])/([.GM1]-[.GL1]))^2" office:value-type="float" office:value="0.00000000496703024457309" calcext:value-type="float">
            <text:p>4.96703024457309E-09</text:p>
          </table:table-cell>
          <table:table-cell table:formula="of:=0.5*[.GN12]*(([.GN6]-[.GM6])/([.GN1]-[.GM1]))^2" office:value-type="float" office:value="0.000000000628000431410363" calcext:value-type="float">
            <text:p>6.28000431410363E-10</text:p>
          </table:table-cell>
          <table:table-cell table:formula="of:=0.5*[.GO12]*(([.GO6]-[.GN6])/([.GO1]-[.GN1]))^2" office:value-type="float" office:value="0.000000133463041682042" calcext:value-type="float">
            <text:p>1.33463041682042E-07</text:p>
          </table:table-cell>
          <table:table-cell table:formula="of:=0.5*[.GP12]*(([.GP6]-[.GO6])/([.GP1]-[.GO1]))^2" office:value-type="float" office:value="0.000000560625776380761" calcext:value-type="float">
            <text:p>5.60625776380761E-07</text:p>
          </table:table-cell>
          <table:table-cell table:formula="of:=0.5*[.GQ12]*(([.GQ6]-[.GP6])/([.GQ1]-[.GP1]))^2" office:value-type="float" office:value="0.0000000450849245231973" calcext:value-type="float">
            <text:p>4.50849245231973E-08</text:p>
          </table:table-cell>
          <table:table-cell table:formula="of:=0.5*[.GR12]*(([.GR6]-[.GQ6])/([.GR1]-[.GQ1]))^2" office:value-type="float" office:value="0.000000000238937794804481" calcext:value-type="float">
            <text:p>2.38937794804481E-10</text:p>
          </table:table-cell>
          <table:table-cell table:formula="of:=0.5*[.GS12]*(([.GS6]-[.GR6])/([.GS1]-[.GR1]))^2" office:value-type="float" office:value="0.00000000131143140013805" calcext:value-type="float">
            <text:p>1.31143140013805E-09</text:p>
          </table:table-cell>
          <table:table-cell table:formula="of:=0.5*[.GT12]*(([.GT6]-[.GS6])/([.GT1]-[.GS1]))^2" office:value-type="float" office:value="0.0000000862598517882662" calcext:value-type="float">
            <text:p>8.62598517882662E-08</text:p>
          </table:table-cell>
          <table:table-cell table:formula="of:=0.5*[.GU12]*(([.GU6]-[.GT6])/([.GU1]-[.GT1]))^2" office:value-type="float" office:value="0.000000314644761190445" calcext:value-type="float">
            <text:p>3.14644761190445E-07</text:p>
          </table:table-cell>
          <table:table-cell table:formula="of:=0.5*[.GV12]*(([.GV6]-[.GU6])/([.GV1]-[.GU1]))^2" office:value-type="float" office:value="0.0000000792406361099404" calcext:value-type="float">
            <text:p>7.92406361099404E-08</text:p>
          </table:table-cell>
          <table:table-cell table:formula="of:=0.5*[.GW12]*(([.GW6]-[.GV6])/([.GW1]-[.GV1]))^2" office:value-type="float" office:value="0.0000000808230920255912" calcext:value-type="float">
            <text:p>8.08230920255912E-08</text:p>
          </table:table-cell>
          <table:table-cell table:formula="of:=0.5*[.GX12]*(([.GX6]-[.GW6])/([.GX1]-[.GW1]))^2" office:value-type="float" office:value="0.00000000477644421670693" calcext:value-type="float">
            <text:p>4.77644421670693E-09</text:p>
          </table:table-cell>
          <table:table-cell table:formula="of:=0.5*[.GY12]*(([.GY6]-[.GX6])/([.GY1]-[.GX1]))^2" office:value-type="float" office:value="0.00000000000175949795769197" calcext:value-type="float">
            <text:p>1.75949795769197E-12</text:p>
          </table:table-cell>
          <table:table-cell table:formula="of:=0.5*[.GZ12]*(([.GZ6]-[.GY6])/([.GZ1]-[.GY1]))^2" office:value-type="float" office:value="0.0000000801628467703707" calcext:value-type="float">
            <text:p>8.01628467703707E-08</text:p>
          </table:table-cell>
          <table:table-cell table:formula="of:=0.5*[.HA12]*(([.HA6]-[.GZ6])/([.HA1]-[.GZ1]))^2" office:value-type="float" office:value="0.000000194825148752443" calcext:value-type="float">
            <text:p>1.94825148752443E-07</text:p>
          </table:table-cell>
          <table:table-cell table:formula="of:=0.5*[.HB12]*(([.HB6]-[.HA6])/([.HB1]-[.HA1]))^2" office:value-type="float" office:value="0.0000000951158849963957" calcext:value-type="float">
            <text:p>9.51158849963957E-08</text:p>
          </table:table-cell>
          <table:table-cell table:formula="of:=0.5*[.HC12]*(([.HC6]-[.HB6])/([.HC1]-[.HB1]))^2" office:value-type="float" office:value="0.000287069252121039" calcext:value-type="float">
            <text:p>0.000287069252121</text:p>
          </table:table-cell>
          <table:table-cell table:formula="of:=0.5*[.HD12]*(([.HD6]-[.HC6])/([.HD1]-[.HC1]))^2" office:value-type="string" office:string-value="" calcext:value-type="error">
            <text:p>#DIV/0!</text:p>
          </table:table-cell>
          <table:table-cell table:formula="of:=0.5*[.HE12]*(([.HE6]-[.HD6])/([.HE1]-[.HD1]))^2" office:value-type="string" office:string-value="" calcext:value-type="error">
            <text:p>#DIV/0!</text:p>
          </table:table-cell>
          <table:table-cell table:formula="of:=0.5*[.HF12]*(([.HF6]-[.HE6])/([.HF1]-[.HE1]))^2" office:value-type="string" office:string-value="" calcext:value-type="error">
            <text:p>#DIV/0!</text:p>
          </table:table-cell>
          <table:table-cell table:formula="of:=0.5*[.HG12]*(([.HG6]-[.HF6])/([.HG1]-[.HF1]))^2" office:value-type="string" office:string-value="" calcext:value-type="error">
            <text:p>#DIV/0!</text:p>
          </table:table-cell>
          <table:table-cell table:formula="of:=0.5*[.HH12]*(([.HH6]-[.HG6])/([.HH1]-[.HG1]))^2" office:value-type="string" office:string-value="" calcext:value-type="error">
            <text:p>#DIV/0!</text:p>
          </table:table-cell>
          <table:table-cell table:formula="of:=0.5*[.HI12]*(([.HI6]-[.HH6])/([.HI1]-[.HH1]))^2" office:value-type="string" office:string-value="" calcext:value-type="error">
            <text:p>#DIV/0!</text:p>
          </table:table-cell>
          <table:table-cell table:formula="of:=0.5*[.HJ12]*(([.HJ6]-[.HI6])/([.HJ1]-[.HI1]))^2" office:value-type="string" office:string-value="" calcext:value-type="error">
            <text:p>#DIV/0!</text:p>
          </table:table-cell>
          <table:table-cell table:formula="of:=0.5*[.HK12]*(([.HK6]-[.HJ6])/([.HK1]-[.HJ1]))^2" office:value-type="string" office:string-value="" calcext:value-type="error">
            <text:p>#DIV/0!</text:p>
          </table:table-cell>
          <table:table-cell table:formula="of:=0.5*[.HL12]*(([.HL6]-[.HK6])/([.HL1]-[.HK1]))^2" office:value-type="string" office:string-value="" calcext:value-type="error">
            <text:p>#DIV/0!</text:p>
          </table:table-cell>
          <table:table-cell table:formula="of:=0.5*[.HM12]*(([.HM6]-[.HL6])/([.HM1]-[.HL1]))^2" office:value-type="string" office:string-value="" calcext:value-type="error">
            <text:p>#DIV/0!</text:p>
          </table:table-cell>
          <table:table-cell table:formula="of:=0.5*[.HN12]*(([.HN6]-[.HM6])/([.HN1]-[.HM1]))^2" office:value-type="string" office:string-value="" calcext:value-type="error">
            <text:p>#DIV/0!</text:p>
          </table:table-cell>
          <table:table-cell table:formula="of:=0.5*[.HO12]*(([.HO6]-[.HN6])/([.HO1]-[.HN1]))^2" office:value-type="string" office:string-value="" calcext:value-type="error">
            <text:p>#DIV/0!</text:p>
          </table:table-cell>
          <table:table-cell table:formula="of:=0.5*[.HP12]*(([.HP6]-[.HO6])/([.HP1]-[.HO1]))^2" office:value-type="string" office:string-value="" calcext:value-type="error">
            <text:p>#DIV/0!</text:p>
          </table:table-cell>
          <table:table-cell table:formula="of:=0.5*[.HQ12]*(([.HQ6]-[.HP6])/([.HQ1]-[.HP1]))^2" office:value-type="string" office:string-value="" calcext:value-type="error">
            <text:p>#DIV/0!</text:p>
          </table:table-cell>
          <table:table-cell table:formula="of:=0.5*[.HR12]*(([.HR6]-[.HQ6])/([.HR1]-[.HQ1]))^2" office:value-type="string" office:string-value="" calcext:value-type="error">
            <text:p>#DIV/0!</text:p>
          </table:table-cell>
          <table:table-cell table:formula="of:=0.5*[.HS12]*(([.HS6]-[.HR6])/([.HS1]-[.HR1]))^2" office:value-type="string" office:string-value="" calcext:value-type="error">
            <text:p>#DIV/0!</text:p>
          </table:table-cell>
          <table:table-cell table:formula="of:=0.5*[.HT12]*(([.HT6]-[.HS6])/([.HT1]-[.HS1]))^2" office:value-type="string" office:string-value="" calcext:value-type="error">
            <text:p>#DIV/0!</text:p>
          </table:table-cell>
          <table:table-cell table:formula="of:=0.5*[.HU12]*(([.HU6]-[.HT6])/([.HU1]-[.HT1]))^2" office:value-type="string" office:string-value="" calcext:value-type="error">
            <text:p>#DIV/0!</text:p>
          </table:table-cell>
          <table:table-cell table:formula="of:=0.5*[.HV12]*(([.HV6]-[.HU6])/([.HV1]-[.HU1]))^2" office:value-type="string" office:string-value="" calcext:value-type="error">
            <text:p>#DIV/0!</text:p>
          </table:table-cell>
          <table:table-cell table:formula="of:=0.5*[.HW12]*(([.HW6]-[.HV6])/([.HW1]-[.HV1]))^2" office:value-type="string" office:string-value="" calcext:value-type="error">
            <text:p>#DIV/0!</text:p>
          </table:table-cell>
          <table:table-cell table:formula="of:=0.5*[.HX12]*(([.HX6]-[.HW6])/([.HX1]-[.HW1]))^2" office:value-type="string" office:string-value="" calcext:value-type="error">
            <text:p>#DIV/0!</text:p>
          </table:table-cell>
          <table:table-cell table:formula="of:=0.5*[.HY12]*(([.HY6]-[.HX6])/([.HY1]-[.HX1]))^2" office:value-type="string" office:string-value="" calcext:value-type="error">
            <text:p>#DIV/0!</text:p>
          </table:table-cell>
          <table:table-cell table:formula="of:=0.5*[.HZ12]*(([.HZ6]-[.HY6])/([.HZ1]-[.HY1]))^2" office:value-type="string" office:string-value="" calcext:value-type="error">
            <text:p>#DIV/0!</text:p>
          </table:table-cell>
          <table:table-cell table:formula="of:=0.5*[.IA12]*(([.IA6]-[.HZ6])/([.IA1]-[.HZ1]))^2" office:value-type="string" office:string-value="" calcext:value-type="error">
            <text:p>#DIV/0!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HB13])" office:value-type="float" office:value="2.72765161819047" calcext:value-type="float">
            <text:p>2.7276516181904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HB14])" office:value-type="float" office:value="0.683911200251183" calcext:value-type="float">
            <text:p>0.68391120025118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41156281844165" calcext:value-type="float">
            <text:p>3.41156281844165</text:p>
          </table:table-cell>
          <table:table-cell table:formula="of:=[.B17]+[.C9]" office:value-type="float" office:value="9.56794347716254" calcext:value-type="float">
            <text:p>9.5679434771625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20:11:28.985426856</dc:date>
    <meta:editing-duration>PT3H9M27S</meta:editing-duration>
    <meta:editing-cycles>2</meta:editing-cycles>
    <meta:generator>LibreOffice/6.4.7.2$Linux_X86_64 LibreOffice_project/40$Build-2</meta:generator>
    <meta:document-statistic meta:table-count="1" meta:cell-count="42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3.935cm" svg:y="4.203cm" style:legend-expansion="high" chart:style-name="ch2"/>
        <chart:plot-area chart:style-name="ch3" table:cell-range-address="flatDgaitpad11.A1:flatDgaitpad11.HB1 flatDgaitpad11.A13:flatDgaitpad11.AFL13" chart:data-source-has-labels="both" svg:x="0.319cm" svg:y="0.18cm" svg:width="13.297cm" svg:height="8.645cm">
          <chartooo:coordinate-region svg:x="1.231cm" svg:y="0.379cm" svg:width="12.198cm" svg:height="7.799cm"/>
          <chart:axis chart:dimension="x" chart:name="primary-x" chart:style-name="ch4" chartooo:axis-type="auto">
            <chart:categories table:cell-range-address="flatDgaitpad11.B1:flatDgaitpad11.H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11.B13:flatDgaitpad11.AFL13" chart:label-cell-address="flatDgaitpad11.A13:flatDgaitpad11.A13" chart:class="chart:scatter">
            <chart:domain table:cell-range-address="flatDgaitpad11.B1:flatDgaitpad11.HB1"/>
            <chart:data-point chart:repeated="8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11.B1:flatDgaitpad11.HB1</svg:desc>
                </draw:g>
              </table:table-cell>
              <table:table-cell office:value-type="float" office:value="0.0667176246643066">
                <text:p>0.0667176246643066</text:p>
              </table:table-cell>
              <table:table-cell office:value-type="float" office:value="0.133434772491455">
                <text:p>0.133434772491455</text:p>
              </table:table-cell>
              <table:table-cell office:value-type="float" office:value="0.200152397155762">
                <text:p>0.200152397155762</text:p>
              </table:table-cell>
              <table:table-cell office:value-type="float" office:value="0.300228834152222">
                <text:p>0.300228834152222</text:p>
              </table:table-cell>
              <table:table-cell office:value-type="float" office:value="0.366946220397949">
                <text:p>0.366946220397949</text:p>
              </table:table-cell>
              <table:table-cell office:value-type="float" office:value="0.433663606643677">
                <text:p>0.433663606643677</text:p>
              </table:table-cell>
              <table:table-cell office:value-type="float" office:value="0.500381231307983">
                <text:p>0.500381231307983</text:p>
              </table:table-cell>
              <table:table-cell office:value-type="float" office:value="0.600457429885864">
                <text:p>0.600457429885864</text:p>
              </table:table-cell>
              <table:table-cell office:value-type="float" office:value="0.667175054550171">
                <text:p>0.667175054550171</text:p>
              </table:table-cell>
              <table:table-cell office:value-type="float" office:value="0.733892679214478">
                <text:p>0.733892679214478</text:p>
              </table:table-cell>
              <table:table-cell office:value-type="float" office:value="0.767251491546631">
                <text:p>0.767251491546631</text:p>
              </table:table-cell>
              <table:table-cell office:value-type="float" office:value="0.867322683334351">
                <text:p>0.867322683334351</text:p>
              </table:table-cell>
              <table:table-cell office:value-type="float" office:value="0.93403697013855">
                <text:p>0.93403697013855</text:p>
              </table:table-cell>
              <table:table-cell office:value-type="float" office:value="1.00075125694275">
                <text:p>1.00075125694275</text:p>
              </table:table-cell>
              <table:table-cell office:value-type="float" office:value="1.06746530532837">
                <text:p>1.06746530532837</text:p>
              </table:table-cell>
              <table:table-cell office:value-type="float" office:value="1.13417935371399">
                <text:p>1.13417935371399</text:p>
              </table:table-cell>
              <table:table-cell office:value-type="float" office:value="1.20089340209961">
                <text:p>1.20089340209961</text:p>
              </table:table-cell>
              <table:table-cell office:value-type="float" office:value="1.26760745048523">
                <text:p>1.26760745048523</text:p>
              </table:table-cell>
              <table:table-cell office:value-type="float" office:value="1.36767816543579">
                <text:p>1.36767816543579</text:p>
              </table:table-cell>
              <table:table-cell office:value-type="float" office:value="1.43439245223999">
                <text:p>1.43439245223999</text:p>
              </table:table-cell>
              <table:table-cell office:value-type="float" office:value="1.50110626220703">
                <text:p>1.50110626220703</text:p>
              </table:table-cell>
              <table:table-cell office:value-type="float" office:value="1.56781983375549">
                <text:p>1.56781983375549</text:p>
              </table:table-cell>
              <table:table-cell office:value-type="float" office:value="1.66789054870605">
                <text:p>1.66789054870605</text:p>
              </table:table-cell>
              <table:table-cell office:value-type="float" office:value="1.7346043586731">
                <text:p>1.7346043586731</text:p>
              </table:table-cell>
              <table:table-cell office:value-type="float" office:value="1.83468151092529">
                <text:p>1.83468151092529</text:p>
              </table:table-cell>
              <table:table-cell office:value-type="float" office:value="1.90140199661255">
                <text:p>1.90140199661255</text:p>
              </table:table-cell>
              <table:table-cell office:value-type="float" office:value="1.9681224822998">
                <text:p>1.9681224822998</text:p>
              </table:table-cell>
              <table:table-cell office:value-type="float" office:value="2.03484320640564">
                <text:p>2.03484320640564</text:p>
              </table:table-cell>
              <table:table-cell office:value-type="float" office:value="2.10156440734863">
                <text:p>2.10156440734863</text:p>
              </table:table-cell>
              <table:table-cell office:value-type="float" office:value="2.20164632797241">
                <text:p>2.20164632797241</text:p>
              </table:table-cell>
              <table:table-cell office:value-type="float" office:value="2.26836776733398">
                <text:p>2.26836776733398</text:p>
              </table:table-cell>
              <table:table-cell office:value-type="float" office:value="2.36845016479492">
                <text:p>2.36845016479492</text:p>
              </table:table-cell>
              <table:table-cell office:value-type="float" office:value="2.4685332775116">
                <text:p>2.4685332775116</text:p>
              </table:table-cell>
              <table:table-cell office:value-type="float" office:value="2.53525567054749">
                <text:p>2.53525567054749</text:p>
              </table:table-cell>
              <table:table-cell office:value-type="float" office:value="2.60197806358337">
                <text:p>2.60197806358337</text:p>
              </table:table-cell>
              <table:table-cell office:value-type="float" office:value="2.66870069503784">
                <text:p>2.66870069503784</text:p>
              </table:table-cell>
              <table:table-cell office:value-type="float" office:value="2.73542332649231">
                <text:p>2.73542332649231</text:p>
              </table:table-cell>
              <table:table-cell office:value-type="float" office:value="2.80213952064514">
                <text:p>2.80213952064514</text:p>
              </table:table-cell>
              <table:table-cell office:value-type="float" office:value="2.90220284461975">
                <text:p>2.90220284461975</text:p>
              </table:table-cell>
              <table:table-cell office:value-type="float" office:value="3.2691011428833">
                <text:p>3.2691011428833</text:p>
              </table:table-cell>
              <table:table-cell office:value-type="float" office:value="3.3358097076416">
                <text:p>3.3358097076416</text:p>
              </table:table-cell>
              <table:table-cell office:value-type="float" office:value="3.5692880153656">
                <text:p>3.5692880153656</text:p>
              </table:table-cell>
              <table:table-cell office:value-type="float" office:value="3.9361891746521">
                <text:p>3.9361891746521</text:p>
              </table:table-cell>
              <table:table-cell office:value-type="float" office:value="4.00289988517761">
                <text:p>4.00289988517761</text:p>
              </table:table-cell>
              <table:table-cell office:value-type="float" office:value="4.3364531993866">
                <text:p>4.3364531993866</text:p>
              </table:table-cell>
              <table:table-cell office:value-type="float" office:value="4.83678603172302">
                <text:p>4.83678603172302</text:p>
              </table:table-cell>
              <table:table-cell office:value-type="float" office:value="4.90350222587585">
                <text:p>4.90350222587585</text:p>
              </table:table-cell>
              <table:table-cell office:value-type="float" office:value="5.00357675552368">
                <text:p>5.00357675552368</text:p>
              </table:table-cell>
              <table:table-cell office:value-type="float" office:value="5.07029294967651">
                <text:p>5.07029294967651</text:p>
              </table:table-cell>
              <table:table-cell office:value-type="float" office:value="5.1370096206665">
                <text:p>5.1370096206665</text:p>
              </table:table-cell>
              <table:table-cell office:value-type="float" office:value="5.23708415031433">
                <text:p>5.23708415031433</text:p>
              </table:table-cell>
              <table:table-cell office:value-type="float" office:value="5.30380058288574">
                <text:p>5.30380058288574</text:p>
              </table:table-cell>
              <table:table-cell office:value-type="float" office:value="5.37051701545715">
                <text:p>5.37051701545715</text:p>
              </table:table-cell>
              <table:table-cell office:value-type="float" office:value="5.43723368644714">
                <text:p>5.43723368644714</text:p>
              </table:table-cell>
              <table:table-cell office:value-type="float" office:value="5.50395011901856">
                <text:p>5.50395011901856</text:p>
              </table:table-cell>
              <table:table-cell office:value-type="float" office:value="5.60402512550354">
                <text:p>5.60402512550354</text:p>
              </table:table-cell>
              <table:table-cell office:value-type="float" office:value="6.13772821426392">
                <text:p>6.13772821426392</text:p>
              </table:table-cell>
              <table:table-cell office:value-type="float" office:value="6.43792796134949">
                <text:p>6.43792796134949</text:p>
              </table:table-cell>
              <table:table-cell office:value-type="float" office:value="6.53799438476563">
                <text:p>6.53799438476563</text:p>
              </table:table-cell>
              <table:table-cell office:value-type="float" office:value="6.60470509529114">
                <text:p>6.60470509529114</text:p>
              </table:table-cell>
              <table:table-cell office:value-type="float" office:value="6.7047712802887">
                <text:p>6.7047712802887</text:p>
              </table:table-cell>
              <table:table-cell office:value-type="float" office:value="6.77148199081421">
                <text:p>6.77148199081421</text:p>
              </table:table-cell>
              <table:table-cell office:value-type="float" office:value="6.83819580078125">
                <text:p>6.83819580078125</text:p>
              </table:table-cell>
              <table:table-cell office:value-type="float" office:value="6.90490961074829">
                <text:p>6.90490961074829</text:p>
              </table:table-cell>
              <table:table-cell office:value-type="float" office:value="7.30519318580627">
                <text:p>7.30519318580627</text:p>
              </table:table-cell>
              <table:table-cell office:value-type="float" office:value="7.37190699577332">
                <text:p>7.37190699577332</text:p>
              </table:table-cell>
              <table:table-cell office:value-type="float" office:value="7.43862080574036">
                <text:p>7.43862080574036</text:p>
              </table:table-cell>
              <table:table-cell office:value-type="float" office:value="7.53869199752808">
                <text:p>7.53869199752808</text:p>
              </table:table-cell>
              <table:table-cell office:value-type="float" office:value="7.6054060459137">
                <text:p>7.6054060459137</text:p>
              </table:table-cell>
              <table:table-cell office:value-type="float" office:value="7.70547699928284">
                <text:p>7.70547699928284</text:p>
              </table:table-cell>
              <table:table-cell office:value-type="float" office:value="7.77219128608704">
                <text:p>7.77219128608704</text:p>
              </table:table-cell>
              <table:table-cell office:value-type="float" office:value="7.8389048576355">
                <text:p>7.8389048576355</text:p>
              </table:table-cell>
              <table:table-cell office:value-type="float" office:value="7.90561819076538">
                <text:p>7.90561819076538</text:p>
              </table:table-cell>
              <table:table-cell office:value-type="float" office:value="7.97233176231384">
                <text:p>7.97233176231384</text:p>
              </table:table-cell>
              <table:table-cell office:value-type="float" office:value="8.03904509544373">
                <text:p>8.03904509544373</text:p>
              </table:table-cell>
              <table:table-cell office:value-type="float" office:value="8.13911557197571">
                <text:p>8.13911557197571</text:p>
              </table:table-cell>
              <table:table-cell office:value-type="float" office:value="8.43932604789734">
                <text:p>8.43932604789734</text:p>
              </table:table-cell>
              <table:table-cell office:value-type="float" office:value="9.80690026283264">
                <text:p>9.80690026283264</text:p>
              </table:table-cell>
              <table:table-cell office:value-type="float" office:value="9.87361216545105">
                <text:p>9.87361216545105</text:p>
              </table:table-cell>
              <table:table-cell office:value-type="float" office:value="9.97368001937866">
                <text:p>9.97368001937866</text:p>
              </table:table-cell>
              <table:table-cell office:value-type="float" office:value="10.0403916835785">
                <text:p>10.0403916835785</text:p>
              </table:table-cell>
              <table:table-cell office:value-type="float" office:value="10.2405269145966">
                <text:p>10.2405269145966</text:p>
              </table:table-cell>
              <table:table-cell office:value-type="float" office:value="10.3072385787964">
                <text:p>10.3072385787964</text:p>
              </table:table-cell>
              <table:table-cell office:value-type="float" office:value="10.3739500045776">
                <text:p>10.3739500045776</text:p>
              </table:table-cell>
              <table:table-cell office:value-type="float" office:value="10.7742183208466">
                <text:p>10.7742183208466</text:p>
              </table:table-cell>
              <table:table-cell office:value-type="float" office:value="10.8409299850464">
                <text:p>10.8409299850464</text:p>
              </table:table-cell>
              <table:table-cell office:value-type="float" office:value="11.1411306858063">
                <text:p>11.1411306858063</text:p>
              </table:table-cell>
              <table:table-cell office:value-type="float" office:value="11.2078418731689">
                <text:p>11.2078418731689</text:p>
              </table:table-cell>
              <table:table-cell office:value-type="float" office:value="11.2745530605316">
                <text:p>11.2745530605316</text:p>
              </table:table-cell>
              <table:table-cell office:value-type="float" office:value="11.3412640094757">
                <text:p>11.3412640094757</text:p>
              </table:table-cell>
              <table:table-cell office:value-type="float" office:value="11.641462802887">
                <text:p>11.641462802887</text:p>
              </table:table-cell>
              <table:table-cell office:value-type="float" office:value="11.7081735134125">
                <text:p>11.7081735134125</text:p>
              </table:table-cell>
              <table:table-cell office:value-type="float" office:value="11.774884223938">
                <text:p>11.774884223938</text:p>
              </table:table-cell>
              <table:table-cell office:value-type="float" office:value="11.8415951728821">
                <text:p>11.8415951728821</text:p>
              </table:table-cell>
              <table:table-cell office:value-type="float" office:value="11.9083063602448">
                <text:p>11.9083063602448</text:p>
              </table:table-cell>
              <table:table-cell office:value-type="float" office:value="12.0083725452423">
                <text:p>12.0083725452423</text:p>
              </table:table-cell>
              <table:table-cell office:value-type="float" office:value="12.0750834941864">
                <text:p>12.0750834941864</text:p>
              </table:table-cell>
              <table:table-cell office:value-type="float" office:value="12.1417942047119">
                <text:p>12.1417942047119</text:p>
              </table:table-cell>
              <table:table-cell office:value-type="float" office:value="12.5420570373535">
                <text:p>12.5420570373535</text:p>
              </table:table-cell>
              <table:table-cell office:value-type="float" office:value="12.6087672710419">
                <text:p>12.6087672710419</text:p>
              </table:table-cell>
              <table:table-cell office:value-type="float" office:value="12.6754775047302">
                <text:p>12.6754775047302</text:p>
              </table:table-cell>
              <table:table-cell office:value-type="float" office:value="12.7421875">
                <text:p>12.7421875</text:p>
              </table:table-cell>
              <table:table-cell office:value-type="float" office:value="12.808899641037">
                <text:p>12.808899641037</text:p>
              </table:table-cell>
              <table:table-cell office:value-type="float" office:value="12.9089710712433">
                <text:p>12.9089710712433</text:p>
              </table:table-cell>
              <table:table-cell office:value-type="float" office:value="13.0090425014496">
                <text:p>13.0090425014496</text:p>
              </table:table-cell>
              <table:table-cell office:value-type="float" office:value="13.0757567882538">
                <text:p>13.0757567882538</text:p>
              </table:table-cell>
              <table:table-cell office:value-type="float" office:value="13.7429003715515">
                <text:p>13.7429003715515</text:p>
              </table:table-cell>
              <table:table-cell office:value-type="float" office:value="13.8096172809601">
                <text:p>13.8096172809601</text:p>
              </table:table-cell>
              <table:table-cell office:value-type="float" office:value="13.8763360977173">
                <text:p>13.8763360977173</text:p>
              </table:table-cell>
              <table:table-cell office:value-type="float" office:value="15.0105540752411">
                <text:p>15.0105540752411</text:p>
              </table:table-cell>
              <table:table-cell office:value-type="float" office:value="15.0772678852081">
                <text:p>15.0772678852081</text:p>
              </table:table-cell>
              <table:table-cell office:value-type="float" office:value="15.1773383617401">
                <text:p>15.1773383617401</text:p>
              </table:table-cell>
              <table:table-cell office:value-type="float" office:value="15.2440519332886">
                <text:p>15.2440519332886</text:p>
              </table:table-cell>
              <table:table-cell office:value-type="float" office:value="15.4441928863525">
                <text:p>15.4441928863525</text:p>
              </table:table-cell>
              <table:table-cell office:value-type="float" office:value="15.510906457901">
                <text:p>15.510906457901</text:p>
              </table:table-cell>
              <table:table-cell office:value-type="float" office:value="15.9112143516541">
                <text:p>15.9112143516541</text:p>
              </table:table-cell>
              <table:table-cell office:value-type="float" office:value="16.2782166004181">
                <text:p>16.2782166004181</text:p>
              </table:table-cell>
              <table:table-cell office:value-type="float" office:value="16.4116735458374">
                <text:p>16.4116735458374</text:p>
              </table:table-cell>
              <table:table-cell office:value-type="float" office:value="17.679473400116">
                <text:p>17.679473400116</text:p>
              </table:table-cell>
              <table:table-cell office:value-type="float" office:value="17.7461998462677">
                <text:p>17.7461998462677</text:p>
              </table:table-cell>
              <table:table-cell office:value-type="float" office:value="17.8129191398621">
                <text:p>17.8129191398621</text:p>
              </table:table-cell>
              <table:table-cell office:value-type="float" office:value="17.9129889011383">
                <text:p>17.9129889011383</text:p>
              </table:table-cell>
              <table:table-cell office:value-type="float" office:value="17.979701757431">
                <text:p>17.979701757431</text:p>
              </table:table-cell>
              <table:table-cell office:value-type="float" office:value="18.0464146137238">
                <text:p>18.0464146137238</text:p>
              </table:table-cell>
              <table:table-cell office:value-type="float" office:value="18.1464838981628">
                <text:p>18.1464838981628</text:p>
              </table:table-cell>
              <table:table-cell office:value-type="float" office:value="18.2131967544556">
                <text:p>18.2131967544556</text:p>
              </table:table-cell>
              <table:table-cell office:value-type="float" office:value="18.2799096107483">
                <text:p>18.2799096107483</text:p>
              </table:table-cell>
              <table:table-cell office:value-type="float" office:value="18.3799788951874">
                <text:p>18.3799788951874</text:p>
              </table:table-cell>
              <table:table-cell office:value-type="float" office:value="18.4466917514801">
                <text:p>18.4466917514801</text:p>
              </table:table-cell>
              <table:table-cell office:value-type="float" office:value="18.5134043693542">
                <text:p>18.5134043693542</text:p>
              </table:table-cell>
              <table:table-cell office:value-type="float" office:value="18.6134734153748">
                <text:p>18.6134734153748</text:p>
              </table:table-cell>
              <table:table-cell office:value-type="float" office:value="18.8469669818878">
                <text:p>18.8469669818878</text:p>
              </table:table-cell>
              <table:table-cell office:value-type="float" office:value="18.9136791229248">
                <text:p>18.9136791229248</text:p>
              </table:table-cell>
              <table:table-cell office:value-type="float" office:value="18.9803910255432">
                <text:p>18.9803910255432</text:p>
              </table:table-cell>
              <table:table-cell office:value-type="float" office:value="19.0471031665802">
                <text:p>19.0471031665802</text:p>
              </table:table-cell>
              <table:table-cell office:value-type="float" office:value="19.1138150691986">
                <text:p>19.1138150691986</text:p>
              </table:table-cell>
              <table:table-cell office:value-type="float" office:value="19.2472386360168">
                <text:p>19.2472386360168</text:p>
              </table:table-cell>
              <table:table-cell office:value-type="float" office:value="19.3139503002167">
                <text:p>19.3139503002167</text:p>
              </table:table-cell>
              <table:table-cell office:value-type="float" office:value="19.4140179157257">
                <text:p>19.4140179157257</text:p>
              </table:table-cell>
              <table:table-cell office:value-type="float" office:value="19.480729341507">
                <text:p>19.480729341507</text:p>
              </table:table-cell>
              <table:table-cell office:value-type="float" office:value="19.5807967185974">
                <text:p>19.5807967185974</text:p>
              </table:table-cell>
              <table:table-cell office:value-type="float" office:value="19.6475081443787">
                <text:p>19.6475081443787</text:p>
              </table:table-cell>
              <table:table-cell office:value-type="float" office:value="19.7142195701599">
                <text:p>19.7142195701599</text:p>
              </table:table-cell>
              <table:table-cell office:value-type="float" office:value="19.7809309959412">
                <text:p>19.7809309959412</text:p>
              </table:table-cell>
              <table:table-cell office:value-type="float" office:value="19.8810000419617">
                <text:p>19.8810000419617</text:p>
              </table:table-cell>
              <table:table-cell office:value-type="float" office:value="19.9477128982544">
                <text:p>19.9477128982544</text:p>
              </table:table-cell>
              <table:table-cell office:value-type="float" office:value="20.0144255161285">
                <text:p>20.0144255161285</text:p>
              </table:table-cell>
              <table:table-cell office:value-type="float" office:value="20.0811381340027">
                <text:p>20.0811381340027</text:p>
              </table:table-cell>
              <table:table-cell office:value-type="float" office:value="20.1478509902954">
                <text:p>20.1478509902954</text:p>
              </table:table-cell>
              <table:table-cell office:value-type="float" office:value="20.2145638465881">
                <text:p>20.2145638465881</text:p>
              </table:table-cell>
              <table:table-cell office:value-type="float" office:value="20.3146326541901">
                <text:p>20.3146326541901</text:p>
              </table:table-cell>
              <table:table-cell office:value-type="float" office:value="20.3813450336456">
                <text:p>20.3813450336456</text:p>
              </table:table-cell>
              <table:table-cell office:value-type="float" office:value="20.4480576515198">
                <text:p>20.4480576515198</text:p>
              </table:table-cell>
              <table:table-cell office:value-type="float" office:value="20.5147700309753">
                <text:p>20.5147700309753</text:p>
              </table:table-cell>
              <table:table-cell office:value-type="float" office:value="20.5814824104309">
                <text:p>20.5814824104309</text:p>
              </table:table-cell>
              <table:table-cell office:value-type="float" office:value="20.6481947898865">
                <text:p>20.6481947898865</text:p>
              </table:table-cell>
              <table:table-cell office:value-type="float" office:value="20.714907169342">
                <text:p>20.714907169342</text:p>
              </table:table-cell>
              <table:table-cell office:value-type="float" office:value="20.7816195487976">
                <text:p>20.7816195487976</text:p>
              </table:table-cell>
              <table:table-cell office:value-type="float" office:value="20.848335981369">
                <text:p>20.848335981369</text:p>
              </table:table-cell>
              <table:table-cell office:value-type="float" office:value="20.8816940784454">
                <text:p>20.8816940784454</text:p>
              </table:table-cell>
              <table:table-cell office:value-type="float" office:value="20.9484105110168">
                <text:p>20.9484105110168</text:p>
              </table:table-cell>
              <table:table-cell office:value-type="float" office:value="21.0151267051697">
                <text:p>21.0151267051697</text:p>
              </table:table-cell>
              <table:table-cell office:value-type="float" office:value="21.0818431377411">
                <text:p>21.0818431377411</text:p>
              </table:table-cell>
              <table:table-cell office:value-type="float" office:value="21.1485595703125">
                <text:p>21.1485595703125</text:p>
              </table:table-cell>
              <table:table-cell office:value-type="float" office:value="21.2152762413025">
                <text:p>21.2152762413025</text:p>
              </table:table-cell>
              <table:table-cell office:value-type="float" office:value="21.2819924354553">
                <text:p>21.2819924354553</text:p>
              </table:table-cell>
              <table:table-cell office:value-type="float" office:value="21.3487091064453">
                <text:p>21.3487091064453</text:p>
              </table:table-cell>
              <table:table-cell office:value-type="float" office:value="21.4154255390167">
                <text:p>21.4154255390167</text:p>
              </table:table-cell>
              <table:table-cell office:value-type="float" office:value="21.4821424484253">
                <text:p>21.4821424484253</text:p>
              </table:table-cell>
              <table:table-cell office:value-type="float" office:value="21.5488588809967">
                <text:p>21.5488588809967</text:p>
              </table:table-cell>
              <table:table-cell office:value-type="float" office:value="21.6155757904053">
                <text:p>21.6155757904053</text:p>
              </table:table-cell>
              <table:table-cell office:value-type="float" office:value="21.6822922229767">
                <text:p>21.6822922229767</text:p>
              </table:table-cell>
              <table:table-cell office:value-type="float" office:value="21.7490091323853">
                <text:p>21.7490091323853</text:p>
              </table:table-cell>
              <table:table-cell office:value-type="float" office:value="21.8157238960266">
                <text:p>21.8157238960266</text:p>
              </table:table-cell>
              <table:table-cell office:value-type="float" office:value="21.8824369907379">
                <text:p>21.8824369907379</text:p>
              </table:table-cell>
              <table:table-cell office:value-type="float" office:value="21.982506275177">
                <text:p>21.982506275177</text:p>
              </table:table-cell>
              <table:table-cell office:value-type="float" office:value="22.0492191314697">
                <text:p>22.0492191314697</text:p>
              </table:table-cell>
              <table:table-cell office:value-type="float" office:value="22.1159319877624">
                <text:p>22.1159319877624</text:p>
              </table:table-cell>
              <table:table-cell office:value-type="float" office:value="22.1826448440552">
                <text:p>22.1826448440552</text:p>
              </table:table-cell>
              <table:table-cell office:value-type="float" office:value="22.2827138900757">
                <text:p>22.2827138900757</text:p>
              </table:table-cell>
              <table:table-cell office:value-type="float" office:value="22.3494265079498">
                <text:p>22.3494265079498</text:p>
              </table:table-cell>
              <table:table-cell office:value-type="float" office:value="22.416139125824">
                <text:p>22.416139125824</text:p>
              </table:table-cell>
              <table:table-cell office:value-type="float" office:value="22.4828517436981">
                <text:p>22.4828517436981</text:p>
              </table:table-cell>
              <table:table-cell office:value-type="float" office:value="22.5829207897186">
                <text:p>22.5829207897186</text:p>
              </table:table-cell>
              <table:table-cell office:value-type="float" office:value="22.6496331691742">
                <text:p>22.6496331691742</text:p>
              </table:table-cell>
              <table:table-cell office:value-type="float" office:value="22.7163455486298">
                <text:p>22.7163455486298</text:p>
              </table:table-cell>
              <table:table-cell office:value-type="float" office:value="22.7830581665039">
                <text:p>22.7830581665039</text:p>
              </table:table-cell>
              <table:table-cell office:value-type="float" office:value="22.8497710227966">
                <text:p>22.8497710227966</text:p>
              </table:table-cell>
              <table:table-cell office:value-type="float" office:value="22.9498400688171">
                <text:p>22.9498400688171</text:p>
              </table:table-cell>
              <table:table-cell office:value-type="float" office:value="23.0165529251099">
                <text:p>23.0165529251099</text:p>
              </table:table-cell>
              <table:table-cell office:value-type="float" office:value="23.083265542984">
                <text:p>23.083265542984</text:p>
              </table:table-cell>
              <table:table-cell office:value-type="float" office:value="23.1833348274231">
                <text:p>23.1833348274231</text:p>
              </table:table-cell>
              <table:table-cell office:value-type="float" office:value="23.2500474452972">
                <text:p>23.2500474452972</text:p>
              </table:table-cell>
              <table:table-cell office:value-type="float" office:value="23.3167600631714">
                <text:p>23.3167600631714</text:p>
              </table:table-cell>
              <table:table-cell office:value-type="float" office:value="23.3834726810455">
                <text:p>23.3834726810455</text:p>
              </table:table-cell>
              <table:table-cell office:value-type="float" office:value="23.4501850605011">
                <text:p>23.4501850605011</text:p>
              </table:table-cell>
              <table:table-cell office:value-type="float" office:value="23.5168976783752">
                <text:p>23.5168976783752</text:p>
              </table:table-cell>
              <table:table-cell office:value-type="float" office:value="23.5836100578308">
                <text:p>23.5836100578308</text:p>
              </table:table-cell>
              <table:table-cell office:value-type="float" office:value="23.6503224372864">
                <text:p>23.6503224372864</text:p>
              </table:table-cell>
              <table:table-cell office:value-type="float" office:value="23.7170350551605">
                <text:p>23.7170350551605</text:p>
              </table:table-cell>
              <table:table-cell office:value-type="float" office:value="23.7837474346161">
                <text:p>23.7837474346161</text:p>
              </table:table-cell>
              <table:table-cell office:value-type="float" office:value="23.8504614830017">
                <text:p>23.8504614830017</text:p>
              </table:table-cell>
              <table:table-cell office:value-type="float" office:value="23.9505326747894">
                <text:p>23.9505326747894</text:p>
              </table:table-cell>
              <table:table-cell office:value-type="float" office:value="24.0172469615936">
                <text:p>24.0172469615936</text:p>
              </table:table-cell>
              <table:table-cell office:value-type="float" office:value="24.0839612483978">
                <text:p>24.0839612483978</text:p>
              </table:table-cell>
              <table:table-cell office:value-type="float" office:value="24.1506752967834">
                <text:p>24.1506752967834</text:p>
              </table:table-cell>
              <table:table-cell office:value-type="float" office:value="24.2507462501526">
                <text:p>24.2507462501526</text:p>
              </table:table-cell>
              <table:table-cell office:value-type="float" office:value="24.3174605369568">
                <text:p>24.3174605369568</text:p>
              </table:table-cell>
            </table:table-row>
          </table:table-header-rows>
          <table:table-rows>
            <table:table-row>
              <table:table-cell office:value-type="string">
                <text:p>X-ke</text:p>
                <draw:g>
                  <svg:desc>flatDgaitpad11.A13:flatDgaitpad11.A13</svg:desc>
                </draw:g>
              </table:table-cell>
              <table:table-cell office:value-type="float" office:value="NaN">
                <text:p>NaN</text:p>
                <draw:g>
                  <svg:desc>flatDgaitpad11.B13:flatDgaitpad11.AFL13</svg:desc>
                </draw:g>
              </table:table-cell>
              <table:table-cell office:value-type="float" office:value="0.00000321792601910476">
                <text:p>0.00000321792601910476</text:p>
              </table:table-cell>
              <table:table-cell office:value-type="float" office:value="0.0000228345171984155">
                <text:p>0.0000228345171984155</text:p>
              </table:table-cell>
              <table:table-cell office:value-type="float" office:value="0.00000510493669298808">
                <text:p>0.00000510493669298808</text:p>
              </table:table-cell>
              <table:table-cell office:value-type="float" office:value="0.00000226803147334714">
                <text:p>0.00000226803147334714</text:p>
              </table:table-cell>
              <table:table-cell office:value-type="float" office:value="0.000000131409144424496">
                <text:p>0.000000131409144424496</text:p>
              </table:table-cell>
              <table:table-cell office:value-type="float" office:value="0.000000476505890605555">
                <text:p>0.000000476505890605555</text:p>
              </table:table-cell>
              <table:table-cell office:value-type="float" office:value="0.000000711889148420251">
                <text:p>0.000000711889148420251</text:p>
              </table:table-cell>
              <table:table-cell office:value-type="float" office:value="0.0000000571105497646309">
                <text:p>0.0000000571105497646309</text:p>
              </table:table-cell>
              <table:table-cell office:value-type="float" office:value="0.00000201695131633418">
                <text:p>0.00000201695131633418</text:p>
              </table:table-cell>
              <table:table-cell office:value-type="float" office:value="0.00000093381685775299">
                <text:p>0.00000093381685775299</text:p>
              </table:table-cell>
              <table:table-cell office:value-type="float" office:value="0.0000288541737148818">
                <text:p>0.0000288541737148818</text:p>
              </table:table-cell>
              <table:table-cell office:value-type="float" office:value="0.0000026278724198016">
                <text:p>0.0000026278724198016</text:p>
              </table:table-cell>
              <table:table-cell office:value-type="float" office:value="0.00000645478837668441">
                <text:p>0.00000645478837668441</text:p>
              </table:table-cell>
              <table:table-cell office:value-type="float" office:value="0.0000184327790922714">
                <text:p>0.0000184327790922714</text:p>
              </table:table-cell>
              <table:table-cell office:value-type="float" office:value="0.0000027936302098618">
                <text:p>0.0000027936302098618</text:p>
              </table:table-cell>
              <table:table-cell office:value-type="float" office:value="0.0000000276952724102126">
                <text:p>0.0000000276952724102126</text:p>
              </table:table-cell>
              <table:table-cell office:value-type="float" office:value="0.000000782561781251667">
                <text:p>0.000000782561781251667</text:p>
              </table:table-cell>
              <table:table-cell office:value-type="float" office:value="0.000000996430097312927">
                <text:p>0.000000996430097312927</text:p>
              </table:table-cell>
              <table:table-cell office:value-type="float" office:value="0.000000481328296896467">
                <text:p>0.000000481328296896467</text:p>
              </table:table-cell>
              <table:table-cell office:value-type="float" office:value="0.00000209051125591393">
                <text:p>0.00000209051125591393</text:p>
              </table:table-cell>
              <table:table-cell office:value-type="float" office:value="0.0000000000511026461236851">
                <text:p>0.0000000000511026461236851</text:p>
              </table:table-cell>
              <table:table-cell office:value-type="float" office:value="0.000000576847579193168">
                <text:p>0.000000576847579193168</text:p>
              </table:table-cell>
              <table:table-cell office:value-type="float" office:value="0.000000166003426197802">
                <text:p>0.000000166003426197802</text:p>
              </table:table-cell>
              <table:table-cell office:value-type="float" office:value="0.000000712538549657031">
                <text:p>0.000000712538549657031</text:p>
              </table:table-cell>
              <table:table-cell office:value-type="float" office:value="0.000000775295082872162">
                <text:p>0.000000775295082872162</text:p>
              </table:table-cell>
              <table:table-cell office:value-type="float" office:value="0.000000382138302907734">
                <text:p>0.000000382138302907734</text:p>
              </table:table-cell>
              <table:table-cell office:value-type="float" office:value="0.000000641165490970467">
                <text:p>0.000000641165490970467</text:p>
              </table:table-cell>
              <table:table-cell office:value-type="float" office:value="0.0000159246308070367">
                <text:p>0.0000159246308070367</text:p>
              </table:table-cell>
              <table:table-cell office:value-type="float" office:value="0.0000256399968731324">
                <text:p>0.0000256399968731324</text:p>
              </table:table-cell>
              <table:table-cell office:value-type="float" office:value="0.0000103407004963498">
                <text:p>0.0000103407004963498</text:p>
              </table:table-cell>
              <table:table-cell office:value-type="float" office:value="0.0000045673043637396">
                <text:p>0.0000045673043637396</text:p>
              </table:table-cell>
              <table:table-cell office:value-type="float" office:value="0.000044992659946037">
                <text:p>0.000044992659946037</text:p>
              </table:table-cell>
              <table:table-cell office:value-type="float" office:value="0.0000123516829377614">
                <text:p>0.0000123516829377614</text:p>
              </table:table-cell>
              <table:table-cell office:value-type="float" office:value="0.000404879657650922">
                <text:p>0.000404879657650922</text:p>
              </table:table-cell>
              <table:table-cell office:value-type="float" office:value="0.00139274552360712">
                <text:p>0.00139274552360712</text:p>
              </table:table-cell>
              <table:table-cell office:value-type="float" office:value="0.0000295463199889407">
                <text:p>0.0000295463199889407</text:p>
              </table:table-cell>
              <table:table-cell office:value-type="float" office:value="0.00027346725349415">
                <text:p>0.00027346725349415</text:p>
              </table:table-cell>
              <table:table-cell office:value-type="float" office:value="0.00804980905252071">
                <text:p>0.00804980905252071</text:p>
              </table:table-cell>
              <table:table-cell office:value-type="float" office:value="0.03980163579543">
                <text:p>0.03980163579543</text:p>
              </table:table-cell>
              <table:table-cell office:value-type="float" office:value="0.106935135058689">
                <text:p>0.106935135058689</text:p>
              </table:table-cell>
              <table:table-cell office:value-type="float" office:value="0.0164259889631959">
                <text:p>0.0164259889631959</text:p>
              </table:table-cell>
              <table:table-cell office:value-type="float" office:value="0.00190726009560545">
                <text:p>0.00190726009560545</text:p>
              </table:table-cell>
              <table:table-cell office:value-type="float" office:value="0.00733526317898852">
                <text:p>0.00733526317898852</text:p>
              </table:table-cell>
              <table:table-cell office:value-type="float" office:value="0.00922710969934538">
                <text:p>0.00922710969934538</text:p>
              </table:table-cell>
              <table:table-cell office:value-type="float" office:value="0.000229573432933971">
                <text:p>0.000229573432933971</text:p>
              </table:table-cell>
              <table:table-cell office:value-type="float" office:value="0.0874431256507851">
                <text:p>0.0874431256507851</text:p>
              </table:table-cell>
              <table:table-cell office:value-type="float" office:value="0.0625782432434317">
                <text:p>0.0625782432434317</text:p>
              </table:table-cell>
              <table:table-cell office:value-type="float" office:value="0.000824753609065511">
                <text:p>0.000824753609065511</text:p>
              </table:table-cell>
              <table:table-cell office:value-type="float" office:value="0.0222821555013472">
                <text:p>0.0222821555013472</text:p>
              </table:table-cell>
              <table:table-cell office:value-type="float" office:value="0.00263831522013783">
                <text:p>0.00263831522013783</text:p>
              </table:table-cell>
              <table:table-cell office:value-type="float" office:value="0.00116313895455901">
                <text:p>0.00116313895455901</text:p>
              </table:table-cell>
              <table:table-cell office:value-type="float" office:value="0.00000570194068747298">
                <text:p>0.00000570194068747298</text:p>
              </table:table-cell>
              <table:table-cell office:value-type="float" office:value="0.0161209559884355">
                <text:p>0.0161209559884355</text:p>
              </table:table-cell>
              <table:table-cell office:value-type="float" office:value="0.0405051486354863">
                <text:p>0.0405051486354863</text:p>
              </table:table-cell>
              <table:table-cell office:value-type="float" office:value="0.00939842313748295">
                <text:p>0.00939842313748295</text:p>
              </table:table-cell>
              <table:table-cell office:value-type="float" office:value="0.00583117371438738">
                <text:p>0.00583117371438738</text:p>
              </table:table-cell>
              <table:table-cell office:value-type="float" office:value="0.0919656438977509">
                <text:p>0.0919656438977509</text:p>
              </table:table-cell>
              <table:table-cell office:value-type="float" office:value="0.0026280555859495">
                <text:p>0.0026280555859495</text:p>
              </table:table-cell>
              <table:table-cell office:value-type="float" office:value="0.0116651306158966">
                <text:p>0.0116651306158966</text:p>
              </table:table-cell>
              <table:table-cell office:value-type="float" office:value="0.00000130876073658535">
                <text:p>0.00000130876073658535</text:p>
              </table:table-cell>
              <table:table-cell office:value-type="float" office:value="0.00600032662569942">
                <text:p>0.00600032662569942</text:p>
              </table:table-cell>
              <table:table-cell office:value-type="float" office:value="0.00363693474134891">
                <text:p>0.00363693474134891</text:p>
              </table:table-cell>
              <table:table-cell office:value-type="float" office:value="0.0000198107469464816">
                <text:p>0.0000198107469464816</text:p>
              </table:table-cell>
              <table:table-cell office:value-type="float" office:value="0.00000660454205230597">
                <text:p>0.00000660454205230597</text:p>
              </table:table-cell>
              <table:table-cell office:value-type="float" office:value="0.116130005557725">
                <text:p>0.116130005557725</text:p>
              </table:table-cell>
              <table:table-cell office:value-type="float" office:value="0.0776635288131539">
                <text:p>0.0776635288131539</text:p>
              </table:table-cell>
              <table:table-cell office:value-type="float" office:value="0.0220127273275227">
                <text:p>0.0220127273275227</text:p>
              </table:table-cell>
              <table:table-cell office:value-type="float" office:value="0.00495667185362903">
                <text:p>0.00495667185362903</text:p>
              </table:table-cell>
              <table:table-cell office:value-type="float" office:value="0.00722563427875668">
                <text:p>0.00722563427875668</text:p>
              </table:table-cell>
              <table:table-cell office:value-type="float" office:value="0.0411456310588763">
                <text:p>0.0411456310588763</text:p>
              </table:table-cell>
              <table:table-cell office:value-type="float" office:value="0.0182513543906101">
                <text:p>0.0182513543906101</text:p>
              </table:table-cell>
              <table:table-cell office:value-type="float" office:value="0.00840258088709813">
                <text:p>0.00840258088709813</text:p>
              </table:table-cell>
              <table:table-cell office:value-type="float" office:value="0.000286393623679368">
                <text:p>0.000286393623679368</text:p>
              </table:table-cell>
              <table:table-cell office:value-type="float" office:value="0.00871008395088951">
                <text:p>0.00871008395088951</text:p>
              </table:table-cell>
              <table:table-cell office:value-type="float" office:value="0.064059310702913">
                <text:p>0.064059310702913</text:p>
              </table:table-cell>
              <table:table-cell office:value-type="float" office:value="0.14528443719678">
                <text:p>0.14528443719678</text:p>
              </table:table-cell>
              <table:table-cell office:value-type="float" office:value="0.110111052459174">
                <text:p>0.110111052459174</text:p>
              </table:table-cell>
              <table:table-cell office:value-type="float" office:value="0.000216606182189234">
                <text:p>0.000216606182189234</text:p>
              </table:table-cell>
              <table:table-cell office:value-type="float" office:value="0.0298028801017635">
                <text:p>0.0298028801017635</text:p>
              </table:table-cell>
              <table:table-cell office:value-type="float" office:value="0.0272330365601506">
                <text:p>0.0272330365601506</text:p>
              </table:table-cell>
              <table:table-cell office:value-type="float" office:value="0.0000551205784186984">
                <text:p>0.0000551205784186984</text:p>
              </table:table-cell>
              <table:table-cell office:value-type="float" office:value="0.00519746025677515">
                <text:p>0.00519746025677515</text:p>
              </table:table-cell>
              <table:table-cell office:value-type="float" office:value="0.00963504024049772">
                <text:p>0.00963504024049772</text:p>
              </table:table-cell>
              <table:table-cell office:value-type="float" office:value="0.0155086935077462">
                <text:p>0.0155086935077462</text:p>
              </table:table-cell>
              <table:table-cell office:value-type="float" office:value="0.0830598054060069">
                <text:p>0.0830598054060069</text:p>
              </table:table-cell>
              <table:table-cell office:value-type="float" office:value="0.0152032847039114">
                <text:p>0.0152032847039114</text:p>
              </table:table-cell>
              <table:table-cell office:value-type="float" office:value="0.163921413237122">
                <text:p>0.163921413237122</text:p>
              </table:table-cell>
              <table:table-cell office:value-type="float" office:value="0.0420832436867781">
                <text:p>0.0420832436867781</text:p>
              </table:table-cell>
              <table:table-cell office:value-type="float" office:value="0.017528664470994">
                <text:p>0.017528664470994</text:p>
              </table:table-cell>
              <table:table-cell office:value-type="float" office:value="0.0020163860353225">
                <text:p>0.0020163860353225</text:p>
              </table:table-cell>
              <table:table-cell office:value-type="float" office:value="0.00236949250689454">
                <text:p>0.00236949250689454</text:p>
              </table:table-cell>
              <table:table-cell office:value-type="float" office:value="0.0000638152623590853">
                <text:p>0.0000638152623590853</text:p>
              </table:table-cell>
              <table:table-cell office:value-type="float" office:value="0.0000331538991544981">
                <text:p>0.0000331538991544981</text:p>
              </table:table-cell>
              <table:table-cell office:value-type="float" office:value="0.00315935180954828">
                <text:p>0.00315935180954828</text:p>
              </table:table-cell>
              <table:table-cell office:value-type="float" office:value="0.00892200325661441">
                <text:p>0.00892200325661441</text:p>
              </table:table-cell>
              <table:table-cell office:value-type="float" office:value="0.0038890444059459">
                <text:p>0.0038890444059459</text:p>
              </table:table-cell>
              <table:table-cell office:value-type="float" office:value="0.0172262324458666">
                <text:p>0.0172262324458666</text:p>
              </table:table-cell>
              <table:table-cell office:value-type="float" office:value="0.00450759724926823">
                <text:p>0.00450759724926823</text:p>
              </table:table-cell>
              <table:table-cell office:value-type="float" office:value="0.0596906490493957">
                <text:p>0.0596906490493957</text:p>
              </table:table-cell>
              <table:table-cell office:value-type="float" office:value="0.0241930200187678">
                <text:p>0.0241930200187678</text:p>
              </table:table-cell>
              <table:table-cell office:value-type="float" office:value="0.0216162210288685">
                <text:p>0.0216162210288685</text:p>
              </table:table-cell>
              <table:table-cell office:value-type="float" office:value="0.0056541870712151">
                <text:p>0.0056541870712151</text:p>
              </table:table-cell>
              <table:table-cell office:value-type="float" office:value="0.0777389588897572">
                <text:p>0.0777389588897572</text:p>
              </table:table-cell>
              <table:table-cell office:value-type="float" office:value="0.0119779163158274">
                <text:p>0.0119779163158274</text:p>
              </table:table-cell>
              <table:table-cell office:value-type="float" office:value="0.00352109233992203">
                <text:p>0.00352109233992203</text:p>
              </table:table-cell>
              <table:table-cell office:value-type="float" office:value="0.0158860977830007">
                <text:p>0.0158860977830007</text:p>
              </table:table-cell>
              <table:table-cell office:value-type="float" office:value="0.00953724383430918">
                <text:p>0.00953724383430918</text:p>
              </table:table-cell>
              <table:table-cell office:value-type="float" office:value="0.00227410049235897">
                <text:p>0.00227410049235897</text:p>
              </table:table-cell>
              <table:table-cell office:value-type="float" office:value="0.00159391147023365">
                <text:p>0.00159391147023365</text:p>
              </table:table-cell>
              <table:table-cell office:value-type="float" office:value="0.00193252112906389">
                <text:p>0.00193252112906389</text:p>
              </table:table-cell>
              <table:table-cell office:value-type="float" office:value="0.0488931097707913">
                <text:p>0.0488931097707913</text:p>
              </table:table-cell>
              <table:table-cell office:value-type="float" office:value="0.00570227163604879">
                <text:p>0.00570227163604879</text:p>
              </table:table-cell>
              <table:table-cell office:value-type="float" office:value="0.00172795994740302">
                <text:p>0.00172795994740302</text:p>
              </table:table-cell>
              <table:table-cell office:value-type="float" office:value="0.018665811602651">
                <text:p>0.018665811602651</text:p>
              </table:table-cell>
              <table:table-cell office:value-type="float" office:value="0.0129639648484567">
                <text:p>0.0129639648484567</text:p>
              </table:table-cell>
              <table:table-cell office:value-type="float" office:value="0.0735192509263757">
                <text:p>0.0735192509263757</text:p>
              </table:table-cell>
              <table:table-cell office:value-type="float" office:value="0.147461478818459">
                <text:p>0.147461478818459</text:p>
              </table:table-cell>
              <table:table-cell office:value-type="float" office:value="0.00653843628864907">
                <text:p>0.00653843628864907</text:p>
              </table:table-cell>
              <table:table-cell office:value-type="float" office:value="0.00739405221134833">
                <text:p>0.00739405221134833</text:p>
              </table:table-cell>
              <table:table-cell office:value-type="float" office:value="0.0458476781474552">
                <text:p>0.0458476781474552</text:p>
              </table:table-cell>
              <table:table-cell office:value-type="float" office:value="0.0341282094244323">
                <text:p>0.0341282094244323</text:p>
              </table:table-cell>
              <table:table-cell office:value-type="float" office:value="0.0174621720321579">
                <text:p>0.0174621720321579</text:p>
              </table:table-cell>
              <table:table-cell office:value-type="float" office:value="0.0144984283859321">
                <text:p>0.0144984283859321</text:p>
              </table:table-cell>
              <table:table-cell office:value-type="float" office:value="0.0176694317095654">
                <text:p>0.0176694317095654</text:p>
              </table:table-cell>
              <table:table-cell office:value-type="float" office:value="0.00259888975637734">
                <text:p>0.00259888975637734</text:p>
              </table:table-cell>
              <table:table-cell office:value-type="float" office:value="0.00848076132639004">
                <text:p>0.00848076132639004</text:p>
              </table:table-cell>
              <table:table-cell office:value-type="float" office:value="0.0315510942305322">
                <text:p>0.0315510942305322</text:p>
              </table:table-cell>
              <table:table-cell office:value-type="float" office:value="0.0702889243180895">
                <text:p>0.0702889243180895</text:p>
              </table:table-cell>
              <table:table-cell office:value-type="float" office:value="0.0115671597439396">
                <text:p>0.0115671597439396</text:p>
              </table:table-cell>
              <table:table-cell office:value-type="float" office:value="0.0567397506183429">
                <text:p>0.0567397506183429</text:p>
              </table:table-cell>
              <table:table-cell office:value-type="float" office:value="0.0279402414569951">
                <text:p>0.0279402414569951</text:p>
              </table:table-cell>
              <table:table-cell office:value-type="float" office:value="0.105666546198833">
                <text:p>0.105666546198833</text:p>
              </table:table-cell>
              <table:table-cell office:value-type="float" office:value="0.00611552658707279">
                <text:p>0.00611552658707279</text:p>
              </table:table-cell>
              <table:table-cell office:value-type="float" office:value="0.0218774867645799">
                <text:p>0.0218774867645799</text:p>
              </table:table-cell>
              <table:table-cell office:value-type="float" office:value="0.0226911225601699">
                <text:p>0.0226911225601699</text:p>
              </table:table-cell>
              <table:table-cell office:value-type="float" office:value="0.00273306449572485">
                <text:p>0.00273306449572485</text:p>
              </table:table-cell>
              <table:table-cell office:value-type="float" office:value="0.0124082563305523">
                <text:p>0.0124082563305523</text:p>
              </table:table-cell>
              <table:table-cell office:value-type="float" office:value="0.0000827346709504081">
                <text:p>0.0000827346709504081</text:p>
              </table:table-cell>
              <table:table-cell office:value-type="float" office:value="0.00303601444897706">
                <text:p>0.00303601444897706</text:p>
              </table:table-cell>
              <table:table-cell office:value-type="float" office:value="0.00132764584348554">
                <text:p>0.00132764584348554</text:p>
              </table:table-cell>
              <table:table-cell office:value-type="float" office:value="0.0127398446801454">
                <text:p>0.0127398446801454</text:p>
              </table:table-cell>
              <table:table-cell office:value-type="float" office:value="0.000350188832093596">
                <text:p>0.000350188832093596</text:p>
              </table:table-cell>
              <table:table-cell office:value-type="float" office:value="0.0031066113557447">
                <text:p>0.0031066113557447</text:p>
              </table:table-cell>
              <table:table-cell office:value-type="float" office:value="0.00222296897511774">
                <text:p>0.00222296897511774</text:p>
              </table:table-cell>
              <table:table-cell office:value-type="float" office:value="0.00204973703697446">
                <text:p>0.00204973703697446</text:p>
              </table:table-cell>
              <table:table-cell office:value-type="float" office:value="0.000189646098135949">
                <text:p>0.000189646098135949</text:p>
              </table:table-cell>
              <table:table-cell office:value-type="float" office:value="0.00000252781699162739">
                <text:p>0.00000252781699162739</text:p>
              </table:table-cell>
              <table:table-cell office:value-type="float" office:value="0.00000468371810791093">
                <text:p>0.00000468371810791093</text:p>
              </table:table-cell>
              <table:table-cell office:value-type="float" office:value="0.000000110645598081155">
                <text:p>0.000000110645598081155</text:p>
              </table:table-cell>
              <table:table-cell office:value-type="float" office:value="0.00000863821819690666">
                <text:p>0.00000863821819690666</text:p>
              </table:table-cell>
              <table:table-cell office:value-type="float" office:value="0.000465732431491646">
                <text:p>0.000465732431491646</text:p>
              </table:table-cell>
              <table:table-cell office:value-type="float" office:value="0.0000589908213964756">
                <text:p>0.0000589908213964756</text:p>
              </table:table-cell>
              <table:table-cell office:value-type="float" office:value="0.0000261196253346203">
                <text:p>0.0000261196253346203</text:p>
              </table:table-cell>
              <table:table-cell office:value-type="float" office:value="0.000000339196744724349">
                <text:p>0.000000339196744724349</text:p>
              </table:table-cell>
              <table:table-cell office:value-type="float" office:value="0.0000108269676802327">
                <text:p>0.0000108269676802327</text:p>
              </table:table-cell>
              <table:table-cell office:value-type="float" office:value="0.00000632819883327425">
                <text:p>0.00000632819883327425</text:p>
              </table:table-cell>
              <table:table-cell office:value-type="float" office:value="0.000016888862653447">
                <text:p>0.000016888862653447</text:p>
              </table:table-cell>
              <table:table-cell office:value-type="float" office:value="0.0000201087233846487">
                <text:p>0.0000201087233846487</text:p>
              </table:table-cell>
              <table:table-cell office:value-type="float" office:value="0.00000567677382297512">
                <text:p>0.00000567677382297512</text:p>
              </table:table-cell>
              <table:table-cell office:value-type="float" office:value="0.0000160246626075053">
                <text:p>0.0000160246626075053</text:p>
              </table:table-cell>
              <table:table-cell office:value-type="float" office:value="0.0000000352495491300827">
                <text:p>0.0000000352495491300827</text:p>
              </table:table-cell>
              <table:table-cell office:value-type="float" office:value="0.0000061177363244683">
                <text:p>0.0000061177363244683</text:p>
              </table:table-cell>
              <table:table-cell office:value-type="float" office:value="0.000000324291894081266">
                <text:p>0.000000324291894081266</text:p>
              </table:table-cell>
              <table:table-cell office:value-type="float" office:value="0.000000553917151114275">
                <text:p>0.000000553917151114275</text:p>
              </table:table-cell>
              <table:table-cell office:value-type="float" office:value="0.00000210292182300513">
                <text:p>0.00000210292182300513</text:p>
              </table:table-cell>
              <table:table-cell office:value-type="float" office:value="0.00000000752962256492223">
                <text:p>0.00000000752962256492223</text:p>
              </table:table-cell>
              <table:table-cell office:value-type="float" office:value="0.000000788288984436166">
                <text:p>0.000000788288984436166</text:p>
              </table:table-cell>
              <table:table-cell office:value-type="float" office:value="0.000000150573385515505">
                <text:p>0.000000150573385515505</text:p>
              </table:table-cell>
              <table:table-cell office:value-type="float" office:value="0.0000109109081739274">
                <text:p>0.0000109109081739274</text:p>
              </table:table-cell>
              <table:table-cell office:value-type="float" office:value="0.00000490294612281021">
                <text:p>0.00000490294612281021</text:p>
              </table:table-cell>
              <table:table-cell office:value-type="float" office:value="0.00000109003315033834">
                <text:p>0.00000109003315033834</text:p>
              </table:table-cell>
              <table:table-cell office:value-type="float" office:value="0.0000000511655154559945">
                <text:p>0.0000000511655154559945</text:p>
              </table:table-cell>
              <table:table-cell office:value-type="float" office:value="0.000016083236441182">
                <text:p>0.000016083236441182</text:p>
              </table:table-cell>
              <table:table-cell office:value-type="float" office:value="0.0000132325531625023">
                <text:p>0.0000132325531625023</text:p>
              </table:table-cell>
              <table:table-cell office:value-type="float" office:value="0.0000123936840567743">
                <text:p>0.0000123936840567743</text:p>
              </table:table-cell>
              <table:table-cell office:value-type="float" office:value="0.0000124365534995283">
                <text:p>0.0000124365534995283</text:p>
              </table:table-cell>
              <table:table-cell office:value-type="float" office:value="0.0000113086690209818">
                <text:p>0.0000113086690209818</text:p>
              </table:table-cell>
              <table:table-cell office:value-type="float" office:value="0.00000179287119517325">
                <text:p>0.00000179287119517325</text:p>
              </table:table-cell>
              <table:table-cell office:value-type="float" office:value="0.000000348504785330209">
                <text:p>0.000000348504785330209</text:p>
              </table:table-cell>
              <table:table-cell office:value-type="float" office:value="0.00000727690520601477">
                <text:p>0.00000727690520601477</text:p>
              </table:table-cell>
              <table:table-cell office:value-type="float" office:value="0.00000584895730501741">
                <text:p>0.00000584895730501741</text:p>
              </table:table-cell>
              <table:table-cell office:value-type="float" office:value="0.0000124957100303169">
                <text:p>0.0000124957100303169</text:p>
              </table:table-cell>
              <table:table-cell office:value-type="float" office:value="0.000052321216848696">
                <text:p>0.000052321216848696</text:p>
              </table:table-cell>
              <table:table-cell office:value-type="float" office:value="0.0000188340243411518">
                <text:p>0.0000188340243411518</text:p>
              </table:table-cell>
              <table:table-cell office:value-type="float" office:value="0.0000051918574673391">
                <text:p>0.0000051918574673391</text:p>
              </table:table-cell>
              <table:table-cell office:value-type="float" office:value="0.00000469610870909393">
                <text:p>0.00000469610870909393</text:p>
              </table:table-cell>
              <table:table-cell office:value-type="float" office:value="0.00000316408848390007">
                <text:p>0.00000316408848390007</text:p>
              </table:table-cell>
              <table:table-cell office:value-type="float" office:value="0.000000449799360098671">
                <text:p>0.000000449799360098671</text:p>
              </table:table-cell>
              <table:table-cell office:value-type="float" office:value="0.0000000201732893070805">
                <text:p>0.0000000201732893070805</text:p>
              </table:table-cell>
              <table:table-cell office:value-type="float" office:value="0.00000056074007893942">
                <text:p>0.00000056074007893942</text:p>
              </table:table-cell>
              <table:table-cell office:value-type="float" office:value="0.00000000221544790087672">
                <text:p>0.00000000221544790087672</text:p>
              </table:table-cell>
              <table:table-cell office:value-type="float" office:value="0.0000000489765524330908">
                <text:p>0.0000000489765524330908</text:p>
              </table:table-cell>
              <table:table-cell office:value-type="float" office:value="0.000000939422104967725">
                <text:p>0.000000939422104967725</text:p>
              </table:table-cell>
              <table:table-cell office:value-type="float" office:value="0.000000766860199697205">
                <text:p>0.000000766860199697205</text:p>
              </table:table-cell>
              <table:table-cell office:value-type="float" office:value="0.0000183364838615796">
                <text:p>0.0000183364838615796</text:p>
              </table:table-cell>
              <table:table-cell office:value-type="float" office:value="0.0000441937482021837">
                <text:p>0.0000441937482021837</text:p>
              </table:table-cell>
              <table:table-cell office:value-type="float" office:value="0.00000185647886321537">
                <text:p>0.00000185647886321537</text:p>
              </table:table-cell>
              <table:table-cell office:value-type="float" office:value="0.000000818249992419815">
                <text:p>0.000000818249992419815</text:p>
              </table:table-cell>
              <table:table-cell office:value-type="float" office:value="0.0000000312068740664636">
                <text:p>0.0000000312068740664636</text:p>
              </table:table-cell>
              <table:table-cell office:value-type="float" office:value="0.0000120647981125916">
                <text:p>0.0000120647981125916</text:p>
              </table:table-cell>
              <table:table-cell office:value-type="float" office:value="0.000011340698642143">
                <text:p>0.000011340698642143</text:p>
              </table:table-cell>
              <table:table-cell office:value-type="float" office:value="0.0000000591318201341766">
                <text:p>0.0000000591318201341766</text:p>
              </table:table-cell>
              <table:table-cell office:value-type="float" office:value="0.00000715980530341853">
                <text:p>0.00000715980530341853</text:p>
              </table:table-cell>
              <table:table-cell office:value-type="float" office:value="0.00000171975916920561">
                <text:p>0.00000171975916920561</text:p>
              </table:table-cell>
              <table:table-cell office:value-type="float" office:value="0.000000210510682492573">
                <text:p>0.000000210510682492573</text:p>
              </table:table-cell>
              <table:table-cell office:value-type="float" office:value="0.00000801536145755075">
                <text:p>0.00000801536145755075</text:p>
              </table:table-cell>
              <table:table-cell office:value-type="float" office:value="0.00000986177077801143">
                <text:p>0.00000986177077801143</text:p>
              </table:table-cell>
              <table:table-cell office:value-type="float" office:value="0.0000158444053677609">
                <text:p>0.0000158444053677609</text:p>
              </table:table-cell>
              <table:table-cell office:value-type="float" office:value="0.000161634920215882">
                <text:p>0.00016163492021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